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OleObj20" manifest:media-type="application/octet-stream"/>
  <manifest:file-entry manifest:full-path="OleObj21" manifest:media-type="application/octet-stream"/>
  <manifest:file-entry manifest:full-path="OleObj22" manifest:media-type="application/octet-stream"/>
  <manifest:file-entry manifest:full-path="OleObj23" manifest:media-type="application/octet-stream"/>
  <manifest:file-entry manifest:full-path="OleObj24" manifest:media-type="application/octet-stream"/>
  <manifest:file-entry manifest:full-path="OleObj25" manifest:media-type="application/octet-stream"/>
  <manifest:file-entry manifest:full-path="OleObj26" manifest:media-type="application/octet-stream"/>
  <manifest:file-entry manifest:full-path="OleObj2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arial" style:font-family-asian="arial" style:font-family-complex="arial" fo:background-color="#ffffff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4.00pt" fo:font-weight="bold" fo:font-family="arial" style:font-family-asian="arial" style:font-family-complex="arial" fo:background-color="#ffffff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6.00pt" fo:font-weight="bold" fo:font-family="arial" style:font-family-asian="arial" style:font-family-complex="arial" fo:background-color="#ffffff" style:use-window-font-color="true"/>
    </style:style>
    <style:style style:name="T50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50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556" style:family="text">
      <style:text-properties fo:font-size="12.00pt" fo:font-weight="normal" fo:font-family="arial" style:font-family-asian="arial" style:font-family-complex="arial" fo:background-color="#ffffff" fo:color="#ff0000" fo:font-style="italic"/>
    </style:style>
    <style:style style:name="T557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5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595" style:family="text">
      <style:text-properties fo:font-size="12.00pt" fo:font-weight="normal" fo:font-family="arial" style:font-family-asian="arial" style:font-family-complex="arial" fo:background-color="#ffffff" style:use-window-font-color="true" fo:font-style="italic"/>
    </style:style>
    <style:style style:name="T596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59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60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03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04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671" style:family="text">
      <style:text-properties fo:font-size="12.00pt" fo:font-weight="normal" fo:font-family="arial" style:font-family-asian="arial" style:font-family-complex="arial" fo:background-color="#ffffff" fo:color="#ff0000" fo:font-style="italic"/>
    </style:style>
    <style:style style:name="T672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759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760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6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8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902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90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9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1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9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4" style:family="text">
      <style:text-properties fo:font-size="12.00pt" fo:font-weight="normal" fo:font-family="arial" style:font-family-asian="arial" style:font-family-complex="arial" fo:background-color="transparent" fo:color="#ff0000" fo:font-style="italic"/>
    </style:style>
    <style:style style:name="T1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4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6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77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78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3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4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4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1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3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84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85" style:family="text">
      <style:text-properties fo:font-size="12.00pt" fo:font-weight="bold" fo:font-family="arial" style:font-family-asian="arial" style:font-family-complex="arial" fo:background-color="#ffffff" style:use-window-font-color="true"/>
    </style:style>
    <style:style style:name="T15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 fo:margin-left="198.45pt" fo:text-indent="0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top="12.00pt" fo:margin-bottom="6.00pt"/>
    </style:style>
    <style:style style:name="P5" style:family="paragraph">
      <style:paragraph-properties fo:line-height="150.00%" fo:text-align="left">
        <style:tab-stops>
          <style:tab-stop style:position="437.55pt" style:type="right" style:leader-style="dotted"/>
        </style:tab-stops>
      </style:paragraph-properties>
    </style:style>
    <style:style style:name="P6" style:family="paragraph">
      <style:paragraph-properties fo:line-height="150.00%" fo:text-align="center">
        <style:tab-stops>
          <style:tab-stop style:position="437.55pt" style:type="right" style:leader-style="dotted"/>
        </style:tab-stops>
      </style:paragraph-properties>
    </style:style>
    <style:style style:name="P7" style:family="paragraph">
      <style:paragraph-properties fo:line-height="150.00%" fo:text-align="center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50.00%" fo:text-align="justify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center"/>
    </style:style>
    <style:style style:name="P1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justify"/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justify"/>
    </style:style>
    <style:style style:name="P39" style:family="paragraph">
      <style:paragraph-properties fo:line-height="100.00%" fo:text-align="center"/>
    </style:style>
    <style:style style:name="P4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justify"/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center"/>
    </style:style>
    <style:style style:name="P5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59" style:family="paragraph">
      <style:paragraph-properties fo:line-height="100.00%" fo:text-align="justify"/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62" style:family="paragraph">
      <style:paragraph-properties fo:line-height="100.00%" fo:text-align="justify"/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65" style:family="paragraph">
      <style:paragraph-properties fo:line-height="100.00%" fo:text-align="justify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68" style:family="paragraph">
      <style:paragraph-properties fo:line-height="100.00%" fo:text-align="justify"/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71" style:family="paragraph">
      <style:paragraph-properties fo:line-height="100.00%" fo:text-align="justify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74" style:family="paragraph">
      <style:paragraph-properties fo:line-height="100.00%" fo:text-align="justify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77" style:family="paragraph">
      <style:paragraph-properties fo:line-height="100.00%" fo:text-align="justify"/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0" style:family="paragraph">
      <style:paragraph-properties fo:line-height="100.00%" fo:text-align="justify"/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3" style:family="paragraph">
      <style:paragraph-properties fo:line-height="100.00%" fo:text-align="justify"/>
    </style:style>
    <style:style style:name="P84" style:family="paragraph">
      <style:paragraph-properties fo:line-height="100.00%" fo:text-align="center"/>
    </style:style>
    <style:style style:name="P8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6" style:family="paragraph">
      <style:paragraph-properties fo:line-height="100.00%" fo:text-align="justify"/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89" style:family="paragraph">
      <style:paragraph-properties fo:line-height="100.00%" fo:text-align="justify"/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92" style:family="paragraph">
      <style:paragraph-properties fo:line-height="100.00%" fo:text-align="justify"/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95" style:family="paragraph">
      <style:paragraph-properties fo:line-height="100.00%" fo:text-align="justify"/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98" style:family="paragraph">
      <style:paragraph-properties fo:line-height="100.00%" fo:text-align="justify"/>
    </style:style>
    <style:style style:name="P99" style:family="paragraph">
      <style:paragraph-properties fo:line-height="100.00%" fo:text-align="center"/>
    </style:style>
    <style:style style:name="P10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01" style:family="paragraph">
      <style:paragraph-properties fo:line-height="100.00%" fo:text-align="justify"/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04" style:family="paragraph">
      <style:paragraph-properties fo:line-height="100.00%" fo:text-align="justify"/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07" style:family="paragraph">
      <style:paragraph-properties fo:line-height="100.00%" fo:text-align="justify"/>
    </style:style>
    <style:style style:name="P108" style:family="paragraph">
      <style:paragraph-properties fo:line-height="100.00%" fo:text-align="center"/>
    </style:style>
    <style:style style:name="P10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0" style:family="paragraph">
      <style:paragraph-properties fo:line-height="100.00%" fo:text-align="justify"/>
    </style:style>
    <style:style style:name="P111" style:family="paragraph">
      <style:paragraph-properties fo:line-height="100.00%" fo:text-align="center"/>
    </style:style>
    <style:style style:name="P11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3" style:family="paragraph">
      <style:paragraph-properties fo:line-height="100.00%" fo:text-align="justify"/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19" style:family="paragraph">
      <style:paragraph-properties fo:line-height="100.00%" fo:text-align="justify"/>
    </style:style>
    <style:style style:name="P120" style:family="paragraph">
      <style:paragraph-properties fo:line-height="100.00%" fo:text-align="center"/>
    </style:style>
    <style:style style:name="P12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22" style:family="paragraph">
      <style:paragraph-properties fo:line-height="100.00%" fo:text-align="justify"/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25" style:family="paragraph">
      <style:paragraph-properties fo:line-height="100.00%" fo:text-align="justify"/>
    </style:style>
    <style:style style:name="P126" style:family="paragraph">
      <style:paragraph-properties fo:line-height="100.00%" fo:text-align="center"/>
    </style:style>
    <style:style style:name="P12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28" style:family="paragraph">
      <style:paragraph-properties fo:line-height="100.00%" fo:text-align="justify"/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1" style:family="paragraph">
      <style:paragraph-properties fo:line-height="100.00%" fo:text-align="justify"/>
    </style:style>
    <style:style style:name="P132" style:family="paragraph">
      <style:paragraph-properties fo:line-height="100.00%" fo:text-align="center"/>
    </style:style>
    <style:style style:name="P133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4" style:family="paragraph">
      <style:paragraph-properties fo:line-height="100.00%" fo:text-align="justify"/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37" style:family="paragraph">
      <style:paragraph-properties fo:line-height="100.00%" fo:text-align="justify"/>
    </style:style>
    <style:style style:name="P138" style:family="paragraph">
      <style:paragraph-properties fo:line-height="100.00%" fo:text-align="center"/>
    </style:style>
    <style:style style:name="P139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0" style:family="paragraph">
      <style:paragraph-properties fo:line-height="100.00%" fo:text-align="justify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3" style:family="paragraph">
      <style:paragraph-properties fo:line-height="100.00%" fo:text-align="justify"/>
    </style:style>
    <style:style style:name="P144" style:family="paragraph">
      <style:paragraph-properties fo:line-height="100.00%" fo:text-align="center"/>
    </style:style>
    <style:style style:name="P145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6" style:family="paragraph">
      <style:paragraph-properties fo:line-height="100.00%" fo:text-align="justify"/>
    </style:style>
    <style:style style:name="P147" style:family="paragraph">
      <style:paragraph-properties fo:line-height="100.00%" fo:text-align="center"/>
    </style:style>
    <style:style style:name="P148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49" style:family="paragraph">
      <style:paragraph-properties fo:line-height="100.00%" fo:text-align="justify"/>
    </style:style>
    <style:style style:name="P150" style:family="paragraph">
      <style:paragraph-properties fo:line-height="100.00%" fo:text-align="center"/>
    </style:style>
    <style:style style:name="P151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2" style:family="paragraph">
      <style:paragraph-properties fo:line-height="100.00%" fo:text-align="justify"/>
    </style:style>
    <style:style style:name="P153" style:family="paragraph">
      <style:paragraph-properties fo:line-height="100.00%" fo:text-align="center"/>
    </style:style>
    <style:style style:name="P154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5" style:family="paragraph">
      <style:paragraph-properties fo:line-height="100.00%" fo:text-align="justify"/>
    </style:style>
    <style:style style:name="P156" style:family="paragraph">
      <style:paragraph-properties fo:line-height="100.00%" fo:text-align="center"/>
    </style:style>
    <style:style style:name="P157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58" style:family="paragraph">
      <style:paragraph-properties fo:line-height="100.00%" fo:text-align="justify"/>
    </style:style>
    <style:style style:name="P159" style:family="paragraph">
      <style:paragraph-properties fo:line-height="100.00%" fo:text-align="center"/>
    </style:style>
    <style:style style:name="P160" style:family="paragraph">
      <style:paragraph-properties fo:line-height="100.00%" fo:text-align="left" fo:margin-left="5.00pt" fo:text-indent="-5.00pt">
        <style:tab-stops>
          <style:tab-stop style:position="103.00pt"/>
          <style:tab-stop style:position="65788.00pt" style:leader-style="dotted"/>
          <style:tab-stop style:position="448176.65pt" style:type="right"/>
          <style:tab-stop style:position="-5.00pt"/>
        </style:tab-stops>
      </style:paragraph-properties>
    </style:style>
    <style:style style:name="P161" style:family="paragraph">
      <style:paragraph-properties fo:line-height="150.00%" fo:text-align="justify"/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3" style:family="paragraph">
      <style:paragraph-properties fo:line-height="100.00%" fo:text-align="justify"/>
    </style:style>
    <style:style style:name="P164" style:family="paragraph">
      <style:paragraph-properties fo:line-height="100.00%" fo:text-align="center"/>
    </style:style>
    <style:style style:name="P165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6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67" style:family="paragraph">
      <style:paragraph-properties fo:line-height="100.00%" fo:text-align="justify"/>
    </style:style>
    <style:style style:name="P168" style:family="paragraph">
      <style:paragraph-properties fo:line-height="100.00%" fo:text-align="center"/>
    </style:style>
    <style:style style:name="P169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0" style:family="paragraph">
      <style:paragraph-properties fo:line-height="100.00%" fo:text-align="justify"/>
    </style:style>
    <style:style style:name="P171" style:family="paragraph">
      <style:paragraph-properties fo:line-height="100.00%" fo:text-align="center"/>
    </style:style>
    <style:style style:name="P172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3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4" style:family="paragraph">
      <style:paragraph-properties fo:line-height="100.00%" fo:text-align="justify"/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7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78" style:family="paragraph">
      <style:paragraph-properties fo:line-height="100.00%" fo:text-align="justify"/>
    </style:style>
    <style:style style:name="P179" style:family="paragraph">
      <style:paragraph-properties fo:line-height="100.00%" fo:text-align="center"/>
    </style:style>
    <style:style style:name="P180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1" style:family="paragraph">
      <style:paragraph-properties fo:line-height="100.00%" fo:text-align="justify"/>
    </style:style>
    <style:style style:name="P182" style:family="paragraph">
      <style:paragraph-properties fo:line-height="100.00%" fo:text-align="center"/>
    </style:style>
    <style:style style:name="P183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4" style:family="paragraph">
      <style:paragraph-properties fo:line-height="100.00%" fo:text-align="justify"/>
    </style:style>
    <style:style style:name="P185" style:family="paragraph">
      <style:paragraph-properties fo:line-height="100.00%" fo:text-align="center"/>
    </style:style>
    <style:style style:name="P186" style:family="paragraph">
      <style:paragraph-properties fo:line-height="100.00%" fo:text-align="left" fo:margin-left="2.70pt" fo:text-indent="-2.70pt">
        <style:tab-stops>
          <style:tab-stop style:position="106.65pt"/>
          <style:tab-stop style:position="3286.95pt" style:type="center"/>
          <style:tab-stop style:position="421118.95pt" style:type="right"/>
          <style:tab-stop style:position="-2.70pt"/>
        </style:tab-stops>
      </style:paragraph-properties>
    </style:style>
    <style:style style:name="P187" style:family="paragraph">
      <style:paragraph-properties fo:line-height="150.00%" fo:text-align="justify"/>
    </style:style>
    <style:style style:name="P188" style:family="paragraph">
      <style:paragraph-properties fo:line-height="100.00%" fo:text-align="center" fo:margin-top="6.00pt" fo:margin-bottom="6.00pt"/>
    </style:style>
    <style:style style:name="P189" style:family="paragraph">
      <style:paragraph-properties fo:line-height="150.00%" fo:text-align="center" fo:margin-top="6.00pt" fo:margin-bottom="6.00pt"/>
    </style:style>
    <style:style style:name="P190" style:family="paragraph">
      <style:paragraph-properties fo:line-height="150.00%" fo:text-align="justify"/>
    </style:style>
    <style:style style:name="P191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892.50pt"/>
        </style:tab-stops>
      </style:paragraph-properties>
    </style:style>
    <style:style style:name="P192" style:family="paragraph">
      <style:paragraph-properties fo:line-height="115.00%" fo:text-align="center"/>
    </style:style>
    <style:style style:name="P193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892.50pt"/>
        </style:tab-stops>
      </style:paragraph-properties>
    </style:style>
    <style:style style:name="P194" style:family="paragraph">
      <style:paragraph-properties fo:line-height="115.00%" fo:text-align="center"/>
    </style:style>
    <style:style style:name="P195" style:family="paragraph">
      <style:paragraph-properties fo:line-height="115.00%" fo:text-align="left"/>
    </style:style>
    <style:style style:name="P196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892.50pt"/>
        </style:tab-stops>
      </style:paragraph-properties>
    </style:style>
    <style:style style:name="P197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777.30pt"/>
        </style:tab-stops>
      </style:paragraph-properties>
    </style:style>
    <style:style style:name="P198" style:family="paragraph">
      <style:paragraph-properties fo:line-height="100.00%" fo:text-align="center"/>
    </style:style>
    <style:style style:name="P199" style:family="paragraph">
      <style:paragraph-properties fo:line-height="115.00%" fo:text-align="left"/>
    </style:style>
    <style:style style:name="P200" style:family="paragraph">
      <style:paragraph-properties fo:line-height="100.00%" fo:text-align="left" fo:margin-left="4.00pt" fo:text-indent="-4.00pt">
        <style:tab-stops>
          <style:tab-stop style:position="113.00pt"/>
          <style:tab-stop style:position="32777.30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06" style:family="paragraph">
      <style:paragraph-properties fo:line-height="100.00%" fo:text-align="left"/>
    </style:style>
    <style:style style:name="P20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09" style:family="paragraph">
      <style:paragraph-properties fo:line-height="100.00%" fo:text-align="left"/>
    </style:style>
    <style:style style:name="P2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2" style:family="paragraph">
      <style:paragraph-properties fo:line-height="100.00%" fo:text-align="left"/>
    </style:style>
    <style:style style:name="P2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5" style:family="paragraph">
      <style:paragraph-properties fo:line-height="115.00%" fo:text-align="left" fo:margin-bottom="10.00pt"/>
    </style:style>
    <style:style style:name="P216" style:family="paragraph">
      <style:paragraph-properties fo:line-height="100.00%" fo:text-align="left"/>
    </style:style>
    <style:style style:name="P2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18" style:family="paragraph">
      <style:paragraph-properties fo:line-height="115.00%" fo:text-align="left" fo:margin-bottom="10.00pt"/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2" style:family="paragraph">
      <style:paragraph-properties fo:line-height="100.00%" fo:text-align="left"/>
    </style:style>
    <style:style style:name="P2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5" style:family="paragraph">
      <style:paragraph-properties fo:line-height="115.00%" fo:text-align="left" fo:margin-bottom="10.00pt"/>
    </style:style>
    <style:style style:name="P226" style:family="paragraph">
      <style:paragraph-properties fo:line-height="100.00%" fo:text-align="left"/>
    </style:style>
    <style:style style:name="P2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229" style:family="paragraph">
      <style:paragraph-properties fo:line-height="100.00%" fo:text-align="left"/>
    </style:style>
    <style:style style:name="P2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2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32" style:family="paragraph">
      <style:paragraph-properties fo:line-height="100.00%" fo:text-align="left"/>
    </style:style>
    <style:style style:name="P23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3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37" style:family="paragraph">
      <style:paragraph-properties fo:line-height="100.00%" fo:text-align="left"/>
    </style:style>
    <style:style style:name="P238" style:family="paragraph">
      <style:paragraph-properties fo:line-height="100.00%" fo:text-align="center" fo:margin-top="6.00pt" fo:margin-bottom="6.00pt"/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41" style:family="paragraph">
      <style:paragraph-properties fo:line-height="100.00%" fo:text-align="left"/>
    </style:style>
    <style:style style:name="P24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44" style:family="paragraph">
      <style:paragraph-properties fo:line-height="100.00%" fo:text-align="left"/>
    </style:style>
    <style:style style:name="P24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4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47" style:family="paragraph">
      <style:paragraph-properties fo:line-height="100.00%" fo:text-align="left"/>
    </style:style>
    <style:style style:name="P2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0" style:family="paragraph">
      <style:paragraph-properties fo:line-height="100.00%" fo:text-align="left"/>
    </style:style>
    <style:style style:name="P2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3" style:family="paragraph">
      <style:paragraph-properties fo:line-height="115.00%" fo:text-align="left" fo:margin-bottom="10.00pt"/>
    </style:style>
    <style:style style:name="P254" style:family="paragraph">
      <style:paragraph-properties fo:line-height="115.00%" fo:text-align="left" fo:margin-bottom="10.00pt"/>
    </style:style>
    <style:style style:name="P2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6" style:family="paragraph">
      <style:paragraph-properties fo:line-height="115.00%" fo:text-align="left" fo:margin-bottom="10.00pt"/>
    </style:style>
    <style:style style:name="P257" style:family="paragraph">
      <style:paragraph-properties fo:line-height="115.00%" fo:text-align="left" fo:margin-bottom="10.00pt"/>
    </style:style>
    <style:style style:name="P25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59" style:family="paragraph">
      <style:paragraph-properties fo:line-height="115.00%" fo:text-align="left" fo:margin-bottom="10.00pt"/>
    </style:style>
    <style:style style:name="P260" style:family="paragraph">
      <style:paragraph-properties fo:line-height="115.00%" fo:text-align="left" fo:margin-bottom="10.00pt"/>
    </style:style>
    <style:style style:name="P2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3" style:family="paragraph">
      <style:paragraph-properties fo:line-height="100.00%" fo:text-align="left"/>
    </style:style>
    <style:style style:name="P2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5" style:family="paragraph">
      <style:paragraph-properties fo:line-height="100.00%" fo:text-align="left"/>
    </style:style>
    <style:style style:name="P2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67" style:family="paragraph">
      <style:paragraph-properties fo:line-height="100.00%" fo:text-align="left"/>
    </style:style>
    <style:style style:name="P268" style:family="paragraph">
      <style:paragraph-properties fo:line-height="100.00%" fo:text-align="center" fo:margin-top="6.00pt" fo:margin-bottom="6.00pt"/>
    </style:style>
    <style:style style:name="P269" style:family="paragraph">
      <style:paragraph-properties fo:line-height="100.00%" fo:text-align="left"/>
    </style:style>
    <style:style style:name="P27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71" style:family="paragraph">
      <style:paragraph-properties fo:line-height="100.00%" fo:text-align="left"/>
    </style:style>
    <style:style style:name="P27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27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74" style:family="paragraph">
      <style:paragraph-properties fo:line-height="100.00%" fo:text-align="center"/>
    </style:style>
    <style:style style:name="P275" style:family="paragraph">
      <style:paragraph-properties fo:line-height="100.00%" fo:text-align="left"/>
    </style:style>
    <style:style style:name="P27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78" style:family="paragraph">
      <style:paragraph-properties fo:line-height="100.00%" fo:text-align="center"/>
    </style:style>
    <style:style style:name="P279" style:family="paragraph">
      <style:paragraph-properties fo:line-height="100.00%" fo:text-align="left"/>
    </style:style>
    <style:style style:name="P2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2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2" style:family="paragraph">
      <style:paragraph-properties fo:line-height="100.00%" fo:text-align="center"/>
    </style:style>
    <style:style style:name="P283" style:family="paragraph">
      <style:paragraph-properties fo:line-height="100.00%" fo:text-align="left"/>
    </style:style>
    <style:style style:name="P2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6" style:family="paragraph">
      <style:paragraph-properties fo:line-height="115.00%" fo:text-align="left" fo:margin-bottom="10.00pt"/>
    </style:style>
    <style:style style:name="P287" style:family="paragraph">
      <style:paragraph-properties fo:line-height="100.00%" fo:text-align="left"/>
    </style:style>
    <style:style style:name="P2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89" style:family="paragraph">
      <style:paragraph-properties fo:line-height="115.00%" fo:text-align="left" fo:margin-bottom="10.00pt"/>
    </style:style>
    <style:style style:name="P290" style:family="paragraph">
      <style:paragraph-properties fo:line-height="100.00%" fo:text-align="left"/>
    </style:style>
    <style:style style:name="P29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2" style:family="paragraph">
      <style:paragraph-properties fo:line-height="115.00%" fo:text-align="left" fo:margin-bottom="10.00pt"/>
    </style:style>
    <style:style style:name="P293" style:family="paragraph">
      <style:paragraph-properties fo:line-height="100.00%" fo:text-align="left"/>
    </style:style>
    <style:style style:name="P29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5" style:family="paragraph">
      <style:paragraph-properties fo:line-height="115.00%" fo:text-align="left" fo:margin-bottom="10.00pt"/>
    </style:style>
    <style:style style:name="P296" style:family="paragraph">
      <style:paragraph-properties fo:line-height="100.00%" fo:text-align="left"/>
    </style:style>
    <style:style style:name="P2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299" style:family="paragraph">
      <style:paragraph-properties fo:line-height="100.00%" fo:text-align="center"/>
    </style:style>
    <style:style style:name="P300" style:family="paragraph">
      <style:paragraph-properties fo:line-height="100.00%" fo:text-align="left"/>
    </style:style>
    <style:style style:name="P3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3" style:family="paragraph">
      <style:paragraph-properties fo:line-height="115.00%" fo:text-align="left" fo:margin-bottom="10.00pt"/>
    </style:style>
    <style:style style:name="P304" style:family="paragraph">
      <style:paragraph-properties fo:line-height="100.00%" fo:text-align="left"/>
    </style:style>
    <style:style style:name="P3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07" style:family="paragraph">
      <style:paragraph-properties fo:line-height="115.00%" fo:text-align="left" fo:margin-bottom="10.00pt"/>
    </style:style>
    <style:style style:name="P308" style:family="paragraph">
      <style:paragraph-properties fo:line-height="100.00%" fo:text-align="left"/>
    </style:style>
    <style:style style:name="P3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1" style:family="paragraph">
      <style:paragraph-properties fo:line-height="100.00%" fo:text-align="center"/>
    </style:style>
    <style:style style:name="P312" style:family="paragraph">
      <style:paragraph-properties fo:line-height="100.00%" fo:text-align="left"/>
    </style:style>
    <style:style style:name="P3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5" style:family="paragraph">
      <style:paragraph-properties fo:line-height="115.00%" fo:text-align="left" fo:margin-bottom="10.00pt"/>
    </style:style>
    <style:style style:name="P316" style:family="paragraph">
      <style:paragraph-properties fo:line-height="100.00%" fo:text-align="left"/>
    </style:style>
    <style:style style:name="P3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19" style:family="paragraph">
      <style:paragraph-properties fo:line-height="100.00%" fo:text-align="center"/>
    </style:style>
    <style:style style:name="P320" style:family="paragraph">
      <style:paragraph-properties fo:line-height="100.00%" fo:text-align="left"/>
    </style:style>
    <style:style style:name="P3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23" style:family="paragraph">
      <style:paragraph-properties fo:line-height="100.00%" fo:text-align="center"/>
    </style:style>
    <style:style style:name="P324" style:family="paragraph">
      <style:paragraph-properties fo:line-height="100.00%" fo:text-align="left"/>
    </style:style>
    <style:style style:name="P3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26" style:family="paragraph">
      <style:paragraph-properties fo:line-height="100.00%" fo:text-align="left"/>
    </style:style>
    <style:style style:name="P327" style:family="paragraph">
      <style:paragraph-properties fo:line-height="100.00%" fo:text-align="center" fo:margin-top="6.00pt" fo:margin-bottom="6.00pt"/>
    </style:style>
    <style:style style:name="P328" style:family="paragraph">
      <style:paragraph-properties fo:line-height="100.00%" fo:text-align="left"/>
    </style:style>
    <style:style style:name="P329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30" style:family="paragraph">
      <style:paragraph-properties fo:line-height="100.00%" fo:text-align="left"/>
    </style:style>
    <style:style style:name="P331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33" style:family="paragraph">
      <style:paragraph-properties fo:line-height="100.00%" fo:text-align="center"/>
    </style:style>
    <style:style style:name="P334" style:family="paragraph">
      <style:paragraph-properties fo:line-height="100.00%" fo:text-align="left"/>
    </style:style>
    <style:style style:name="P3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37" style:family="paragraph">
      <style:paragraph-properties fo:line-height="100.00%" fo:text-align="center"/>
    </style:style>
    <style:style style:name="P338" style:family="paragraph">
      <style:paragraph-properties fo:line-height="100.00%" fo:text-align="left"/>
    </style:style>
    <style:style style:name="P3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1" style:family="paragraph">
      <style:paragraph-properties fo:line-height="100.00%" fo:text-align="center"/>
    </style:style>
    <style:style style:name="P342" style:family="paragraph">
      <style:paragraph-properties fo:line-height="100.00%" fo:text-align="left"/>
    </style:style>
    <style:style style:name="P3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5" style:family="paragraph">
      <style:paragraph-properties fo:line-height="115.00%" fo:text-align="left" fo:margin-bottom="10.00pt"/>
    </style:style>
    <style:style style:name="P346" style:family="paragraph">
      <style:paragraph-properties fo:line-height="100.00%" fo:text-align="left"/>
    </style:style>
    <style:style style:name="P3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48" style:family="paragraph">
      <style:paragraph-properties fo:line-height="115.00%" fo:text-align="left" fo:margin-bottom="10.00pt"/>
    </style:style>
    <style:style style:name="P349" style:family="paragraph">
      <style:paragraph-properties fo:line-height="100.00%" fo:text-align="left"/>
    </style:style>
    <style:style style:name="P35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2" style:family="paragraph">
      <style:paragraph-properties fo:line-height="100.00%" fo:text-align="center"/>
    </style:style>
    <style:style style:name="P353" style:family="paragraph">
      <style:paragraph-properties fo:line-height="100.00%" fo:text-align="left"/>
    </style:style>
    <style:style style:name="P35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6" style:family="paragraph">
      <style:paragraph-properties fo:line-height="115.00%" fo:text-align="left" fo:margin-bottom="10.00pt"/>
    </style:style>
    <style:style style:name="P357" style:family="paragraph">
      <style:paragraph-properties fo:line-height="100.00%" fo:text-align="left"/>
    </style:style>
    <style:style style:name="P35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0" style:family="paragraph">
      <style:paragraph-properties fo:line-height="100.00%" fo:text-align="center"/>
    </style:style>
    <style:style style:name="P361" style:family="paragraph">
      <style:paragraph-properties fo:line-height="100.00%" fo:text-align="left"/>
    </style:style>
    <style:style style:name="P3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4" style:family="paragraph">
      <style:paragraph-properties fo:line-height="100.00%" fo:text-align="center"/>
    </style:style>
    <style:style style:name="P365" style:family="paragraph">
      <style:paragraph-properties fo:line-height="100.00%" fo:text-align="left"/>
    </style:style>
    <style:style style:name="P3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68" style:family="paragraph">
      <style:paragraph-properties fo:line-height="100.00%" fo:text-align="center"/>
    </style:style>
    <style:style style:name="P369" style:family="paragraph">
      <style:paragraph-properties fo:line-height="100.00%" fo:text-align="left"/>
    </style:style>
    <style:style style:name="P3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71" style:family="paragraph">
      <style:paragraph-properties fo:line-height="100.00%" fo:text-align="left"/>
    </style:style>
    <style:style style:name="P372" style:family="paragraph">
      <style:paragraph-properties fo:line-height="100.00%" fo:text-align="center" fo:margin-top="6.00pt" fo:margin-bottom="6.00pt"/>
    </style:style>
    <style:style style:name="P373" style:family="paragraph">
      <style:paragraph-properties fo:line-height="100.00%" fo:text-align="left"/>
    </style:style>
    <style:style style:name="P37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75" style:family="paragraph">
      <style:paragraph-properties fo:line-height="100.00%" fo:text-align="left"/>
    </style:style>
    <style:style style:name="P37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3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78" style:family="paragraph">
      <style:paragraph-properties fo:line-height="100.00%" fo:text-align="left"/>
    </style:style>
    <style:style style:name="P3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81" style:family="paragraph">
      <style:paragraph-properties fo:line-height="100.00%" fo:text-align="left"/>
    </style:style>
    <style:style style:name="P3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8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4" style:family="paragraph">
      <style:paragraph-properties fo:line-height="100.00%" fo:text-align="left"/>
    </style:style>
    <style:style style:name="P3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87" style:family="paragraph">
      <style:paragraph-properties fo:line-height="115.00%" fo:text-align="left" fo:margin-bottom="10.00pt"/>
    </style:style>
    <style:style style:name="P388" style:family="paragraph">
      <style:paragraph-properties fo:line-height="100.00%" fo:text-align="left"/>
    </style:style>
    <style:style style:name="P3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1" style:family="paragraph">
      <style:paragraph-properties fo:line-height="100.00%" fo:text-align="left"/>
    </style:style>
    <style:style style:name="P3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4" style:family="paragraph">
      <style:paragraph-properties fo:line-height="100.00%" fo:text-align="left"/>
    </style:style>
    <style:style style:name="P39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3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97" style:family="paragraph">
      <style:paragraph-properties fo:line-height="100.00%" fo:text-align="left"/>
    </style:style>
    <style:style style:name="P3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399" style:family="paragraph">
      <style:paragraph-properties fo:line-height="100.00%" fo:text-align="left"/>
    </style:style>
    <style:style style:name="P400" style:family="paragraph">
      <style:paragraph-properties fo:line-height="100.00%" fo:text-align="center" fo:margin-top="6.00pt" fo:margin-bottom="6.00pt"/>
    </style:style>
    <style:style style:name="P401" style:family="paragraph">
      <style:paragraph-properties fo:line-height="100.00%" fo:text-align="left"/>
    </style:style>
    <style:style style:name="P40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03" style:family="paragraph">
      <style:paragraph-properties fo:line-height="100.00%" fo:text-align="left"/>
    </style:style>
    <style:style style:name="P40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06" style:family="paragraph">
      <style:paragraph-properties fo:line-height="100.00%" fo:text-align="center"/>
    </style:style>
    <style:style style:name="P407" style:family="paragraph">
      <style:paragraph-properties fo:line-height="100.00%" fo:text-align="left"/>
    </style:style>
    <style:style style:name="P4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10" style:family="paragraph">
      <style:paragraph-properties fo:line-height="100.00%" fo:text-align="center"/>
    </style:style>
    <style:style style:name="P411" style:family="paragraph">
      <style:paragraph-properties fo:line-height="100.00%" fo:text-align="left"/>
    </style:style>
    <style:style style:name="P4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14" style:family="paragraph">
      <style:paragraph-properties fo:line-height="100.00%" fo:text-align="center"/>
    </style:style>
    <style:style style:name="P415" style:family="paragraph">
      <style:paragraph-properties fo:line-height="100.00%" fo:text-align="left"/>
    </style:style>
    <style:style style:name="P4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18" style:family="paragraph">
      <style:paragraph-properties fo:line-height="115.00%" fo:text-align="left" fo:margin-bottom="10.00pt"/>
    </style:style>
    <style:style style:name="P419" style:family="paragraph">
      <style:paragraph-properties fo:line-height="100.00%" fo:text-align="left"/>
    </style:style>
    <style:style style:name="P4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21" style:family="paragraph">
      <style:paragraph-properties fo:line-height="115.00%" fo:text-align="left" fo:margin-bottom="10.00pt"/>
    </style:style>
    <style:style style:name="P422" style:family="paragraph">
      <style:paragraph-properties fo:line-height="100.00%" fo:text-align="left"/>
    </style:style>
    <style:style style:name="P4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24" style:family="paragraph">
      <style:paragraph-properties fo:line-height="115.00%" fo:text-align="left" fo:margin-bottom="10.00pt"/>
    </style:style>
    <style:style style:name="P425" style:family="paragraph">
      <style:paragraph-properties fo:line-height="100.00%" fo:text-align="left"/>
    </style:style>
    <style:style style:name="P4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27" style:family="paragraph">
      <style:paragraph-properties fo:line-height="115.00%" fo:text-align="left" fo:margin-bottom="10.00pt"/>
    </style:style>
    <style:style style:name="P428" style:family="paragraph">
      <style:paragraph-properties fo:line-height="100.00%" fo:text-align="left"/>
    </style:style>
    <style:style style:name="P42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1" style:family="paragraph">
      <style:paragraph-properties fo:line-height="100.00%" fo:text-align="center"/>
    </style:style>
    <style:style style:name="P432" style:family="paragraph">
      <style:paragraph-properties fo:line-height="100.00%" fo:text-align="left"/>
    </style:style>
    <style:style style:name="P43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5" style:family="paragraph">
      <style:paragraph-properties fo:line-height="115.00%" fo:text-align="left" fo:margin-bottom="10.00pt"/>
    </style:style>
    <style:style style:name="P436" style:family="paragraph">
      <style:paragraph-properties fo:line-height="100.00%" fo:text-align="left"/>
    </style:style>
    <style:style style:name="P43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38" style:family="paragraph">
      <style:paragraph-properties fo:line-height="115.00%" fo:text-align="left" fo:margin-bottom="10.00pt"/>
    </style:style>
    <style:style style:name="P439" style:family="paragraph">
      <style:paragraph-properties fo:line-height="100.00%" fo:text-align="left"/>
    </style:style>
    <style:style style:name="P4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2" style:family="paragraph">
      <style:paragraph-properties fo:line-height="115.00%" fo:text-align="left" fo:margin-bottom="10.00pt"/>
    </style:style>
    <style:style style:name="P443" style:family="paragraph">
      <style:paragraph-properties fo:line-height="100.00%" fo:text-align="left"/>
    </style:style>
    <style:style style:name="P4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6" style:family="paragraph">
      <style:paragraph-properties fo:line-height="100.00%" fo:text-align="center"/>
    </style:style>
    <style:style style:name="P447" style:family="paragraph">
      <style:paragraph-properties fo:line-height="100.00%" fo:text-align="left"/>
    </style:style>
    <style:style style:name="P4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0" style:family="paragraph">
      <style:paragraph-properties fo:line-height="115.00%" fo:text-align="left" fo:margin-bottom="10.00pt"/>
    </style:style>
    <style:style style:name="P451" style:family="paragraph">
      <style:paragraph-properties fo:line-height="100.00%" fo:text-align="left"/>
    </style:style>
    <style:style style:name="P4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3" style:family="paragraph">
      <style:paragraph-properties fo:line-height="115.00%" fo:text-align="left" fo:margin-bottom="10.00pt"/>
    </style:style>
    <style:style style:name="P454" style:family="paragraph">
      <style:paragraph-properties fo:line-height="100.00%" fo:text-align="left"/>
    </style:style>
    <style:style style:name="P4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57" style:family="paragraph">
      <style:paragraph-properties fo:line-height="115.00%" fo:text-align="left" fo:margin-bottom="10.00pt"/>
    </style:style>
    <style:style style:name="P458" style:family="paragraph">
      <style:paragraph-properties fo:line-height="100.00%" fo:text-align="left"/>
    </style:style>
    <style:style style:name="P4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0" style:family="paragraph">
      <style:paragraph-properties fo:line-height="115.00%" fo:text-align="left" fo:margin-bottom="10.00pt"/>
    </style:style>
    <style:style style:name="P461" style:family="paragraph">
      <style:paragraph-properties fo:line-height="100.00%" fo:text-align="left"/>
    </style:style>
    <style:style style:name="P4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4" style:family="paragraph">
      <style:paragraph-properties fo:line-height="100.00%" fo:text-align="center"/>
    </style:style>
    <style:style style:name="P465" style:family="paragraph">
      <style:paragraph-properties fo:line-height="100.00%" fo:text-align="left"/>
    </style:style>
    <style:style style:name="P4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68" style:family="paragraph">
      <style:paragraph-properties fo:line-height="100.00%" fo:text-align="center"/>
    </style:style>
    <style:style style:name="P469" style:family="paragraph">
      <style:paragraph-properties fo:line-height="100.00%" fo:text-align="left"/>
    </style:style>
    <style:style style:name="P4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71" style:family="paragraph">
      <style:paragraph-properties fo:line-height="100.00%" fo:text-align="left"/>
    </style:style>
    <style:style style:name="P472" style:family="paragraph">
      <style:paragraph-properties fo:line-height="100.00%" fo:text-align="center" fo:margin-top="6.00pt" fo:margin-bottom="6.00pt"/>
    </style:style>
    <style:style style:name="P473" style:family="paragraph">
      <style:paragraph-properties fo:line-height="100.00%" fo:text-align="left"/>
    </style:style>
    <style:style style:name="P47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75" style:family="paragraph">
      <style:paragraph-properties fo:line-height="100.00%" fo:text-align="left"/>
    </style:style>
    <style:style style:name="P47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4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78" style:family="paragraph">
      <style:paragraph-properties fo:line-height="100.00%" fo:text-align="center"/>
    </style:style>
    <style:style style:name="P479" style:family="paragraph">
      <style:paragraph-properties fo:line-height="100.00%" fo:text-align="left"/>
    </style:style>
    <style:style style:name="P4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82" style:family="paragraph">
      <style:paragraph-properties fo:line-height="100.00%" fo:text-align="center"/>
    </style:style>
    <style:style style:name="P483" style:family="paragraph">
      <style:paragraph-properties fo:line-height="100.00%" fo:text-align="left"/>
    </style:style>
    <style:style style:name="P4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4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86" style:family="paragraph">
      <style:paragraph-properties fo:line-height="100.00%" fo:text-align="center"/>
    </style:style>
    <style:style style:name="P487" style:family="paragraph">
      <style:paragraph-properties fo:line-height="100.00%" fo:text-align="left"/>
    </style:style>
    <style:style style:name="P4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0" style:family="paragraph">
      <style:paragraph-properties fo:line-height="115.00%" fo:text-align="left" fo:margin-bottom="10.00pt"/>
    </style:style>
    <style:style style:name="P491" style:family="paragraph">
      <style:paragraph-properties fo:line-height="100.00%" fo:text-align="left"/>
    </style:style>
    <style:style style:name="P4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3" style:family="paragraph">
      <style:paragraph-properties fo:line-height="115.00%" fo:text-align="left" fo:margin-bottom="10.00pt"/>
    </style:style>
    <style:style style:name="P494" style:family="paragraph">
      <style:paragraph-properties fo:line-height="100.00%" fo:text-align="left"/>
    </style:style>
    <style:style style:name="P49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497" style:family="paragraph">
      <style:paragraph-properties fo:line-height="100.00%" fo:text-align="center"/>
    </style:style>
    <style:style style:name="P498" style:family="paragraph">
      <style:paragraph-properties fo:line-height="100.00%" fo:text-align="left"/>
    </style:style>
    <style:style style:name="P49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1" style:family="paragraph">
      <style:paragraph-properties fo:line-height="115.00%" fo:text-align="left" fo:margin-bottom="10.00pt"/>
    </style:style>
    <style:style style:name="P502" style:family="paragraph">
      <style:paragraph-properties fo:line-height="100.00%" fo:text-align="left"/>
    </style:style>
    <style:style style:name="P50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5" style:family="paragraph">
      <style:paragraph-properties fo:line-height="100.00%" fo:text-align="center"/>
    </style:style>
    <style:style style:name="P506" style:family="paragraph">
      <style:paragraph-properties fo:line-height="100.00%" fo:text-align="left"/>
    </style:style>
    <style:style style:name="P50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09" style:family="paragraph">
      <style:paragraph-properties fo:line-height="100.00%" fo:text-align="center"/>
    </style:style>
    <style:style style:name="P510" style:family="paragraph">
      <style:paragraph-properties fo:line-height="100.00%" fo:text-align="left"/>
    </style:style>
    <style:style style:name="P5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13" style:family="paragraph">
      <style:paragraph-properties fo:line-height="100.00%" fo:text-align="center"/>
    </style:style>
    <style:style style:name="P514" style:family="paragraph">
      <style:paragraph-properties fo:line-height="100.00%" fo:text-align="left"/>
    </style:style>
    <style:style style:name="P5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16" style:family="paragraph">
      <style:paragraph-properties fo:line-height="100.00%" fo:text-align="left"/>
    </style:style>
    <style:style style:name="P517" style:family="paragraph">
      <style:paragraph-properties fo:line-height="100.00%" fo:text-align="center" fo:margin-top="6.00pt" fo:margin-bottom="6.00pt"/>
    </style:style>
    <style:style style:name="P518" style:family="paragraph">
      <style:paragraph-properties fo:line-height="100.00%" fo:text-align="left"/>
    </style:style>
    <style:style style:name="P519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20" style:family="paragraph">
      <style:paragraph-properties fo:line-height="100.00%" fo:text-align="left"/>
    </style:style>
    <style:style style:name="P521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23" style:family="paragraph">
      <style:paragraph-properties fo:line-height="100.00%" fo:text-align="center"/>
    </style:style>
    <style:style style:name="P524" style:family="paragraph">
      <style:paragraph-properties fo:line-height="100.00%" fo:text-align="left"/>
    </style:style>
    <style:style style:name="P5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27" style:family="paragraph">
      <style:paragraph-properties fo:line-height="100.00%" fo:text-align="center"/>
    </style:style>
    <style:style style:name="P528" style:family="paragraph">
      <style:paragraph-properties fo:line-height="100.00%" fo:text-align="left"/>
    </style:style>
    <style:style style:name="P52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1" style:family="paragraph">
      <style:paragraph-properties fo:line-height="100.00%" fo:text-align="center"/>
    </style:style>
    <style:style style:name="P532" style:family="paragraph">
      <style:paragraph-properties fo:line-height="100.00%" fo:text-align="left"/>
    </style:style>
    <style:style style:name="P53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5" style:family="paragraph">
      <style:paragraph-properties fo:line-height="115.00%" fo:text-align="left" fo:margin-bottom="10.00pt"/>
    </style:style>
    <style:style style:name="P536" style:family="paragraph">
      <style:paragraph-properties fo:line-height="100.00%" fo:text-align="left"/>
    </style:style>
    <style:style style:name="P53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38" style:family="paragraph">
      <style:paragraph-properties fo:line-height="115.00%" fo:text-align="left" fo:margin-bottom="10.00pt"/>
    </style:style>
    <style:style style:name="P539" style:family="paragraph">
      <style:paragraph-properties fo:line-height="100.00%" fo:text-align="left"/>
    </style:style>
    <style:style style:name="P5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1" style:family="paragraph">
      <style:paragraph-properties fo:line-height="115.00%" fo:text-align="left" fo:margin-bottom="10.00pt"/>
    </style:style>
    <style:style style:name="P542" style:family="paragraph">
      <style:paragraph-properties fo:line-height="100.00%" fo:text-align="left"/>
    </style:style>
    <style:style style:name="P5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5" style:family="paragraph">
      <style:paragraph-properties fo:line-height="115.00%" fo:text-align="left" fo:margin-bottom="10.00pt"/>
    </style:style>
    <style:style style:name="P546" style:family="paragraph">
      <style:paragraph-properties fo:line-height="100.00%" fo:text-align="left"/>
    </style:style>
    <style:style style:name="P5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49" style:family="paragraph">
      <style:paragraph-properties fo:line-height="100.00%" fo:text-align="center"/>
    </style:style>
    <style:style style:name="P550" style:family="paragraph">
      <style:paragraph-properties fo:line-height="100.00%" fo:text-align="left"/>
    </style:style>
    <style:style style:name="P5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3" style:family="paragraph">
      <style:paragraph-properties fo:line-height="115.00%" fo:text-align="left" fo:margin-bottom="10.00pt"/>
    </style:style>
    <style:style style:name="P554" style:family="paragraph">
      <style:paragraph-properties fo:line-height="100.00%" fo:text-align="left"/>
    </style:style>
    <style:style style:name="P5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57" style:family="paragraph">
      <style:paragraph-properties fo:line-height="115.00%" fo:text-align="left" fo:margin-bottom="10.00pt"/>
    </style:style>
    <style:style style:name="P558" style:family="paragraph">
      <style:paragraph-properties fo:line-height="100.00%" fo:text-align="left"/>
    </style:style>
    <style:style style:name="P5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1" style:family="paragraph">
      <style:paragraph-properties fo:line-height="115.00%" fo:text-align="left" fo:margin-bottom="10.00pt"/>
    </style:style>
    <style:style style:name="P562" style:family="paragraph">
      <style:paragraph-properties fo:line-height="100.00%" fo:text-align="left"/>
    </style:style>
    <style:style style:name="P5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5" style:family="paragraph">
      <style:paragraph-properties fo:line-height="100.00%" fo:text-align="center"/>
    </style:style>
    <style:style style:name="P566" style:family="paragraph">
      <style:paragraph-properties fo:line-height="100.00%" fo:text-align="left"/>
    </style:style>
    <style:style style:name="P5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69" style:family="paragraph">
      <style:paragraph-properties fo:line-height="115.00%" fo:text-align="left" fo:margin-bottom="10.00pt"/>
    </style:style>
    <style:style style:name="P570" style:family="paragraph">
      <style:paragraph-properties fo:line-height="100.00%" fo:text-align="left"/>
    </style:style>
    <style:style style:name="P5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7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73" style:family="paragraph">
      <style:paragraph-properties fo:line-height="100.00%" fo:text-align="center"/>
    </style:style>
    <style:style style:name="P574" style:family="paragraph">
      <style:paragraph-properties fo:line-height="100.00%" fo:text-align="left"/>
    </style:style>
    <style:style style:name="P5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7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77" style:family="paragraph">
      <style:paragraph-properties fo:line-height="100.00%" fo:text-align="center"/>
    </style:style>
    <style:style style:name="P578" style:family="paragraph">
      <style:paragraph-properties fo:line-height="100.00%" fo:text-align="left"/>
    </style:style>
    <style:style style:name="P5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80" style:family="paragraph">
      <style:paragraph-properties fo:line-height="100.00%" fo:text-align="left"/>
    </style:style>
    <style:style style:name="P581" style:family="paragraph">
      <style:paragraph-properties fo:line-height="100.00%" fo:text-align="center" fo:margin-top="6.00pt" fo:margin-bottom="6.00pt"/>
    </style:style>
    <style:style style:name="P582" style:family="paragraph">
      <style:paragraph-properties fo:line-height="100.00%" fo:text-align="left"/>
    </style:style>
    <style:style style:name="P58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84" style:family="paragraph">
      <style:paragraph-properties fo:line-height="100.00%" fo:text-align="left"/>
    </style:style>
    <style:style style:name="P58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5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87" style:family="paragraph">
      <style:paragraph-properties fo:line-height="100.00%" fo:text-align="center"/>
    </style:style>
    <style:style style:name="P588" style:family="paragraph">
      <style:paragraph-properties fo:line-height="100.00%" fo:text-align="left"/>
    </style:style>
    <style:style style:name="P5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91" style:family="paragraph">
      <style:paragraph-properties fo:line-height="100.00%" fo:text-align="center"/>
    </style:style>
    <style:style style:name="P592" style:family="paragraph">
      <style:paragraph-properties fo:line-height="100.00%" fo:text-align="left"/>
    </style:style>
    <style:style style:name="P5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59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5" style:family="paragraph">
      <style:paragraph-properties fo:line-height="100.00%" fo:text-align="center"/>
    </style:style>
    <style:style style:name="P596" style:family="paragraph">
      <style:paragraph-properties fo:line-height="100.00%" fo:text-align="left"/>
    </style:style>
    <style:style style:name="P5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599" style:family="paragraph">
      <style:paragraph-properties fo:line-height="115.00%" fo:text-align="left" fo:margin-bottom="10.00pt"/>
    </style:style>
    <style:style style:name="P600" style:family="paragraph">
      <style:paragraph-properties fo:line-height="100.00%" fo:text-align="left"/>
    </style:style>
    <style:style style:name="P6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3" style:family="paragraph">
      <style:paragraph-properties fo:line-height="115.00%" fo:text-align="left" fo:margin-bottom="10.00pt"/>
    </style:style>
    <style:style style:name="P604" style:family="paragraph">
      <style:paragraph-properties fo:line-height="100.00%" fo:text-align="left"/>
    </style:style>
    <style:style style:name="P6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6" style:family="paragraph">
      <style:paragraph-properties fo:line-height="115.00%" fo:text-align="left" fo:margin-bottom="10.00pt"/>
    </style:style>
    <style:style style:name="P607" style:family="paragraph">
      <style:paragraph-properties fo:line-height="100.00%" fo:text-align="left"/>
    </style:style>
    <style:style style:name="P6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09" style:family="paragraph">
      <style:paragraph-properties fo:line-height="115.00%" fo:text-align="left" fo:margin-bottom="10.00pt"/>
    </style:style>
    <style:style style:name="P610" style:family="paragraph">
      <style:paragraph-properties fo:line-height="100.00%" fo:text-align="left"/>
    </style:style>
    <style:style style:name="P6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3" style:family="paragraph">
      <style:paragraph-properties fo:line-height="115.00%" fo:text-align="left" fo:margin-bottom="10.00pt"/>
    </style:style>
    <style:style style:name="P614" style:family="paragraph">
      <style:paragraph-properties fo:line-height="100.00%" fo:text-align="left"/>
    </style:style>
    <style:style style:name="P6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17" style:family="paragraph">
      <style:paragraph-properties fo:line-height="115.00%" fo:text-align="left" fo:margin-bottom="10.00pt"/>
    </style:style>
    <style:style style:name="P618" style:family="paragraph">
      <style:paragraph-properties fo:line-height="100.00%" fo:text-align="left"/>
    </style:style>
    <style:style style:name="P6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1" style:family="paragraph">
      <style:paragraph-properties fo:line-height="100.00%" fo:text-align="center"/>
    </style:style>
    <style:style style:name="P622" style:family="paragraph">
      <style:paragraph-properties fo:line-height="100.00%" fo:text-align="left"/>
    </style:style>
    <style:style style:name="P6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5" style:family="paragraph">
      <style:paragraph-properties fo:line-height="115.00%" fo:text-align="left" fo:margin-bottom="10.00pt"/>
    </style:style>
    <style:style style:name="P626" style:family="paragraph">
      <style:paragraph-properties fo:line-height="100.00%" fo:text-align="left"/>
    </style:style>
    <style:style style:name="P6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29" style:family="paragraph">
      <style:paragraph-properties fo:line-height="115.00%" fo:text-align="left" fo:margin-bottom="10.00pt"/>
    </style:style>
    <style:style style:name="P630" style:family="paragraph">
      <style:paragraph-properties fo:line-height="100.00%" fo:text-align="left"/>
    </style:style>
    <style:style style:name="P6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3" style:family="paragraph">
      <style:paragraph-properties fo:line-height="115.00%" fo:text-align="left" fo:margin-bottom="10.00pt"/>
    </style:style>
    <style:style style:name="P634" style:family="paragraph">
      <style:paragraph-properties fo:line-height="100.00%" fo:text-align="left"/>
    </style:style>
    <style:style style:name="P6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37" style:family="paragraph">
      <style:paragraph-properties fo:line-height="100.00%" fo:text-align="center"/>
    </style:style>
    <style:style style:name="P638" style:family="paragraph">
      <style:paragraph-properties fo:line-height="100.00%" fo:text-align="left"/>
    </style:style>
    <style:style style:name="P6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1" style:family="paragraph">
      <style:paragraph-properties fo:line-height="115.00%" fo:text-align="left" fo:margin-bottom="10.00pt"/>
    </style:style>
    <style:style style:name="P642" style:family="paragraph">
      <style:paragraph-properties fo:line-height="100.00%" fo:text-align="left"/>
    </style:style>
    <style:style style:name="P6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5" style:family="paragraph">
      <style:paragraph-properties fo:line-height="100.00%" fo:text-align="center"/>
    </style:style>
    <style:style style:name="P646" style:family="paragraph">
      <style:paragraph-properties fo:line-height="100.00%" fo:text-align="left"/>
    </style:style>
    <style:style style:name="P6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49" style:family="paragraph">
      <style:paragraph-properties fo:line-height="100.00%" fo:text-align="center"/>
    </style:style>
    <style:style style:name="P650" style:family="paragraph">
      <style:paragraph-properties fo:line-height="100.00%" fo:text-align="left"/>
    </style:style>
    <style:style style:name="P6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52" style:family="paragraph">
      <style:paragraph-properties fo:line-height="100.00%" fo:text-align="left"/>
    </style:style>
    <style:style style:name="P65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54" style:family="paragraph">
      <style:paragraph-properties fo:line-height="100.00%" fo:text-align="left"/>
    </style:style>
    <style:style style:name="P65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57" style:family="paragraph">
      <style:paragraph-properties fo:line-height="100.00%" fo:text-align="center"/>
    </style:style>
    <style:style style:name="P658" style:family="paragraph">
      <style:paragraph-properties fo:line-height="100.00%" fo:text-align="left"/>
    </style:style>
    <style:style style:name="P6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61" style:family="paragraph">
      <style:paragraph-properties fo:line-height="100.00%" fo:text-align="center"/>
    </style:style>
    <style:style style:name="P662" style:family="paragraph">
      <style:paragraph-properties fo:line-height="100.00%" fo:text-align="left"/>
    </style:style>
    <style:style style:name="P66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5" style:family="paragraph">
      <style:paragraph-properties fo:line-height="100.00%" fo:text-align="center"/>
    </style:style>
    <style:style style:name="P666" style:family="paragraph">
      <style:paragraph-properties fo:line-height="100.00%" fo:text-align="left"/>
    </style:style>
    <style:style style:name="P6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69" style:family="paragraph">
      <style:paragraph-properties fo:line-height="115.00%" fo:text-align="left" fo:margin-bottom="10.00pt"/>
    </style:style>
    <style:style style:name="P670" style:family="paragraph">
      <style:paragraph-properties fo:line-height="100.00%" fo:text-align="left"/>
    </style:style>
    <style:style style:name="P6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2" style:family="paragraph">
      <style:paragraph-properties fo:line-height="115.00%" fo:text-align="left" fo:margin-bottom="10.00pt"/>
    </style:style>
    <style:style style:name="P673" style:family="paragraph">
      <style:paragraph-properties fo:line-height="100.00%" fo:text-align="left"/>
    </style:style>
    <style:style style:name="P6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6" style:family="paragraph">
      <style:paragraph-properties fo:line-height="100.00%" fo:text-align="center"/>
    </style:style>
    <style:style style:name="P677" style:family="paragraph">
      <style:paragraph-properties fo:line-height="100.00%" fo:text-align="left"/>
    </style:style>
    <style:style style:name="P6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79" style:family="paragraph">
      <style:paragraph-properties fo:line-height="100.00%" fo:text-align="center"/>
    </style:style>
    <style:style style:name="P680" style:family="paragraph">
      <style:paragraph-properties fo:line-height="100.00%" fo:text-align="left"/>
    </style:style>
    <style:style style:name="P6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83" style:family="paragraph">
      <style:paragraph-properties fo:line-height="100.00%" fo:text-align="center"/>
    </style:style>
    <style:style style:name="P684" style:family="paragraph">
      <style:paragraph-properties fo:line-height="100.00%" fo:text-align="left"/>
    </style:style>
    <style:style style:name="P6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87" style:family="paragraph">
      <style:paragraph-properties fo:line-height="100.00%" fo:text-align="center"/>
    </style:style>
    <style:style style:name="P688" style:family="paragraph">
      <style:paragraph-properties fo:line-height="100.00%" fo:text-align="left"/>
    </style:style>
    <style:style style:name="P6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690" style:family="paragraph">
      <style:paragraph-properties fo:line-height="100.00%" fo:text-align="left"/>
    </style:style>
    <style:style style:name="P691" style:family="paragraph">
      <style:paragraph-properties fo:line-height="100.00%" fo:text-align="center" fo:margin-top="6.00pt" fo:margin-bottom="6.00pt"/>
    </style:style>
    <style:style style:name="P692" style:family="paragraph">
      <style:paragraph-properties fo:line-height="100.00%" fo:text-align="left"/>
    </style:style>
    <style:style style:name="P69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94" style:family="paragraph">
      <style:paragraph-properties fo:line-height="100.00%" fo:text-align="left"/>
    </style:style>
    <style:style style:name="P69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6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697" style:family="paragraph">
      <style:paragraph-properties fo:line-height="100.00%" fo:text-align="center"/>
    </style:style>
    <style:style style:name="P698" style:family="paragraph">
      <style:paragraph-properties fo:line-height="100.00%" fo:text-align="left"/>
    </style:style>
    <style:style style:name="P69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01" style:family="paragraph">
      <style:paragraph-properties fo:line-height="100.00%" fo:text-align="center"/>
    </style:style>
    <style:style style:name="P702" style:family="paragraph">
      <style:paragraph-properties fo:line-height="100.00%" fo:text-align="left"/>
    </style:style>
    <style:style style:name="P70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5" style:family="paragraph">
      <style:paragraph-properties fo:line-height="100.00%" fo:text-align="center"/>
    </style:style>
    <style:style style:name="P706" style:family="paragraph">
      <style:paragraph-properties fo:line-height="100.00%" fo:text-align="left"/>
    </style:style>
    <style:style style:name="P70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09" style:family="paragraph">
      <style:paragraph-properties fo:line-height="115.00%" fo:text-align="left" fo:margin-bottom="10.00pt"/>
    </style:style>
    <style:style style:name="P710" style:family="paragraph">
      <style:paragraph-properties fo:line-height="100.00%" fo:text-align="left"/>
    </style:style>
    <style:style style:name="P71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2" style:family="paragraph">
      <style:paragraph-properties fo:line-height="115.00%" fo:text-align="left" fo:margin-bottom="10.00pt"/>
    </style:style>
    <style:style style:name="P713" style:family="paragraph">
      <style:paragraph-properties fo:line-height="100.00%" fo:text-align="left"/>
    </style:style>
    <style:style style:name="P71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6" style:family="paragraph">
      <style:paragraph-properties fo:line-height="100.00%" fo:text-align="center"/>
    </style:style>
    <style:style style:name="P717" style:family="paragraph">
      <style:paragraph-properties fo:line-height="100.00%" fo:text-align="left"/>
    </style:style>
    <style:style style:name="P71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19" style:family="paragraph">
      <style:paragraph-properties fo:line-height="100.00%" fo:text-align="center"/>
    </style:style>
    <style:style style:name="P720" style:family="paragraph">
      <style:paragraph-properties fo:line-height="100.00%" fo:text-align="left"/>
    </style:style>
    <style:style style:name="P7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23" style:family="paragraph">
      <style:paragraph-properties fo:line-height="100.00%" fo:text-align="center"/>
    </style:style>
    <style:style style:name="P724" style:family="paragraph">
      <style:paragraph-properties fo:line-height="100.00%" fo:text-align="left"/>
    </style:style>
    <style:style style:name="P7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27" style:family="paragraph">
      <style:paragraph-properties fo:line-height="100.00%" fo:text-align="center"/>
    </style:style>
    <style:style style:name="P728" style:family="paragraph">
      <style:paragraph-properties fo:line-height="100.00%" fo:text-align="left"/>
    </style:style>
    <style:style style:name="P72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30" style:family="paragraph">
      <style:paragraph-properties fo:line-height="100.00%" fo:text-align="left"/>
    </style:style>
    <style:style style:name="P731" style:family="paragraph">
      <style:paragraph-properties fo:line-height="100.00%" fo:text-align="center" fo:margin-top="6.00pt" fo:margin-bottom="6.00pt"/>
    </style:style>
    <style:style style:name="P732" style:family="paragraph">
      <style:paragraph-properties fo:line-height="100.00%" fo:text-align="left"/>
    </style:style>
    <style:style style:name="P733" style:family="paragraph">
      <style:paragraph-properties fo:line-height="100.00%" fo:text-align="left" fo:margin-left="5.00pt" fo:text-indent="-5.00pt">
        <style:tab-stops>
          <style:tab-stop style:position="472.25pt"/>
        </style:tab-stops>
      </style:paragraph-properties>
    </style:style>
    <style:style style:name="P734" style:family="paragraph">
      <style:paragraph-properties fo:line-height="100.00%" fo:text-align="left"/>
    </style:style>
    <style:style style:name="P735" style:family="paragraph">
      <style:paragraph-properties fo:line-height="100.00%" fo:text-align="left" fo:margin-left="5.00pt" fo:text-indent="-5.00pt">
        <style:tab-stops>
          <style:tab-stop style:position="472.25pt"/>
        </style:tab-stops>
      </style:paragraph-properties>
    </style:style>
    <style:style style:name="P7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37" style:family="paragraph">
      <style:paragraph-properties fo:line-height="100.00%" fo:text-align="center"/>
    </style:style>
    <style:style style:name="P738" style:family="paragraph">
      <style:paragraph-properties fo:line-height="100.00%" fo:text-align="left"/>
    </style:style>
    <style:style style:name="P7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41" style:family="paragraph">
      <style:paragraph-properties fo:line-height="100.00%" fo:text-align="center"/>
    </style:style>
    <style:style style:name="P742" style:family="paragraph">
      <style:paragraph-properties fo:line-height="100.00%" fo:text-align="left"/>
    </style:style>
    <style:style style:name="P7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5" style:family="paragraph">
      <style:paragraph-properties fo:line-height="100.00%" fo:text-align="center"/>
    </style:style>
    <style:style style:name="P746" style:family="paragraph">
      <style:paragraph-properties fo:line-height="100.00%" fo:text-align="left"/>
    </style:style>
    <style:style style:name="P7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49" style:family="paragraph">
      <style:paragraph-properties fo:line-height="115.00%" fo:text-align="left" fo:margin-bottom="10.00pt"/>
    </style:style>
    <style:style style:name="P750" style:family="paragraph">
      <style:paragraph-properties fo:line-height="100.00%" fo:text-align="left"/>
    </style:style>
    <style:style style:name="P7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52" style:family="paragraph">
      <style:paragraph-properties fo:line-height="115.00%" fo:text-align="left" fo:margin-bottom="10.00pt"/>
    </style:style>
    <style:style style:name="P753" style:family="paragraph">
      <style:paragraph-properties fo:line-height="100.00%" fo:text-align="left"/>
    </style:style>
    <style:style style:name="P75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55" style:family="paragraph">
      <style:paragraph-properties fo:line-height="115.00%" fo:text-align="left" fo:margin-bottom="10.00pt"/>
    </style:style>
    <style:style style:name="P756" style:family="paragraph">
      <style:paragraph-properties fo:line-height="100.00%" fo:text-align="left"/>
    </style:style>
    <style:style style:name="P75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58" style:family="paragraph">
      <style:paragraph-properties fo:line-height="115.00%" fo:text-align="left" fo:margin-bottom="10.00pt"/>
    </style:style>
    <style:style style:name="P759" style:family="paragraph">
      <style:paragraph-properties fo:line-height="100.00%" fo:text-align="left"/>
    </style:style>
    <style:style style:name="P7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2" style:family="paragraph">
      <style:paragraph-properties fo:line-height="100.00%" fo:text-align="center"/>
    </style:style>
    <style:style style:name="P763" style:family="paragraph">
      <style:paragraph-properties fo:line-height="100.00%" fo:text-align="left"/>
    </style:style>
    <style:style style:name="P7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6" style:family="paragraph">
      <style:paragraph-properties fo:line-height="115.00%" fo:text-align="left" fo:margin-bottom="10.00pt"/>
    </style:style>
    <style:style style:name="P767" style:family="paragraph">
      <style:paragraph-properties fo:line-height="100.00%" fo:text-align="left"/>
    </style:style>
    <style:style style:name="P7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69" style:family="paragraph">
      <style:paragraph-properties fo:line-height="115.00%" fo:text-align="left" fo:margin-bottom="10.00pt"/>
    </style:style>
    <style:style style:name="P770" style:family="paragraph">
      <style:paragraph-properties fo:line-height="100.00%" fo:text-align="left"/>
    </style:style>
    <style:style style:name="P7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2" style:family="paragraph">
      <style:paragraph-properties fo:line-height="115.00%" fo:text-align="left" fo:margin-bottom="10.00pt"/>
    </style:style>
    <style:style style:name="P773" style:family="paragraph">
      <style:paragraph-properties fo:line-height="100.00%" fo:text-align="left"/>
    </style:style>
    <style:style style:name="P7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6" style:family="paragraph">
      <style:paragraph-properties fo:line-height="115.00%" fo:text-align="left" fo:margin-bottom="10.00pt"/>
    </style:style>
    <style:style style:name="P777" style:family="paragraph">
      <style:paragraph-properties fo:line-height="100.00%" fo:text-align="left"/>
    </style:style>
    <style:style style:name="P7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780" style:family="paragraph">
      <style:paragraph-properties fo:line-height="100.00%" fo:text-align="center"/>
    </style:style>
    <style:style style:name="P781" style:family="paragraph">
      <style:paragraph-properties fo:line-height="100.00%" fo:text-align="left"/>
    </style:style>
    <style:style style:name="P7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544.80pt" style:leader-style="dotted"/>
          <style:tab-stop style:position="82839.10pt" style:char="." style:type="char"/>
        </style:tab-stops>
      </style:paragraph-properties>
    </style:style>
    <style:style style:name="P78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84" style:family="paragraph">
      <style:paragraph-properties fo:line-height="100.00%" fo:text-align="center"/>
    </style:style>
    <style:style style:name="P785" style:family="paragraph">
      <style:paragraph-properties fo:line-height="100.00%" fo:text-align="left"/>
    </style:style>
    <style:style style:name="P78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8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88" style:family="paragraph">
      <style:paragraph-properties fo:line-height="100.00%" fo:text-align="center"/>
    </style:style>
    <style:style style:name="P789" style:family="paragraph">
      <style:paragraph-properties fo:line-height="100.00%" fo:text-align="left"/>
    </style:style>
    <style:style style:name="P7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791" style:family="paragraph">
      <style:paragraph-properties fo:line-height="100.00%" fo:text-align="center" fo:margin-top="6.00pt" fo:margin-bottom="6.00pt">
        <style:tab-stops>
          <style:tab-stop style:position="433.10pt"/>
        </style:tab-stops>
      </style:paragraph-properties>
    </style:style>
    <style:style style:name="P792" style:family="paragraph">
      <style:paragraph-properties fo:line-height="100.00%" fo:text-align="center" fo:margin-top="6.00pt" fo:margin-bottom="6.00pt"/>
    </style:style>
    <style:style style:name="P793" style:family="paragraph">
      <style:paragraph-properties fo:line-height="100.00%" fo:text-align="left"/>
    </style:style>
    <style:style style:name="P79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795" style:family="paragraph">
      <style:paragraph-properties fo:line-height="100.00%" fo:text-align="left"/>
    </style:style>
    <style:style style:name="P79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7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798" style:family="paragraph">
      <style:paragraph-properties fo:line-height="100.00%" fo:text-align="center"/>
    </style:style>
    <style:style style:name="P799" style:family="paragraph">
      <style:paragraph-properties fo:line-height="100.00%" fo:text-align="left"/>
    </style:style>
    <style:style style:name="P80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02" style:family="paragraph">
      <style:paragraph-properties fo:line-height="100.00%" fo:text-align="center"/>
    </style:style>
    <style:style style:name="P803" style:family="paragraph">
      <style:paragraph-properties fo:line-height="100.00%" fo:text-align="left"/>
    </style:style>
    <style:style style:name="P8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06" style:family="paragraph">
      <style:paragraph-properties fo:line-height="100.00%" fo:text-align="center"/>
    </style:style>
    <style:style style:name="P807" style:family="paragraph">
      <style:paragraph-properties fo:line-height="100.00%" fo:text-align="left"/>
    </style:style>
    <style:style style:name="P8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0" style:family="paragraph">
      <style:paragraph-properties fo:line-height="115.00%" fo:text-align="left" fo:margin-bottom="10.00pt"/>
    </style:style>
    <style:style style:name="P811" style:family="paragraph">
      <style:paragraph-properties fo:line-height="100.00%" fo:text-align="left"/>
    </style:style>
    <style:style style:name="P8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3" style:family="paragraph">
      <style:paragraph-properties fo:line-height="115.00%" fo:text-align="left" fo:margin-bottom="10.00pt"/>
    </style:style>
    <style:style style:name="P814" style:family="paragraph">
      <style:paragraph-properties fo:line-height="100.00%" fo:text-align="left"/>
    </style:style>
    <style:style style:name="P8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17" style:family="paragraph">
      <style:paragraph-properties fo:line-height="100.00%" fo:text-align="center"/>
    </style:style>
    <style:style style:name="P818" style:family="paragraph">
      <style:paragraph-properties fo:line-height="100.00%" fo:text-align="left"/>
    </style:style>
    <style:style style:name="P8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0" style:family="paragraph">
      <style:paragraph-properties fo:line-height="100.00%" fo:text-align="center"/>
    </style:style>
    <style:style style:name="P821" style:family="paragraph">
      <style:paragraph-properties fo:line-height="100.00%" fo:text-align="left"/>
    </style:style>
    <style:style style:name="P82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4" style:family="paragraph">
      <style:paragraph-properties fo:line-height="100.00%" fo:text-align="center"/>
    </style:style>
    <style:style style:name="P825" style:family="paragraph">
      <style:paragraph-properties fo:line-height="100.00%" fo:text-align="left"/>
    </style:style>
    <style:style style:name="P82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28" style:family="paragraph">
      <style:paragraph-properties fo:line-height="100.00%" fo:text-align="center"/>
    </style:style>
    <style:style style:name="P829" style:family="paragraph">
      <style:paragraph-properties fo:line-height="100.00%" fo:text-align="left"/>
    </style:style>
    <style:style style:name="P83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31" style:family="paragraph">
      <style:paragraph-properties fo:line-height="100.00%" fo:text-align="left"/>
    </style:style>
    <style:style style:name="P832" style:family="paragraph">
      <style:paragraph-properties fo:line-height="100.00%" fo:text-align="center" fo:margin-top="6.00pt" fo:margin-bottom="6.00pt"/>
    </style:style>
    <style:style style:name="P833" style:family="paragraph">
      <style:paragraph-properties fo:line-height="100.00%" fo:text-align="left"/>
    </style:style>
    <style:style style:name="P834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835" style:family="paragraph">
      <style:paragraph-properties fo:line-height="100.00%" fo:text-align="left"/>
    </style:style>
    <style:style style:name="P836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83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38" style:family="paragraph">
      <style:paragraph-properties fo:line-height="100.00%" fo:text-align="center"/>
    </style:style>
    <style:style style:name="P839" style:family="paragraph">
      <style:paragraph-properties fo:line-height="100.00%" fo:text-align="left"/>
    </style:style>
    <style:style style:name="P84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4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42" style:family="paragraph">
      <style:paragraph-properties fo:line-height="100.00%" fo:text-align="center"/>
    </style:style>
    <style:style style:name="P843" style:family="paragraph">
      <style:paragraph-properties fo:line-height="100.00%" fo:text-align="left"/>
    </style:style>
    <style:style style:name="P8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4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46" style:family="paragraph">
      <style:paragraph-properties fo:line-height="100.00%" fo:text-align="center"/>
    </style:style>
    <style:style style:name="P847" style:family="paragraph">
      <style:paragraph-properties fo:line-height="100.00%" fo:text-align="left"/>
    </style:style>
    <style:style style:name="P8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0" style:family="paragraph">
      <style:paragraph-properties fo:line-height="115.00%" fo:text-align="left" fo:margin-bottom="10.00pt"/>
    </style:style>
    <style:style style:name="P851" style:family="paragraph">
      <style:paragraph-properties fo:line-height="100.00%" fo:text-align="left"/>
    </style:style>
    <style:style style:name="P8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3" style:family="paragraph">
      <style:paragraph-properties fo:line-height="115.00%" fo:text-align="left" fo:margin-bottom="10.00pt"/>
    </style:style>
    <style:style style:name="P854" style:family="paragraph">
      <style:paragraph-properties fo:line-height="100.00%" fo:text-align="left"/>
    </style:style>
    <style:style style:name="P8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6" style:family="paragraph">
      <style:paragraph-properties fo:line-height="115.00%" fo:text-align="left" fo:margin-bottom="10.00pt"/>
    </style:style>
    <style:style style:name="P857" style:family="paragraph">
      <style:paragraph-properties fo:line-height="100.00%" fo:text-align="left"/>
    </style:style>
    <style:style style:name="P85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59" style:family="paragraph">
      <style:paragraph-properties fo:line-height="115.00%" fo:text-align="left" fo:margin-bottom="10.00pt"/>
    </style:style>
    <style:style style:name="P860" style:family="paragraph">
      <style:paragraph-properties fo:line-height="100.00%" fo:text-align="left"/>
    </style:style>
    <style:style style:name="P8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3" style:family="paragraph">
      <style:paragraph-properties fo:line-height="100.00%" fo:text-align="center"/>
    </style:style>
    <style:style style:name="P864" style:family="paragraph">
      <style:paragraph-properties fo:line-height="100.00%" fo:text-align="left"/>
    </style:style>
    <style:style style:name="P8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67" style:family="paragraph">
      <style:paragraph-properties fo:line-height="115.00%" fo:text-align="left" fo:margin-bottom="10.00pt"/>
    </style:style>
    <style:style style:name="P868" style:family="paragraph">
      <style:paragraph-properties fo:line-height="100.00%" fo:text-align="left"/>
    </style:style>
    <style:style style:name="P86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1" style:family="paragraph">
      <style:paragraph-properties fo:line-height="115.00%" fo:text-align="left" fo:margin-bottom="10.00pt"/>
    </style:style>
    <style:style style:name="P872" style:family="paragraph">
      <style:paragraph-properties fo:line-height="100.00%" fo:text-align="left"/>
    </style:style>
    <style:style style:name="P87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5" style:family="paragraph">
      <style:paragraph-properties fo:line-height="100.00%" fo:text-align="center"/>
    </style:style>
    <style:style style:name="P876" style:family="paragraph">
      <style:paragraph-properties fo:line-height="100.00%" fo:text-align="left"/>
    </style:style>
    <style:style style:name="P8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79" style:family="paragraph">
      <style:paragraph-properties fo:line-height="115.00%" fo:text-align="left" fo:margin-bottom="10.00pt"/>
    </style:style>
    <style:style style:name="P880" style:family="paragraph">
      <style:paragraph-properties fo:line-height="100.00%" fo:text-align="left"/>
    </style:style>
    <style:style style:name="P8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2" style:family="paragraph">
      <style:paragraph-properties fo:line-height="115.00%" fo:text-align="left" fo:margin-bottom="10.00pt"/>
    </style:style>
    <style:style style:name="P883" style:family="paragraph">
      <style:paragraph-properties fo:line-height="100.00%" fo:text-align="left"/>
    </style:style>
    <style:style style:name="P8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5" style:family="paragraph">
      <style:paragraph-properties fo:line-height="115.00%" fo:text-align="left" fo:margin-bottom="10.00pt"/>
    </style:style>
    <style:style style:name="P886" style:family="paragraph">
      <style:paragraph-properties fo:line-height="100.00%" fo:text-align="left"/>
    </style:style>
    <style:style style:name="P88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89" style:family="paragraph">
      <style:paragraph-properties fo:line-height="100.00%" fo:text-align="center"/>
    </style:style>
    <style:style style:name="P890" style:family="paragraph">
      <style:paragraph-properties fo:line-height="100.00%" fo:text-align="left"/>
    </style:style>
    <style:style style:name="P89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8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93" style:family="paragraph">
      <style:paragraph-properties fo:line-height="100.00%" fo:text-align="center"/>
    </style:style>
    <style:style style:name="P894" style:family="paragraph">
      <style:paragraph-properties fo:line-height="100.00%" fo:text-align="left"/>
    </style:style>
    <style:style style:name="P89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896" style:family="paragraph">
      <style:paragraph-properties fo:line-height="100.00%" fo:text-align="center" fo:margin-top="6.00pt" fo:margin-bottom="6.00pt"/>
    </style:style>
    <style:style style:name="P897" style:family="paragraph">
      <style:paragraph-properties fo:line-height="100.00%" fo:text-align="left"/>
    </style:style>
    <style:style style:name="P898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899" style:family="paragraph">
      <style:paragraph-properties fo:line-height="100.00%" fo:text-align="left"/>
    </style:style>
    <style:style style:name="P90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02" style:family="paragraph">
      <style:paragraph-properties fo:line-height="100.00%" fo:text-align="center"/>
    </style:style>
    <style:style style:name="P903" style:family="paragraph">
      <style:paragraph-properties fo:line-height="100.00%" fo:text-align="left"/>
    </style:style>
    <style:style style:name="P90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06" style:family="paragraph">
      <style:paragraph-properties fo:line-height="100.00%" fo:text-align="center"/>
    </style:style>
    <style:style style:name="P907" style:family="paragraph">
      <style:paragraph-properties fo:line-height="100.00%" fo:text-align="left"/>
    </style:style>
    <style:style style:name="P9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0" style:family="paragraph">
      <style:paragraph-properties fo:line-height="100.00%" fo:text-align="center"/>
    </style:style>
    <style:style style:name="P911" style:family="paragraph">
      <style:paragraph-properties fo:line-height="100.00%" fo:text-align="left"/>
    </style:style>
    <style:style style:name="P9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4" style:family="paragraph">
      <style:paragraph-properties fo:line-height="115.00%" fo:text-align="left" fo:margin-bottom="10.00pt"/>
    </style:style>
    <style:style style:name="P915" style:family="paragraph">
      <style:paragraph-properties fo:line-height="100.00%" fo:text-align="left"/>
    </style:style>
    <style:style style:name="P9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17" style:family="paragraph">
      <style:paragraph-properties fo:line-height="115.00%" fo:text-align="left" fo:margin-bottom="10.00pt"/>
    </style:style>
    <style:style style:name="P918" style:family="paragraph">
      <style:paragraph-properties fo:line-height="100.00%" fo:text-align="left"/>
    </style:style>
    <style:style style:name="P9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1" style:family="paragraph">
      <style:paragraph-properties fo:line-height="100.00%" fo:text-align="center"/>
    </style:style>
    <style:style style:name="P922" style:family="paragraph">
      <style:paragraph-properties fo:line-height="100.00%" fo:text-align="left"/>
    </style:style>
    <style:style style:name="P9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5" style:family="paragraph">
      <style:paragraph-properties fo:line-height="115.00%" fo:text-align="left" fo:margin-bottom="10.00pt"/>
    </style:style>
    <style:style style:name="P926" style:family="paragraph">
      <style:paragraph-properties fo:line-height="100.00%" fo:text-align="left"/>
    </style:style>
    <style:style style:name="P9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29" style:family="paragraph">
      <style:paragraph-properties fo:line-height="100.00%" fo:text-align="center"/>
    </style:style>
    <style:style style:name="P930" style:family="paragraph">
      <style:paragraph-properties fo:line-height="100.00%" fo:text-align="left"/>
    </style:style>
    <style:style style:name="P9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33" style:family="paragraph">
      <style:paragraph-properties fo:line-height="100.00%" fo:text-align="center"/>
    </style:style>
    <style:style style:name="P934" style:family="paragraph">
      <style:paragraph-properties fo:line-height="100.00%" fo:text-align="left"/>
    </style:style>
    <style:style style:name="P9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37" style:family="paragraph">
      <style:paragraph-properties fo:line-height="100.00%" fo:text-align="center"/>
    </style:style>
    <style:style style:name="P938" style:family="paragraph">
      <style:paragraph-properties fo:line-height="100.00%" fo:text-align="left"/>
    </style:style>
    <style:style style:name="P9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40" style:family="paragraph">
      <style:paragraph-properties fo:line-height="100.00%" fo:text-align="left"/>
    </style:style>
    <style:style style:name="P941" style:family="paragraph">
      <style:paragraph-properties fo:line-height="100.00%" fo:text-align="center"/>
    </style:style>
    <style:style style:name="P942" style:family="paragraph">
      <style:paragraph-properties fo:line-height="100.00%" fo:text-align="left"/>
    </style:style>
    <style:style style:name="P943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44" style:family="paragraph">
      <style:paragraph-properties fo:line-height="100.00%" fo:text-align="left"/>
    </style:style>
    <style:style style:name="P94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4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47" style:family="paragraph">
      <style:paragraph-properties fo:line-height="100.00%" fo:text-align="center"/>
    </style:style>
    <style:style style:name="P948" style:family="paragraph">
      <style:paragraph-properties fo:line-height="100.00%" fo:text-align="left"/>
    </style:style>
    <style:style style:name="P94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51" style:family="paragraph">
      <style:paragraph-properties fo:line-height="100.00%" fo:text-align="center"/>
    </style:style>
    <style:style style:name="P952" style:family="paragraph">
      <style:paragraph-properties fo:line-height="100.00%" fo:text-align="left"/>
    </style:style>
    <style:style style:name="P95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5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5" style:family="paragraph">
      <style:paragraph-properties fo:line-height="100.00%" fo:text-align="left"/>
    </style:style>
    <style:style style:name="P9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58" style:family="paragraph">
      <style:paragraph-properties fo:line-height="115.00%" fo:text-align="left" fo:margin-bottom="10.00pt"/>
    </style:style>
    <style:style style:name="P959" style:family="paragraph">
      <style:paragraph-properties fo:line-height="100.00%" fo:text-align="left"/>
    </style:style>
    <style:style style:name="P9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2" style:family="paragraph">
      <style:paragraph-properties fo:line-height="100.00%" fo:text-align="center"/>
    </style:style>
    <style:style style:name="P963" style:family="paragraph">
      <style:paragraph-properties fo:line-height="100.00%" fo:text-align="left"/>
    </style:style>
    <style:style style:name="P9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5" style:family="paragraph">
      <style:paragraph-properties fo:line-height="100.00%" fo:text-align="center"/>
    </style:style>
    <style:style style:name="P966" style:family="paragraph">
      <style:paragraph-properties fo:line-height="100.00%" fo:text-align="left"/>
    </style:style>
    <style:style style:name="P96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69" style:family="paragraph">
      <style:paragraph-properties fo:line-height="100.00%" fo:text-align="center"/>
    </style:style>
    <style:style style:name="P970" style:family="paragraph">
      <style:paragraph-properties fo:line-height="100.00%" fo:text-align="left"/>
    </style:style>
    <style:style style:name="P9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7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73" style:family="paragraph">
      <style:paragraph-properties fo:line-height="100.00%" fo:text-align="center"/>
    </style:style>
    <style:style style:name="P974" style:family="paragraph">
      <style:paragraph-properties fo:line-height="100.00%" fo:text-align="left"/>
    </style:style>
    <style:style style:name="P9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76" style:family="paragraph">
      <style:paragraph-properties fo:line-height="100.00%" fo:text-align="center" fo:margin-top="6.00pt" fo:margin-bottom="6.00pt"/>
    </style:style>
    <style:style style:name="P977" style:family="paragraph">
      <style:paragraph-properties fo:line-height="100.00%" fo:text-align="left"/>
    </style:style>
    <style:style style:name="P978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79" style:family="paragraph">
      <style:paragraph-properties fo:line-height="100.00%" fo:text-align="left"/>
    </style:style>
    <style:style style:name="P98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9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82" style:family="paragraph">
      <style:paragraph-properties fo:line-height="100.00%" fo:text-align="center"/>
    </style:style>
    <style:style style:name="P983" style:family="paragraph">
      <style:paragraph-properties fo:line-height="100.00%" fo:text-align="left"/>
    </style:style>
    <style:style style:name="P9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86" style:family="paragraph">
      <style:paragraph-properties fo:line-height="100.00%" fo:text-align="center"/>
    </style:style>
    <style:style style:name="P987" style:family="paragraph">
      <style:paragraph-properties fo:line-height="100.00%" fo:text-align="left"/>
    </style:style>
    <style:style style:name="P9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98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0" style:family="paragraph">
      <style:paragraph-properties fo:line-height="100.00%" fo:text-align="center"/>
    </style:style>
    <style:style style:name="P991" style:family="paragraph">
      <style:paragraph-properties fo:line-height="100.00%" fo:text-align="left"/>
    </style:style>
    <style:style style:name="P99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4" style:family="paragraph">
      <style:paragraph-properties fo:line-height="115.00%" fo:text-align="left" fo:margin-bottom="10.00pt"/>
    </style:style>
    <style:style style:name="P995" style:family="paragraph">
      <style:paragraph-properties fo:line-height="100.00%" fo:text-align="left"/>
    </style:style>
    <style:style style:name="P99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997" style:family="paragraph">
      <style:paragraph-properties fo:line-height="115.00%" fo:text-align="left" fo:margin-bottom="10.00pt"/>
    </style:style>
    <style:style style:name="P998" style:family="paragraph">
      <style:paragraph-properties fo:line-height="100.00%" fo:text-align="left"/>
    </style:style>
    <style:style style:name="P99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0" style:family="paragraph">
      <style:paragraph-properties fo:line-height="115.00%" fo:text-align="left" fo:margin-bottom="10.00pt"/>
    </style:style>
    <style:style style:name="P1001" style:family="paragraph">
      <style:paragraph-properties fo:line-height="100.00%" fo:text-align="left"/>
    </style:style>
    <style:style style:name="P10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3" style:family="paragraph">
      <style:paragraph-properties fo:line-height="115.00%" fo:text-align="left" fo:margin-bottom="10.00pt"/>
    </style:style>
    <style:style style:name="P1004" style:family="paragraph">
      <style:paragraph-properties fo:line-height="100.00%" fo:text-align="left"/>
    </style:style>
    <style:style style:name="P10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07" style:family="paragraph">
      <style:paragraph-properties fo:line-height="100.00%" fo:text-align="center"/>
    </style:style>
    <style:style style:name="P1008" style:family="paragraph">
      <style:paragraph-properties fo:line-height="100.00%" fo:text-align="left"/>
    </style:style>
    <style:style style:name="P10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1" style:family="paragraph">
      <style:paragraph-properties fo:line-height="115.00%" fo:text-align="left" fo:margin-bottom="10.00pt"/>
    </style:style>
    <style:style style:name="P1012" style:family="paragraph">
      <style:paragraph-properties fo:line-height="100.00%" fo:text-align="left"/>
    </style:style>
    <style:style style:name="P10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4" style:family="paragraph">
      <style:paragraph-properties fo:line-height="115.00%" fo:text-align="left" fo:margin-bottom="10.00pt"/>
    </style:style>
    <style:style style:name="P1015" style:family="paragraph">
      <style:paragraph-properties fo:line-height="100.00%" fo:text-align="left"/>
    </style:style>
    <style:style style:name="P10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18" style:family="paragraph">
      <style:paragraph-properties fo:line-height="115.00%" fo:text-align="left" fo:margin-bottom="10.00pt"/>
    </style:style>
    <style:style style:name="P1019" style:family="paragraph">
      <style:paragraph-properties fo:line-height="100.00%" fo:text-align="left"/>
    </style:style>
    <style:style style:name="P10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2" style:family="paragraph">
      <style:paragraph-properties fo:line-height="100.00%" fo:text-align="center"/>
    </style:style>
    <style:style style:name="P1023" style:family="paragraph">
      <style:paragraph-properties fo:line-height="100.00%" fo:text-align="left"/>
    </style:style>
    <style:style style:name="P10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6" style:family="paragraph">
      <style:paragraph-properties fo:line-height="115.00%" fo:text-align="left" fo:margin-bottom="10.00pt"/>
    </style:style>
    <style:style style:name="P1027" style:family="paragraph">
      <style:paragraph-properties fo:line-height="100.00%" fo:text-align="left"/>
    </style:style>
    <style:style style:name="P10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29" style:family="paragraph">
      <style:paragraph-properties fo:line-height="115.00%" fo:text-align="left" fo:margin-bottom="10.00pt"/>
    </style:style>
    <style:style style:name="P1030" style:family="paragraph">
      <style:paragraph-properties fo:line-height="100.00%" fo:text-align="left"/>
    </style:style>
    <style:style style:name="P10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3" style:family="paragraph">
      <style:paragraph-properties fo:line-height="115.00%" fo:text-align="left" fo:margin-bottom="10.00pt"/>
    </style:style>
    <style:style style:name="P1034" style:family="paragraph">
      <style:paragraph-properties fo:line-height="100.00%" fo:text-align="left"/>
    </style:style>
    <style:style style:name="P10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6" style:family="paragraph">
      <style:paragraph-properties fo:line-height="115.00%" fo:text-align="left" fo:margin-bottom="10.00pt"/>
    </style:style>
    <style:style style:name="P1037" style:family="paragraph">
      <style:paragraph-properties fo:line-height="100.00%" fo:text-align="left"/>
    </style:style>
    <style:style style:name="P103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40" style:family="paragraph">
      <style:paragraph-properties fo:line-height="100.00%" fo:text-align="center"/>
    </style:style>
    <style:style style:name="P1041" style:family="paragraph">
      <style:paragraph-properties fo:line-height="100.00%" fo:text-align="left"/>
    </style:style>
    <style:style style:name="P104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4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44" style:family="paragraph">
      <style:paragraph-properties fo:line-height="100.00%" fo:text-align="center"/>
    </style:style>
    <style:style style:name="P1045" style:family="paragraph">
      <style:paragraph-properties fo:line-height="100.00%" fo:text-align="left"/>
    </style:style>
    <style:style style:name="P104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47" style:family="paragraph">
      <style:paragraph-properties fo:line-height="100.00%" fo:text-align="left"/>
    </style:style>
    <style:style style:name="P1048" style:family="paragraph">
      <style:paragraph-properties fo:line-height="100.00%" fo:text-align="center" fo:margin-top="6.00pt" fo:margin-bottom="6.00pt"/>
    </style:style>
    <style:style style:name="P1049" style:family="paragraph">
      <style:paragraph-properties fo:line-height="100.00%" fo:text-align="left"/>
    </style:style>
    <style:style style:name="P1050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51" style:family="paragraph">
      <style:paragraph-properties fo:line-height="100.00%" fo:text-align="left"/>
    </style:style>
    <style:style style:name="P1052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5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54" style:family="paragraph">
      <style:paragraph-properties fo:line-height="100.00%" fo:text-align="center"/>
    </style:style>
    <style:style style:name="P1055" style:family="paragraph">
      <style:paragraph-properties fo:line-height="100.00%" fo:text-align="left"/>
    </style:style>
    <style:style style:name="P10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5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58" style:family="paragraph">
      <style:paragraph-properties fo:line-height="100.00%" fo:text-align="center"/>
    </style:style>
    <style:style style:name="P1059" style:family="paragraph">
      <style:paragraph-properties fo:line-height="100.00%" fo:text-align="left"/>
    </style:style>
    <style:style style:name="P106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6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2" style:family="paragraph">
      <style:paragraph-properties fo:line-height="100.00%" fo:text-align="center"/>
    </style:style>
    <style:style style:name="P1063" style:family="paragraph">
      <style:paragraph-properties fo:line-height="100.00%" fo:text-align="left"/>
    </style:style>
    <style:style style:name="P106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6" style:family="paragraph">
      <style:paragraph-properties fo:line-height="115.00%" fo:text-align="left" fo:margin-bottom="10.00pt"/>
    </style:style>
    <style:style style:name="P1067" style:family="paragraph">
      <style:paragraph-properties fo:line-height="100.00%" fo:text-align="left"/>
    </style:style>
    <style:style style:name="P106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69" style:family="paragraph">
      <style:paragraph-properties fo:line-height="115.00%" fo:text-align="left" fo:margin-bottom="10.00pt"/>
    </style:style>
    <style:style style:name="P1070" style:family="paragraph">
      <style:paragraph-properties fo:line-height="100.00%" fo:text-align="left"/>
    </style:style>
    <style:style style:name="P107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3" style:family="paragraph">
      <style:paragraph-properties fo:line-height="100.00%" fo:text-align="center"/>
    </style:style>
    <style:style style:name="P1074" style:family="paragraph">
      <style:paragraph-properties fo:line-height="100.00%" fo:text-align="left"/>
    </style:style>
    <style:style style:name="P107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77" style:family="paragraph">
      <style:paragraph-properties fo:line-height="115.00%" fo:text-align="left" fo:margin-bottom="10.00pt"/>
    </style:style>
    <style:style style:name="P1078" style:family="paragraph">
      <style:paragraph-properties fo:line-height="100.00%" fo:text-align="left"/>
    </style:style>
    <style:style style:name="P107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1" style:family="paragraph">
      <style:paragraph-properties fo:line-height="100.00%" fo:text-align="center"/>
    </style:style>
    <style:style style:name="P1082" style:family="paragraph">
      <style:paragraph-properties fo:line-height="100.00%" fo:text-align="left"/>
    </style:style>
    <style:style style:name="P108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5" style:family="paragraph">
      <style:paragraph-properties fo:line-height="100.00%" fo:text-align="center"/>
    </style:style>
    <style:style style:name="P1086" style:family="paragraph">
      <style:paragraph-properties fo:line-height="100.00%" fo:text-align="left"/>
    </style:style>
    <style:style style:name="P108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8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89" style:family="paragraph">
      <style:paragraph-properties fo:line-height="100.00%" fo:text-align="center"/>
    </style:style>
    <style:style style:name="P1090" style:family="paragraph">
      <style:paragraph-properties fo:line-height="100.00%" fo:text-align="left"/>
    </style:style>
    <style:style style:name="P109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092" style:family="paragraph">
      <style:paragraph-properties fo:line-height="100.00%" fo:text-align="left"/>
    </style:style>
    <style:style style:name="P1093" style:family="paragraph">
      <style:paragraph-properties fo:line-height="100.00%" fo:text-align="center"/>
    </style:style>
    <style:style style:name="P1094" style:family="paragraph">
      <style:paragraph-properties fo:line-height="100.00%" fo:text-align="left"/>
    </style:style>
    <style:style style:name="P1095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96" style:family="paragraph">
      <style:paragraph-properties fo:line-height="100.00%" fo:text-align="left"/>
    </style:style>
    <style:style style:name="P1097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0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099" style:family="paragraph">
      <style:paragraph-properties fo:line-height="100.00%" fo:text-align="center"/>
    </style:style>
    <style:style style:name="P1100" style:family="paragraph">
      <style:paragraph-properties fo:line-height="100.00%" fo:text-align="left"/>
    </style:style>
    <style:style style:name="P11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03" style:family="paragraph">
      <style:paragraph-properties fo:line-height="100.00%" fo:text-align="center"/>
    </style:style>
    <style:style style:name="P1104" style:family="paragraph">
      <style:paragraph-properties fo:line-height="100.00%" fo:text-align="left"/>
    </style:style>
    <style:style style:name="P11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0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07" style:family="paragraph">
      <style:paragraph-properties fo:line-height="100.00%" fo:text-align="center"/>
    </style:style>
    <style:style style:name="P1108" style:family="paragraph">
      <style:paragraph-properties fo:line-height="100.00%" fo:text-align="left"/>
    </style:style>
    <style:style style:name="P11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1" style:family="paragraph">
      <style:paragraph-properties fo:line-height="115.00%" fo:text-align="left" fo:margin-bottom="10.00pt"/>
    </style:style>
    <style:style style:name="P1112" style:family="paragraph">
      <style:paragraph-properties fo:line-height="100.00%" fo:text-align="left"/>
    </style:style>
    <style:style style:name="P111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4" style:family="paragraph">
      <style:paragraph-properties fo:line-height="115.00%" fo:text-align="left" fo:margin-bottom="10.00pt"/>
    </style:style>
    <style:style style:name="P1115" style:family="paragraph">
      <style:paragraph-properties fo:line-height="100.00%" fo:text-align="left"/>
    </style:style>
    <style:style style:name="P11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17" style:family="paragraph">
      <style:paragraph-properties fo:line-height="115.00%" fo:text-align="left" fo:margin-bottom="10.00pt"/>
    </style:style>
    <style:style style:name="P1118" style:family="paragraph">
      <style:paragraph-properties fo:line-height="100.00%" fo:text-align="left"/>
    </style:style>
    <style:style style:name="P11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1" style:family="paragraph">
      <style:paragraph-properties fo:line-height="100.00%" fo:text-align="center"/>
    </style:style>
    <style:style style:name="P1122" style:family="paragraph">
      <style:paragraph-properties fo:line-height="100.00%" fo:text-align="left"/>
    </style:style>
    <style:style style:name="P11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5" style:family="paragraph">
      <style:paragraph-properties fo:line-height="100.00%" fo:text-align="center"/>
    </style:style>
    <style:style style:name="P1126" style:family="paragraph">
      <style:paragraph-properties fo:line-height="100.00%" fo:text-align="left"/>
    </style:style>
    <style:style style:name="P112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29" style:family="paragraph">
      <style:paragraph-properties fo:line-height="115.00%" fo:text-align="left" fo:margin-bottom="10.00pt"/>
    </style:style>
    <style:style style:name="P1130" style:family="paragraph">
      <style:paragraph-properties fo:line-height="100.00%" fo:text-align="left"/>
    </style:style>
    <style:style style:name="P113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3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33" style:family="paragraph">
      <style:paragraph-properties fo:line-height="100.00%" fo:text-align="center"/>
    </style:style>
    <style:style style:name="P1134" style:family="paragraph">
      <style:paragraph-properties fo:line-height="100.00%" fo:text-align="left"/>
    </style:style>
    <style:style style:name="P113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3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37" style:family="paragraph">
      <style:paragraph-properties fo:line-height="100.00%" fo:text-align="center"/>
    </style:style>
    <style:style style:name="P1138" style:family="paragraph">
      <style:paragraph-properties fo:line-height="100.00%" fo:text-align="left"/>
    </style:style>
    <style:style style:name="P113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40" style:family="paragraph">
      <style:paragraph-properties fo:line-height="100.00%" fo:text-align="left"/>
    </style:style>
    <style:style style:name="P1141" style:family="paragraph">
      <style:paragraph-properties fo:line-height="100.00%" fo:text-align="left" fo:margin-left="5.00pt" fo:text-indent="-5.00pt">
        <style:tab-stops>
          <style:tab-stop style:position="587.50pt"/>
        </style:tab-stops>
      </style:paragraph-properties>
    </style:style>
    <style:style style:name="P1142" style:family="paragraph">
      <style:paragraph-properties fo:line-height="100.00%" fo:text-align="left"/>
    </style:style>
    <style:style style:name="P1143" style:family="paragraph">
      <style:paragraph-properties fo:line-height="100.00%" fo:text-align="left" fo:margin-left="5.00pt" fo:text-indent="-5.00pt">
        <style:tab-stops>
          <style:tab-stop style:position="587.50pt"/>
        </style:tab-stops>
      </style:paragraph-properties>
    </style:style>
    <style:style style:name="P114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45" style:family="paragraph">
      <style:paragraph-properties fo:line-height="100.00%" fo:text-align="center"/>
    </style:style>
    <style:style style:name="P1146" style:family="paragraph">
      <style:paragraph-properties fo:line-height="100.00%" fo:text-align="left"/>
    </style:style>
    <style:style style:name="P114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4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49" style:family="paragraph">
      <style:paragraph-properties fo:line-height="100.00%" fo:text-align="center"/>
    </style:style>
    <style:style style:name="P1150" style:family="paragraph">
      <style:paragraph-properties fo:line-height="100.00%" fo:text-align="left"/>
    </style:style>
    <style:style style:name="P115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5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53" style:family="paragraph">
      <style:paragraph-properties fo:line-height="100.00%" fo:text-align="center"/>
    </style:style>
    <style:style style:name="P1154" style:family="paragraph">
      <style:paragraph-properties fo:line-height="100.00%" fo:text-align="left"/>
    </style:style>
    <style:style style:name="P115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5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57" style:family="paragraph">
      <style:paragraph-properties fo:line-height="115.00%" fo:text-align="left" fo:margin-bottom="10.00pt"/>
    </style:style>
    <style:style style:name="P1158" style:family="paragraph">
      <style:paragraph-properties fo:line-height="100.00%" fo:text-align="left"/>
    </style:style>
    <style:style style:name="P115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0" style:family="paragraph">
      <style:paragraph-properties fo:line-height="115.00%" fo:text-align="left" fo:margin-bottom="10.00pt"/>
    </style:style>
    <style:style style:name="P1161" style:family="paragraph">
      <style:paragraph-properties fo:line-height="100.00%" fo:text-align="left"/>
    </style:style>
    <style:style style:name="P116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3" style:family="paragraph">
      <style:paragraph-properties fo:line-height="115.00%" fo:text-align="left" fo:margin-bottom="10.00pt"/>
    </style:style>
    <style:style style:name="P1164" style:family="paragraph">
      <style:paragraph-properties fo:line-height="100.00%" fo:text-align="left"/>
    </style:style>
    <style:style style:name="P116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67" style:family="paragraph">
      <style:paragraph-properties fo:line-height="100.00%" fo:text-align="center"/>
    </style:style>
    <style:style style:name="P1168" style:family="paragraph">
      <style:paragraph-properties fo:line-height="100.00%" fo:text-align="left"/>
    </style:style>
    <style:style style:name="P116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1" style:family="paragraph">
      <style:paragraph-properties fo:line-height="100.00%" fo:text-align="center"/>
    </style:style>
    <style:style style:name="P1172" style:family="paragraph">
      <style:paragraph-properties fo:line-height="100.00%" fo:text-align="left"/>
    </style:style>
    <style:style style:name="P117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5" style:family="paragraph">
      <style:paragraph-properties fo:line-height="115.00%" fo:text-align="left" fo:margin-bottom="10.00pt"/>
    </style:style>
    <style:style style:name="P1176" style:family="paragraph">
      <style:paragraph-properties fo:line-height="100.00%" fo:text-align="left"/>
    </style:style>
    <style:style style:name="P117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79" style:family="paragraph">
      <style:paragraph-properties fo:line-height="100.00%" fo:text-align="center"/>
    </style:style>
    <style:style style:name="P1180" style:family="paragraph">
      <style:paragraph-properties fo:line-height="100.00%" fo:text-align="left"/>
    </style:style>
    <style:style style:name="P118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8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83" style:family="paragraph">
      <style:paragraph-properties fo:line-height="100.00%" fo:text-align="center"/>
    </style:style>
    <style:style style:name="P1184" style:family="paragraph">
      <style:paragraph-properties fo:line-height="100.00%" fo:text-align="left"/>
    </style:style>
    <style:style style:name="P118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86" style:family="paragraph">
      <style:paragraph-properties fo:line-height="100.00%" fo:text-align="left"/>
    </style:style>
    <style:style style:name="P1187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188" style:family="paragraph">
      <style:paragraph-properties fo:line-height="100.00%" fo:text-align="left"/>
    </style:style>
    <style:style style:name="P1189" style:family="paragraph">
      <style:paragraph-properties fo:line-height="100.00%" fo:text-align="left" fo:margin-left="5.00pt" fo:text-indent="-5.00pt">
        <style:tab-stops>
          <style:tab-stop style:position="472.00pt"/>
        </style:tab-stops>
      </style:paragraph-properties>
    </style:style>
    <style:style style:name="P119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91" style:family="paragraph">
      <style:paragraph-properties fo:line-height="100.00%" fo:text-align="center"/>
    </style:style>
    <style:style style:name="P1192" style:family="paragraph">
      <style:paragraph-properties fo:line-height="100.00%" fo:text-align="left"/>
    </style:style>
    <style:style style:name="P119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94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95" style:family="paragraph">
      <style:paragraph-properties fo:line-height="100.00%" fo:text-align="center"/>
    </style:style>
    <style:style style:name="P1196" style:family="paragraph">
      <style:paragraph-properties fo:line-height="100.00%" fo:text-align="left"/>
    </style:style>
    <style:style style:name="P1197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19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199" style:family="paragraph">
      <style:paragraph-properties fo:line-height="100.00%" fo:text-align="center"/>
    </style:style>
    <style:style style:name="P1200" style:family="paragraph">
      <style:paragraph-properties fo:line-height="100.00%" fo:text-align="left"/>
    </style:style>
    <style:style style:name="P1201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3" style:family="paragraph">
      <style:paragraph-properties fo:line-height="115.00%" fo:text-align="left" fo:margin-bottom="10.00pt"/>
    </style:style>
    <style:style style:name="P1204" style:family="paragraph">
      <style:paragraph-properties fo:line-height="100.00%" fo:text-align="left"/>
    </style:style>
    <style:style style:name="P120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6" style:family="paragraph">
      <style:paragraph-properties fo:line-height="115.00%" fo:text-align="left" fo:margin-bottom="10.00pt"/>
    </style:style>
    <style:style style:name="P1207" style:family="paragraph">
      <style:paragraph-properties fo:line-height="100.00%" fo:text-align="left"/>
    </style:style>
    <style:style style:name="P1208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0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0" style:family="paragraph">
      <style:paragraph-properties fo:line-height="100.00%" fo:text-align="center"/>
    </style:style>
    <style:style style:name="P1211" style:family="paragraph">
      <style:paragraph-properties fo:line-height="100.00%" fo:text-align="left"/>
    </style:style>
    <style:style style:name="P1212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3" style:family="paragraph">
      <style:paragraph-properties fo:line-height="100.00%" fo:text-align="center"/>
    </style:style>
    <style:style style:name="P1214" style:family="paragraph">
      <style:paragraph-properties fo:line-height="100.00%" fo:text-align="left"/>
    </style:style>
    <style:style style:name="P1215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6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17" style:family="paragraph">
      <style:paragraph-properties fo:line-height="100.00%" fo:text-align="center"/>
    </style:style>
    <style:style style:name="P1218" style:family="paragraph">
      <style:paragraph-properties fo:line-height="100.00%" fo:text-align="left"/>
    </style:style>
    <style:style style:name="P1219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  <style:tab-stop style:position="82866.30pt" style:char="." style:type="char"/>
        </style:tab-stops>
      </style:paragraph-properties>
    </style:style>
    <style:style style:name="P1220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221" style:family="paragraph">
      <style:paragraph-properties fo:line-height="100.00%" fo:text-align="center"/>
    </style:style>
    <style:style style:name="P1222" style:family="paragraph">
      <style:paragraph-properties fo:line-height="100.00%" fo:text-align="left"/>
    </style:style>
    <style:style style:name="P1223" style:family="paragraph">
      <style:paragraph-properties fo:line-height="100.00%" fo:text-align="left" fo:margin-left="5.00pt" fo:text-indent="-5.00pt">
        <style:tab-stops>
          <style:tab-stop style:position="112.75pt"/>
          <style:tab-stop style:position="65788.00pt" style:leader-style="dotted"/>
        </style:tab-stops>
      </style:paragraph-properties>
    </style:style>
    <style:style style:name="P1224" style:family="paragraph">
      <style:paragraph-properties fo:line-height="100.00%" fo:text-align="left"/>
    </style:style>
    <style:style style:name="TableColumn0100" style:family="table-column">
      <style:table-column-properties style:column-width="1.500000in"/>
    </style:style>
    <style:style style:name="TableColumn0101" style:family="table-column">
      <style:table-column-properties style:column-width="2.197917in"/>
    </style:style>
    <style:style style:name="TableColumn0102" style:family="table-column">
      <style:table-column-properties style:column-width="1.250000in"/>
    </style:style>
    <style:style style:name="TableColumn0103" style:family="table-column">
      <style:table-column-properties style:column-width="1.386111in"/>
    </style:style>
    <style:style style:name="Table01" style:family="table">
      <style:table-properties style:width="6.3340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1" style:family="table-row">
      <style:table-row-properties style:min-row-height="0.569444in"/>
    </style:style>
    <style:style style:name="TableCell01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8" style:family="table-row">
      <style:table-row-properties style:min-row-height="0.364583in"/>
    </style:style>
    <style:style style:name="TableCell01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0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1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3" style:family="table-row">
      <style:table-row-properties/>
    </style:style>
    <style:style style:name="TableCell012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4" style:family="table-row">
      <style:table-row-properties/>
    </style:style>
    <style:style style:name="TableCell012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5" style:family="table-row">
      <style:table-row-properties/>
    </style:style>
    <style:style style:name="TableCell012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6" style:family="table-row">
      <style:table-row-properties/>
    </style:style>
    <style:style style:name="TableCell012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7" style:family="table-row">
      <style:table-row-properties/>
    </style:style>
    <style:style style:name="TableCell012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8" style:family="table-row">
      <style:table-row-properties/>
    </style:style>
    <style:style style:name="TableCell012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29" style:family="table-row">
      <style:table-row-properties/>
    </style:style>
    <style:style style:name="TableCell012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2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0" style:family="table-row">
      <style:table-row-properties/>
    </style:style>
    <style:style style:name="TableCell013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1" style:family="table-row">
      <style:table-row-properties/>
    </style:style>
    <style:style style:name="TableCell013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2" style:family="table-row">
      <style:table-row-properties/>
    </style:style>
    <style:style style:name="TableCell013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3" style:family="table-row">
      <style:table-row-properties/>
    </style:style>
    <style:style style:name="TableCell013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4" style:family="table-row">
      <style:table-row-properties/>
    </style:style>
    <style:style style:name="TableCell013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5" style:family="table-row">
      <style:table-row-properties/>
    </style:style>
    <style:style style:name="TableCell013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6" style:family="table-row">
      <style:table-row-properties/>
    </style:style>
    <style:style style:name="TableCell013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7" style:family="table-row">
      <style:table-row-properties/>
    </style:style>
    <style:style style:name="TableCell013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8" style:family="table-row">
      <style:table-row-properties/>
    </style:style>
    <style:style style:name="TableCell013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39" style:family="table-row">
      <style:table-row-properties/>
    </style:style>
    <style:style style:name="TableCell013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3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0" style:family="table-row">
      <style:table-row-properties/>
    </style:style>
    <style:style style:name="TableCell014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1" style:family="table-row">
      <style:table-row-properties/>
    </style:style>
    <style:style style:name="TableCell014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1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2" style:family="table-row">
      <style:table-row-properties/>
    </style:style>
    <style:style style:name="TableCell014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2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3" style:family="table-row">
      <style:table-row-properties/>
    </style:style>
    <style:style style:name="TableCell014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4" style:family="table-row">
      <style:table-row-properties/>
    </style:style>
    <style:style style:name="TableCell014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145" style:family="table-row">
      <style:table-row-properties/>
    </style:style>
    <style:style style:name="TableCell014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14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olumn0200" style:family="table-column">
      <style:table-column-properties style:column-width="1.518750in"/>
    </style:style>
    <style:style style:name="TableColumn0201" style:family="table-column">
      <style:table-column-properties style:column-width="2.179167in"/>
    </style:style>
    <style:style style:name="TableColumn0202" style:family="table-column">
      <style:table-column-properties style:column-width="1.145833in"/>
    </style:style>
    <style:style style:name="TableColumn0203" style:family="table-column">
      <style:table-column-properties style:column-width="1.500000in"/>
    </style:style>
    <style:style style:name="Table02" style:family="table">
      <style:table-properties style:width="6.34375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 style:min-row-height="0.583333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625000in"/>
    </style:style>
    <style:style style:name="TableColumn0301" style:family="table-column">
      <style:table-column-properties style:column-width="4.643056in"/>
    </style:style>
    <style:style style:name="Table03" style:family="table">
      <style:table-properties style:width="6.26805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ell030001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ell030101" style:family="table-cell">
      <style:table-cell-properties fo:border-top="0.006944in solid #000001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Row0302" style:family="table-row">
      <style:table-row-properties style:min-row-height="0.051389in"/>
    </style:style>
    <style:style style:name="TableCell030200" style:family="table-cell">
      <style:table-cell-properties fo:border-top="0.000694in solid #000000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ell030201" style:family="table-cell">
      <style:table-cell-properties fo:border-top="0.000694in solid #000000" fo:border-left="0.006944in solid #000001" fo:border-right="0.006944in solid #000001" fo:border-bottom="0.006944in solid #000001" fo:padding-left="0.055556in" fo:padding-right="0.055556in" fo:vertical-align="top" fo:background-color="#ffffff"/>
    </style:style>
    <style:style style:name="TableColumn0400" style:family="table-column">
      <style:table-column-properties style:column-width="1.635417in"/>
    </style:style>
    <style:style style:name="TableColumn0401" style:family="table-column">
      <style:table-column-properties style:column-width="0.552083in"/>
    </style:style>
    <style:style style:name="TableColumn0402" style:family="table-column">
      <style:table-column-properties style:column-width="4.437500in"/>
    </style:style>
    <style:style style:name="Table04" style:family="table">
      <style:table-properties style:width="6.625000in" fo:margin-left="0.000000in" style:writing-mode="lr" table:align="left" style:may-break-between-rows="true"/>
    </style:style>
    <style:style style:name="TableRow0400" style:family="table-row">
      <style:table-row-properties style:min-row-height="0.291667in"/>
    </style:style>
    <style:style style:name="TableCell04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4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401" style:family="table-row">
      <style:table-row-properties style:min-row-height="0.291667in"/>
    </style:style>
    <style:style style:name="TableCell04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2" style:family="table-row">
      <style:table-row-properties style:min-row-height="0.281250in"/>
    </style:style>
    <style:style style:name="TableCell04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403" style:family="table-row">
      <style:table-row-properties style:min-row-height="0.291667in"/>
    </style:style>
    <style:style style:name="TableCell04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4" style:family="table-row">
      <style:table-row-properties style:min-row-height="0.291667in"/>
    </style:style>
    <style:style style:name="TableCell04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5" style:family="table-row">
      <style:table-row-properties style:min-row-height="0.291667in"/>
    </style:style>
    <style:style style:name="TableCell04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6" style:family="table-row">
      <style:table-row-properties style:min-row-height="0.291667in"/>
    </style:style>
    <style:style style:name="TableCell04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7" style:family="table-row">
      <style:table-row-properties style:min-row-height="0.291667in"/>
    </style:style>
    <style:style style:name="TableCell04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7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7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8" style:family="table-row">
      <style:table-row-properties style:min-row-height="0.354167in"/>
    </style:style>
    <style:style style:name="TableCell040800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8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8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09" style:family="table-row">
      <style:table-row-properties style:min-row-height="0.291667in"/>
    </style:style>
    <style:style style:name="TableCell04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410" style:family="table-row">
      <style:table-row-properties style:min-row-height="0.291667in"/>
    </style:style>
    <style:style style:name="TableCell04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4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4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500" style:family="table-column">
      <style:table-column-properties style:column-width="1.635417in"/>
    </style:style>
    <style:style style:name="TableColumn0501" style:family="table-column">
      <style:table-column-properties style:column-width="0.552083in"/>
    </style:style>
    <style:style style:name="TableColumn0502" style:family="table-column">
      <style:table-column-properties style:column-width="4.437500in"/>
    </style:style>
    <style:style style:name="Table05" style:family="table">
      <style:table-properties style:width="6.625000in" fo:margin-left="0.000000in" style:writing-mode="lr" table:align="left" style:may-break-between-rows="true"/>
    </style:style>
    <style:style style:name="TableRow0500" style:family="table-row">
      <style:table-row-properties style:min-row-height="0.291667in"/>
    </style:style>
    <style:style style:name="TableCell05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1" style:family="table-row">
      <style:table-row-properties style:min-row-height="0.291667in"/>
    </style:style>
    <style:style style:name="TableCell05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2" style:family="table-row">
      <style:table-row-properties style:min-row-height="0.375000in"/>
    </style:style>
    <style:style style:name="TableCell05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3" style:family="table-row">
      <style:table-row-properties style:min-row-height="0.291667in"/>
    </style:style>
    <style:style style:name="TableCell05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4" style:family="table-row">
      <style:table-row-properties style:min-row-height="0.291667in"/>
    </style:style>
    <style:style style:name="TableCell05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5" style:family="table-row">
      <style:table-row-properties style:min-row-height="0.291667in"/>
    </style:style>
    <style:style style:name="TableCell05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6" style:family="table-row">
      <style:table-row-properties style:min-row-height="0.291667in"/>
    </style:style>
    <style:style style:name="TableCell05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7" style:family="table-row">
      <style:table-row-properties style:min-row-height="0.291667in"/>
    </style:style>
    <style:style style:name="TableCell05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508" style:family="table-row">
      <style:table-row-properties style:min-row-height="0.291667in"/>
    </style:style>
    <style:style style:name="TableCell05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5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5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olumn0600" style:family="table-column">
      <style:table-column-properties style:column-width="1.635417in"/>
    </style:style>
    <style:style style:name="TableColumn0601" style:family="table-column">
      <style:table-column-properties style:column-width="0.552083in"/>
    </style:style>
    <style:style style:name="TableColumn0602" style:family="table-column">
      <style:table-column-properties style:column-width="4.437500in"/>
    </style:style>
    <style:style style:name="Table06" style:family="table">
      <style:table-properties style:width="6.625000in" fo:margin-left="0.000000in" style:writing-mode="lr" table:align="left" style:may-break-between-rows="true"/>
    </style:style>
    <style:style style:name="TableRow0600" style:family="table-row">
      <style:table-row-properties style:min-row-height="0.291667in"/>
    </style:style>
    <style:style style:name="TableCell06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6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601" style:family="table-row">
      <style:table-row-properties style:min-row-height="0.291667in"/>
    </style:style>
    <style:style style:name="TableCell06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2" style:family="table-row">
      <style:table-row-properties style:min-row-height="0.375000in"/>
    </style:style>
    <style:style style:name="TableCell06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603" style:family="table-row">
      <style:table-row-properties style:min-row-height="0.291667in"/>
    </style:style>
    <style:style style:name="TableCell06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4" style:family="table-row">
      <style:table-row-properties style:min-row-height="0.291667in"/>
    </style:style>
    <style:style style:name="TableCell06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5" style:family="table-row">
      <style:table-row-properties style:min-row-height="0.291667in"/>
    </style:style>
    <style:style style:name="TableCell06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6" style:family="table-row">
      <style:table-row-properties style:min-row-height="0.291667in"/>
    </style:style>
    <style:style style:name="TableCell06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7" style:family="table-row">
      <style:table-row-properties style:min-row-height="0.291667in"/>
    </style:style>
    <style:style style:name="TableCell06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8" style:family="table-row">
      <style:table-row-properties style:min-row-height="0.291667in"/>
    </style:style>
    <style:style style:name="TableCell06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09" style:family="table-row">
      <style:table-row-properties style:min-row-height="0.291667in"/>
    </style:style>
    <style:style style:name="TableCell06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0" style:family="table-row">
      <style:table-row-properties style:min-row-height="0.291667in"/>
    </style:style>
    <style:style style:name="TableCell06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0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0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1" style:family="table-row">
      <style:table-row-properties style:min-row-height="0.291667in"/>
    </style:style>
    <style:style style:name="TableCell06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2" style:family="table-row">
      <style:table-row-properties style:min-row-height="0.291667in"/>
    </style:style>
    <style:style style:name="TableCell06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2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2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3" style:family="table-row">
      <style:table-row-properties/>
    </style:style>
    <style:style style:name="TableCell06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614" style:family="table-row">
      <style:table-row-properties style:min-row-height="0.291667in"/>
    </style:style>
    <style:style style:name="TableCell06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6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61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700" style:family="table-column">
      <style:table-column-properties style:column-width="1.635417in"/>
    </style:style>
    <style:style style:name="TableColumn0701" style:family="table-column">
      <style:table-column-properties style:column-width="0.552083in"/>
    </style:style>
    <style:style style:name="TableColumn0702" style:family="table-column">
      <style:table-column-properties style:column-width="4.437500in"/>
    </style:style>
    <style:style style:name="Table07" style:family="table">
      <style:table-properties style:width="6.625000in" fo:margin-left="0.000000in" style:writing-mode="lr" table:align="left" style:may-break-between-rows="true"/>
    </style:style>
    <style:style style:name="TableRow0700" style:family="table-row">
      <style:table-row-properties style:min-row-height="0.291667in"/>
    </style:style>
    <style:style style:name="TableCell07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7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701" style:family="table-row">
      <style:table-row-properties style:min-row-height="0.291667in"/>
    </style:style>
    <style:style style:name="TableCell07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2" style:family="table-row">
      <style:table-row-properties style:min-row-height="0.375000in"/>
    </style:style>
    <style:style style:name="TableCell07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703" style:family="table-row">
      <style:table-row-properties style:min-row-height="0.291667in"/>
    </style:style>
    <style:style style:name="TableCell07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4" style:family="table-row">
      <style:table-row-properties style:min-row-height="0.291667in"/>
    </style:style>
    <style:style style:name="TableCell07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5" style:family="table-row">
      <style:table-row-properties style:min-row-height="0.291667in"/>
    </style:style>
    <style:style style:name="TableCell07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6" style:family="table-row">
      <style:table-row-properties style:min-row-height="0.291667in"/>
    </style:style>
    <style:style style:name="TableCell07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7" style:family="table-row">
      <style:table-row-properties style:min-row-height="0.291667in"/>
    </style:style>
    <style:style style:name="TableCell07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8" style:family="table-row">
      <style:table-row-properties style:min-row-height="0.291667in"/>
    </style:style>
    <style:style style:name="TableCell07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09" style:family="table-row">
      <style:table-row-properties/>
    </style:style>
    <style:style style:name="TableCell07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710" style:family="table-row">
      <style:table-row-properties style:min-row-height="0.291667in"/>
    </style:style>
    <style:style style:name="TableCell07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7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7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800" style:family="table-column">
      <style:table-column-properties style:column-width="1.635417in"/>
    </style:style>
    <style:style style:name="TableColumn0801" style:family="table-column">
      <style:table-column-properties style:column-width="0.552083in"/>
    </style:style>
    <style:style style:name="TableColumn0802" style:family="table-column">
      <style:table-column-properties style:column-width="4.437500in"/>
    </style:style>
    <style:style style:name="Table08" style:family="table">
      <style:table-properties style:width="6.625000in" fo:margin-left="0.000000in" style:writing-mode="lr" table:align="left" style:may-break-between-rows="true"/>
    </style:style>
    <style:style style:name="TableRow0800" style:family="table-row">
      <style:table-row-properties style:min-row-height="0.291667in"/>
    </style:style>
    <style:style style:name="TableCell08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8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801" style:family="table-row">
      <style:table-row-properties style:min-row-height="0.291667in"/>
    </style:style>
    <style:style style:name="TableCell08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2" style:family="table-row">
      <style:table-row-properties style:min-row-height="0.375000in"/>
    </style:style>
    <style:style style:name="TableCell08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803" style:family="table-row">
      <style:table-row-properties style:min-row-height="0.291667in"/>
    </style:style>
    <style:style style:name="TableCell08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4" style:family="table-row">
      <style:table-row-properties style:min-row-height="0.291667in"/>
    </style:style>
    <style:style style:name="TableCell08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5" style:family="table-row">
      <style:table-row-properties style:min-row-height="0.291667in"/>
    </style:style>
    <style:style style:name="TableCell08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6" style:family="table-row">
      <style:table-row-properties/>
    </style:style>
    <style:style style:name="TableCell08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807" style:family="table-row">
      <style:table-row-properties style:min-row-height="0.291667in"/>
    </style:style>
    <style:style style:name="TableCell08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8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80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900" style:family="table-column">
      <style:table-column-properties style:column-width="1.635417in"/>
    </style:style>
    <style:style style:name="TableColumn0901" style:family="table-column">
      <style:table-column-properties style:column-width="0.552083in"/>
    </style:style>
    <style:style style:name="TableColumn0902" style:family="table-column">
      <style:table-column-properties style:column-width="4.437500in"/>
    </style:style>
    <style:style style:name="Table09" style:family="table">
      <style:table-properties style:width="6.625000in" fo:margin-left="0.000000in" style:writing-mode="lr" table:align="left" style:may-break-between-rows="true"/>
    </style:style>
    <style:style style:name="TableRow0900" style:family="table-row">
      <style:table-row-properties style:min-row-height="0.291667in"/>
    </style:style>
    <style:style style:name="TableCell09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9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901" style:family="table-row">
      <style:table-row-properties style:min-row-height="0.291667in"/>
    </style:style>
    <style:style style:name="TableCell09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2" style:family="table-row">
      <style:table-row-properties style:min-row-height="0.375000in"/>
    </style:style>
    <style:style style:name="TableCell09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903" style:family="table-row">
      <style:table-row-properties style:min-row-height="0.291667in"/>
    </style:style>
    <style:style style:name="TableCell09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4" style:family="table-row">
      <style:table-row-properties style:min-row-height="0.291667in"/>
    </style:style>
    <style:style style:name="TableCell09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5" style:family="table-row">
      <style:table-row-properties style:min-row-height="0.291667in"/>
    </style:style>
    <style:style style:name="TableCell09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6" style:family="table-row">
      <style:table-row-properties style:min-row-height="0.291667in"/>
    </style:style>
    <style:style style:name="TableCell09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7" style:family="table-row">
      <style:table-row-properties style:min-row-height="0.291667in"/>
    </style:style>
    <style:style style:name="TableCell09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8" style:family="table-row">
      <style:table-row-properties style:min-row-height="0.291667in"/>
    </style:style>
    <style:style style:name="TableCell09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09" style:family="table-row">
      <style:table-row-properties style:min-row-height="0.291667in"/>
    </style:style>
    <style:style style:name="TableCell09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0" style:family="table-row">
      <style:table-row-properties style:min-row-height="0.291667in"/>
    </style:style>
    <style:style style:name="TableCell09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1" style:family="table-row">
      <style:table-row-properties style:min-row-height="0.291667in"/>
    </style:style>
    <style:style style:name="TableCell09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1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1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2" style:family="table-row">
      <style:table-row-properties style:min-row-height="0.291667in"/>
    </style:style>
    <style:style style:name="TableCell09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3" style:family="table-row">
      <style:table-row-properties style:min-row-height="0.291667in"/>
    </style:style>
    <style:style style:name="TableCell09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4" style:family="table-row">
      <style:table-row-properties style:min-row-height="0.291667in"/>
    </style:style>
    <style:style style:name="TableCell09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5" style:family="table-row">
      <style:table-row-properties style:min-row-height="0.291667in"/>
    </style:style>
    <style:style style:name="TableCell09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6" style:family="table-row">
      <style:table-row-properties style:min-row-height="0.291667in"/>
    </style:style>
    <style:style style:name="TableCell09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6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6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7" style:family="table-row">
      <style:table-row-properties/>
    </style:style>
    <style:style style:name="TableCell09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0918" style:family="table-row">
      <style:table-row-properties style:min-row-height="0.291667in"/>
    </style:style>
    <style:style style:name="TableCell091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091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091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000" style:family="table-column">
      <style:table-column-properties style:column-width="1.635417in"/>
    </style:style>
    <style:style style:name="TableColumn1001" style:family="table-column">
      <style:table-column-properties style:column-width="0.552083in"/>
    </style:style>
    <style:style style:name="TableColumn1002" style:family="table-column">
      <style:table-column-properties style:column-width="4.437500in"/>
    </style:style>
    <style:style style:name="Table10" style:family="table">
      <style:table-properties style:width="6.625000in" fo:margin-left="0.000000in" style:writing-mode="lr" table:align="left" style:may-break-between-rows="true"/>
    </style:style>
    <style:style style:name="TableRow1000" style:family="table-row">
      <style:table-row-properties style:min-row-height="0.291667in"/>
    </style:style>
    <style:style style:name="TableCell10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0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001" style:family="table-row">
      <style:table-row-properties style:min-row-height="0.291667in"/>
    </style:style>
    <style:style style:name="TableCell10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2" style:family="table-row">
      <style:table-row-properties style:min-row-height="0.375000in"/>
    </style:style>
    <style:style style:name="TableCell10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003" style:family="table-row">
      <style:table-row-properties style:min-row-height="0.291667in"/>
    </style:style>
    <style:style style:name="TableCell10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4" style:family="table-row">
      <style:table-row-properties style:min-row-height="0.291667in"/>
    </style:style>
    <style:style style:name="TableCell10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5" style:family="table-row">
      <style:table-row-properties style:min-row-height="0.291667in"/>
    </style:style>
    <style:style style:name="TableCell10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6" style:family="table-row">
      <style:table-row-properties style:min-row-height="0.291667in"/>
    </style:style>
    <style:style style:name="TableCell10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7" style:family="table-row">
      <style:table-row-properties style:min-row-height="0.291667in"/>
    </style:style>
    <style:style style:name="TableCell10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8" style:family="table-row">
      <style:table-row-properties style:min-row-height="0.291667in"/>
    </style:style>
    <style:style style:name="TableCell10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09" style:family="table-row">
      <style:table-row-properties/>
    </style:style>
    <style:style style:name="TableCell10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010" style:family="table-row">
      <style:table-row-properties style:min-row-height="0.291667in"/>
    </style:style>
    <style:style style:name="TableCell10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0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0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100" style:family="table-column">
      <style:table-column-properties style:column-width="1.635417in"/>
    </style:style>
    <style:style style:name="TableColumn1101" style:family="table-column">
      <style:table-column-properties style:column-width="0.552083in"/>
    </style:style>
    <style:style style:name="TableColumn1102" style:family="table-column">
      <style:table-column-properties style:column-width="4.437500in"/>
    </style:style>
    <style:style style:name="Table11" style:family="table">
      <style:table-properties style:width="6.625000in" fo:margin-left="0.000000in" style:writing-mode="lr" table:align="left" style:may-break-between-rows="true"/>
    </style:style>
    <style:style style:name="TableRow1100" style:family="table-row">
      <style:table-row-properties style:min-row-height="0.291667in"/>
    </style:style>
    <style:style style:name="TableCell11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1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101" style:family="table-row">
      <style:table-row-properties style:min-row-height="0.291667in"/>
    </style:style>
    <style:style style:name="TableCell11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2" style:family="table-row">
      <style:table-row-properties style:min-row-height="0.375000in"/>
    </style:style>
    <style:style style:name="TableCell11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103" style:family="table-row">
      <style:table-row-properties style:min-row-height="0.291667in"/>
    </style:style>
    <style:style style:name="TableCell11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4" style:family="table-row">
      <style:table-row-properties style:min-row-height="0.291667in"/>
    </style:style>
    <style:style style:name="TableCell11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5" style:family="table-row">
      <style:table-row-properties style:min-row-height="0.291667in"/>
    </style:style>
    <style:style style:name="TableCell11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6" style:family="table-row">
      <style:table-row-properties style:min-row-height="0.291667in"/>
    </style:style>
    <style:style style:name="TableCell11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7" style:family="table-row">
      <style:table-row-properties style:min-row-height="0.291667in"/>
    </style:style>
    <style:style style:name="TableCell11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7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7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8" style:family="table-row">
      <style:table-row-properties style:min-row-height="0.291667in"/>
    </style:style>
    <style:style style:name="TableCell11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09" style:family="table-row">
      <style:table-row-properties style:min-row-height="0.291667in"/>
    </style:style>
    <style:style style:name="TableCell11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09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09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0" style:family="table-row">
      <style:table-row-properties style:min-row-height="0.291667in"/>
    </style:style>
    <style:style style:name="TableCell11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1" style:family="table-row">
      <style:table-row-properties style:min-row-height="0.291667in"/>
    </style:style>
    <style:style style:name="TableCell11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1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1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2" style:family="table-row">
      <style:table-row-properties style:min-row-height="0.291667in"/>
    </style:style>
    <style:style style:name="TableCell11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3" style:family="table-row">
      <style:table-row-properties style:min-row-height="0.291667in"/>
    </style:style>
    <style:style style:name="TableCell11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3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3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4" style:family="table-row">
      <style:table-row-properties/>
    </style:style>
    <style:style style:name="TableCell11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115" style:family="table-row">
      <style:table-row-properties style:min-row-height="0.291667in"/>
    </style:style>
    <style:style style:name="TableCell11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1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11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200" style:family="table-column">
      <style:table-column-properties style:column-width="1.635417in"/>
    </style:style>
    <style:style style:name="TableColumn1201" style:family="table-column">
      <style:table-column-properties style:column-width="0.552083in"/>
    </style:style>
    <style:style style:name="TableColumn1202" style:family="table-column">
      <style:table-column-properties style:column-width="4.437500in"/>
    </style:style>
    <style:style style:name="Table12" style:family="table">
      <style:table-properties style:width="6.625000in" fo:margin-left="0.000000in" style:writing-mode="lr" table:align="left" style:may-break-between-rows="true"/>
    </style:style>
    <style:style style:name="TableRow1200" style:family="table-row">
      <style:table-row-properties style:min-row-height="0.291667in"/>
    </style:style>
    <style:style style:name="TableCell12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2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201" style:family="table-row">
      <style:table-row-properties style:min-row-height="0.291667in"/>
    </style:style>
    <style:style style:name="TableCell12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2" style:family="table-row">
      <style:table-row-properties style:min-row-height="0.375000in"/>
    </style:style>
    <style:style style:name="TableCell12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203" style:family="table-row">
      <style:table-row-properties style:min-row-height="0.291667in"/>
    </style:style>
    <style:style style:name="TableCell12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4" style:family="table-row">
      <style:table-row-properties style:min-row-height="0.291667in"/>
    </style:style>
    <style:style style:name="TableCell12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5" style:family="table-row">
      <style:table-row-properties style:min-row-height="0.291667in"/>
    </style:style>
    <style:style style:name="TableCell12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6" style:family="table-row">
      <style:table-row-properties style:min-row-height="0.291667in"/>
    </style:style>
    <style:style style:name="TableCell12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6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6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7" style:family="table-row">
      <style:table-row-properties style:min-row-height="0.291667in"/>
    </style:style>
    <style:style style:name="TableCell12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7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7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8" style:family="table-row">
      <style:table-row-properties style:min-row-height="0.291667in"/>
    </style:style>
    <style:style style:name="TableCell12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09" style:family="table-row">
      <style:table-row-properties style:min-row-height="0.291667in"/>
    </style:style>
    <style:style style:name="TableCell12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09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09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0" style:family="table-row">
      <style:table-row-properties style:min-row-height="0.291667in"/>
    </style:style>
    <style:style style:name="TableCell12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1" style:family="table-row">
      <style:table-row-properties style:min-row-height="0.291667in"/>
    </style:style>
    <style:style style:name="TableCell12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1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1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2" style:family="table-row">
      <style:table-row-properties style:min-row-height="0.291667in"/>
    </style:style>
    <style:style style:name="TableCell12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3" style:family="table-row">
      <style:table-row-properties style:min-row-height="0.291667in"/>
    </style:style>
    <style:style style:name="TableCell12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3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3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4" style:family="table-row">
      <style:table-row-properties style:min-row-height="0.291667in"/>
    </style:style>
    <style:style style:name="TableCell12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5" style:family="table-row">
      <style:table-row-properties style:min-row-height="0.291667in"/>
    </style:style>
    <style:style style:name="TableCell12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6" style:family="table-row">
      <style:table-row-properties/>
    </style:style>
    <style:style style:name="TableCell12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217" style:family="table-row">
      <style:table-row-properties style:min-row-height="0.291667in"/>
    </style:style>
    <style:style style:name="TableCell12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2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21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300" style:family="table-column">
      <style:table-column-properties style:column-width="1.635417in"/>
    </style:style>
    <style:style style:name="TableColumn1301" style:family="table-column">
      <style:table-column-properties style:column-width="0.552083in"/>
    </style:style>
    <style:style style:name="TableColumn1302" style:family="table-column">
      <style:table-column-properties style:column-width="4.437500in"/>
    </style:style>
    <style:style style:name="Table13" style:family="table">
      <style:table-properties style:width="6.625000in" fo:margin-left="0.000000in" style:writing-mode="lr" table:align="left" style:may-break-between-rows="true"/>
    </style:style>
    <style:style style:name="TableRow1300" style:family="table-row">
      <style:table-row-properties style:min-row-height="0.291667in"/>
    </style:style>
    <style:style style:name="TableCell13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3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301" style:family="table-row">
      <style:table-row-properties style:min-row-height="0.291667in"/>
    </style:style>
    <style:style style:name="TableCell13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2" style:family="table-row">
      <style:table-row-properties style:min-row-height="0.375000in"/>
    </style:style>
    <style:style style:name="TableCell13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303" style:family="table-row">
      <style:table-row-properties style:min-row-height="0.291667in"/>
    </style:style>
    <style:style style:name="TableCell13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4" style:family="table-row">
      <style:table-row-properties style:min-row-height="0.291667in"/>
    </style:style>
    <style:style style:name="TableCell13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5" style:family="table-row">
      <style:table-row-properties style:min-row-height="0.291667in"/>
    </style:style>
    <style:style style:name="TableCell13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6" style:family="table-row">
      <style:table-row-properties style:min-row-height="0.291667in"/>
    </style:style>
    <style:style style:name="TableCell13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7" style:family="table-row">
      <style:table-row-properties style:min-row-height="0.291667in"/>
    </style:style>
    <style:style style:name="TableCell13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8" style:family="table-row">
      <style:table-row-properties/>
    </style:style>
    <style:style style:name="TableCell13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309" style:family="table-row">
      <style:table-row-properties style:min-row-height="0.291667in"/>
    </style:style>
    <style:style style:name="TableCell13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3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3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400" style:family="table-column">
      <style:table-column-properties style:column-width="1.635417in"/>
    </style:style>
    <style:style style:name="TableColumn1401" style:family="table-column">
      <style:table-column-properties style:column-width="0.552083in"/>
    </style:style>
    <style:style style:name="TableColumn1402" style:family="table-column">
      <style:table-column-properties style:column-width="4.437500in"/>
    </style:style>
    <style:style style:name="Table14" style:family="table">
      <style:table-properties style:width="6.625000in" fo:margin-left="0.000000in" style:writing-mode="lr" table:align="left" style:may-break-between-rows="true"/>
    </style:style>
    <style:style style:name="TableRow1400" style:family="table-row">
      <style:table-row-properties style:min-row-height="0.291667in"/>
    </style:style>
    <style:style style:name="TableCell14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4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401" style:family="table-row">
      <style:table-row-properties style:min-row-height="0.291667in"/>
    </style:style>
    <style:style style:name="TableCell14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2" style:family="table-row">
      <style:table-row-properties style:min-row-height="0.375000in"/>
    </style:style>
    <style:style style:name="TableCell14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403" style:family="table-row">
      <style:table-row-properties style:min-row-height="0.291667in"/>
    </style:style>
    <style:style style:name="TableCell14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4" style:family="table-row">
      <style:table-row-properties style:min-row-height="0.291667in"/>
    </style:style>
    <style:style style:name="TableCell14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5" style:family="table-row">
      <style:table-row-properties style:min-row-height="0.291667in"/>
    </style:style>
    <style:style style:name="TableCell14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6" style:family="table-row">
      <style:table-row-properties style:min-row-height="0.291667in"/>
    </style:style>
    <style:style style:name="TableCell14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7" style:family="table-row">
      <style:table-row-properties style:min-row-height="0.291667in"/>
    </style:style>
    <style:style style:name="TableCell14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8" style:family="table-row">
      <style:table-row-properties/>
    </style:style>
    <style:style style:name="TableCell14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409" style:family="table-row">
      <style:table-row-properties style:min-row-height="0.291667in"/>
    </style:style>
    <style:style style:name="TableCell14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4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4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500" style:family="table-column">
      <style:table-column-properties style:column-width="1.635417in"/>
    </style:style>
    <style:style style:name="TableColumn1501" style:family="table-column">
      <style:table-column-properties style:column-width="0.722222in"/>
    </style:style>
    <style:style style:name="TableColumn1502" style:family="table-column">
      <style:table-column-properties style:column-width="4.270833in"/>
    </style:style>
    <style:style style:name="Table15" style:family="table">
      <style:table-properties style:width="6.628472in" fo:margin-left="0.000000in" style:writing-mode="lr" table:align="left" style:may-break-between-rows="true"/>
    </style:style>
    <style:style style:name="TableRow1500" style:family="table-row">
      <style:table-row-properties style:min-row-height="0.291667in"/>
    </style:style>
    <style:style style:name="TableCell15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5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501" style:family="table-row">
      <style:table-row-properties style:min-row-height="0.291667in"/>
    </style:style>
    <style:style style:name="TableCell15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2" style:family="table-row">
      <style:table-row-properties style:min-row-height="0.375000in"/>
    </style:style>
    <style:style style:name="TableCell15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503" style:family="table-row">
      <style:table-row-properties style:min-row-height="0.291667in"/>
    </style:style>
    <style:style style:name="TableCell15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4" style:family="table-row">
      <style:table-row-properties style:min-row-height="0.291667in"/>
    </style:style>
    <style:style style:name="TableCell15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5" style:family="table-row">
      <style:table-row-properties style:min-row-height="0.291667in"/>
    </style:style>
    <style:style style:name="TableCell15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6" style:family="table-row">
      <style:table-row-properties style:min-row-height="0.291667in"/>
    </style:style>
    <style:style style:name="TableCell15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7" style:family="table-row">
      <style:table-row-properties style:min-row-height="0.291667in"/>
    </style:style>
    <style:style style:name="TableCell15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8" style:family="table-row">
      <style:table-row-properties style:min-row-height="0.291667in"/>
    </style:style>
    <style:style style:name="TableCell15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09" style:family="table-row">
      <style:table-row-properties style:min-row-height="0.291667in"/>
    </style:style>
    <style:style style:name="TableCell15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0" style:family="table-row">
      <style:table-row-properties style:min-row-height="0.291667in"/>
    </style:style>
    <style:style style:name="TableCell15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1" style:family="table-row">
      <style:table-row-properties style:min-row-height="0.291667in"/>
    </style:style>
    <style:style style:name="TableCell15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2" style:family="table-row">
      <style:table-row-properties style:min-row-height="0.291667in"/>
    </style:style>
    <style:style style:name="TableCell15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2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2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3" style:family="table-row">
      <style:table-row-properties style:min-row-height="0.291667in"/>
    </style:style>
    <style:style style:name="TableCell151300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3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3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4" style:family="table-row">
      <style:table-row-properties/>
    </style:style>
    <style:style style:name="TableCell15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515" style:family="table-row">
      <style:table-row-properties style:min-row-height="0.291667in"/>
    </style:style>
    <style:style style:name="TableCell15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5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51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600" style:family="table-column">
      <style:table-column-properties style:column-width="1.635417in"/>
    </style:style>
    <style:style style:name="TableColumn1601" style:family="table-column">
      <style:table-column-properties style:column-width="0.770139in"/>
    </style:style>
    <style:style style:name="TableColumn1602" style:family="table-column">
      <style:table-column-properties style:column-width="4.219444in"/>
    </style:style>
    <style:style style:name="Table16" style:family="table">
      <style:table-properties style:width="6.625000in" fo:margin-left="0.000000in" style:writing-mode="lr" table:align="left" style:may-break-between-rows="true"/>
    </style:style>
    <style:style style:name="TableRow1600" style:family="table-row">
      <style:table-row-properties style:min-row-height="0.291667in"/>
    </style:style>
    <style:style style:name="TableCell16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6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601" style:family="table-row">
      <style:table-row-properties style:min-row-height="0.291667in"/>
    </style:style>
    <style:style style:name="TableCell16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2" style:family="table-row">
      <style:table-row-properties style:min-row-height="0.375000in"/>
    </style:style>
    <style:style style:name="TableCell16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603" style:family="table-row">
      <style:table-row-properties style:min-row-height="0.291667in"/>
    </style:style>
    <style:style style:name="TableCell16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4" style:family="table-row">
      <style:table-row-properties style:min-row-height="0.291667in"/>
    </style:style>
    <style:style style:name="TableCell16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5" style:family="table-row">
      <style:table-row-properties style:min-row-height="0.291667in"/>
    </style:style>
    <style:style style:name="TableCell16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6" style:family="table-row">
      <style:table-row-properties style:min-row-height="0.291667in"/>
    </style:style>
    <style:style style:name="TableCell16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7" style:family="table-row">
      <style:table-row-properties style:min-row-height="0.291667in"/>
    </style:style>
    <style:style style:name="TableCell16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8" style:family="table-row">
      <style:table-row-properties/>
    </style:style>
    <style:style style:name="TableCell16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609" style:family="table-row">
      <style:table-row-properties style:min-row-height="0.291667in"/>
    </style:style>
    <style:style style:name="TableCell16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6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6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700" style:family="table-column">
      <style:table-column-properties style:column-width="1.635417in"/>
    </style:style>
    <style:style style:name="TableColumn1701" style:family="table-column">
      <style:table-column-properties style:column-width="0.722222in"/>
    </style:style>
    <style:style style:name="TableColumn1702" style:family="table-column">
      <style:table-column-properties style:column-width="4.267361in"/>
    </style:style>
    <style:style style:name="Table17" style:family="table">
      <style:table-properties style:width="6.625000in" fo:margin-left="0.000000in" style:writing-mode="lr" table:align="left" style:may-break-between-rows="true"/>
    </style:style>
    <style:style style:name="TableRow1700" style:family="table-row">
      <style:table-row-properties style:min-row-height="0.291667in"/>
    </style:style>
    <style:style style:name="TableCell17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7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701" style:family="table-row">
      <style:table-row-properties style:min-row-height="0.291667in"/>
    </style:style>
    <style:style style:name="TableCell17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2" style:family="table-row">
      <style:table-row-properties style:min-row-height="0.375000in"/>
    </style:style>
    <style:style style:name="TableCell17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703" style:family="table-row">
      <style:table-row-properties style:min-row-height="0.291667in"/>
    </style:style>
    <style:style style:name="TableCell17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4" style:family="table-row">
      <style:table-row-properties style:min-row-height="0.291667in"/>
    </style:style>
    <style:style style:name="TableCell17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5" style:family="table-row">
      <style:table-row-properties style:min-row-height="0.291667in"/>
    </style:style>
    <style:style style:name="TableCell17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6" style:family="table-row">
      <style:table-row-properties style:min-row-height="0.291667in"/>
    </style:style>
    <style:style style:name="TableCell17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7" style:family="table-row">
      <style:table-row-properties style:min-row-height="0.291667in"/>
    </style:style>
    <style:style style:name="TableCell17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8" style:family="table-row">
      <style:table-row-properties style:min-row-height="0.291667in"/>
    </style:style>
    <style:style style:name="TableCell17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09" style:family="table-row">
      <style:table-row-properties style:min-row-height="0.291667in"/>
    </style:style>
    <style:style style:name="TableCell17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0" style:family="table-row">
      <style:table-row-properties style:min-row-height="0.291667in"/>
    </style:style>
    <style:style style:name="TableCell17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001" style:family="table-cell">
      <style:table-cell-properties fo:border-top="0.006944in solid #000001" fo:border-left="0.013889in solid #000001" fo:border-right="0.013889in solid #000001" fo:border-bottom="0.006944in solid #000001" fo:padding-left="0.069444in" fo:padding-right="0.069444in" fo:vertical-align="top" fo:background-color="#ffffff"/>
    </style:style>
    <style:style style:name="TableCell171002" style:family="table-cell">
      <style:table-cell-properties fo:border-top="0.006944in solid #000001" fo:border-left="0.013889in solid #000001" fo:border-right="0.013889in solid #000001" fo:border-bottom="0.006944in solid #000001" fo:padding-left="0.069444in" fo:padding-right="0.069444in" fo:vertical-align="top" fo:background-color="#ffffff"/>
    </style:style>
    <style:style style:name="TableRow1711" style:family="table-row">
      <style:table-row-properties style:min-row-height="0.291667in"/>
    </style:style>
    <style:style style:name="TableCell17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2" style:family="table-row">
      <style:table-row-properties style:min-row-height="0.291667in"/>
    </style:style>
    <style:style style:name="TableCell17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2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2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3" style:family="table-row">
      <style:table-row-properties style:min-row-height="0.291667in"/>
    </style:style>
    <style:style style:name="TableCell17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3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3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4" style:family="table-row">
      <style:table-row-properties style:min-row-height="0.291667in"/>
    </style:style>
    <style:style style:name="TableCell17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4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4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5" style:family="table-row">
      <style:table-row-properties/>
    </style:style>
    <style:style style:name="TableCell17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716" style:family="table-row">
      <style:table-row-properties style:min-row-height="0.291667in"/>
    </style:style>
    <style:style style:name="TableCell17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71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71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800" style:family="table-column">
      <style:table-column-properties style:column-width="1.635417in"/>
    </style:style>
    <style:style style:name="TableColumn1801" style:family="table-column">
      <style:table-column-properties style:column-width="0.552083in"/>
    </style:style>
    <style:style style:name="TableColumn1802" style:family="table-column">
      <style:table-column-properties style:column-width="4.437500in"/>
    </style:style>
    <style:style style:name="Table18" style:family="table">
      <style:table-properties style:width="6.625000in" fo:margin-left="0.000000in" style:writing-mode="lr" table:align="left" style:may-break-between-rows="true"/>
    </style:style>
    <style:style style:name="TableRow1800" style:family="table-row">
      <style:table-row-properties style:min-row-height="0.291667in"/>
    </style:style>
    <style:style style:name="TableCell18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8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801" style:family="table-row">
      <style:table-row-properties style:min-row-height="0.291667in"/>
    </style:style>
    <style:style style:name="TableCell18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2" style:family="table-row">
      <style:table-row-properties style:min-row-height="0.375000in"/>
    </style:style>
    <style:style style:name="TableCell18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803" style:family="table-row">
      <style:table-row-properties style:min-row-height="0.291667in"/>
    </style:style>
    <style:style style:name="TableCell18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4" style:family="table-row">
      <style:table-row-properties style:min-row-height="0.291667in"/>
    </style:style>
    <style:style style:name="TableCell18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5" style:family="table-row">
      <style:table-row-properties style:min-row-height="0.291667in"/>
    </style:style>
    <style:style style:name="TableCell18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6" style:family="table-row">
      <style:table-row-properties style:min-row-height="0.291667in"/>
    </style:style>
    <style:style style:name="TableCell18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7" style:family="table-row">
      <style:table-row-properties style:min-row-height="0.291667in"/>
    </style:style>
    <style:style style:name="TableCell18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8" style:family="table-row">
      <style:table-row-properties style:min-row-height="0.291667in"/>
    </style:style>
    <style:style style:name="TableCell18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09" style:family="table-row">
      <style:table-row-properties/>
    </style:style>
    <style:style style:name="TableCell18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810" style:family="table-row">
      <style:table-row-properties style:min-row-height="0.291667in"/>
    </style:style>
    <style:style style:name="TableCell18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8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8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1900" style:family="table-column">
      <style:table-column-properties style:column-width="1.635417in"/>
    </style:style>
    <style:style style:name="TableColumn1901" style:family="table-column">
      <style:table-column-properties style:column-width="0.770139in"/>
    </style:style>
    <style:style style:name="TableColumn1902" style:family="table-column">
      <style:table-column-properties style:column-width="4.219444in"/>
    </style:style>
    <style:style style:name="Table19" style:family="table">
      <style:table-properties style:width="6.625000in" fo:margin-left="0.000000in" style:writing-mode="lr" table:align="left" style:may-break-between-rows="true"/>
    </style:style>
    <style:style style:name="TableRow1900" style:family="table-row">
      <style:table-row-properties style:min-row-height="0.291667in"/>
    </style:style>
    <style:style style:name="TableCell19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19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901" style:family="table-row">
      <style:table-row-properties style:min-row-height="0.291667in"/>
    </style:style>
    <style:style style:name="TableCell19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2" style:family="table-row">
      <style:table-row-properties style:min-row-height="0.375000in"/>
    </style:style>
    <style:style style:name="TableCell19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1903" style:family="table-row">
      <style:table-row-properties style:min-row-height="0.291667in"/>
    </style:style>
    <style:style style:name="TableCell19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4" style:family="table-row">
      <style:table-row-properties style:min-row-height="0.291667in"/>
    </style:style>
    <style:style style:name="TableCell19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5" style:family="table-row">
      <style:table-row-properties style:min-row-height="0.291667in"/>
    </style:style>
    <style:style style:name="TableCell19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6" style:family="table-row">
      <style:table-row-properties style:min-row-height="0.291667in"/>
    </style:style>
    <style:style style:name="TableCell19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7" style:family="table-row">
      <style:table-row-properties/>
    </style:style>
    <style:style style:name="TableCell19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1908" style:family="table-row">
      <style:table-row-properties style:min-row-height="0.419444in"/>
    </style:style>
    <style:style style:name="TableCell19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19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190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000" style:family="table-column">
      <style:table-column-properties style:column-width="1.635417in"/>
    </style:style>
    <style:style style:name="TableColumn2001" style:family="table-column">
      <style:table-column-properties style:column-width="0.552083in"/>
    </style:style>
    <style:style style:name="TableColumn2002" style:family="table-column">
      <style:table-column-properties style:column-width="4.437500in"/>
    </style:style>
    <style:style style:name="Table20" style:family="table">
      <style:table-properties style:width="6.625000in" fo:margin-left="0.000000in" style:writing-mode="lr" table:align="left" style:may-break-between-rows="true"/>
    </style:style>
    <style:style style:name="TableRow2000" style:family="table-row">
      <style:table-row-properties style:min-row-height="0.291667in"/>
    </style:style>
    <style:style style:name="TableCell20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0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001" style:family="table-row">
      <style:table-row-properties style:min-row-height="0.291667in"/>
    </style:style>
    <style:style style:name="TableCell20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2" style:family="table-row">
      <style:table-row-properties style:min-row-height="0.375000in"/>
    </style:style>
    <style:style style:name="TableCell20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003" style:family="table-row">
      <style:table-row-properties style:min-row-height="0.291667in"/>
    </style:style>
    <style:style style:name="TableCell20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4" style:family="table-row">
      <style:table-row-properties style:min-row-height="0.291667in"/>
    </style:style>
    <style:style style:name="TableCell20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5" style:family="table-row">
      <style:table-row-properties style:min-row-height="0.291667in"/>
    </style:style>
    <style:style style:name="TableCell20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6" style:family="table-row">
      <style:table-row-properties style:min-row-height="0.291667in"/>
    </style:style>
    <style:style style:name="TableCell20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7" style:family="table-row">
      <style:table-row-properties style:min-row-height="0.291667in"/>
    </style:style>
    <style:style style:name="TableCell20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8" style:family="table-row">
      <style:table-row-properties style:min-row-height="0.291667in"/>
    </style:style>
    <style:style style:name="TableCell20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09" style:family="table-row">
      <style:table-row-properties style:min-row-height="0.291667in"/>
    </style:style>
    <style:style style:name="TableCell20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0" style:family="table-row">
      <style:table-row-properties style:min-row-height="0.291667in"/>
    </style:style>
    <style:style style:name="TableCell20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1" style:family="table-row">
      <style:table-row-properties style:min-row-height="0.291667in"/>
    </style:style>
    <style:style style:name="TableCell20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101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102" style:family="table-cell">
      <style:table-cell-properties fo:border-top="0.006944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2" style:family="table-row">
      <style:table-row-properties style:min-row-height="0.291667in"/>
    </style:style>
    <style:style style:name="TableCell201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2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3" style:family="table-row">
      <style:table-row-properties style:min-row-height="0.291667in"/>
    </style:style>
    <style:style style:name="TableCell201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4" style:family="table-row">
      <style:table-row-properties style:min-row-height="0.291667in"/>
    </style:style>
    <style:style style:name="TableCell201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5" style:family="table-row">
      <style:table-row-properties style:min-row-height="0.291667in"/>
    </style:style>
    <style:style style:name="TableCell201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5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5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6" style:family="table-row">
      <style:table-row-properties style:min-row-height="0.291667in"/>
    </style:style>
    <style:style style:name="TableCell201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6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6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7" style:family="table-row">
      <style:table-row-properties/>
    </style:style>
    <style:style style:name="TableCell201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018" style:family="table-row">
      <style:table-row-properties style:min-row-height="0.291667in"/>
    </style:style>
    <style:style style:name="TableCell201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01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01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100" style:family="table-column">
      <style:table-column-properties style:column-width="1.635417in"/>
    </style:style>
    <style:style style:name="TableColumn2101" style:family="table-column">
      <style:table-column-properties style:column-width="0.552083in"/>
    </style:style>
    <style:style style:name="TableColumn2102" style:family="table-column">
      <style:table-column-properties style:column-width="4.437500in"/>
    </style:style>
    <style:style style:name="Table21" style:family="table">
      <style:table-properties style:width="6.625000in" fo:margin-left="0.000000in" style:writing-mode="lr" table:align="left" style:may-break-between-rows="true"/>
    </style:style>
    <style:style style:name="TableRow2100" style:family="table-row">
      <style:table-row-properties style:min-row-height="0.291667in"/>
    </style:style>
    <style:style style:name="TableCell21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1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101" style:family="table-row">
      <style:table-row-properties style:min-row-height="0.291667in"/>
    </style:style>
    <style:style style:name="TableCell21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2" style:family="table-row">
      <style:table-row-properties style:min-row-height="0.375000in"/>
    </style:style>
    <style:style style:name="TableCell21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103" style:family="table-row">
      <style:table-row-properties style:min-row-height="0.291667in"/>
    </style:style>
    <style:style style:name="TableCell21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4" style:family="table-row">
      <style:table-row-properties style:min-row-height="0.291667in"/>
    </style:style>
    <style:style style:name="TableCell21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5" style:family="table-row">
      <style:table-row-properties style:min-row-height="0.291667in"/>
    </style:style>
    <style:style style:name="TableCell21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6" style:family="table-row">
      <style:table-row-properties style:min-row-height="0.291667in"/>
    </style:style>
    <style:style style:name="TableCell21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7" style:family="table-row">
      <style:table-row-properties style:min-row-height="0.291667in"/>
    </style:style>
    <style:style style:name="TableCell21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8" style:family="table-row">
      <style:table-row-properties style:min-row-height="0.291667in"/>
    </style:style>
    <style:style style:name="TableCell21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09" style:family="table-row">
      <style:table-row-properties/>
    </style:style>
    <style:style style:name="TableCell21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09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110" style:family="table-row">
      <style:table-row-properties style:min-row-height="0.291667in"/>
    </style:style>
    <style:style style:name="TableCell21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1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1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200" style:family="table-column">
      <style:table-column-properties style:column-width="1.635417in"/>
    </style:style>
    <style:style style:name="TableColumn2201" style:family="table-column">
      <style:table-column-properties style:column-width="0.552083in"/>
    </style:style>
    <style:style style:name="TableColumn2202" style:family="table-column">
      <style:table-column-properties style:column-width="4.437500in"/>
    </style:style>
    <style:style style:name="Table22" style:family="table">
      <style:table-properties style:width="6.625000in" fo:margin-left="0.000000in" style:writing-mode="lr" table:align="left" style:may-break-between-rows="true"/>
    </style:style>
    <style:style style:name="TableRow2200" style:family="table-row">
      <style:table-row-properties style:min-row-height="0.291667in"/>
    </style:style>
    <style:style style:name="TableCell22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2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201" style:family="table-row">
      <style:table-row-properties style:min-row-height="0.291667in"/>
    </style:style>
    <style:style style:name="TableCell22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2" style:family="table-row">
      <style:table-row-properties style:min-row-height="0.375000in"/>
    </style:style>
    <style:style style:name="TableCell22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203" style:family="table-row">
      <style:table-row-properties style:min-row-height="0.291667in"/>
    </style:style>
    <style:style style:name="TableCell22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4" style:family="table-row">
      <style:table-row-properties style:min-row-height="0.291667in"/>
    </style:style>
    <style:style style:name="TableCell22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5" style:family="table-row">
      <style:table-row-properties style:min-row-height="0.291667in"/>
    </style:style>
    <style:style style:name="TableCell22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6" style:family="table-row">
      <style:table-row-properties style:min-row-height="0.291667in"/>
    </style:style>
    <style:style style:name="TableCell22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7" style:family="table-row">
      <style:table-row-properties style:min-row-height="0.291667in"/>
    </style:style>
    <style:style style:name="TableCell22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8" style:family="table-row">
      <style:table-row-properties style:min-row-height="0.291667in"/>
    </style:style>
    <style:style style:name="TableCell22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09" style:family="table-row">
      <style:table-row-properties style:min-row-height="0.291667in"/>
    </style:style>
    <style:style style:name="TableCell22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0901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0902" style:family="table-cell">
      <style:table-cell-properties fo:border-top="0.000694in solid #000000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10" style:family="table-row">
      <style:table-row-properties/>
    </style:style>
    <style:style style:name="TableCell22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10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211" style:family="table-row">
      <style:table-row-properties style:min-row-height="0.425000in"/>
    </style:style>
    <style:style style:name="TableCell22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2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211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300" style:family="table-column">
      <style:table-column-properties style:column-width="1.635417in"/>
    </style:style>
    <style:style style:name="TableColumn2301" style:family="table-column">
      <style:table-column-properties style:column-width="0.697917in"/>
    </style:style>
    <style:style style:name="TableColumn2302" style:family="table-column">
      <style:table-column-properties style:column-width="1.656250in"/>
    </style:style>
    <style:style style:name="TableColumn2303" style:family="table-column">
      <style:table-column-properties style:column-width="4.239583in"/>
    </style:style>
    <style:style style:name="Table23" style:family="table">
      <style:table-properties style:width="8.229167in" fo:margin-left="0.000000in" style:writing-mode="lr" table:align="left" style:may-break-between-rows="true"/>
    </style:style>
    <style:style style:name="TableRow2300" style:family="table-row">
      <style:table-row-properties style:min-row-height="0.291667in"/>
    </style:style>
    <style:style style:name="TableCell23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301" style:family="table-row">
      <style:table-row-properties style:min-row-height="0.291667in"/>
    </style:style>
    <style:style style:name="TableCell23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302" style:family="table-row">
      <style:table-row-properties style:min-row-height="0.375000in"/>
    </style:style>
    <style:style style:name="TableCell23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303" style:family="table-row">
      <style:table-row-properties style:min-row-height="0.291667in"/>
    </style:style>
    <style:style style:name="TableCell23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3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4" style:family="table-row">
      <style:table-row-properties style:min-row-height="0.291667in"/>
    </style:style>
    <style:style style:name="TableCell23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4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5" style:family="table-row">
      <style:table-row-properties style:min-row-height="0.291667in"/>
    </style:style>
    <style:style style:name="TableCell23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5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6" style:family="table-row">
      <style:table-row-properties style:min-row-height="0.291667in"/>
    </style:style>
    <style:style style:name="TableCell23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6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7" style:family="table-row">
      <style:table-row-properties style:min-row-height="0.291667in"/>
    </style:style>
    <style:style style:name="TableCell23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7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8" style:family="table-row">
      <style:table-row-properties style:min-row-height="0.291667in"/>
    </style:style>
    <style:style style:name="TableCell23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8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09" style:family="table-row">
      <style:table-row-properties style:min-row-height="0.291667in"/>
    </style:style>
    <style:style style:name="TableCell23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09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10" style:family="table-row">
      <style:table-row-properties/>
    </style:style>
    <style:style style:name="TableCell231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10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1003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311" style:family="table-row">
      <style:table-row-properties style:min-row-height="0.291667in"/>
    </style:style>
    <style:style style:name="TableCell231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31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311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31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2400" style:family="table-column">
      <style:table-column-properties style:column-width="1.635417in"/>
    </style:style>
    <style:style style:name="TableColumn2401" style:family="table-column">
      <style:table-column-properties style:column-width="0.646528in"/>
    </style:style>
    <style:style style:name="TableColumn2402" style:family="table-column">
      <style:table-column-properties style:column-width="4.343056in"/>
    </style:style>
    <style:style style:name="Table24" style:family="table">
      <style:table-properties style:width="6.625000in" fo:margin-left="0.000000in" style:writing-mode="lr" table:align="left" style:may-break-between-rows="true"/>
    </style:style>
    <style:style style:name="TableRow2400" style:family="table-row">
      <style:table-row-properties style:min-row-height="0.291667in"/>
    </style:style>
    <style:style style:name="TableCell2400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24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401" style:family="table-row">
      <style:table-row-properties style:min-row-height="0.291667in"/>
    </style:style>
    <style:style style:name="TableCell2401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1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1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2" style:family="table-row">
      <style:table-row-properties style:min-row-height="0.375000in"/>
    </style:style>
    <style:style style:name="TableCell2402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2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2403" style:family="table-row">
      <style:table-row-properties style:min-row-height="0.291667in"/>
    </style:style>
    <style:style style:name="TableCell2403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3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3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4" style:family="table-row">
      <style:table-row-properties style:min-row-height="0.291667in"/>
    </style:style>
    <style:style style:name="TableCell2404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4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4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5" style:family="table-row">
      <style:table-row-properties style:min-row-height="0.291667in"/>
    </style:style>
    <style:style style:name="TableCell2405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5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5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6" style:family="table-row">
      <style:table-row-properties style:min-row-height="0.291667in"/>
    </style:style>
    <style:style style:name="TableCell2406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6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6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7" style:family="table-row">
      <style:table-row-properties style:min-row-height="0.291667in"/>
    </style:style>
    <style:style style:name="TableCell2407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7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7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8" style:family="table-row">
      <style:table-row-properties/>
    </style:style>
    <style:style style:name="TableCell2408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8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802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Row2409" style:family="table-row">
      <style:table-row-properties style:min-row-height="0.291667in"/>
    </style:style>
    <style:style style:name="TableCell240900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3f3f3"/>
    </style:style>
    <style:style style:name="TableCell240901" style:family="table-cell">
      <style:table-cell-properties fo:border-top="0.013889in solid #000001" fo:border-left="0.013889in solid #000001" fo:border-right="0.013889in solid #000001" fo:border-bottom="0.013889in solid #000001" fo:padding-left="0.069444in" fo:padding-right="0.069444in" fo:vertical-align="top" fo:background-color="#ffffff"/>
    </style:style>
    <style:style style:name="TableCell24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</office:automatic-styles>
  <office:body>
    <office:text>
      <text:p text:style-name="P1"><text:span text:style-name="T1">INSTITUTO FEDERAL DE EDUCAÇÃO CIÊNCIA E TECNOLOGIA DO NORTE DE MINAS GERAIS<text:s/></text:span><text:span text:style-name="T2">–</text:span><text:span text:style-name="T3"><text:s/>CAMPUS JANUÁRI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ANANDA P. SÁ &amp; RAFAEL R. ALVES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PROPOSTA DE ESPECIFICAÇÃO DE SOFTWARE</text:span></text:p>
      <text:p text:style-name="P1"><text:span text:style-name="T8">SIGPA<text:s/></text:span><text:span text:style-name="T9">–</text:span><text:span text:style-name="T10"><text:s/>Sistema Gerenciador de Papelarias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JANUÁRIA</text:span></text:p>
      <text:p text:style-name="P1"><text:span text:style-name="T12">2017</text:span></text:p>
      <text:p text:style-name="P1"><text:span text:style-name="T13">Ananda P. Sá &amp; Rafael R. Alves</text:span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4"/></text:p>
      <text:p text:style-name="P1"><text:span text:style-name="T15">PROPOSTA DE ESPECIFICAÇÃO DE SOFTWARE</text:span></text:p>
      <text:p text:style-name="P1"><text:span text:style-name="T15">SIGPA<text:s/></text:span><text:span text:style-name="T16">–</text:span><text:span text:style-name="T17"><text:s/>Sistema Gerenciador de Papelarias</text:span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1"><text:span text:style-name="T18"/></text:p>
      <text:p text:style-name="P2"><text:span text:style-name="T19">Trabalho para obtenção de nota parcial de disciplina de Programação de Sistemas Corporativos, ministrada pelo professor Petrônio Cândido da Silva, do curso de Analise e Desenvolvimento de Sistemas.</text:span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1">JANUÁRIA</text:span></text:p>
      <text:p text:style-name="P3"><text:span text:style-name="T21">2017</text:span></text:p>
      <text:p text:style-name="P4"><text:span text:style-name="T22">Sumário</text:span></text:p>
      <text:p text:style-name="P5"><text:span text:style-name="T23">1.0 Minimundo<text:tab/>5</text:span></text:p>
      <text:p text:style-name="P5"><text:span text:style-name="T23">2.0 Objetivo Geral<text:tab/>6</text:span></text:p>
      <text:p text:style-name="P5"><text:span text:style-name="T23">3.0 Requisitos Funcionais<text:tab/>6</text:span></text:p>
      <text:p text:style-name="P5"><text:span text:style-name="T23">4.0 Diagrama de Pacotes<text:tab/>9</text:span></text:p>
      <text:p text:style-name="P5"><text:span text:style-name="T23">5.0 Atores<text:tab/>10</text:span></text:p>
      <text:p text:style-name="P5"><text:span text:style-name="T23">6.0 Casos de Uso<text:tab/>10</text:span></text:p>
      <text:p text:style-name="P5"><text:span text:style-name="T23">6.1 - Diagrama de contexto<text:tab/>10</text:span></text:p>
      <text:p text:style-name="P5"><text:span text:style-name="T23">6.2 - UC 1.0 Autenticação de Usuário<text:tab/>11</text:span></text:p>
      <text:p text:style-name="P5"><text:span text:style-name="T23">6.3<text:s/></text:span><text:span text:style-name="T24">–</text:span><text:span text:style-name="T25"><text:s/>UC 2.0 Gerenciar Produtos<text:tab/>14</text:span></text:p>
      <text:p text:style-name="P5"><text:span text:style-name="T26">6.4<text:s/></text:span><text:span text:style-name="T27">–</text:span><text:span text:style-name="T28"><text:s/>UC 3.0 Gerenciar Serviços<text:tab/>16</text:span></text:p>
      <text:p text:style-name="P5"><text:span text:style-name="T29">6.5<text:s/></text:span><text:span text:style-name="T30">–</text:span><text:span text:style-name="T31"><text:s/>UC 4.0 Gerenciar Clientes<text:tab/>18</text:span></text:p>
      <text:p text:style-name="P5"><text:span text:style-name="T32">6.6<text:s/></text:span><text:span text:style-name="T33">–</text:span><text:span text:style-name="T34"><text:s/>UC 5.0 Gerenciar Venda<text:tab/>19</text:span></text:p>
      <text:p text:style-name="P5"><text:span text:style-name="T35">6.7 - UC 6.0 Gerenciar Compras/Pedidos<text:tab/>23</text:span></text:p>
      <text:p text:style-name="P5"><text:span text:style-name="T35">6.8<text:s/></text:span><text:span text:style-name="T36">–</text:span><text:span text:style-name="T37"><text:s/>UC 7.0 Gerenciar Fornecedor<text:tab/>24</text:span></text:p>
      <text:p text:style-name="P5"><text:span text:style-name="T38">6.9<text:s/></text:span><text:span text:style-name="T39">–</text:span><text:span text:style-name="T40"><text:s/>UC 8.0 Gerenciar Funcionário<text:tab/>27</text:span></text:p>
      <text:p text:style-name="P6"><text:span text:style-name="T41">6.10<text:s/></text:span><text:span text:style-name="T42">–</text:span><text:span text:style-name="T43"><text:s/>UC 9.0 Gerenciar Caixa<text:tab/></text:span></text:p>
      <text:p text:style-name="P7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8"><text:span text:style-name="T44"/></text:p>
      <text:p text:style-name="P9"><text:span text:style-name="T45">1.0 Minimundo</text:span></text:p>
      <text:p text:style-name="P9"><text:span text:style-name="T46"/></text:p>
      <text:p text:style-name="P9"><text:span text:style-name="T47">Uma fábrica de software está construindo um produto que deseja vender para comércios no ramo de papelarias. O objetivo principal deste software é auxiliar nas tarefas rotineiras da papelaria, visando minimizar os custos e fazer controle de vendas, gastos, pedidos, caixa e estoque. Cada funcionário terá<text:s/></text:span><text:span text:style-name="T48">login</text:span><text:span text:style-name="T49"><text:s/>e senha para acessar o sistema, o sistema assume dois tipos de funcionários que gerencia o sistema, sendo estes o administrador e o vendedor, cada um com suas respectivas permissões. O administrador possui permissões de cadastrar produtos, funcionários, serviços, e despesas além de poder fazer alteração nos respectivos itens anteriormente mencionados, além de fazer os pedidos de mercadorias ao fornecedor. O vendedor possui permissões de venda de produtos e serviços. Cada vendedor possui um identificador único assim como cada cliente, funcionário, fornecedor, produto, e serviço também iram possuir um identificador único. Um vendedor pode vender produtos e serviços para vários clientes, e um cliente pode ser atendido por apenas um funcionário. Um cliente pode comprar vários produtos e/ou vários serviços, um produto e/ou serviço pode ser comprado por vários clientes. Um fornecedor pode fornecer vários pedidos e um pedido pode ser feitos para vários fornecedores. Toda venda realizada estará associada a um cliente um funcionário e no mínimo um serviço e/ou produto, sem algum destes itens a venda não pode ser realizada. Uma compra/pedido estará associada a um funcionário e um fornecedor não podendo ser realizada sem estes. O caixa e regido pelo valor financeiro da empresa tendo em vista que, ele registra as entradas de cada venda e as saídas de cada uma das despesas, emitindo assim relatórios de todas entradas e saídas e da quantia em caixa. O software também deve ser capaz de emitir relatórios de venda, despesas, compras. A busca por clientes será realizada por meio do CPF, assim como os funcionários. A busca por fornecedores será realizada por um Identificador, bem como venda, despesas e serviços.</text:span></text:p>
      <text:p text:style-name="P9"><text:span text:style-name="T50"/></text:p>
      <text:p text:style-name="P9"><text:span text:style-name="T50"/></text:p>
      <text:p text:style-name="P9"><text:span text:style-name="T50"/></text:p>
      <text:p text:style-name="P9"><text:span text:style-name="T51">2.0 Objetivo Geral</text:span></text:p>
      <text:p text:style-name="P9"><text:span text:style-name="T52"/></text:p>
      <text:p text:style-name="P9"><text:span text:style-name="T53">Desenvolver e implantar um sistema de gerenciamento de papelarias para auxiliar as empresas deste ramo específico facilitando a seu planejamento, organização, direção, controle e auxiliar nas tarefas rotineiras da papelaria, visando minimizar os custos e fazer controle de vendas, gastos, pedidos, caixa e estoque baseando - se em tecnologias de código aberto.</text:span></text:p>
      <text:p text:style-name="P9"><text:span text:style-name="T54"/></text:p>
      <text:p text:style-name="P9"><text:span text:style-name="T55">3.0 Documento de Requisitos</text:span></text:p>
      <text:p text:style-name="P10"><text:span text:style-name="T56"/></text:p>
      <text:p text:style-name="P11"><text:span text:style-name="T57">3.1 Requisitos Funcionais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13"><text:span text:style-name="T58"/></text:p>
            <text:p text:style-name="P13"><text:span text:style-name="T59">IDENTIFICADOR</text:span><text:span text:style-name="T60"/></text:p>
          </table:table-cell>
          <table:table-cell table:style-name="TableCell010001">
            <text:p text:style-name="P13"><text:span text:style-name="T60"/></text:p>
            <text:p text:style-name="P13"><text:span text:style-name="T61">FUNCIONALIDADE</text:span><text:span text:style-name="T62"/></text:p>
          </table:table-cell>
          <table:table-cell table:style-name="TableCell010002">
            <text:p text:style-name="P13"><text:span text:style-name="T62"/></text:p>
            <text:p text:style-name="P13"><text:span text:style-name="T63">MÓDULO</text:span><text:span text:style-name="T64"/></text:p>
          </table:table-cell>
          <table:table-cell table:style-name="TableCell010003">
            <text:p text:style-name="P13"><text:span text:style-name="T64"/></text:p>
            <text:p text:style-name="P13"><text:span text:style-name="T65">CLASSIFICAÇÃO</text:span><text:span text:style-name="T66"/></text:p>
          </table:table-cell>
        </table:table-row>
        <table:table-row table:style-name="TableRow0101">
          <table:table-cell table:style-name="TableCell010100">
            <text:p text:style-name="P16"><text:span text:style-name="T67">RF001</text:span><text:span text:style-name="T68"/></text:p>
          </table:table-cell>
          <table:table-cell table:style-name="TableCell010101">
            <text:p text:style-name="P16"><text:span text:style-name="T69">O Sistema deverá incluir<text:s text:c="2"/>fornecedor</text:span><text:span text:style-name="T70"/></text:p>
          </table:table-cell>
          <table:table-cell table:style-name="TableCell010102">
            <text:p text:style-name="P17"><text:span text:style-name="T71">Fornecedor<text:s/></text:span><text:span text:style-name="T72"/></text:p>
          </table:table-cell>
          <table:table-cell table:style-name="TableCell010103">
            <text:p text:style-name="P17"><text:span text:style-name="T73">Obrigatório</text:span><text:span text:style-name="T74"/></text:p>
          </table:table-cell>
        </table:table-row>
        <table:table-row table:style-name="TableRow0102">
          <table:table-cell table:style-name="TableCell010200">
            <text:p text:style-name="P20"><text:span text:style-name="T75">RF002</text:span><text:span text:style-name="T76"/></text:p>
          </table:table-cell>
          <table:table-cell table:style-name="TableCell010201">
            <text:p text:style-name="P20"><text:span text:style-name="T77">O Sistema deverá alterar fornecedor<text:s/></text:span><text:span text:style-name="T78"/></text:p>
          </table:table-cell>
          <table:table-cell table:style-name="TableCell010202">
            <text:p text:style-name="P21"><text:span text:style-name="T79">Fornecedor</text:span><text:span text:style-name="T80"/></text:p>
          </table:table-cell>
          <table:table-cell table:style-name="TableCell010203">
            <text:p text:style-name="P21"><text:span text:style-name="T81">Obrigatório</text:span><text:span text:style-name="T82"/></text:p>
          </table:table-cell>
        </table:table-row>
        <table:table-row table:style-name="TableRow0103">
          <table:table-cell table:style-name="TableCell010300">
            <text:p text:style-name="P23"><text:span text:style-name="T83">RF003</text:span><text:span text:style-name="T84"/></text:p>
          </table:table-cell>
          <table:table-cell table:style-name="TableCell010301">
            <text:p text:style-name="P23"><text:span text:style-name="T85">O Sistema deverá consultar fornecedor<text:s/></text:span><text:span text:style-name="T86"/></text:p>
          </table:table-cell>
          <table:table-cell table:style-name="TableCell010302">
            <text:p text:style-name="P24"><text:span text:style-name="T87">Fornecedor</text:span><text:span text:style-name="T88"/></text:p>
          </table:table-cell>
          <table:table-cell table:style-name="TableCell010303">
            <text:p text:style-name="P24"><text:span text:style-name="T89">Obrigatório</text:span><text:span text:style-name="T90"/></text:p>
          </table:table-cell>
        </table:table-row>
        <table:table-row table:style-name="TableRow0104">
          <table:table-cell table:style-name="TableCell010400">
            <text:p text:style-name="P26"><text:span text:style-name="T91">RF004</text:span><text:span text:style-name="T92"/></text:p>
          </table:table-cell>
          <table:table-cell table:style-name="TableCell010401">
            <text:p text:style-name="P26"><text:span text:style-name="T93">Osistema deverá excluir fornecedor</text:span><text:span text:style-name="T94"/></text:p>
          </table:table-cell>
          <table:table-cell table:style-name="TableCell010402">
            <text:p text:style-name="P27"><text:span text:style-name="T95">Fornecedor</text:span><text:span text:style-name="T96"/></text:p>
          </table:table-cell>
          <table:table-cell table:style-name="TableCell010403">
            <text:p text:style-name="P27"><text:span text:style-name="T97">Obrigatório</text:span><text:span text:style-name="T98"/></text:p>
          </table:table-cell>
        </table:table-row>
        <table:table-row table:style-name="TableRow0105">
          <table:table-cell table:style-name="TableCell010500">
            <text:p text:style-name="P29"><text:span text:style-name="T99">RF005</text:span><text:span text:style-name="T100"/></text:p>
          </table:table-cell>
          <table:table-cell table:style-name="TableCell010501">
            <text:p text:style-name="P30"><text:span text:style-name="T101">O Sistema deverá emitir relatório de fornecedores</text:span><text:span text:style-name="T102"/></text:p>
          </table:table-cell>
          <table:table-cell table:style-name="TableCell010502">
            <text:p text:style-name="P31"><text:span text:style-name="T103">Fornecedor</text:span><text:span text:style-name="T104"/></text:p>
          </table:table-cell>
          <table:table-cell table:style-name="TableCell010503">
            <text:p text:style-name="P31"><text:span text:style-name="T105">Obrigatório</text:span><text:span text:style-name="T106"/></text:p>
          </table:table-cell>
        </table:table-row>
        <table:table-row table:style-name="TableRow0106">
          <table:table-cell table:style-name="TableCell010600">
            <text:p text:style-name="P33"><text:span text:style-name="T107">RF006</text:span><text:span text:style-name="T108"/></text:p>
          </table:table-cell>
          <table:table-cell table:style-name="TableCell010601">
            <text:p text:style-name="P34"><text:span text:style-name="T109">O Sistema deverá incluir ItemFinanceiro</text:span><text:span text:style-name="T110"/></text:p>
          </table:table-cell>
          <table:table-cell table:style-name="TableCell010602">
            <text:p text:style-name="P35"><text:span text:style-name="T111">ItemFinanceiro</text:span><text:span text:style-name="T112"/></text:p>
          </table:table-cell>
          <table:table-cell table:style-name="TableCell010603">
            <text:p text:style-name="P35"><text:span text:style-name="T113">Obrigatório</text:span><text:span text:style-name="T114"/></text:p>
          </table:table-cell>
        </table:table-row>
        <table:table-row table:style-name="TableRow0107">
          <table:table-cell table:style-name="TableCell010700">
            <text:p text:style-name="P37"><text:span text:style-name="T115">RF007</text:span><text:span text:style-name="T116"/></text:p>
          </table:table-cell>
          <table:table-cell table:style-name="TableCell010701">
            <text:p text:style-name="P38"><text:span text:style-name="T117">O Sistema deverá alterar ItemFinanceiro</text:span><text:span text:style-name="T118"/></text:p>
          </table:table-cell>
          <table:table-cell table:style-name="TableCell010702">
            <text:p text:style-name="P39"><text:span text:style-name="T119">ItemFinanceiro</text:span><text:span text:style-name="T120"/></text:p>
          </table:table-cell>
          <table:table-cell table:style-name="TableCell010703">
            <text:p text:style-name="P39"><text:span text:style-name="T121">Obrigatório</text:span><text:span text:style-name="T122"/></text:p>
          </table:table-cell>
        </table:table-row>
        <table:table-row table:style-name="TableRow0108">
          <table:table-cell table:style-name="TableCell010800">
            <text:p text:style-name="P42"><text:span text:style-name="T123">RF008</text:span><text:span text:style-name="T124"/></text:p>
          </table:table-cell>
          <table:table-cell table:style-name="TableCell010801">
            <text:p text:style-name="P43"><text:span text:style-name="T125">O Sistema deverá consultar Item Financeiro pelo nome</text:span><text:span text:style-name="T126"/></text:p>
          </table:table-cell>
          <table:table-cell table:style-name="TableCell010802">
            <text:p text:style-name="P44"><text:span text:style-name="T127">ItemFinanceiro</text:span><text:span text:style-name="T128"/></text:p>
          </table:table-cell>
          <table:table-cell table:style-name="TableCell010803">
            <text:p text:style-name="P44"><text:span text:style-name="T129">Obrigatório</text:span><text:span text:style-name="T130"/></text:p>
          </table:table-cell>
        </table:table-row>
        <table:table-row table:style-name="TableRow0109">
          <table:table-cell table:style-name="TableCell010900">
            <text:p text:style-name="P47"><text:span text:style-name="T131">RF009</text:span><text:span text:style-name="T132"/></text:p>
          </table:table-cell>
          <table:table-cell table:style-name="TableCell010901">
            <text:p text:style-name="P48"><text:span text:style-name="T133">O Sistema deverá emitir um relatório de todos os </text:span></text:p>
            <text:p text:style-name="P48"><text:span text:style-name="T133">ItemFinanceiro em estoque.</text:span><text:span text:style-name="T134"/></text:p>
          </table:table-cell>
          <table:table-cell table:style-name="TableCell010902">
            <text:p text:style-name="P49"><text:span text:style-name="T135">ItemFinanceiro</text:span><text:span text:style-name="T136"/></text:p>
          </table:table-cell>
          <table:table-cell table:style-name="TableCell010903">
            <text:p text:style-name="P49"><text:span text:style-name="T137">Obrigatório</text:span><text:span text:style-name="T138"/></text:p>
          </table:table-cell>
        </table:table-row>
        <table:table-row table:style-name="TableRow0110">
          <table:table-cell table:style-name="TableCell011000">
            <text:p text:style-name="P51"><text:span text:style-name="T139">RF0010</text:span><text:span text:style-name="T140"/></text:p>
          </table:table-cell>
          <table:table-cell table:style-name="TableCell011001">
            <text:p text:style-name="P52"><text:span text:style-name="T141">O Sistema deverá emitir um relatórios de Item Financeiro por fornecedor.</text:span><text:span text:style-name="T142"/></text:p>
          </table:table-cell>
          <table:table-cell table:style-name="TableCell011002">
            <text:p text:style-name="P53"><text:span text:style-name="T143">ItemFinanceiro</text:span><text:span text:style-name="T144"/></text:p>
          </table:table-cell>
          <table:table-cell table:style-name="TableCell011003">
            <text:p text:style-name="P53"><text:span text:style-name="T145">Desejável</text:span><text:span text:style-name="T146"/></text:p>
          </table:table-cell>
        </table:table-row>
        <table:table-row table:style-name="TableRow0111">
          <table:table-cell table:style-name="TableCell011100">
            <text:p text:style-name="P55"><text:span text:style-name="T147">RF0012</text:span><text:span text:style-name="T148"/></text:p>
          </table:table-cell>
          <table:table-cell table:style-name="TableCell011101">
            <text:p text:style-name="P56"><text:span text:style-name="T149">O Sistema deverá permitir a consulta de Item Financeiro</text:span><text:span text:style-name="T150"/></text:p>
          </table:table-cell>
          <table:table-cell table:style-name="TableCell011102">
            <text:p text:style-name="P57"><text:span text:style-name="T151">ItemFinanceiro</text:span><text:span text:style-name="T152"/></text:p>
          </table:table-cell>
          <table:table-cell table:style-name="TableCell011103">
            <text:p text:style-name="P57"><text:span text:style-name="T153">Obrigatório</text:span><text:span text:style-name="T154"/></text:p>
          </table:table-cell>
        </table:table-row>
        <table:table-row table:style-name="TableRow0112">
          <table:table-cell table:style-name="TableCell011200">
            <text:p text:style-name="P59"><text:span text:style-name="T155">RF0013</text:span><text:span text:style-name="T156"/></text:p>
          </table:table-cell>
          <table:table-cell table:style-name="TableCell011201">
            <text:p text:style-name="P59"><text:span text:style-name="T157">O Sistema deverá incluir funcionário</text:span><text:span text:style-name="T158"/></text:p>
          </table:table-cell>
          <table:table-cell table:style-name="TableCell011202">
            <text:p text:style-name="P60"><text:span text:style-name="T159">Funcionário</text:span><text:span text:style-name="T160"/></text:p>
          </table:table-cell>
          <table:table-cell table:style-name="TableCell011203">
            <text:p text:style-name="P60"><text:span text:style-name="T161">Obrigatório</text:span><text:span text:style-name="T162"/></text:p>
          </table:table-cell>
        </table:table-row>
        <table:table-row table:style-name="TableRow0113">
          <table:table-cell table:style-name="TableCell011300">
            <text:p text:style-name="P62"><text:span text:style-name="T163">RF0014</text:span><text:span text:style-name="T164"/></text:p>
          </table:table-cell>
          <table:table-cell table:style-name="TableCell011301">
            <text:p text:style-name="P62"><text:span text:style-name="T165">O Sistema deverá alterar funcionário</text:span><text:span text:style-name="T166"/></text:p>
          </table:table-cell>
          <table:table-cell table:style-name="TableCell011302">
            <text:p text:style-name="P63"><text:span text:style-name="T167">Funcionário</text:span><text:span text:style-name="T168"/></text:p>
          </table:table-cell>
          <table:table-cell table:style-name="TableCell011303">
            <text:p text:style-name="P63"><text:span text:style-name="T169">Obrigatório</text:span><text:span text:style-name="T170"/></text:p>
          </table:table-cell>
        </table:table-row>
        <table:table-row table:style-name="TableRow0114">
          <table:table-cell table:style-name="TableCell011400">
            <text:p text:style-name="P65"><text:span text:style-name="T171">RF0015</text:span><text:span text:style-name="T172"/></text:p>
          </table:table-cell>
          <table:table-cell table:style-name="TableCell011401">
            <text:p text:style-name="P65"><text:span text:style-name="T173">O Sistema deverá consultar funcionário</text:span><text:span text:style-name="T174"/></text:p>
          </table:table-cell>
          <table:table-cell table:style-name="TableCell011402">
            <text:p text:style-name="P66"><text:span text:style-name="T175">Funcionário</text:span><text:span text:style-name="T176"/></text:p>
          </table:table-cell>
          <table:table-cell table:style-name="TableCell011403">
            <text:p text:style-name="P66"><text:span text:style-name="T177">Obrigatório</text:span><text:span text:style-name="T178"/></text:p>
          </table:table-cell>
        </table:table-row>
        <table:table-row table:style-name="TableRow0115">
          <table:table-cell table:style-name="TableCell011500">
            <text:p text:style-name="P68"><text:span text:style-name="T179">RF0016</text:span><text:span text:style-name="T180"/></text:p>
          </table:table-cell>
          <table:table-cell table:style-name="TableCell011501">
            <text:p text:style-name="P68"><text:span text:style-name="T181">O sistema deverá excluir funcionário</text:span><text:span text:style-name="T182"/></text:p>
          </table:table-cell>
          <table:table-cell table:style-name="TableCell011502">
            <text:p text:style-name="P69"><text:span text:style-name="T183">Funcionário</text:span><text:span text:style-name="T184"/></text:p>
          </table:table-cell>
          <table:table-cell table:style-name="TableCell011503">
            <text:p text:style-name="P69"><text:span text:style-name="T185">Obrigatório</text:span><text:span text:style-name="T186"/></text:p>
          </table:table-cell>
        </table:table-row>
        <table:table-row table:style-name="TableRow0116">
          <table:table-cell table:style-name="TableCell011600">
            <text:p text:style-name="P71"><text:span text:style-name="T187">RF0017</text:span><text:span text:style-name="T188"/></text:p>
          </table:table-cell>
          <table:table-cell table:style-name="TableCell011601">
            <text:p text:style-name="P71"><text:span text:style-name="T189">O Sistema deverá emitir relatório de todos os funcionários</text:span><text:span text:style-name="T190"/></text:p>
          </table:table-cell>
          <table:table-cell table:style-name="TableCell011602">
            <text:p text:style-name="P72"><text:span text:style-name="T191">Funcionário</text:span><text:span text:style-name="T192"/></text:p>
          </table:table-cell>
          <table:table-cell table:style-name="TableCell011603">
            <text:p text:style-name="P72"><text:span text:style-name="T193">Obrigatório</text:span><text:span text:style-name="T194"/></text:p>
          </table:table-cell>
        </table:table-row>
        <table:table-row table:style-name="TableRow0117">
          <table:table-cell table:style-name="TableCell011700">
            <text:p text:style-name="P74"><text:span text:style-name="T195">RF0018</text:span><text:span text:style-name="T196"/></text:p>
          </table:table-cell>
          <table:table-cell table:style-name="TableCell011701">
            <text:p text:style-name="P74"><text:span text:style-name="T197">O Sistema deverá permitir a consulta aos dados do funcionário</text:span><text:span text:style-name="T198"/></text:p>
          </table:table-cell>
          <table:table-cell table:style-name="TableCell011702">
            <text:p text:style-name="P75"><text:span text:style-name="T199">Funcionário</text:span><text:span text:style-name="T200"/></text:p>
          </table:table-cell>
          <table:table-cell table:style-name="TableCell011703">
            <text:p text:style-name="P75"><text:span text:style-name="T201">Obrigatório</text:span><text:span text:style-name="T202"/></text:p>
          </table:table-cell>
        </table:table-row>
        <table:table-row table:style-name="TableRow0118">
          <table:table-cell table:style-name="TableCell011800">
            <text:p text:style-name="P77"><text:span text:style-name="T203">RF0019</text:span><text:span text:style-name="T204"/></text:p>
          </table:table-cell>
          <table:table-cell table:style-name="TableCell011801">
            <text:p text:style-name="P77"><text:span text:style-name="T205">O Sistema deverá incluir cliente</text:span><text:span text:style-name="T206"/></text:p>
          </table:table-cell>
          <table:table-cell table:style-name="TableCell011802">
            <text:p text:style-name="P78"><text:span text:style-name="T207">Cliente</text:span><text:span text:style-name="T208"/></text:p>
          </table:table-cell>
          <table:table-cell table:style-name="TableCell011803">
            <text:p text:style-name="P78"><text:span text:style-name="T209">Obrigatório</text:span><text:span text:style-name="T210"/></text:p>
          </table:table-cell>
        </table:table-row>
        <table:table-row table:style-name="TableRow0119">
          <table:table-cell table:style-name="TableCell011900">
            <text:p text:style-name="P80"><text:span text:style-name="T211">RF0020</text:span><text:span text:style-name="T212"/></text:p>
          </table:table-cell>
          <table:table-cell table:style-name="TableCell011901">
            <text:p text:style-name="P80"><text:span text:style-name="T213">O Sistema deverá alterar cliente</text:span><text:span text:style-name="T214"/></text:p>
          </table:table-cell>
          <table:table-cell table:style-name="TableCell011902">
            <text:p text:style-name="P81"><text:span text:style-name="T215">Cliente</text:span><text:span text:style-name="T216"/></text:p>
          </table:table-cell>
          <table:table-cell table:style-name="TableCell011903">
            <text:p text:style-name="P81"><text:span text:style-name="T217">Obrigatório</text:span><text:span text:style-name="T218"/></text:p>
          </table:table-cell>
        </table:table-row>
        <table:table-row table:style-name="TableRow0120">
          <table:table-cell table:style-name="TableCell012000">
            <text:p text:style-name="P83"><text:span text:style-name="T219">RF0021</text:span><text:span text:style-name="T220"/></text:p>
          </table:table-cell>
          <table:table-cell table:style-name="TableCell012001">
            <text:p text:style-name="P83"><text:span text:style-name="T221">O Sistema deverá consultar cliente</text:span><text:span text:style-name="T222"/></text:p>
          </table:table-cell>
          <table:table-cell table:style-name="TableCell012002">
            <text:p text:style-name="P84"><text:span text:style-name="T223">Cliente</text:span><text:span text:style-name="T224"/></text:p>
          </table:table-cell>
          <table:table-cell table:style-name="TableCell012003">
            <text:p text:style-name="P84"><text:span text:style-name="T225">Obrigatório</text:span><text:span text:style-name="T226"/></text:p>
          </table:table-cell>
        </table:table-row>
        <table:table-row table:style-name="TableRow0121">
          <table:table-cell table:style-name="TableCell012100">
            <text:p text:style-name="P86"><text:span text:style-name="T227">RF0022</text:span><text:span text:style-name="T228"/></text:p>
          </table:table-cell>
          <table:table-cell table:style-name="TableCell012101">
            <text:p text:style-name="P86"><text:span text:style-name="T229">O Sistema deverá excluir cliente</text:span><text:span text:style-name="T230"/></text:p>
          </table:table-cell>
          <table:table-cell table:style-name="TableCell012102">
            <text:p text:style-name="P87"><text:span text:style-name="T231">Cliente</text:span><text:span text:style-name="T232"/></text:p>
          </table:table-cell>
          <table:table-cell table:style-name="TableCell012103">
            <text:p text:style-name="P87"><text:span text:style-name="T233">Obrigatório</text:span><text:span text:style-name="T234"/></text:p>
          </table:table-cell>
        </table:table-row>
        <table:table-row table:style-name="TableRow0122">
          <table:table-cell table:style-name="TableCell012200">
            <text:p text:style-name="P89"><text:span text:style-name="T235">RF0023</text:span><text:span text:style-name="T236"/></text:p>
          </table:table-cell>
          <table:table-cell table:style-name="TableCell012201">
            <text:p text:style-name="P89"><text:span text:style-name="T237">O Sistema deverá emitir relatório de clientes ativos</text:span><text:span text:style-name="T238"/></text:p>
          </table:table-cell>
          <table:table-cell table:style-name="TableCell012202">
            <text:p text:style-name="P90"><text:span text:style-name="T239">Cliente</text:span><text:span text:style-name="T240"/></text:p>
          </table:table-cell>
          <table:table-cell table:style-name="TableCell012203">
            <text:p text:style-name="P90"><text:span text:style-name="T241">Obrigatório</text:span><text:span text:style-name="T242"/></text:p>
          </table:table-cell>
        </table:table-row>
        <table:table-row table:style-name="TableRow0123">
          <table:table-cell table:style-name="TableCell012300">
            <text:p text:style-name="P92"><text:span text:style-name="T243">RF0024</text:span><text:span text:style-name="T244"/></text:p>
          </table:table-cell>
          <table:table-cell table:style-name="TableCell012301">
            <text:p text:style-name="P92"><text:span text:style-name="T245">O Sistema deverá emitir relatório de clientes inativos</text:span><text:span text:style-name="T246"/></text:p>
          </table:table-cell>
          <table:table-cell table:style-name="TableCell012302">
            <text:p text:style-name="P93"><text:span text:style-name="T247">Cliente</text:span><text:span text:style-name="T248"/></text:p>
          </table:table-cell>
          <table:table-cell table:style-name="TableCell012303">
            <text:p text:style-name="P93"><text:span text:style-name="T249">Obrigatório</text:span><text:span text:style-name="T250"/></text:p>
          </table:table-cell>
        </table:table-row>
        <table:table-row table:style-name="TableRow0124">
          <table:table-cell table:style-name="TableCell012400">
            <text:p text:style-name="P95"><text:span text:style-name="T251">RF0025</text:span><text:span text:style-name="T252"/></text:p>
          </table:table-cell>
          <table:table-cell table:style-name="TableCell012401">
            <text:p text:style-name="P95"><text:span text:style-name="T253">O Sistema deverá emitir relatórios de clientes com débito</text:span><text:span text:style-name="T254"/></text:p>
          </table:table-cell>
          <table:table-cell table:style-name="TableCell012402">
            <text:p text:style-name="P96"><text:span text:style-name="T255">Cliente</text:span><text:span text:style-name="T256"/></text:p>
          </table:table-cell>
          <table:table-cell table:style-name="TableCell012403">
            <text:p text:style-name="P96"><text:span text:style-name="T257">Obrigatório</text:span><text:span text:style-name="T258"/></text:p>
          </table:table-cell>
        </table:table-row>
        <table:table-row table:style-name="TableRow0125">
          <table:table-cell table:style-name="TableCell012500">
            <text:p text:style-name="P98"><text:span text:style-name="T259">RF0026</text:span><text:span text:style-name="T260"/></text:p>
          </table:table-cell>
          <table:table-cell table:style-name="TableCell012501">
            <text:p text:style-name="P98"><text:span text:style-name="T261">O Sistema deverá emitir relatório de clientes inadimplentes</text:span><text:span text:style-name="T262"/></text:p>
          </table:table-cell>
          <table:table-cell table:style-name="TableCell012502">
            <text:p text:style-name="P99"><text:span text:style-name="T263">Cliente</text:span><text:span text:style-name="T264"/></text:p>
          </table:table-cell>
          <table:table-cell table:style-name="TableCell012503">
            <text:p text:style-name="P99"><text:span text:style-name="T265">Desejável</text:span><text:span text:style-name="T266"/></text:p>
          </table:table-cell>
        </table:table-row>
        <table:table-row table:style-name="TableRow0126">
          <table:table-cell table:style-name="TableCell012600">
            <text:p text:style-name="P101"><text:span text:style-name="T267">RF0027</text:span><text:span text:style-name="T268"/></text:p>
          </table:table-cell>
          <table:table-cell table:style-name="TableCell012601">
            <text:p text:style-name="P101"><text:span text:style-name="T269">O Sistema deverá emitir carta de cobrança para clientes inadimplentes</text:span><text:span text:style-name="T270"/></text:p>
          </table:table-cell>
          <table:table-cell table:style-name="TableCell012602">
            <text:p text:style-name="P102"><text:span text:style-name="T271">Cliente</text:span><text:span text:style-name="T272"/></text:p>
          </table:table-cell>
          <table:table-cell table:style-name="TableCell012603">
            <text:p text:style-name="P102"><text:span text:style-name="T273">Desejável<text:s/></text:span><text:span text:style-name="T274"/></text:p>
          </table:table-cell>
        </table:table-row>
        <table:table-row table:style-name="TableRow0127">
          <table:table-cell table:style-name="TableCell012700">
            <text:p text:style-name="P104"><text:span text:style-name="T275">RF0028</text:span><text:span text:style-name="T276"/></text:p>
          </table:table-cell>
          <table:table-cell table:style-name="TableCell012701">
            <text:p text:style-name="P104"><text:span text:style-name="T277">O Sistema deverá emitir relatório de clientes aniversariantes<text:s/></text:span><text:span text:style-name="T278"/></text:p>
          </table:table-cell>
          <table:table-cell table:style-name="TableCell012702">
            <text:p text:style-name="P105"><text:span text:style-name="T279">Cliente</text:span><text:span text:style-name="T280"/></text:p>
          </table:table-cell>
          <table:table-cell table:style-name="TableCell012703">
            <text:p text:style-name="P105"><text:span text:style-name="T281">Desejável</text:span><text:span text:style-name="T282"/></text:p>
          </table:table-cell>
        </table:table-row>
        <table:table-row table:style-name="TableRow0128">
          <table:table-cell table:style-name="TableCell012800">
            <text:p text:style-name="P107"><text:span text:style-name="T283">RF0029</text:span><text:span text:style-name="T284"/></text:p>
          </table:table-cell>
          <table:table-cell table:style-name="TableCell012801">
            <text:p text:style-name="P107"><text:span text:style-name="T285">O Sistema deverá permitir a consulta aos dados do cliente</text:span><text:span text:style-name="T286"/></text:p>
          </table:table-cell>
          <table:table-cell table:style-name="TableCell012802">
            <text:p text:style-name="P108"><text:span text:style-name="T287">Cliente</text:span><text:span text:style-name="T288"/></text:p>
          </table:table-cell>
          <table:table-cell table:style-name="TableCell012803">
            <text:p text:style-name="P108"><text:span text:style-name="T289">Obrigatório</text:span><text:span text:style-name="T290"/></text:p>
          </table:table-cell>
        </table:table-row>
        <table:table-row table:style-name="TableRow0129">
          <table:table-cell table:style-name="TableCell012900">
            <text:p text:style-name="P110"><text:span text:style-name="T291">RF0030</text:span><text:span text:style-name="T292"/></text:p>
          </table:table-cell>
          <table:table-cell table:style-name="TableCell012901">
            <text:p text:style-name="P110"><text:span text:style-name="T293">O Sistema deverá incluir venda</text:span><text:span text:style-name="T294"/></text:p>
          </table:table-cell>
          <table:table-cell table:style-name="TableCell012902">
            <text:p text:style-name="P111"><text:span text:style-name="T295">Vendas</text:span><text:span text:style-name="T296"/></text:p>
          </table:table-cell>
          <table:table-cell table:style-name="TableCell012903">
            <text:p text:style-name="P111"><text:span text:style-name="T297">Obrigatório</text:span><text:span text:style-name="T298"/></text:p>
          </table:table-cell>
        </table:table-row>
        <table:table-row table:style-name="TableRow0130">
          <table:table-cell table:style-name="TableCell013000">
            <text:p text:style-name="P113"><text:span text:style-name="T299">RF0031</text:span><text:span text:style-name="T300"/></text:p>
          </table:table-cell>
          <table:table-cell table:style-name="TableCell013001">
            <text:p text:style-name="P113"><text:span text:style-name="T301">O Sistema deverá alterar venda</text:span><text:span text:style-name="T302"/></text:p>
          </table:table-cell>
          <table:table-cell table:style-name="TableCell013002">
            <text:p text:style-name="P114"><text:span text:style-name="T303">Vendas</text:span><text:span text:style-name="T304"/></text:p>
          </table:table-cell>
          <table:table-cell table:style-name="TableCell013003">
            <text:p text:style-name="P114"><text:span text:style-name="T305">Obrigatório</text:span><text:span text:style-name="T306"/></text:p>
          </table:table-cell>
        </table:table-row>
        <table:table-row table:style-name="TableRow0131">
          <table:table-cell table:style-name="TableCell013100">
            <text:p text:style-name="P116"><text:span text:style-name="T307">RF0032</text:span><text:span text:style-name="T308"/></text:p>
          </table:table-cell>
          <table:table-cell table:style-name="TableCell013101">
            <text:p text:style-name="P116"><text:span text:style-name="T309">O Sistema deverá consultar venda</text:span><text:span text:style-name="T310"/></text:p>
          </table:table-cell>
          <table:table-cell table:style-name="TableCell013102">
            <text:p text:style-name="P117"><text:span text:style-name="T311">Vendas</text:span><text:span text:style-name="T312"/></text:p>
          </table:table-cell>
          <table:table-cell table:style-name="TableCell013103">
            <text:p text:style-name="P117"><text:span text:style-name="T313">Obrigatório</text:span><text:span text:style-name="T314"/></text:p>
          </table:table-cell>
        </table:table-row>
        <table:table-row table:style-name="TableRow0132">
          <table:table-cell table:style-name="TableCell013200">
            <text:p text:style-name="P119"><text:span text:style-name="T315">RF0033</text:span><text:span text:style-name="T316"/></text:p>
          </table:table-cell>
          <table:table-cell table:style-name="TableCell013201">
            <text:p text:style-name="P119"><text:span text:style-name="T317">O sistema deverá excluir venda</text:span><text:span text:style-name="T318"/></text:p>
          </table:table-cell>
          <table:table-cell table:style-name="TableCell013202">
            <text:p text:style-name="P120"><text:span text:style-name="T319">Vendas</text:span><text:span text:style-name="T320"/></text:p>
          </table:table-cell>
          <table:table-cell table:style-name="TableCell013203">
            <text:p text:style-name="P120"><text:span text:style-name="T321">Obrigatório</text:span><text:span text:style-name="T322"/></text:p>
          </table:table-cell>
        </table:table-row>
        <table:table-row table:style-name="TableRow0133">
          <table:table-cell table:style-name="TableCell013300">
            <text:p text:style-name="P122"><text:span text:style-name="T323">RF0034</text:span><text:span text:style-name="T324"/></text:p>
          </table:table-cell>
          <table:table-cell table:style-name="TableCell013301">
            <text:p text:style-name="P122"><text:span text:style-name="T325">O Sistema deverá emitir relatório de vendas por dia/mês/ano</text:span><text:span text:style-name="T326"/></text:p>
          </table:table-cell>
          <table:table-cell table:style-name="TableCell013302">
            <text:p text:style-name="P123"><text:span text:style-name="T327">Vendas</text:span><text:span text:style-name="T328"/></text:p>
          </table:table-cell>
          <table:table-cell table:style-name="TableCell013303">
            <text:p text:style-name="P123"><text:span text:style-name="T329">Obrigatório</text:span><text:span text:style-name="T330"/></text:p>
          </table:table-cell>
        </table:table-row>
        <table:table-row table:style-name="TableRow0134">
          <table:table-cell table:style-name="TableCell013400">
            <text:p text:style-name="P125"><text:span text:style-name="T331">RF0035</text:span><text:span text:style-name="T332"/></text:p>
          </table:table-cell>
          <table:table-cell table:style-name="TableCell013401">
            <text:p text:style-name="P125"><text:span text:style-name="T333">O Sistema deverá emitir relatório de vendas por cliente</text:span><text:span text:style-name="T334"/></text:p>
          </table:table-cell>
          <table:table-cell table:style-name="TableCell013402">
            <text:p text:style-name="P126"><text:span text:style-name="T335">Vendas</text:span><text:span text:style-name="T336"/></text:p>
          </table:table-cell>
          <table:table-cell table:style-name="TableCell013403">
            <text:p text:style-name="P126"><text:span text:style-name="T337">Obrigatório</text:span><text:span text:style-name="T338"/></text:p>
          </table:table-cell>
        </table:table-row>
        <table:table-row table:style-name="TableRow0135">
          <table:table-cell table:style-name="TableCell013500">
            <text:p text:style-name="P128"><text:span text:style-name="T339">RF0036</text:span><text:span text:style-name="T340"/></text:p>
          </table:table-cell>
          <table:table-cell table:style-name="TableCell013501">
            <text:p text:style-name="P128"><text:span text:style-name="T341">O Sistema deverá incluir compra/pedido</text:span><text:span text:style-name="T342"/></text:p>
          </table:table-cell>
          <table:table-cell table:style-name="TableCell013502">
            <text:p text:style-name="P129"><text:span text:style-name="T343">Compra/pedido</text:span><text:span text:style-name="T344"/></text:p>
          </table:table-cell>
          <table:table-cell table:style-name="TableCell013503">
            <text:p text:style-name="P129"><text:span text:style-name="T345">Obrigatório</text:span><text:span text:style-name="T346"/></text:p>
          </table:table-cell>
        </table:table-row>
        <table:table-row table:style-name="TableRow0136">
          <table:table-cell table:style-name="TableCell013600">
            <text:p text:style-name="P131"><text:span text:style-name="T347">RF0037</text:span><text:span text:style-name="T348"/></text:p>
          </table:table-cell>
          <table:table-cell table:style-name="TableCell013601">
            <text:p text:style-name="P131"><text:span text:style-name="T349">O Sistema deverá alterar compra/pedido</text:span><text:span text:style-name="T350"/></text:p>
          </table:table-cell>
          <table:table-cell table:style-name="TableCell013602">
            <text:p text:style-name="P132"><text:span text:style-name="T351">Compra/pedido</text:span><text:span text:style-name="T352"/></text:p>
          </table:table-cell>
          <table:table-cell table:style-name="TableCell013603">
            <text:p text:style-name="P132"><text:span text:style-name="T353">Obrigatório</text:span><text:span text:style-name="T354"/></text:p>
          </table:table-cell>
        </table:table-row>
        <table:table-row table:style-name="TableRow0137">
          <table:table-cell table:style-name="TableCell013700">
            <text:p text:style-name="P134"><text:span text:style-name="T355">RF0038</text:span><text:span text:style-name="T356"/></text:p>
          </table:table-cell>
          <table:table-cell table:style-name="TableCell013701">
            <text:p text:style-name="P134"><text:span text:style-name="T357">O Sistema deverá consultar compra/pedido</text:span><text:span text:style-name="T358"/></text:p>
          </table:table-cell>
          <table:table-cell table:style-name="TableCell013702">
            <text:p text:style-name="P135"><text:span text:style-name="T359">Compra/pedido</text:span><text:span text:style-name="T360"/></text:p>
          </table:table-cell>
          <table:table-cell table:style-name="TableCell013703">
            <text:p text:style-name="P135"><text:span text:style-name="T361">Obrigatório</text:span><text:span text:style-name="T362"/></text:p>
          </table:table-cell>
        </table:table-row>
        <table:table-row table:style-name="TableRow0138">
          <table:table-cell table:style-name="TableCell013800">
            <text:p text:style-name="P137"><text:span text:style-name="T363">RF0039</text:span><text:span text:style-name="T364"/></text:p>
          </table:table-cell>
          <table:table-cell table:style-name="TableCell013801">
            <text:p text:style-name="P137"><text:span text:style-name="T365">O sistema deverá excluir compra/pedido</text:span><text:span text:style-name="T366"/></text:p>
          </table:table-cell>
          <table:table-cell table:style-name="TableCell013802">
            <text:p text:style-name="P138"><text:span text:style-name="T367">Compra/pedido</text:span><text:span text:style-name="T368"/></text:p>
          </table:table-cell>
          <table:table-cell table:style-name="TableCell013803">
            <text:p text:style-name="P138"><text:span text:style-name="T369">Obrigatório</text:span><text:span text:style-name="T370"/></text:p>
          </table:table-cell>
        </table:table-row>
        <table:table-row table:style-name="TableRow0139">
          <table:table-cell table:style-name="TableCell013900">
            <text:p text:style-name="P140"><text:span text:style-name="T371">RF0040</text:span><text:span text:style-name="T372"/></text:p>
          </table:table-cell>
          <table:table-cell table:style-name="TableCell013901">
            <text:p text:style-name="P140"><text:span text:style-name="T373">O Sistema deverá emitir relatório de compras/pedidos por mês<text:s/></text:span><text:span text:style-name="T374"/></text:p>
          </table:table-cell>
          <table:table-cell table:style-name="TableCell013902">
            <text:p text:style-name="P141"><text:span text:style-name="T375">Compra/pedido</text:span><text:span text:style-name="T376"/></text:p>
          </table:table-cell>
          <table:table-cell table:style-name="TableCell013903">
            <text:p text:style-name="P141"><text:span text:style-name="T377">Obrigatório</text:span><text:span text:style-name="T378"/></text:p>
          </table:table-cell>
        </table:table-row>
        <table:table-row table:style-name="TableRow0140">
          <table:table-cell table:style-name="TableCell014000">
            <text:p text:style-name="P143"><text:span text:style-name="T379">RF0041</text:span><text:span text:style-name="T380"/></text:p>
          </table:table-cell>
          <table:table-cell table:style-name="TableCell014001">
            <text:p text:style-name="P143"><text:span text:style-name="T381">O Sistema deverá emitir relatório de compras/pedido por fornecedor</text:span><text:span text:style-name="T382"/></text:p>
          </table:table-cell>
          <table:table-cell table:style-name="TableCell014002">
            <text:p text:style-name="P144"><text:span text:style-name="T383">Compra/pedido</text:span><text:span text:style-name="T384"/></text:p>
          </table:table-cell>
          <table:table-cell table:style-name="TableCell014003">
            <text:p text:style-name="P144"><text:span text:style-name="T385">Desejável</text:span><text:span text:style-name="T386"/></text:p>
          </table:table-cell>
        </table:table-row>
        <table:table-row table:style-name="TableRow0141">
          <table:table-cell table:style-name="TableCell014100">
            <text:p text:style-name="P146"><text:span text:style-name="T387">RF0042</text:span><text:span text:style-name="T388"/></text:p>
          </table:table-cell>
          <table:table-cell table:style-name="TableCell014101">
            <text:p text:style-name="P146"><text:span text:style-name="T389"><text:s/>O Sistema deverá incluir despesa</text:span><text:span text:style-name="T390"/></text:p>
          </table:table-cell>
          <table:table-cell table:style-name="TableCell014102">
            <text:p text:style-name="P147"><text:span text:style-name="T391">Despesa</text:span><text:span text:style-name="T392"/></text:p>
          </table:table-cell>
          <table:table-cell table:style-name="TableCell014103">
            <text:p text:style-name="P147"><text:span text:style-name="T393">Obrigatório</text:span><text:span text:style-name="T394"/></text:p>
          </table:table-cell>
        </table:table-row>
        <table:table-row table:style-name="TableRow0142">
          <table:table-cell table:style-name="TableCell014200">
            <text:p text:style-name="P149"><text:span text:style-name="T395">RF0043</text:span><text:span text:style-name="T396"/></text:p>
          </table:table-cell>
          <table:table-cell table:style-name="TableCell014201">
            <text:p text:style-name="P149"><text:span text:style-name="T397">O Sistema deverá alterar despesa<text:s/></text:span><text:span text:style-name="T398"/></text:p>
          </table:table-cell>
          <table:table-cell table:style-name="TableCell014202">
            <text:p text:style-name="P150"><text:span text:style-name="T399">Despesa</text:span><text:span text:style-name="T400"/></text:p>
          </table:table-cell>
          <table:table-cell table:style-name="TableCell014203">
            <text:p text:style-name="P150"><text:span text:style-name="T401">Obrigatório</text:span><text:span text:style-name="T402"/></text:p>
          </table:table-cell>
        </table:table-row>
        <table:table-row table:style-name="TableRow0143">
          <table:table-cell table:style-name="TableCell014300">
            <text:p text:style-name="P152"><text:span text:style-name="T403">RF0044</text:span><text:span text:style-name="T404"/></text:p>
          </table:table-cell>
          <table:table-cell table:style-name="TableCell014301">
            <text:p text:style-name="P152"><text:span text:style-name="T405">O Sistema deverá consultar despesa</text:span><text:span text:style-name="T406"/></text:p>
          </table:table-cell>
          <table:table-cell table:style-name="TableCell014302">
            <text:p text:style-name="P153"><text:span text:style-name="T407">Despesa</text:span><text:span text:style-name="T408"/></text:p>
          </table:table-cell>
          <table:table-cell table:style-name="TableCell014303">
            <text:p text:style-name="P153"><text:span text:style-name="T409">Obrigatório</text:span><text:span text:style-name="T410"/></text:p>
          </table:table-cell>
        </table:table-row>
        <table:table-row table:style-name="TableRow0144">
          <table:table-cell table:style-name="TableCell014400">
            <text:p text:style-name="P155"><text:span text:style-name="T411">RF0045</text:span><text:span text:style-name="T412"/></text:p>
          </table:table-cell>
          <table:table-cell table:style-name="TableCell014401">
            <text:p text:style-name="P155"><text:span text:style-name="T413">O sistema deverá excluir despesa</text:span><text:span text:style-name="T414"/></text:p>
          </table:table-cell>
          <table:table-cell table:style-name="TableCell014402">
            <text:p text:style-name="P156"><text:span text:style-name="T415">Despesa</text:span><text:span text:style-name="T416"/></text:p>
          </table:table-cell>
          <table:table-cell table:style-name="TableCell014403">
            <text:p text:style-name="P156"><text:span text:style-name="T417">Obrigatório</text:span><text:span text:style-name="T418"/></text:p>
          </table:table-cell>
        </table:table-row>
        <table:table-row table:style-name="TableRow0145">
          <table:table-cell table:style-name="TableCell014500">
            <text:p text:style-name="P158"><text:span text:style-name="T419">RF0046</text:span><text:span text:style-name="T420"/></text:p>
          </table:table-cell>
          <table:table-cell table:style-name="TableCell014501">
            <text:p text:style-name="P158"><text:span text:style-name="T421">O Sistema deverá emitir relatório de despesas por mês</text:span><text:span text:style-name="T422"/></text:p>
          </table:table-cell>
          <table:table-cell table:style-name="TableCell014502">
            <text:p text:style-name="P159"><text:span text:style-name="T423">Despesa</text:span><text:span text:style-name="T424"/></text:p>
          </table:table-cell>
          <table:table-cell table:style-name="TableCell014503">
            <text:p text:style-name="P159"><text:span text:style-name="T425">Obrigatório</text:span><text:span text:style-name="T426"/></text:p>
          </table:table-cell>
        </table:table-row>
      </table:table>
      <text:p text:style-name="P161"><text:span text:style-name="T426"/></text:p>
      <text:p text:style-name="P161"><text:span text:style-name="T427">3.2 Requisitos não Funcionais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163"><text:span text:style-name="T429">IDENTIFICADOR</text:span><text:span text:style-name="T430"/></text:p>
          </table:table-cell>
          <table:table-cell table:style-name="TableCell020001">
            <text:p text:style-name="P163"><text:span text:style-name="T431">FUNCIONALIDADE</text:span><text:span text:style-name="T432"/></text:p>
          </table:table-cell>
          <table:table-cell table:style-name="TableCell020002">
            <text:p text:style-name="P164"><text:span text:style-name="T433">MÓDULO</text:span><text:span text:style-name="T434"/></text:p>
          </table:table-cell>
          <table:table-cell table:style-name="TableCell020003">
            <text:p text:style-name="P164"><text:span text:style-name="T435">CLASSIFICAÇÃO</text:span><text:span text:style-name="T436"/></text:p>
          </table:table-cell>
        </table:table-row>
        <table:table-row table:style-name="TableRow0201">
          <table:table-cell table:style-name="TableCell020100">
            <text:p text:style-name="P167"><text:span text:style-name="T437">RNF0001</text:span><text:span text:style-name="T438"/></text:p>
          </table:table-cell>
          <table:table-cell table:style-name="TableCell020101">
            <text:p text:style-name="P167"><text:span text:style-name="T439">Não efetuar cadastro se algum campo "chave" estiver vazio.</text:span><text:span text:style-name="T440"/></text:p>
          </table:table-cell>
          <table:table-cell table:style-name="TableCell020102">
            <text:p text:style-name="P168"><text:span text:style-name="T441">Geral</text:span><text:span text:style-name="T442"/></text:p>
          </table:table-cell>
          <table:table-cell table:style-name="TableCell020103">
            <text:p text:style-name="P168"><text:span text:style-name="T443">Obrigatório</text:span><text:span text:style-name="T444"/></text:p>
          </table:table-cell>
        </table:table-row>
        <table:table-row table:style-name="TableRow0202">
          <table:table-cell table:style-name="TableCell020200">
            <text:p text:style-name="P170"><text:span text:style-name="T445">RNF0002</text:span><text:span text:style-name="T446"/></text:p>
          </table:table-cell>
          <table:table-cell table:style-name="TableCell020201">
            <text:p text:style-name="P170"><text:span text:style-name="T447">O sistema só pode ser acessado por pessoas autorizadas que contenham login e senha.<text:s/></text:span><text:span text:style-name="T448"/></text:p>
          </table:table-cell>
          <table:table-cell table:style-name="TableCell020202">
            <text:p text:style-name="P171"><text:span text:style-name="T449">Geral</text:span><text:span text:style-name="T450"/></text:p>
          </table:table-cell>
          <table:table-cell table:style-name="TableCell020203">
            <text:p text:style-name="P171"><text:span text:style-name="T451">obrigatório</text:span><text:span text:style-name="T452"/></text:p>
          </table:table-cell>
        </table:table-row>
        <table:table-row table:style-name="TableRow0203">
          <table:table-cell table:style-name="TableCell020300">
            <text:p text:style-name="P174"><text:span text:style-name="T453">RNF0003</text:span><text:span text:style-name="T454"/></text:p>
          </table:table-cell>
          <table:table-cell table:style-name="TableCell020301">
            <text:p text:style-name="P174"><text:span text:style-name="T455">O tempo de resposta do sistema não deverá ultrapassar 10 segundos</text:span><text:span text:style-name="T456"/></text:p>
          </table:table-cell>
          <table:table-cell table:style-name="TableCell020302">
            <text:p text:style-name="P175"><text:span text:style-name="T457">Geral</text:span><text:span text:style-name="T458"/></text:p>
          </table:table-cell>
          <table:table-cell table:style-name="TableCell020303">
            <text:p text:style-name="P175"><text:span text:style-name="T459">Obrigatório</text:span><text:span text:style-name="T460"/></text:p>
          </table:table-cell>
        </table:table-row>
        <table:table-row table:style-name="TableRow0204">
          <table:table-cell table:style-name="TableCell020400">
            <text:p text:style-name="P178"><text:span text:style-name="T461">RNF0004</text:span><text:span text:style-name="T462"/></text:p>
          </table:table-cell>
          <table:table-cell table:style-name="TableCell020401">
            <text:p text:style-name="P178"><text:span text:style-name="T463">A listagem de cliente, funcionário, fornecedores, Item Financeiro deve ser feita em ordem alfabética.</text:span><text:span text:style-name="T464"/></text:p>
          </table:table-cell>
          <table:table-cell table:style-name="TableCell020402">
            <text:p text:style-name="P179"><text:span text:style-name="T465">Geral</text:span><text:span text:style-name="T466"/></text:p>
          </table:table-cell>
          <table:table-cell table:style-name="TableCell020403">
            <text:p text:style-name="P179"><text:span text:style-name="T467">Desejável</text:span><text:span text:style-name="T468"/></text:p>
          </table:table-cell>
        </table:table-row>
        <table:table-row table:style-name="TableRow0205">
          <table:table-cell table:style-name="TableCell020500">
            <text:p text:style-name="P181"><text:span text:style-name="T469">RNF0005</text:span><text:span text:style-name="T470"/></text:p>
          </table:table-cell>
          <table:table-cell table:style-name="TableCell020501">
            <text:p text:style-name="P181"><text:span text:style-name="T471">As vendas não poderam ser efetuadas para clientes inadiplentes.</text:span><text:span text:style-name="T472"/></text:p>
          </table:table-cell>
          <table:table-cell table:style-name="TableCell020502">
            <text:p text:style-name="P182"><text:span text:style-name="T473">Vendas</text:span><text:span text:style-name="T474"/></text:p>
          </table:table-cell>
          <table:table-cell table:style-name="TableCell020503">
            <text:p text:style-name="P182"><text:span text:style-name="T475">Obrigatório</text:span><text:span text:style-name="T476"/></text:p>
          </table:table-cell>
        </table:table-row>
        <table:table-row table:style-name="TableRow0206">
          <table:table-cell table:style-name="TableCell020600">
            <text:p text:style-name="P184"><text:span text:style-name="T477">RNF0006</text:span><text:span text:style-name="T478"/></text:p>
          </table:table-cell>
          <table:table-cell table:style-name="TableCell020601">
            <text:p text:style-name="P184"><text:span text:style-name="T479">Somente o administrador poderá cadastrar funcionários, clientes, pedidos, produtos, fornecedores, e despesas.</text:span><text:span text:style-name="T480"/></text:p>
          </table:table-cell>
          <table:table-cell table:style-name="TableCell020602">
            <text:p text:style-name="P185"><text:span text:style-name="T481">Geral</text:span><text:span text:style-name="T482"/></text:p>
          </table:table-cell>
          <table:table-cell table:style-name="TableCell020603">
            <text:p text:style-name="P185"><text:span text:style-name="T483">Obrigatório</text:span><text:span text:style-name="T484"/></text:p>
          </table:table-cell>
        </table:table-row>
      </table:table>
      <text:p text:style-name="P187"><text:span text:style-name="T484"/></text:p>
      <text:p text:style-name="P187"><text:span text:style-name="T485">4.0 Diagrama de Pacotes</text:span></text:p>
      <text:p text:style-name="P188"><draw:frame text:anchor-type="as-char" svg:width="119.33mm" svg:height="96.84mm" style:rel-width="scale" style:rel-height="scale"><draw:object-ole xlink:href="OleObj1"/><draw:image xlink:href="ObjectReplacements/OleObj1"/></draw:frame><text:span text:style-name="T486"/></text:p>
      <text:p text:style-name="P189"><text:span text:style-name="T486"/></text:p>
      <text:p text:style-name="P189"><text:span text:style-name="T487">Imagem : Diagrama de Pacotes</text:span></text:p>
      <text:p text:style-name="P190"><text:span text:style-name="T488"/></text:p>
      <text:p text:style-name="P190"><text:span text:style-name="T489">5.0 Atores</text:span></text:p>
      <text:p text:style-name="P190"><text:span text:style-name="T490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92"><text:span text:style-name="T491">Ator</text:span><text:span text:style-name="T492"/></text:p>
          </table:table-cell>
          <table:table-cell table:style-name="TableCell030001">
            <text:p text:style-name="P192"><text:span text:style-name="T493">Descrição</text:span><text:span text:style-name="T494"/></text:p>
          </table:table-cell>
        </table:table-row>
        <table:table-row table:style-name="TableRow0301">
          <table:table-cell table:style-name="TableCell030100">
            <text:p text:style-name="P194"><text:span text:style-name="T495">Administrador</text:span><text:span text:style-name="T496"/></text:p>
          </table:table-cell>
          <table:table-cell table:style-name="TableCell030101">
            <text:p text:style-name="P195"><text:span text:style-name="T497">Possui o mais alto nível de funcionalidades e permissões como, por exemplo, gerar protocolos monetários, cadastrar, aletrar e excluir fornecedores, clientes, funcionários, despesas, pedidos, produtos, serviços. Ele tem acesso total ao sistema.</text:span><text:span text:style-name="T498"/></text:p>
          </table:table-cell>
        </table:table-row>
        <table:table-row table:style-name="TableRow0302">
          <table:table-cell table:style-name="TableCell030200">
            <text:p text:style-name="P198"><text:span text:style-name="T499">Funcionário</text:span><text:span text:style-name="T500"/></text:p>
          </table:table-cell>
          <table:table-cell table:style-name="TableCell030201">
            <text:p text:style-name="P199"><text:span text:style-name="T501">Possui funcionalidades como, realizarvenda, cancelar venda, editar venda, buscar venda e buscar clientes.</text:span><text:span text:style-name="T502"/></text:p>
          </table:table-cell>
        </table:table-row>
      </table:table>
      <text:p text:style-name="P201"><text:span text:style-name="T502"/></text:p>
      <text:p text:style-name="P201"><text:span text:style-name="T502"/></text:p>
      <text:p text:style-name="P201"><text:span text:style-name="T503">6.0 Casos de Uso</text:span></text:p>
      <text:p text:style-name="P201"><text:span text:style-name="T504"><text:tab/></text:span></text:p>
      <text:p text:style-name="P201"><text:span text:style-name="T504">6.1 - Diagrama de contexto</text:span></text:p>
      <text:p text:style-name="P201"><text:span text:style-name="T505"><text:tab/></text:span></text:p>
      <text:p text:style-name="P201"><draw:frame text:anchor-type="as-char" svg:width="152.40mm" svg:height="144.20mm" style:rel-width="scale" style:rel-height="scale"><draw:object-ole xlink:href="OleObj2"/><draw:image xlink:href="ObjectReplacements/OleObj2"/></draw:frame><text:span text:style-name="T506"/></text:p>
      <text:p text:style-name="P201"><text:span text:style-name="T506"/></text:p>
      <text:p text:style-name="P201"><text:span text:style-name="T506"/></text:p>
      <text:p text:style-name="P201"><text:span text:style-name="T507">6.2 - UC 1.1 - Login</text:span></text:p>
      <text:p text:style-name="P201"><draw:frame text:anchor-type="as-char" svg:width="160.07mm" svg:height="125.94mm" style:rel-width="scale" style:rel-height="scale"><draw:object-ole xlink:href="OleObj3"/><draw:image xlink:href="ObjectReplacements/OleObj3"/></draw:frame><text:span text:style-name="T508"/></text:p>
      <text:p text:style-name="P201"><text:span text:style-name="T508"/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 table:number-columns-spanned="3">
            <text:p text:style-name="P203"><text:span text:style-name="T509">UC 1.1 - Login</text:span><text:span text:style-name="T510"/></text:p>
          </table:table-cell>
          <table:covered-table-cell/>
          <table:covered-table-cell/>
        </table:table-row>
        <table:table-row table:style-name="TableRow0401">
          <table:table-cell table:style-name="TableCell040100">
            <text:p text:style-name="P206"><text:span text:style-name="T511">Pré - Condições</text:span><text:span text:style-name="T512"/></text:p>
          </table:table-cell>
          <table:table-cell table:style-name="TableCell040101">
            <text:p text:style-name="P206"><text:span text:style-name="T513">PC1</text:span><text:span text:style-name="T514"/></text:p>
          </table:table-cell>
          <table:table-cell table:style-name="TableCell040102">
            <text:p text:style-name="P206"><text:span text:style-name="T514"/></text:p>
          </table:table-cell>
        </table:table-row>
        <table:table-row table:style-name="TableRow0402">
          <table:table-cell table:style-name="TableCell040200">
            <text:p text:style-name="P209"><text:span text:style-name="T515">Atores Envolvidos</text:span><text:span text:style-name="T516"/></text:p>
          </table:table-cell>
          <table:table-cell table:style-name="TableCell040201" table:number-columns-spanned="2">
            <text:p text:style-name="P209"><text:span text:style-name="T517">Administrador e Vendedor</text:span><text:span text:style-name="T518"/></text:p>
          </table:table-cell>
          <table:covered-table-cell/>
        </table:table-row>
        <table:table-row table:style-name="TableRow0403">
          <table:table-cell table:style-name="TableCell040300" table:number-rows-spanned="3">
            <text:p text:style-name="P212"><text:span text:style-name="T519">Fluxo Principal</text:span><text:span text:style-name="T520"/></text:p>
          </table:table-cell>
          <table:table-cell table:style-name="TableCell040301">
            <text:p text:style-name="P212"><text:span text:style-name="T521">FP1</text:span><text:span text:style-name="T522"/></text:p>
          </table:table-cell>
          <table:table-cell table:style-name="TableCell040302">
            <text:p text:style-name="P212"><text:span text:style-name="T523">O usuário preencherá os campos Usuário e Senha[RN3];</text:span><text:span text:style-name="T524"/></text:p>
          </table:table-cell>
        </table:table-row>
        <table:table-row table:style-name="TableRow0404">
          <table:covered-table-cell>
            <text:p text:style-name="P215"><text:span text:style-name="T524"><text:s/></text:span></text:p>
          </table:covered-table-cell>
          <table:table-cell table:style-name="TableCell040401">
            <text:p text:style-name="P216"><text:span text:style-name="T525">FP2</text:span><text:span text:style-name="T526"/></text:p>
          </table:table-cell>
          <table:table-cell table:style-name="TableCell040402">
            <text:p text:style-name="P216"><text:span text:style-name="T527">O usuário deverá clicar no botão Login; [FA1]</text:span><text:span text:style-name="T528"/></text:p>
          </table:table-cell>
        </table:table-row>
        <table:table-row table:style-name="TableRow0405">
          <table:covered-table-cell>
            <text:p text:style-name="P218"><text:span text:style-name="T528"><text:s/></text:span></text:p>
          </table:covered-table-cell>
          <table:table-cell table:style-name="TableCell040501">
            <text:p text:style-name="P219"><text:span text:style-name="T529">FP3</text:span><text:span text:style-name="T530"/></text:p>
          </table:table-cell>
          <table:table-cell table:style-name="TableCell040502">
            <text:p text:style-name="P219"><text:span text:style-name="T531">O sistema entrará na tela principal; [FA2][FA3]</text:span><text:span text:style-name="T532"/></text:p>
          </table:table-cell>
        </table:table-row>
        <table:table-row table:style-name="TableRow0406">
          <table:table-cell table:style-name="TableCell040600" table:number-rows-spanned="2">
            <text:p text:style-name="P222"><text:span text:style-name="T533">Fluxos Alternativos</text:span><text:span text:style-name="T534"/></text:p>
          </table:table-cell>
          <table:table-cell table:style-name="TableCell040601">
            <text:p text:style-name="P222"><text:span text:style-name="T535">FA1</text:span><text:span text:style-name="T536"/></text:p>
          </table:table-cell>
          <table:table-cell table:style-name="TableCell040602">
            <text:p text:style-name="P222"><text:span text:style-name="T537">Se o usuário esquecer sua credenciais clica na caixa recuperar credenciais.</text:span><text:span text:style-name="T538"/></text:p>
          </table:table-cell>
        </table:table-row>
        <table:table-row table:style-name="TableRow0407">
          <table:covered-table-cell>
            <text:p text:style-name="P225"><text:span text:style-name="T538"><text:s/></text:span></text:p>
          </table:covered-table-cell>
          <table:table-cell table:style-name="TableCell040701">
            <text:p text:style-name="P226"><text:span text:style-name="T539">FA2</text:span><text:span text:style-name="T540"/></text:p>
          </table:table-cell>
          <table:table-cell table:style-name="TableCell040702">
            <text:p text:style-name="P226"><text:span text:style-name="T541">Se a pessoa não estiver cadastrada no sistema, o sistema emitirá uma mensagem de erro.</text:span><text:span text:style-name="T542"/></text:p>
          </table:table-cell>
        </table:table-row>
        <table:table-row table:style-name="TableRow0408">
          <table:table-cell table:style-name="TableCell040800">
            <text:p text:style-name="P229"><text:span text:style-name="T542"/></text:p>
          </table:table-cell>
          <table:table-cell table:style-name="TableCell040801">
            <text:p text:style-name="P229"><text:span text:style-name="T543">FA3</text:span><text:span text:style-name="T544"/></text:p>
          </table:table-cell>
          <table:table-cell table:style-name="TableCell040802">
            <text:p text:style-name="P229"><text:span text:style-name="T545">Se os dados estiverem errados o sistema emitir mensagem de “Usuário ou senha incorretos!”</text:span><text:span text:style-name="T546"/></text:p>
          </table:table-cell>
        </table:table-row>
        <table:table-row table:style-name="TableRow0409">
          <table:table-cell table:style-name="TableCell040900">
            <text:p text:style-name="P232"><text:span text:style-name="T547">Regras de Negócio</text:span><text:span text:style-name="T548"/></text:p>
          </table:table-cell>
          <table:table-cell table:style-name="TableCell040901">
            <text:p text:style-name="P232"><text:span text:style-name="T549">RN1</text:span><text:span text:style-name="T550"/></text:p>
          </table:table-cell>
          <table:table-cell table:style-name="TableCell040902">
            <text:p text:style-name="P232"><text:span text:style-name="T551">O nome do usuário não pode ter menos do que 3 caracteres;</text:span><text:span text:style-name="T552"/></text:p>
          </table:table-cell>
        </table:table-row>
        <table:table-row table:style-name="TableRow0410">
          <table:table-cell table:style-name="TableCell041000">
            <text:p text:style-name="P235"><text:span text:style-name="T553">Casos de Uso Afetados</text:span><text:span text:style-name="T554"/></text:p>
          </table:table-cell>
          <table:table-cell table:style-name="TableCell041001" table:number-columns-spanned="2">
            <text:p text:style-name="P235"><text:span text:style-name="T554"/></text:p>
          </table:table-cell>
          <table:covered-table-cell/>
        </table:table-row>
      </table:table>
      <text:p text:style-name="P237"><text:span text:style-name="T554"/></text:p>
      <text:p text:style-name="P237"><text:span text:style-name="T554"/></text:p>
      <text:p text:style-name="P237"><text:span text:style-name="T554"/></text:p>
      <text:p text:style-name="P237"><text:span text:style-name="T554"/></text:p>
      <text:p text:style-name="P238"><draw:frame text:anchor-type="as-char" svg:width="129.91mm" svg:height="101.60mm" style:rel-width="scale" style:rel-height="scale"><draw:object-ole xlink:href="OleObj4"/><draw:image xlink:href="ObjectReplacements/OleObj4"/></draw:frame><text:span text:style-name="T554"/></text:p>
      <text:p text:style-name="P238"><text:span text:style-name="T555"><text:line-break/>Illustratio</text:span><text:span text:style-name="T556">n :</text:span><text:span text:style-name="T557"><text:s/>Tela de Login</text:span></text:p>
      <text:p text:style-name="P239"><text:span text:style-name="T558"/></text:p>
      <text:p text:style-name="P239"><text:span text:style-name="T558"/></text:p>
      <text:p text:style-name="P239"><text:span text:style-name="T558"/></text:p>
      <text:p text:style-name="P239"><text:span text:style-name="T558"/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 table:number-columns-spanned="3">
            <text:p text:style-name="P241"><text:span text:style-name="T559">UC 1.2- Sair</text:span><text:span text:style-name="T560"/></text:p>
          </table:table-cell>
          <table:covered-table-cell/>
          <table:covered-table-cell/>
        </table:table-row>
        <table:table-row table:style-name="TableRow0501">
          <table:table-cell table:style-name="TableCell050100">
            <text:p text:style-name="P244"><text:span text:style-name="T561">Pré - Condições</text:span><text:span text:style-name="T562"/></text:p>
          </table:table-cell>
          <table:table-cell table:style-name="TableCell050101">
            <text:p text:style-name="P244"><text:span text:style-name="T563">PC1</text:span><text:span text:style-name="T564"/></text:p>
          </table:table-cell>
          <table:table-cell table:style-name="TableCell050102">
            <text:p text:style-name="P244"><text:span text:style-name="T565">O usuário deve estar logado no sistema.</text:span><text:span text:style-name="T566"/></text:p>
          </table:table-cell>
        </table:table-row>
        <table:table-row table:style-name="TableRow0502">
          <table:table-cell table:style-name="TableCell050200">
            <text:p text:style-name="P247"><text:span text:style-name="T567">Atores Envolvidos</text:span><text:span text:style-name="T568"/></text:p>
          </table:table-cell>
          <table:table-cell table:style-name="TableCell050201" table:number-columns-spanned="2">
            <text:p text:style-name="P247"><text:span text:style-name="T569">Vendedor ou</text:span><text:span text:style-name="T570">Administrador</text:span><text:span text:style-name="T571"/></text:p>
          </table:table-cell>
          <table:covered-table-cell/>
        </table:table-row>
        <table:table-row table:style-name="TableRow0503">
          <table:table-cell table:style-name="TableCell050300" table:number-rows-spanned="4">
            <text:p text:style-name="P250"><text:span text:style-name="T572">Fluxo Principal</text:span><text:span text:style-name="T573"/></text:p>
          </table:table-cell>
          <table:table-cell table:style-name="TableCell050301">
            <text:p text:style-name="P250"><text:span text:style-name="T574">FP1</text:span><text:span text:style-name="T575"/></text:p>
          </table:table-cell>
          <table:table-cell table:style-name="TableCell050302">
            <text:p text:style-name="P250"><text:span text:style-name="T576">O usuário Deverá clicar no botão Sair;</text:span><text:span text:style-name="T577"/></text:p>
          </table:table-cell>
        </table:table-row>
        <table:table-row table:style-name="TableRow0504">
          <table:covered-table-cell>
            <text:p text:style-name="P253"><text:span text:style-name="T577"><text:s/></text:span></text:p>
          </table:covered-table-cell>
          <table:table-cell table:style-name="TableCell050401">
            <text:p text:style-name="P254"><text:span text:style-name="T578">FP2</text:span><text:span text:style-name="T579"/></text:p>
          </table:table-cell>
          <table:table-cell table:style-name="TableCell050402">
            <text:p text:style-name="P254"><text:span text:style-name="T580">O sistema emitirá a mensagem: “Deseja realmente sair?”.</text:span><text:span text:style-name="T581"/></text:p>
          </table:table-cell>
        </table:table-row>
        <table:table-row table:style-name="TableRow0505">
          <table:covered-table-cell>
            <text:p text:style-name="P256"><text:span text:style-name="T581"><text:s/></text:span></text:p>
          </table:covered-table-cell>
          <table:table-cell table:style-name="TableCell050501">
            <text:p text:style-name="P257"><text:span text:style-name="T582">FP3</text:span><text:span text:style-name="T583"/></text:p>
          </table:table-cell>
          <table:table-cell table:style-name="TableCell050502">
            <text:p text:style-name="P257"><text:span text:style-name="T584">O usuário deverá clicar no botão “Sim” para sair do sistema. [FA1]</text:span><text:span text:style-name="T585"/></text:p>
          </table:table-cell>
        </table:table-row>
        <table:table-row table:style-name="TableRow0506">
          <table:covered-table-cell>
            <text:p text:style-name="P259"><text:span text:style-name="T585"><text:s/></text:span></text:p>
          </table:covered-table-cell>
          <table:table-cell table:style-name="TableCell050601">
            <text:p text:style-name="P260"><text:span text:style-name="T585"/></text:p>
          </table:table-cell>
          <table:table-cell table:style-name="TableCell050602">
            <text:p text:style-name="P260"><text:span text:style-name="T585"/></text:p>
          </table:table-cell>
        </table:table-row>
        <table:table-row table:style-name="TableRow0507">
          <table:table-cell table:style-name="TableCell050700">
            <text:p text:style-name="P263"><text:span text:style-name="T586">Fluxos Alternativos</text:span><text:span text:style-name="T587"/></text:p>
          </table:table-cell>
          <table:table-cell table:style-name="TableCell050701">
            <text:p text:style-name="P263"><text:span text:style-name="T588">FA1</text:span><text:span text:style-name="T589"/></text:p>
          </table:table-cell>
          <table:table-cell table:style-name="TableCell050702">
            <text:p text:style-name="P263"><text:span text:style-name="T590">Caso o usuário mude de opnião e queira permanecer no sistema deverá clicar no botão “Não”.</text:span><text:span text:style-name="T591"/></text:p>
          </table:table-cell>
        </table:table-row>
        <table:table-row table:style-name="TableRow0508">
          <table:table-cell table:style-name="TableCell050800">
            <text:p text:style-name="P265"><text:span text:style-name="T592">Regras de Negócio</text:span><text:span text:style-name="T593"/></text:p>
          </table:table-cell>
          <table:table-cell table:style-name="TableCell050801">
            <text:p text:style-name="P265"><text:span text:style-name="T593"/></text:p>
          </table:table-cell>
          <table:table-cell table:style-name="TableCell050802">
            <text:p text:style-name="P265"><text:span text:style-name="T593"/></text:p>
          </table:table-cell>
        </table:table-row>
      </table:table>
      <text:p text:style-name="P267"><text:span text:style-name="T593"/></text:p>
      <text:p text:style-name="P268"><draw:frame text:anchor-type="as-char" svg:width="154.25mm" svg:height="83.08mm" style:rel-width="scale" style:rel-height="scale"><draw:object-ole xlink:href="OleObj5"/><draw:image xlink:href="ObjectReplacements/OleObj5"/></draw:frame><text:span text:style-name="T594"><text:line-break/>Imagem<text:s/></text:span><text:span text:style-name="T595">:</text:span><text:span text:style-name="T596"><text:s/>Tela Principal: Sair</text:span></text:p>
      <text:p text:style-name="P269"><text:span text:style-name="T597"/></text:p>
      <text:p text:style-name="P269"><text:span text:style-name="T597"/></text:p>
      <text:p text:style-name="P269"><text:span text:style-name="T598">6.2<text:s/></text:span><text:span text:style-name="T599">–</text:span><text:span text:style-name="T600"><text:s/>UC 2.0 Item Financeiro</text:span></text:p>
      <text:p text:style-name="P269"><text:span text:style-name="T601"/></text:p>
      <text:p text:style-name="P269"><draw:frame text:anchor-type="as-char" svg:width="152.40mm" svg:height="118.80mm" style:rel-width="scale" style:rel-height="scale"><draw:object-ole xlink:href="OleObj6"/><draw:image xlink:href="ObjectReplacements/OleObj6"/></draw:frame><text:span text:style-name="T601"/></text:p>
      <text:p text:style-name="P269"><text:span text:style-name="T601"/></text:p>
      <table:table table:style-name="Table06">
        <table:table-column table:style-name="TableColumn0600"/>
        <table:table-column table:style-name="TableColumn0601"/>
        <table:table-column table:style-name="TableColumn0602"/>
        <table:table-row table:style-name="TableRow0600">
          <table:table-cell table:style-name="TableCell060000" table:number-columns-spanned="3">
            <text:p text:style-name="P271"><text:span text:style-name="T602">UC 2.1<text:s/></text:span><text:span text:style-name="T603">–</text:span><text:span text:style-name="T604"><text:s/>Editar ItemFinanceiro</text:span><text:span text:style-name="T605"/></text:p>
          </table:table-cell>
          <table:covered-table-cell/>
          <table:covered-table-cell/>
        </table:table-row>
        <table:table-row table:style-name="TableRow0601">
          <table:table-cell table:style-name="TableCell060100">
            <text:p text:style-name="P274"><text:span text:style-name="T606">Pré - Condições</text:span><text:span text:style-name="T607"/></text:p>
          </table:table-cell>
          <table:table-cell table:style-name="TableCell060101">
            <text:p text:style-name="P275"><text:span text:style-name="T608">PC1</text:span><text:span text:style-name="T609"/></text:p>
          </table:table-cell>
          <table:table-cell table:style-name="TableCell060102">
            <text:p text:style-name="P275"><text:span text:style-name="T610">O usuário deve estar logado no sistema<text:s/></text:span><text:span text:style-name="T611"/></text:p>
          </table:table-cell>
        </table:table-row>
        <table:table-row table:style-name="TableRow0602">
          <table:table-cell table:style-name="TableCell060200">
            <text:p text:style-name="P278"><text:span text:style-name="T612">Atores Envolvidos</text:span><text:span text:style-name="T613"/></text:p>
          </table:table-cell>
          <table:table-cell table:style-name="TableCell060201" table:number-columns-spanned="2">
            <text:p text:style-name="P279"><text:span text:style-name="T614">Usuário: Administrador</text:span><text:span text:style-name="T615"/></text:p>
          </table:table-cell>
          <table:covered-table-cell/>
        </table:table-row>
        <table:table-row table:style-name="TableRow0603">
          <table:table-cell table:style-name="TableCell060300" table:number-rows-spanned="5">
            <text:p text:style-name="P282"><text:span text:style-name="T616">Fluxo Principal</text:span><text:span text:style-name="T617"/></text:p>
          </table:table-cell>
          <table:table-cell table:style-name="TableCell060301">
            <text:p text:style-name="P283"><text:span text:style-name="T618">FP1</text:span><text:span text:style-name="T619"/></text:p>
          </table:table-cell>
          <table:table-cell table:style-name="TableCell060302">
            <text:p text:style-name="P283"><text:span text:style-name="T620">O Usuário poderá preencher o campo Nome, Categoria, Preço de custo, Preço de venda, Fornecedor, Estoque, Descrição[RN1][RN2];</text:span><text:span text:style-name="T621"/></text:p>
          </table:table-cell>
        </table:table-row>
        <table:table-row table:style-name="TableRow0604">
          <table:covered-table-cell>
            <text:p text:style-name="P286"><text:span text:style-name="T621"><text:s/></text:span></text:p>
          </table:covered-table-cell>
          <table:table-cell table:style-name="TableCell060401">
            <text:p text:style-name="P287"><text:span text:style-name="T622">FP2</text:span><text:span text:style-name="T623"/></text:p>
          </table:table-cell>
          <table:table-cell table:style-name="TableCell060402">
            <text:p text:style-name="P287"><text:span text:style-name="T624">Para salvar o ItemFinanceiro o usuário deverá clicar no botão Salvar;[FA3][RN1][RN2]</text:span><text:span text:style-name="T625"/></text:p>
          </table:table-cell>
        </table:table-row>
        <table:table-row table:style-name="TableRow0605">
          <table:covered-table-cell>
            <text:p text:style-name="P289"><text:span text:style-name="T625"><text:s/></text:span></text:p>
          </table:covered-table-cell>
          <table:table-cell table:style-name="TableCell060501">
            <text:p text:style-name="P290"><text:span text:style-name="T626">FP3</text:span><text:span text:style-name="T627"/></text:p>
          </table:table-cell>
          <table:table-cell table:style-name="TableCell060502">
            <text:p text:style-name="P290"><text:span text:style-name="T628">O sistema emitirá a mensagem: “Deseja realmente fazer as alterações no registro”?</text:span><text:span text:style-name="T629"/></text:p>
          </table:table-cell>
        </table:table-row>
        <table:table-row table:style-name="TableRow0606">
          <table:covered-table-cell>
            <text:p text:style-name="P292"><text:span text:style-name="T629"><text:s/></text:span></text:p>
          </table:covered-table-cell>
          <table:table-cell table:style-name="TableCell060601">
            <text:p text:style-name="P293"><text:span text:style-name="T630">FP4</text:span><text:span text:style-name="T631"/></text:p>
          </table:table-cell>
          <table:table-cell table:style-name="TableCell060602">
            <text:p text:style-name="P293"><text:span text:style-name="T632">Caso o usuário confirme a mensagem, clicando no botão OK, o sistema salvará o ItemFinanceiro no banco de dados;</text:span><text:span text:style-name="T633"/></text:p>
          </table:table-cell>
        </table:table-row>
        <table:table-row table:style-name="TableRow0607">
          <table:covered-table-cell>
            <text:p text:style-name="P295"><text:span text:style-name="T633"><text:s/></text:span></text:p>
          </table:covered-table-cell>
          <table:table-cell table:style-name="TableCell060701">
            <text:p text:style-name="P296"><text:span text:style-name="T634">FP5</text:span><text:span text:style-name="T635"/></text:p>
          </table:table-cell>
          <table:table-cell table:style-name="TableCell060702">
            <text:p text:style-name="P296"><text:span text:style-name="T636">O sistema emitirá a mensagem “Item cadastrado com sucesso!”<text:s/></text:span><text:span text:style-name="T637"/></text:p>
          </table:table-cell>
        </table:table-row>
        <table:table-row table:style-name="TableRow0608">
          <table:table-cell table:style-name="TableCell060800" table:number-rows-spanned="3">
            <text:p text:style-name="P299"><text:span text:style-name="T638">Fluxos Alternativos</text:span><text:span text:style-name="T639"/></text:p>
          </table:table-cell>
          <table:table-cell table:style-name="TableCell060801">
            <text:p text:style-name="P300"><text:span text:style-name="T640">FA1</text:span><text:span text:style-name="T641"/></text:p>
          </table:table-cell>
          <table:table-cell table:style-name="TableCell060802">
            <text:p text:style-name="P300"><text:span text:style-name="T642">Se o Item Financeiro já estiver salva no banco de dados o sistema salvará as modificações realizadas no registro.</text:span><text:span text:style-name="T643"/></text:p>
          </table:table-cell>
        </table:table-row>
        <table:table-row table:style-name="TableRow0609">
          <table:covered-table-cell>
            <text:p text:style-name="P303"><text:span text:style-name="T643"><text:s/></text:span></text:p>
          </table:covered-table-cell>
          <table:table-cell table:style-name="TableCell060901">
            <text:p text:style-name="P304"><text:span text:style-name="T644">FA2</text:span><text:span text:style-name="T645"/></text:p>
          </table:table-cell>
          <table:table-cell table:style-name="TableCell060902">
            <text:p text:style-name="P304"><text:span text:style-name="T646">Se o Usuário clicar no botão Excluir e o registro já estiver salvo no banco de dados ele será removido;</text:span><text:span text:style-name="T647"/></text:p>
          </table:table-cell>
        </table:table-row>
        <table:table-row table:style-name="TableRow0610">
          <table:covered-table-cell>
            <text:p text:style-name="P307"><text:span text:style-name="T647"><text:s/></text:span></text:p>
          </table:covered-table-cell>
          <table:table-cell table:style-name="TableCell061001">
            <text:p text:style-name="P308"><text:span text:style-name="T648">FA3</text:span><text:span text:style-name="T649"/></text:p>
          </table:table-cell>
          <table:table-cell table:style-name="TableCell061002">
            <text:p text:style-name="P308"><text:span text:style-name="T650">Se o usuário não tiver preenchido o campo nome o sistema emitirá a mensagem “Campo Nome é obrigatório” e não procederá com o salvamento do registro.</text:span><text:span text:style-name="T651"/></text:p>
          </table:table-cell>
        </table:table-row>
        <table:table-row table:style-name="TableRow0611">
          <table:table-cell table:style-name="TableCell061100" table:number-rows-spanned="2">
            <text:p text:style-name="P311"><text:span text:style-name="T652">Regras de Negócio</text:span><text:span text:style-name="T653"/></text:p>
          </table:table-cell>
          <table:table-cell table:style-name="TableCell061101">
            <text:p text:style-name="P312"><text:span text:style-name="T654">RN1</text:span><text:span text:style-name="T655"/></text:p>
          </table:table-cell>
          <table:table-cell table:style-name="TableCell061102">
            <text:p text:style-name="P312"><text:span text:style-name="T656">O campo nome deve conter pelo menos 3 caracteres.</text:span><text:span text:style-name="T657"/></text:p>
          </table:table-cell>
        </table:table-row>
        <table:table-row table:style-name="TableRow0612">
          <table:covered-table-cell>
            <text:p text:style-name="P315"><text:span text:style-name="T657"><text:s/></text:span></text:p>
          </table:covered-table-cell>
          <table:table-cell table:style-name="TableCell061201">
            <text:p text:style-name="P316"><text:span text:style-name="T658">RN2</text:span><text:span text:style-name="T659"/></text:p>
          </table:table-cell>
          <table:table-cell table:style-name="TableCell061202">
            <text:p text:style-name="P316"><text:span text:style-name="T660">O Quantidadenão pode ser menor do que 0.</text:span><text:span text:style-name="T661"/></text:p>
          </table:table-cell>
        </table:table-row>
        <table:table-row table:style-name="TableRow0613">
          <table:table-cell table:style-name="TableCell061300">
            <text:p text:style-name="P319"><text:span text:style-name="T662">Pós Condições</text:span><text:span text:style-name="T663"/></text:p>
          </table:table-cell>
          <table:table-cell table:style-name="TableCell061301">
            <text:p text:style-name="P320"><text:span text:style-name="T664">PC1</text:span><text:span text:style-name="T665"/></text:p>
          </table:table-cell>
          <table:table-cell table:style-name="TableCell061302">
            <text:p text:style-name="P320"><text:span text:style-name="T666">O Item deverá estar no banco de dados.</text:span><text:span text:style-name="T667"/></text:p>
          </table:table-cell>
        </table:table-row>
        <table:table-row table:style-name="TableRow0614">
          <table:table-cell table:style-name="TableCell061400">
            <text:p text:style-name="P323"><text:span text:style-name="T668">Casos de Uso Afetados</text:span><text:span text:style-name="T669"/></text:p>
          </table:table-cell>
          <table:table-cell table:style-name="TableCell061401" table:number-columns-spanned="2">
            <text:p text:style-name="P324"><text:span text:style-name="T669"/></text:p>
          </table:table-cell>
          <table:covered-table-cell/>
        </table:table-row>
      </table:table>
      <text:p text:style-name="P326"><text:span text:style-name="T669"/></text:p>
      <text:p text:style-name="P327"><draw:frame text:anchor-type="as-char" svg:width="143.14mm" svg:height="106.10mm" style:rel-width="scale" style:rel-height="scale"><draw:object-ole xlink:href="OleObj7"/><draw:image xlink:href="ObjectReplacements/OleObj7"/></draw:frame><text:span text:style-name="T669"/></text:p>
      <text:p text:style-name="P327"><text:span text:style-name="T670"><text:line-break/>Image</text:span><text:span text:style-name="T671">m<text:s/></text:span><text:span text:style-name="T672">: Tela de Cadastro/Alterar Item Financeiro</text:span></text:p>
      <text:p text:style-name="P327"><text:span text:style-name="T673"/></text:p>
      <text:p text:style-name="P328"><text:span text:style-name="T673"/></text:p>
      <text:p text:style-name="P328"><text:span text:style-name="T673"/></text:p>
      <text:p text:style-name="P328"><text:span text:style-name="T673"/></text:p>
      <table:table table:style-name="Table07">
        <table:table-column table:style-name="TableColumn0700"/>
        <table:table-column table:style-name="TableColumn0701"/>
        <table:table-column table:style-name="TableColumn0702"/>
        <table:table-row table:style-name="TableRow0700">
          <table:table-cell table:style-name="TableCell070000" table:number-columns-spanned="3">
            <text:p text:style-name="P330"><text:span text:style-name="T674">UC 2.2</text:span><text:span text:style-name="T675">–</text:span><text:span text:style-name="T676"><text:s/>Buscar Item Financeiro</text:span><text:span text:style-name="T677"/></text:p>
          </table:table-cell>
          <table:covered-table-cell/>
          <table:covered-table-cell/>
        </table:table-row>
        <table:table-row table:style-name="TableRow0701">
          <table:table-cell table:style-name="TableCell070100">
            <text:p text:style-name="P333"><text:span text:style-name="T678">Pré - Condições</text:span><text:span text:style-name="T679"/></text:p>
          </table:table-cell>
          <table:table-cell table:style-name="TableCell070101">
            <text:p text:style-name="P334"><text:span text:style-name="T680">PC1</text:span><text:span text:style-name="T681"/></text:p>
          </table:table-cell>
          <table:table-cell table:style-name="TableCell070102">
            <text:p text:style-name="P334"><text:span text:style-name="T682">O usuário deve estar logado no sistema</text:span><text:span text:style-name="T683"/></text:p>
          </table:table-cell>
        </table:table-row>
        <table:table-row table:style-name="TableRow0702">
          <table:table-cell table:style-name="TableCell070200">
            <text:p text:style-name="P337"><text:span text:style-name="T684">Atores Envolvidos</text:span><text:span text:style-name="T685"/></text:p>
          </table:table-cell>
          <table:table-cell table:style-name="TableCell070201" table:number-columns-spanned="2">
            <text:p text:style-name="P338"><text:span text:style-name="T686">Usuário: Funcionário ouAdministrador</text:span><text:span text:style-name="T687"/></text:p>
          </table:table-cell>
          <table:covered-table-cell/>
        </table:table-row>
        <table:table-row table:style-name="TableRow0703">
          <table:table-cell table:style-name="TableCell070300" table:number-rows-spanned="3">
            <text:p text:style-name="P341"><text:span text:style-name="T688">Fluxo Principal</text:span><text:span text:style-name="T689"/></text:p>
          </table:table-cell>
          <table:table-cell table:style-name="TableCell070301">
            <text:p text:style-name="P342"><text:span text:style-name="T690">FP1</text:span><text:span text:style-name="T691"/></text:p>
          </table:table-cell>
          <table:table-cell table:style-name="TableCell070302">
            <text:p text:style-name="P342"><text:span text:style-name="T692">O Usuário poderá preencher os filtros de busca: Nome;</text:span><text:span text:style-name="T693"/></text:p>
          </table:table-cell>
        </table:table-row>
        <table:table-row table:style-name="TableRow0704">
          <table:covered-table-cell>
            <text:p text:style-name="P345"><text:span text:style-name="T693"><text:s/></text:span></text:p>
          </table:covered-table-cell>
          <table:table-cell table:style-name="TableCell070401">
            <text:p text:style-name="P346"><text:span text:style-name="T694">FP2</text:span><text:span text:style-name="T695"/></text:p>
          </table:table-cell>
          <table:table-cell table:style-name="TableCell070402">
            <text:p text:style-name="P346"><text:span text:style-name="T696">Para realizar a busca o Usuário clicará no botão Buscar;</text:span><text:span text:style-name="T697"/></text:p>
          </table:table-cell>
        </table:table-row>
        <table:table-row table:style-name="TableRow0705">
          <table:covered-table-cell>
            <text:p text:style-name="P348"><text:span text:style-name="T697"><text:s/></text:span></text:p>
          </table:covered-table-cell>
          <table:table-cell table:style-name="TableCell070501">
            <text:p text:style-name="P349"><text:span text:style-name="T698">FP3</text:span><text:span text:style-name="T699"/></text:p>
          </table:table-cell>
          <table:table-cell table:style-name="TableCell070502">
            <text:p text:style-name="P349"><text:span text:style-name="T700">O sistema listará todas os Itens Financeiros<text:s text:c="2"/>que corresponderem aos critérios de busca informados[RN1];</text:span><text:span text:style-name="T701"/></text:p>
          </table:table-cell>
        </table:table-row>
        <table:table-row table:style-name="TableRow0706">
          <table:table-cell table:style-name="TableCell070600" table:number-rows-spanned="2">
            <text:p text:style-name="P352"><text:span text:style-name="T702">Fluxos Alternativos</text:span><text:span text:style-name="T703"/></text:p>
          </table:table-cell>
          <table:table-cell table:style-name="TableCell070601">
            <text:p text:style-name="P353"><text:span text:style-name="T704">FA1</text:span><text:span text:style-name="T705"/></text:p>
          </table:table-cell>
          <table:table-cell table:style-name="TableCell070602">
            <text:p text:style-name="P353"><text:span text:style-name="T706">Se o Usuário desejar criar um novo Item ele clicará no botão Cadastrar que chamará o caso de uso [UC 2.1] ;</text:span><text:span text:style-name="T707"/></text:p>
          </table:table-cell>
        </table:table-row>
        <table:table-row table:style-name="TableRow0707">
          <table:covered-table-cell>
            <text:p text:style-name="P356"><text:span text:style-name="T707"><text:s/></text:span></text:p>
          </table:covered-table-cell>
          <table:table-cell table:style-name="TableCell070701">
            <text:p text:style-name="P357"><text:span text:style-name="T708">FA2</text:span><text:span text:style-name="T709"/></text:p>
          </table:table-cell>
          <table:table-cell table:style-name="TableCell070702">
            <text:p text:style-name="P357"><text:span text:style-name="T710">Se o Usuário desejar editar um dos Itens contidos na busca ele deverá, selecioná-la na lista e depois clicar no botão Editar que chamará o caso de uso [UC 2.1] preenchendo seus campos de acordo com o registro selecionado;</text:span><text:span text:style-name="T711"/></text:p>
          </table:table-cell>
        </table:table-row>
        <table:table-row table:style-name="TableRow0708">
          <table:table-cell table:style-name="TableCell070800">
            <text:p text:style-name="P360"><text:span text:style-name="T712">Regras de Negócio</text:span><text:span text:style-name="T713"/></text:p>
          </table:table-cell>
          <table:table-cell table:style-name="TableCell070801">
            <text:p text:style-name="P361"><text:span text:style-name="T714">RN1</text:span><text:span text:style-name="T715"/></text:p>
          </table:table-cell>
          <table:table-cell table:style-name="TableCell070802">
            <text:p text:style-name="P361"><text:span text:style-name="T716">Se o usuário clicar no botão “Buscar” e não preencher nenhum filtro, todos os registros serão listados</text:span><text:span text:style-name="T717"/></text:p>
          </table:table-cell>
        </table:table-row>
        <table:table-row table:style-name="TableRow0709">
          <table:table-cell table:style-name="TableCell070900">
            <text:p text:style-name="P364"><text:span text:style-name="T718">Pós Condições</text:span><text:span text:style-name="T719"/></text:p>
          </table:table-cell>
          <table:table-cell table:style-name="TableCell070901">
            <text:p text:style-name="P365"><text:span text:style-name="T719"/></text:p>
          </table:table-cell>
          <table:table-cell table:style-name="TableCell070902">
            <text:p text:style-name="P365"><text:span text:style-name="T719"/></text:p>
          </table:table-cell>
        </table:table-row>
        <table:table-row table:style-name="TableRow0710">
          <table:table-cell table:style-name="TableCell071000">
            <text:p text:style-name="P368"><text:span text:style-name="T720">Casos de Uso Afetados</text:span><text:span text:style-name="T721"/></text:p>
          </table:table-cell>
          <table:table-cell table:style-name="TableCell071001" table:number-columns-spanned="2">
            <text:p text:style-name="P369"><text:span text:style-name="T722">UC 2.1</text:span><text:span text:style-name="T723"/></text:p>
          </table:table-cell>
          <table:covered-table-cell/>
        </table:table-row>
      </table:table>
      <text:p text:style-name="P371"><text:span text:style-name="T723"/></text:p>
      <text:p text:style-name="P372"><draw:frame text:anchor-type="as-char" svg:width="152.40mm" svg:height="79.38mm" style:rel-width="scale" style:rel-height="scale"><draw:object-ole xlink:href="OleObj8"/><draw:image xlink:href="ObjectReplacements/OleObj8"/></draw:frame><text:span text:style-name="T723"/></text:p>
      <text:p text:style-name="P372"><text:span text:style-name="T723"/></text:p>
      <text:p text:style-name="P372"><text:span text:style-name="T724"><text:line-break/>Imagem : Tela Buscar Item Financeiro</text:span></text:p>
      <text:p text:style-name="P373"><text:span text:style-name="T725"/></text:p>
      <text:p text:style-name="P373"><text:span text:style-name="T725"/></text:p>
      <table:table table:style-name="Table08">
        <table:table-column table:style-name="TableColumn0800"/>
        <table:table-column table:style-name="TableColumn0801"/>
        <table:table-column table:style-name="TableColumn0802"/>
        <table:table-row table:style-name="TableRow0800">
          <table:table-cell table:style-name="TableCell080000" table:number-columns-spanned="3">
            <text:p text:style-name="P375"><text:span text:style-name="T726">UC 2.3</text:span><text:span text:style-name="T727">–</text:span><text:span text:style-name="T728"><text:s/>Gerar Relatório de Estoque</text:span><text:span text:style-name="T729"/></text:p>
          </table:table-cell>
          <table:covered-table-cell/>
          <table:covered-table-cell/>
        </table:table-row>
        <table:table-row table:style-name="TableRow0801">
          <table:table-cell table:style-name="TableCell080100">
            <text:p text:style-name="P378"><text:span text:style-name="T730">Pré - Condições</text:span><text:span text:style-name="T731"/></text:p>
          </table:table-cell>
          <table:table-cell table:style-name="TableCell080101">
            <text:p text:style-name="P378"><text:span text:style-name="T732">PC1</text:span><text:span text:style-name="T733"/></text:p>
          </table:table-cell>
          <table:table-cell table:style-name="TableCell080102">
            <text:p text:style-name="P378"><text:span text:style-name="T734">O usuário deve estar logado no sistema</text:span><text:span text:style-name="T735"/></text:p>
          </table:table-cell>
        </table:table-row>
        <table:table-row table:style-name="TableRow0802">
          <table:table-cell table:style-name="TableCell080200">
            <text:p text:style-name="P381"><text:span text:style-name="T736">Atores Envolvidos</text:span><text:span text:style-name="T737"/></text:p>
          </table:table-cell>
          <table:table-cell table:style-name="TableCell080201" table:number-columns-spanned="2">
            <text:p text:style-name="P381"><text:span text:style-name="T738">Usuário: Funcionário ou Administrador</text:span><text:span text:style-name="T739"/></text:p>
          </table:table-cell>
          <table:covered-table-cell/>
        </table:table-row>
        <table:table-row table:style-name="TableRow0803">
          <table:table-cell table:style-name="TableCell080300" table:number-rows-spanned="2">
            <text:p text:style-name="P384"><text:span text:style-name="T740">Fluxo Principal</text:span><text:span text:style-name="T741"/></text:p>
          </table:table-cell>
          <table:table-cell table:style-name="TableCell080301">
            <text:p text:style-name="P384"><text:span text:style-name="T742">FP1</text:span><text:span text:style-name="T743"/></text:p>
          </table:table-cell>
          <table:table-cell table:style-name="TableCell080302">
            <text:p text:style-name="P384"><text:span text:style-name="T744">Para realizar a relação de todos os itens cadastrados o<text:s text:c="2"/>usuário deverá clicar no botão “Gerar Relatório”.</text:span><text:span text:style-name="T745"/></text:p>
          </table:table-cell>
        </table:table-row>
        <table:table-row table:style-name="TableRow0804">
          <table:covered-table-cell>
            <text:p text:style-name="P387"><text:span text:style-name="T745"><text:s/></text:span></text:p>
          </table:covered-table-cell>
          <table:table-cell table:style-name="TableCell080401">
            <text:p text:style-name="P388"><text:span text:style-name="T746">FP2</text:span><text:span text:style-name="T747"/></text:p>
          </table:table-cell>
          <table:table-cell table:style-name="TableCell080402">
            <text:p text:style-name="P388"><text:span text:style-name="T748">O sistema listará todas os produtos que estiverem no estoque;</text:span><text:span text:style-name="T749"/></text:p>
          </table:table-cell>
        </table:table-row>
        <table:table-row table:style-name="TableRow0805">
          <table:table-cell table:style-name="TableCell080500">
            <text:p text:style-name="P391"><text:span text:style-name="T750">Fluxos Alternativos</text:span><text:span text:style-name="T751"/></text:p>
          </table:table-cell>
          <table:table-cell table:style-name="TableCell080501">
            <text:p text:style-name="P391"><text:span text:style-name="T751"/></text:p>
          </table:table-cell>
          <table:table-cell table:style-name="TableCell080502">
            <text:p text:style-name="P391"><text:span text:style-name="T751"/></text:p>
          </table:table-cell>
        </table:table-row>
        <table:table-row table:style-name="TableRow0806">
          <table:table-cell table:style-name="TableCell080600">
            <text:p text:style-name="P394"><text:span text:style-name="T752">Pós Condições</text:span><text:span text:style-name="T753"/></text:p>
          </table:table-cell>
          <table:table-cell table:style-name="TableCell080601">
            <text:p text:style-name="P394"><text:span text:style-name="T753"/></text:p>
          </table:table-cell>
          <table:table-cell table:style-name="TableCell080602">
            <text:p text:style-name="P394"><text:span text:style-name="T753"/></text:p>
          </table:table-cell>
        </table:table-row>
        <table:table-row table:style-name="TableRow0807">
          <table:table-cell table:style-name="TableCell080700">
            <text:p text:style-name="P397"><text:span text:style-name="T754">Casos de Uso Afetados</text:span><text:span text:style-name="T755"/></text:p>
          </table:table-cell>
          <table:table-cell table:style-name="TableCell080701" table:number-columns-spanned="2">
            <text:p text:style-name="P397"><text:span text:style-name="T755"/></text:p>
          </table:table-cell>
          <table:covered-table-cell/>
        </table:table-row>
      </table:table>
      <text:p text:style-name="P399"><text:span text:style-name="T755"/></text:p>
      <text:p text:style-name="P399"><text:span text:style-name="T755"/></text:p>
      <text:p text:style-name="P399"><text:span text:style-name="T755"/></text:p>
      <text:p text:style-name="P400"><draw:frame text:anchor-type="as-char" svg:width="102.39mm" svg:height="80.96mm" style:rel-width="scale" style:rel-height="scale"><draw:object-ole xlink:href="OleObj9"/><draw:image xlink:href="ObjectReplacements/OleObj9"/></draw:frame><text:span text:style-name="T756"><text:line-break/>Imagem : Tela Listar Item Financeiro</text:span></text:p>
      <text:p text:style-name="P401"><text:span text:style-name="T757"/></text:p>
      <text:p text:style-name="P401"><text:span text:style-name="T757"/></text:p>
      <text:p text:style-name="P401"><text:span text:style-name="T758">6.3<text:s/></text:span><text:span text:style-name="T759">–</text:span><text:span text:style-name="T760"><text:s/>UC 3.0 Gerenciar Clientes</text:span></text:p>
      <text:p text:style-name="P401"><draw:frame text:anchor-type="as-char" svg:width="152.40mm" svg:height="118.27mm" style:rel-width="scale" style:rel-height="scale"><draw:object-ole xlink:href="OleObj10"/><draw:image xlink:href="ObjectReplacements/OleObj10"/></draw:frame><text:span text:style-name="T761"/></text:p>
      <text:p text:style-name="P401"><text:span text:style-name="T761"/></text:p>
      <text:p text:style-name="P401"><text:span text:style-name="T761"/></text:p>
      <text:p text:style-name="P401"><text:span text:style-name="T761"/></text:p>
      <table:table table:style-name="Table09">
        <table:table-column table:style-name="TableColumn0900"/>
        <table:table-column table:style-name="TableColumn0901"/>
        <table:table-column table:style-name="TableColumn0902"/>
        <table:table-row table:style-name="TableRow0900">
          <table:table-cell table:style-name="TableCell090000" table:number-columns-spanned="3">
            <text:p text:style-name="P403"><text:span text:style-name="T762">UC 3.1</text:span><text:span text:style-name="T763">–</text:span><text:span text:style-name="T764"><text:s/>Editar Cliente</text:span><text:span text:style-name="T765"/></text:p>
          </table:table-cell>
          <table:covered-table-cell/>
          <table:covered-table-cell/>
        </table:table-row>
        <table:table-row table:style-name="TableRow0901">
          <table:table-cell table:style-name="TableCell090100">
            <text:p text:style-name="P406"><text:span text:style-name="T766">Pré - Condições</text:span><text:span text:style-name="T767"/></text:p>
          </table:table-cell>
          <table:table-cell table:style-name="TableCell090101">
            <text:p text:style-name="P407"><text:span text:style-name="T768">PC1</text:span><text:span text:style-name="T769"/></text:p>
          </table:table-cell>
          <table:table-cell table:style-name="TableCell090102">
            <text:p text:style-name="P407"><text:span text:style-name="T770">O usuário do sistema deve estar logado no sistema<text:s/></text:span><text:span text:style-name="T771"/></text:p>
          </table:table-cell>
        </table:table-row>
        <table:table-row table:style-name="TableRow0902">
          <table:table-cell table:style-name="TableCell090200">
            <text:p text:style-name="P410"><text:span text:style-name="T772">Atores Envolvidos</text:span><text:span text:style-name="T773"/></text:p>
          </table:table-cell>
          <table:table-cell table:style-name="TableCell090201" table:number-columns-spanned="2">
            <text:p text:style-name="P411"><text:span text:style-name="T774">Usuário: Funcionário</text:span><text:span text:style-name="T775"/></text:p>
          </table:table-cell>
          <table:covered-table-cell/>
        </table:table-row>
        <table:table-row table:style-name="TableRow0903">
          <table:table-cell table:style-name="TableCell090300" table:number-rows-spanned="5">
            <text:p text:style-name="P414"><text:span text:style-name="T776">Fluxo Principal</text:span><text:span text:style-name="T777"/></text:p>
          </table:table-cell>
          <table:table-cell table:style-name="TableCell090301">
            <text:p text:style-name="P415"><text:span text:style-name="T778">FP1</text:span><text:span text:style-name="T779"/></text:p>
          </table:table-cell>
          <table:table-cell table:style-name="TableCell090302">
            <text:p text:style-name="P415"><text:span text:style-name="T780">O Usuário poderá preencher os campos Nome, CPF, RG, Data Nas. Sexo, Email, Telefone, Rua, N°, Bairro, Cidade, UF, CEP, Valor Limite[RN1],[RN2],[RN3],[RN4],[RN5].</text:span><text:span text:style-name="T781"/></text:p>
          </table:table-cell>
        </table:table-row>
        <table:table-row table:style-name="TableRow0904">
          <table:covered-table-cell>
            <text:p text:style-name="P418"><text:span text:style-name="T781"><text:s/></text:span></text:p>
          </table:covered-table-cell>
          <table:table-cell table:style-name="TableCell090401">
            <text:p text:style-name="P419"><text:span text:style-name="T782">FP2</text:span><text:span text:style-name="T783"/></text:p>
          </table:table-cell>
          <table:table-cell table:style-name="TableCell090402">
            <text:p text:style-name="P419"><text:span text:style-name="T784">Para salvar o cliente o usuário deverá clicar no botão Salvar;</text:span><text:span text:style-name="T785"/></text:p>
          </table:table-cell>
        </table:table-row>
        <table:table-row table:style-name="TableRow0905">
          <table:covered-table-cell>
            <text:p text:style-name="P421"><text:span text:style-name="T785"><text:s/></text:span></text:p>
          </table:covered-table-cell>
          <table:table-cell table:style-name="TableCell090501">
            <text:p text:style-name="P422"><text:span text:style-name="T786">FP3</text:span><text:span text:style-name="T787"/></text:p>
          </table:table-cell>
          <table:table-cell table:style-name="TableCell090502">
            <text:p text:style-name="P422"><text:span text:style-name="T788">O sistema emitirá a mensagem: “Deseja realmente fazer as alterações no registro”?</text:span><text:span text:style-name="T789"/></text:p>
          </table:table-cell>
        </table:table-row>
        <table:table-row table:style-name="TableRow0906">
          <table:covered-table-cell>
            <text:p text:style-name="P424"><text:span text:style-name="T789"><text:s/></text:span></text:p>
          </table:covered-table-cell>
          <table:table-cell table:style-name="TableCell090601">
            <text:p text:style-name="P425"><text:span text:style-name="T790">FP4</text:span><text:span text:style-name="T791"/></text:p>
          </table:table-cell>
          <table:table-cell table:style-name="TableCell090602">
            <text:p text:style-name="P425"><text:span text:style-name="T792">Caso o usuário confirme a mensagem, clicando no botão OK, o sistema salvará o cliente no banco de dados;</text:span><text:span text:style-name="T793"/></text:p>
          </table:table-cell>
        </table:table-row>
        <table:table-row table:style-name="TableRow0907">
          <table:covered-table-cell>
            <text:p text:style-name="P427"><text:span text:style-name="T793"><text:s/></text:span></text:p>
          </table:covered-table-cell>
          <table:table-cell table:style-name="TableCell090701">
            <text:p text:style-name="P428"><text:span text:style-name="T794">FP5</text:span><text:span text:style-name="T795"/></text:p>
          </table:table-cell>
          <table:table-cell table:style-name="TableCell090702">
            <text:p text:style-name="P428"><text:span text:style-name="T796">O sistema emitirá a mensagem “Cliente cadastrado com sucesso!”<text:s/></text:span><text:span text:style-name="T797"/></text:p>
          </table:table-cell>
        </table:table-row>
        <table:table-row table:style-name="TableRow0908">
          <table:table-cell table:style-name="TableCell090800" table:number-rows-spanned="4">
            <text:p text:style-name="P431"><text:span text:style-name="T798">Fluxos Alternativos</text:span><text:span text:style-name="T799"/></text:p>
          </table:table-cell>
          <table:table-cell table:style-name="TableCell090801">
            <text:p text:style-name="P432"><text:span text:style-name="T800">FA1</text:span><text:span text:style-name="T801"/></text:p>
          </table:table-cell>
          <table:table-cell table:style-name="TableCell090802">
            <text:p text:style-name="P432"><text:span text:style-name="T802">Se o cliente já estiver salva no banco de dados o sistema salvará as modificações realizadas no registro.</text:span><text:span text:style-name="T803"/></text:p>
          </table:table-cell>
        </table:table-row>
        <table:table-row table:style-name="TableRow0909">
          <table:covered-table-cell>
            <text:p text:style-name="P435"><text:span text:style-name="T803"><text:s/></text:span></text:p>
          </table:covered-table-cell>
          <table:table-cell table:style-name="TableCell090901">
            <text:p text:style-name="P436"><text:span text:style-name="T804">FA2</text:span><text:span text:style-name="T805"/></text:p>
          </table:table-cell>
          <table:table-cell table:style-name="TableCell090902">
            <text:p text:style-name="P436"><text:span text:style-name="T806">Se o Usuário clicar no botão Cancelar todas as alterações não salvas serão descartadas</text:span><text:span text:style-name="T807"/></text:p>
          </table:table-cell>
        </table:table-row>
        <table:table-row table:style-name="TableRow0910">
          <table:covered-table-cell>
            <text:p text:style-name="P438"><text:span text:style-name="T807"><text:s/></text:span></text:p>
          </table:covered-table-cell>
          <table:table-cell table:style-name="TableCell091001">
            <text:p text:style-name="P439"><text:span text:style-name="T808">FA3</text:span><text:span text:style-name="T809"/></text:p>
          </table:table-cell>
          <table:table-cell table:style-name="TableCell091002">
            <text:p text:style-name="P439"><text:span text:style-name="T810">Se o Usuário clicar no botão Voltar o sistema voltará para a tela inicial.</text:span><text:span text:style-name="T811"/></text:p>
          </table:table-cell>
        </table:table-row>
        <table:table-row table:style-name="TableRow0911">
          <table:covered-table-cell>
            <text:p text:style-name="P442"><text:span text:style-name="T811"><text:s/></text:span></text:p>
          </table:covered-table-cell>
          <table:table-cell table:style-name="TableCell091101">
            <text:p text:style-name="P443"><text:span text:style-name="T812">FA4</text:span><text:span text:style-name="T813"/></text:p>
          </table:table-cell>
          <table:table-cell table:style-name="TableCell091102">
            <text:p text:style-name="P443"><text:span text:style-name="T814">Se o usuário não tiver preenchido algum dos campos do formulário o sistema emitirá a mensagem “Todos os campos são de preenchimento obrigatório” e não procederá com o salvamento do registro.</text:span><text:span text:style-name="T815"/></text:p>
          </table:table-cell>
        </table:table-row>
        <table:table-row table:style-name="TableRow0912">
          <table:table-cell table:style-name="TableCell091200" table:number-rows-spanned="5">
            <text:p text:style-name="P446"><text:span text:style-name="T816">Regras de Negócio</text:span><text:span text:style-name="T817"/></text:p>
          </table:table-cell>
          <table:table-cell table:style-name="TableCell091201">
            <text:p text:style-name="P447"><text:span text:style-name="T818">RN1</text:span><text:span text:style-name="T819"/></text:p>
          </table:table-cell>
          <table:table-cell table:style-name="TableCell091202">
            <text:p text:style-name="P447"><text:span text:style-name="T820">O nome do cliente não pode ter menos do que 2 caracteres;</text:span><text:span text:style-name="T821"/></text:p>
          </table:table-cell>
        </table:table-row>
        <table:table-row table:style-name="TableRow0913">
          <table:covered-table-cell>
            <text:p text:style-name="P450"><text:span text:style-name="T821"><text:s/></text:span></text:p>
          </table:covered-table-cell>
          <table:table-cell table:style-name="TableCell091301">
            <text:p text:style-name="P451"><text:span text:style-name="T822">RN2</text:span><text:span text:style-name="T823"/></text:p>
          </table:table-cell>
          <table:table-cell table:style-name="TableCell091302">
            <text:p text:style-name="P451"><text:span text:style-name="T824">O CPF deveconter 11 dígitos;</text:span><text:span text:style-name="T825"/></text:p>
          </table:table-cell>
        </table:table-row>
        <table:table-row table:style-name="TableRow0914">
          <table:covered-table-cell>
            <text:p text:style-name="P453"><text:span text:style-name="T825"><text:s/></text:span></text:p>
          </table:covered-table-cell>
          <table:table-cell table:style-name="TableCell091401">
            <text:p text:style-name="P454"><text:span text:style-name="T826">RN3</text:span><text:span text:style-name="T827"/></text:p>
          </table:table-cell>
          <table:table-cell table:style-name="TableCell091402">
            <text:p text:style-name="P454"><text:span text:style-name="T828">O telefone tem de conter no mínimo 10 e no máximo11 dígitos;</text:span><text:span text:style-name="T829"/></text:p>
          </table:table-cell>
        </table:table-row>
        <table:table-row table:style-name="TableRow0915">
          <table:covered-table-cell>
            <text:p text:style-name="P457"><text:span text:style-name="T829"><text:s/></text:span></text:p>
          </table:covered-table-cell>
          <table:table-cell table:style-name="TableCell091501">
            <text:p text:style-name="P458"><text:span text:style-name="T830">RN4</text:span><text:span text:style-name="T831"/></text:p>
          </table:table-cell>
          <table:table-cell table:style-name="TableCell091502">
            <text:p text:style-name="P458"><text:span text:style-name="T832">Endereço é obrigatório.</text:span><text:span text:style-name="T833"/></text:p>
          </table:table-cell>
        </table:table-row>
        <table:table-row table:style-name="TableRow0916">
          <table:covered-table-cell>
            <text:p text:style-name="P460"><text:span text:style-name="T833"><text:s/></text:span></text:p>
          </table:covered-table-cell>
          <table:table-cell table:style-name="TableCell091601">
            <text:p text:style-name="P461"><text:span text:style-name="T834">RN5</text:span><text:span text:style-name="T835"/></text:p>
          </table:table-cell>
          <table:table-cell table:style-name="TableCell091602">
            <text:p text:style-name="P461"><text:span text:style-name="T836">O N°deve ser maior que 0.</text:span><text:span text:style-name="T837"/></text:p>
          </table:table-cell>
        </table:table-row>
        <table:table-row table:style-name="TableRow0917">
          <table:table-cell table:style-name="TableCell091700">
            <text:p text:style-name="P464"><text:span text:style-name="T838">Pós Condições</text:span><text:span text:style-name="T839"/></text:p>
          </table:table-cell>
          <table:table-cell table:style-name="TableCell091701">
            <text:p text:style-name="P465"><text:span text:style-name="T840">PC1</text:span><text:span text:style-name="T841"/></text:p>
          </table:table-cell>
          <table:table-cell table:style-name="TableCell091702">
            <text:p text:style-name="P465"><text:span text:style-name="T842">O cliente deverá estar salvo no banco de dados</text:span><text:span text:style-name="T843"/></text:p>
          </table:table-cell>
        </table:table-row>
        <table:table-row table:style-name="TableRow0918">
          <table:table-cell table:style-name="TableCell091800">
            <text:p text:style-name="P468"><text:span text:style-name="T844">Casos de Uso Afetados</text:span><text:span text:style-name="T845"/></text:p>
          </table:table-cell>
          <table:table-cell table:style-name="TableCell091801" table:number-columns-spanned="2">
            <text:p text:style-name="P469"><text:span text:style-name="T845"/></text:p>
          </table:table-cell>
          <table:covered-table-cell/>
        </table:table-row>
      </table:table>
      <text:p text:style-name="P471"><text:span text:style-name="T845"/></text:p>
      <text:p text:style-name="P472"><draw:frame text:anchor-type="as-char" svg:width="152.40mm" svg:height="82.29mm" style:rel-width="scale" style:rel-height="scale"><draw:object-ole xlink:href="OleObj11"/><draw:image xlink:href="ObjectReplacements/OleObj11"/></draw:frame><text:span text:style-name="T845"/></text:p>
      <text:p text:style-name="P472"><text:span text:style-name="T846"><text:line-break/>Imagem : Tela Cadastro/Alterar Cliente</text:span></text:p>
      <text:p text:style-name="P473"><text:span text:style-name="T847"/></text:p>
      <text:p text:style-name="P473"><text:span text:style-name="T847"/></text:p>
      <text:p text:style-name="P473"><text:span text:style-name="T847"/></text:p>
      <table:table table:style-name="Table10">
        <table:table-column table:style-name="TableColumn1000"/>
        <table:table-column table:style-name="TableColumn1001"/>
        <table:table-column table:style-name="TableColumn1002"/>
        <table:table-row table:style-name="TableRow1000">
          <table:table-cell table:style-name="TableCell100000" table:number-columns-spanned="3">
            <text:p text:style-name="P475"><text:span text:style-name="T848">UC 3.2</text:span><text:span text:style-name="T849">–</text:span><text:span text:style-name="T850"><text:s/>Buscar Clientes</text:span><text:span text:style-name="T851"/></text:p>
          </table:table-cell>
          <table:covered-table-cell/>
          <table:covered-table-cell/>
        </table:table-row>
        <table:table-row table:style-name="TableRow1001">
          <table:table-cell table:style-name="TableCell100100">
            <text:p text:style-name="P478"><text:span text:style-name="T852">Pré - Condições</text:span><text:span text:style-name="T853"/></text:p>
          </table:table-cell>
          <table:table-cell table:style-name="TableCell100101">
            <text:p text:style-name="P479"><text:span text:style-name="T854">PC1</text:span><text:span text:style-name="T855"/></text:p>
          </table:table-cell>
          <table:table-cell table:style-name="TableCell100102">
            <text:p text:style-name="P479"><text:span text:style-name="T856">O usuário deve estar logado no sistema</text:span><text:span text:style-name="T857"/></text:p>
          </table:table-cell>
        </table:table-row>
        <table:table-row table:style-name="TableRow1002">
          <table:table-cell table:style-name="TableCell100200">
            <text:p text:style-name="P482"><text:span text:style-name="T858">Atores Envolvidos</text:span><text:span text:style-name="T859"/></text:p>
          </table:table-cell>
          <table:table-cell table:style-name="TableCell100201" table:number-columns-spanned="2">
            <text:p text:style-name="P483"><text:span text:style-name="T860">Usuário: Funcionário ou<text:s/></text:span><text:span text:style-name="T861">Administrador</text:span><text:span text:style-name="T862"/></text:p>
          </table:table-cell>
          <table:covered-table-cell/>
        </table:table-row>
        <table:table-row table:style-name="TableRow1003">
          <table:table-cell table:style-name="TableCell100300" table:number-rows-spanned="3">
            <text:p text:style-name="P486"><text:span text:style-name="T863">Fluxo Principal</text:span><text:span text:style-name="T864"/></text:p>
          </table:table-cell>
          <table:table-cell table:style-name="TableCell100301">
            <text:p text:style-name="P487"><text:span text:style-name="T865">FP1</text:span><text:span text:style-name="T866"/></text:p>
          </table:table-cell>
          <table:table-cell table:style-name="TableCell100302">
            <text:p text:style-name="P487"><text:span text:style-name="T867">O Usuário poderá preencher os filtros de busca: CPF.</text:span><text:span text:style-name="T868"/></text:p>
          </table:table-cell>
        </table:table-row>
        <table:table-row table:style-name="TableRow1004">
          <table:covered-table-cell>
            <text:p text:style-name="P490"><text:span text:style-name="T868"><text:s/></text:span></text:p>
          </table:covered-table-cell>
          <table:table-cell table:style-name="TableCell100401">
            <text:p text:style-name="P491"><text:span text:style-name="T869">FP2</text:span><text:span text:style-name="T870"/></text:p>
          </table:table-cell>
          <table:table-cell table:style-name="TableCell100402">
            <text:p text:style-name="P491"><text:span text:style-name="T871">Para realizar a busca o Usuário clicará no botão Buscar;[RN1]</text:span><text:span text:style-name="T872"/></text:p>
          </table:table-cell>
        </table:table-row>
        <table:table-row table:style-name="TableRow1005">
          <table:covered-table-cell>
            <text:p text:style-name="P493"><text:span text:style-name="T872"><text:s/></text:span></text:p>
          </table:covered-table-cell>
          <table:table-cell table:style-name="TableCell100501">
            <text:p text:style-name="P494"><text:span text:style-name="T873">FP3</text:span><text:span text:style-name="T874"/></text:p>
          </table:table-cell>
          <table:table-cell table:style-name="TableCell100502">
            <text:p text:style-name="P494"><text:span text:style-name="T875">O sistema listará todas os Clientes que corresponderem aos critérios de busca informados[RN1];</text:span><text:span text:style-name="T876"/></text:p>
          </table:table-cell>
        </table:table-row>
        <table:table-row table:style-name="TableRow1006">
          <table:table-cell table:style-name="TableCell100600" table:number-rows-spanned="2">
            <text:p text:style-name="P497"><text:span text:style-name="T877">Fluxos Alternativos</text:span><text:span text:style-name="T878"/></text:p>
          </table:table-cell>
          <table:table-cell table:style-name="TableCell100601">
            <text:p text:style-name="P498"><text:span text:style-name="T879">FA1</text:span><text:span text:style-name="T880"/></text:p>
          </table:table-cell>
          <table:table-cell table:style-name="TableCell100602">
            <text:p text:style-name="P498"><text:span text:style-name="T881">Se o Usuário desejar criar um novo cliente ele clicará no botão Cadastrar que chamará o caso de uso [UC 3.1];</text:span><text:span text:style-name="T882"/></text:p>
          </table:table-cell>
        </table:table-row>
        <table:table-row table:style-name="TableRow1007">
          <table:covered-table-cell>
            <text:p text:style-name="P501"><text:span text:style-name="T882"><text:s/></text:span></text:p>
          </table:covered-table-cell>
          <table:table-cell table:style-name="TableCell100701">
            <text:p text:style-name="P502"><text:span text:style-name="T883">FA2</text:span><text:span text:style-name="T884"/></text:p>
          </table:table-cell>
          <table:table-cell table:style-name="TableCell100702">
            <text:p text:style-name="P502"><text:span text:style-name="T885">Se o Usuário desejar editar um dos Clientes Contidos na busca ele deverá, selecioná-la na lista e depois clicar no botão Editar que chamará o caso de uso [UC 3.1] preenchendo seus campos de acordo com o registro selecionado;</text:span><text:span text:style-name="T886"/></text:p>
          </table:table-cell>
        </table:table-row>
        <table:table-row table:style-name="TableRow1008">
          <table:table-cell table:style-name="TableCell100800">
            <text:p text:style-name="P505"><text:span text:style-name="T887">Regras de Negócio</text:span><text:span text:style-name="T888"/></text:p>
          </table:table-cell>
          <table:table-cell table:style-name="TableCell100801">
            <text:p text:style-name="P506"><text:span text:style-name="T889">RN1</text:span><text:span text:style-name="T890"/></text:p>
          </table:table-cell>
          <table:table-cell table:style-name="TableCell100802">
            <text:p text:style-name="P506"><text:span text:style-name="T891">Se o usuário clicar no botão “Buscar”, sem preencher um dos filtros, Todos os registros serão listados.</text:span><text:span text:style-name="T892"/></text:p>
          </table:table-cell>
        </table:table-row>
        <table:table-row table:style-name="TableRow1009">
          <table:table-cell table:style-name="TableCell100900">
            <text:p text:style-name="P509"><text:span text:style-name="T893">Pós Condições</text:span><text:span text:style-name="T894"/></text:p>
          </table:table-cell>
          <table:table-cell table:style-name="TableCell100901">
            <text:p text:style-name="P510"><text:span text:style-name="T894"/></text:p>
          </table:table-cell>
          <table:table-cell table:style-name="TableCell100902">
            <text:p text:style-name="P510"><text:span text:style-name="T894"/></text:p>
          </table:table-cell>
        </table:table-row>
        <table:table-row table:style-name="TableRow1010">
          <table:table-cell table:style-name="TableCell101000">
            <text:p text:style-name="P513"><text:span text:style-name="T895">Casos de Uso Afetados</text:span><text:span text:style-name="T896"/></text:p>
          </table:table-cell>
          <table:table-cell table:style-name="TableCell101001" table:number-columns-spanned="2">
            <text:p text:style-name="P514"><text:span text:style-name="T897">UC 4.1</text:span><text:span text:style-name="T898"/></text:p>
          </table:table-cell>
          <table:covered-table-cell/>
        </table:table-row>
      </table:table>
      <text:p text:style-name="P516"><text:span text:style-name="T898"/></text:p>
      <text:p text:style-name="P517"><draw:frame text:anchor-type="as-char" svg:width="123.30mm" svg:height="85.46mm" style:rel-width="scale" style:rel-height="scale"><draw:object-ole xlink:href="OleObj12"/><draw:image xlink:href="ObjectReplacements/OleObj12"/></draw:frame><text:span text:style-name="T898"/></text:p>
      <text:p text:style-name="P517"><text:span text:style-name="T899"><text:line-break/>Imagem : Buscar Cliente</text:span></text:p>
      <text:p text:style-name="P518"><text:span text:style-name="T900"/></text:p>
      <text:p text:style-name="P518"><text:span text:style-name="T901">6.4<text:s/></text:span><text:span text:style-name="T902">–</text:span><text:span text:style-name="T903"><text:s/>UC 4.0 Gerenciar Venda</text:span></text:p>
      <text:p text:style-name="P518"><text:span text:style-name="T904"/></text:p>
      <text:p text:style-name="P518"><draw:frame text:anchor-type="as-char" svg:width="152.40mm" svg:height="113.24mm" style:rel-width="scale" style:rel-height="scale"><draw:object-ole xlink:href="OleObj13"/><draw:image xlink:href="ObjectReplacements/OleObj13"/></draw:frame><text:span text:style-name="T904"/></text:p>
      <text:p text:style-name="P518"><text:span text:style-name="T904"/></text:p>
      <text:p text:style-name="P518"><text:span text:style-name="T904"/></text:p>
      <table:table table:style-name="Table11">
        <table:table-column table:style-name="TableColumn1100"/>
        <table:table-column table:style-name="TableColumn1101"/>
        <table:table-column table:style-name="TableColumn1102"/>
        <table:table-row table:style-name="TableRow1100">
          <table:table-cell table:style-name="TableCell110000" table:number-columns-spanned="3">
            <text:p text:style-name="P520"><text:span text:style-name="T905">UC 4.1</text:span><text:span text:style-name="T906">–</text:span><text:span text:style-name="T907"><text:s/>Realizar Venda</text:span><text:span text:style-name="T908"/></text:p>
          </table:table-cell>
          <table:covered-table-cell/>
          <table:covered-table-cell/>
        </table:table-row>
        <table:table-row table:style-name="TableRow1101">
          <table:table-cell table:style-name="TableCell110100">
            <text:p text:style-name="P523"><text:span text:style-name="T909">Pré - Condições</text:span><text:span text:style-name="T910"/></text:p>
          </table:table-cell>
          <table:table-cell table:style-name="TableCell110101">
            <text:p text:style-name="P524"><text:span text:style-name="T911">PC1</text:span><text:span text:style-name="T912"/></text:p>
          </table:table-cell>
          <table:table-cell table:style-name="TableCell110102">
            <text:p text:style-name="P524"><text:span text:style-name="T913">O usuário deve estar logado no sistema, O Cliente deve estar cadastrador no sistema.</text:span><text:span text:style-name="T914"/></text:p>
          </table:table-cell>
        </table:table-row>
        <table:table-row table:style-name="TableRow1102">
          <table:table-cell table:style-name="TableCell110200">
            <text:p text:style-name="P527"><text:span text:style-name="T915">Atores Envolvidos</text:span><text:span text:style-name="T916"/></text:p>
          </table:table-cell>
          <table:table-cell table:style-name="TableCell110201" table:number-columns-spanned="2">
            <text:p text:style-name="P528"><text:span text:style-name="T917">Usuário:<text:s/></text:span><text:span text:style-name="T918">Funcionário ou<text:s/></text:span><text:span text:style-name="T919">Administrador</text:span><text:span text:style-name="T920"/></text:p>
          </table:table-cell>
          <table:covered-table-cell/>
        </table:table-row>
        <table:table-row table:style-name="TableRow1103">
          <table:table-cell table:style-name="TableCell110300" table:number-rows-spanned="5">
            <text:p text:style-name="P531"><text:span text:style-name="T921">Fluxo Principal</text:span><text:span text:style-name="T922"/></text:p>
          </table:table-cell>
          <table:table-cell table:style-name="TableCell110301">
            <text:p text:style-name="P532"><text:span text:style-name="T923">FP1</text:span><text:span text:style-name="T924"/></text:p>
          </table:table-cell>
          <table:table-cell table:style-name="TableCell110302">
            <text:p text:style-name="P532"><text:span text:style-name="T925">O Usuário deverá selecionar o produto ou serviço, preencher o campo quantidade e clicar no botão Continuar.[FA3],[RN1],[RN2][FA4].</text:span><text:span text:style-name="T926"/></text:p>
          </table:table-cell>
        </table:table-row>
        <table:table-row table:style-name="TableRow1104">
          <table:covered-table-cell>
            <text:p text:style-name="P535"><text:span text:style-name="T926"><text:s/></text:span></text:p>
          </table:covered-table-cell>
          <table:table-cell table:style-name="TableCell110401">
            <text:p text:style-name="P536"><text:span text:style-name="T927">FP2</text:span><text:span text:style-name="T928"/></text:p>
          </table:table-cell>
          <table:table-cell table:style-name="TableCell110402">
            <text:p text:style-name="P536"><text:span text:style-name="T929">O usuário deverá preencher o campo Cliente e clicar no botão continuar.[FA3][FA4];</text:span><text:span text:style-name="T930"/></text:p>
          </table:table-cell>
        </table:table-row>
        <table:table-row table:style-name="TableRow1105">
          <table:covered-table-cell>
            <text:p text:style-name="P538"><text:span text:style-name="T930"><text:s/></text:span></text:p>
          </table:covered-table-cell>
          <table:table-cell table:style-name="TableCell110501">
            <text:p text:style-name="P539"><text:span text:style-name="T931">FP3</text:span><text:span text:style-name="T932"/></text:p>
          </table:table-cell>
          <table:table-cell table:style-name="TableCell110502">
            <text:p text:style-name="P539"><text:span text:style-name="T933">O sistema emitirá a mensagem: “Deseja realmente realizar a venda?”[FA3];</text:span><text:span text:style-name="T934"/></text:p>
          </table:table-cell>
        </table:table-row>
        <table:table-row table:style-name="TableRow1106">
          <table:covered-table-cell>
            <text:p text:style-name="P541"><text:span text:style-name="T934"><text:s/></text:span></text:p>
          </table:covered-table-cell>
          <table:table-cell table:style-name="TableCell110601">
            <text:p text:style-name="P542"><text:span text:style-name="T935">FP4</text:span><text:span text:style-name="T936"/></text:p>
          </table:table-cell>
          <table:table-cell table:style-name="TableCell110602">
            <text:p text:style-name="P542"><text:span text:style-name="T937">Caso o usuário confirme a mensagem, clicando no botão OK, O sistema Emitirá a mensagem: “Qual a forma de pagamento?”[FA1],[FA2];</text:span><text:span text:style-name="T938"/></text:p>
          </table:table-cell>
        </table:table-row>
        <table:table-row table:style-name="TableRow1107">
          <table:covered-table-cell>
            <text:p text:style-name="P545"><text:span text:style-name="T938"><text:s/></text:span></text:p>
          </table:covered-table-cell>
          <table:table-cell table:style-name="TableCell110701">
            <text:p text:style-name="P546"><text:span text:style-name="T939">FP5</text:span><text:span text:style-name="T940"/></text:p>
          </table:table-cell>
          <table:table-cell table:style-name="TableCell110702">
            <text:p text:style-name="P546"><text:span text:style-name="T941">O Sistema emitirá a mensagem: “Venda realizada com sucesso!”.</text:span><text:span text:style-name="T942"/></text:p>
          </table:table-cell>
        </table:table-row>
        <table:table-row table:style-name="TableRow1108">
          <table:table-cell table:style-name="TableCell110800" table:number-rows-spanned="4">
            <text:p text:style-name="P549"><text:span text:style-name="T943">Fluxos Alternativos</text:span><text:span text:style-name="T944"/></text:p>
          </table:table-cell>
          <table:table-cell table:style-name="TableCell110801">
            <text:p text:style-name="P550"><text:span text:style-name="T945">FA1</text:span><text:span text:style-name="T946"/></text:p>
          </table:table-cell>
          <table:table-cell table:style-name="TableCell110802">
            <text:p text:style-name="P550"><text:span text:style-name="T947">Caso o usuário selecione a opção “A vista”, o sistema salvará o registro no banco de dados e o valor da venda será adicionada ao caixa.</text:span><text:span text:style-name="T948"/></text:p>
          </table:table-cell>
        </table:table-row>
        <table:table-row table:style-name="TableRow1109">
          <table:covered-table-cell>
            <text:p text:style-name="P553"><text:span text:style-name="T948"><text:s/></text:span></text:p>
          </table:covered-table-cell>
          <table:table-cell table:style-name="TableCell110901">
            <text:p text:style-name="P554"><text:span text:style-name="T949">FA2</text:span><text:span text:style-name="T950"/></text:p>
          </table:table-cell>
          <table:table-cell table:style-name="TableCell110902">
            <text:p text:style-name="P554"><text:span text:style-name="T951">Caso o usuário selecione a opção de “Gerar Parcelamento” o sistema chamará o UC 5.5.</text:span><text:span text:style-name="T952"/></text:p>
          </table:table-cell>
        </table:table-row>
        <table:table-row table:style-name="TableRow1110">
          <table:covered-table-cell>
            <text:p text:style-name="P557"><text:span text:style-name="T952"><text:s/></text:span></text:p>
          </table:covered-table-cell>
          <table:table-cell table:style-name="TableCell111001">
            <text:p text:style-name="P558"><text:span text:style-name="T953">FA3</text:span><text:span text:style-name="T954"/></text:p>
          </table:table-cell>
          <table:table-cell table:style-name="TableCell111002">
            <text:p text:style-name="P558"><text:span text:style-name="T955">Se o Usuário clicar no botão Cancelar todas as alterações não salvas serão descartadas</text:span><text:span text:style-name="T956"/></text:p>
          </table:table-cell>
        </table:table-row>
        <table:table-row table:style-name="TableRow1111">
          <table:covered-table-cell>
            <text:p text:style-name="P561"><text:span text:style-name="T956"><text:s/></text:span></text:p>
          </table:covered-table-cell>
          <table:table-cell table:style-name="TableCell111101">
            <text:p text:style-name="P562"><text:span text:style-name="T957">FA4</text:span><text:span text:style-name="T958"/></text:p>
          </table:table-cell>
          <table:table-cell table:style-name="TableCell111102">
            <text:p text:style-name="P562"><text:span text:style-name="T959">Se o usuário não tiver preenchido algum dos campos do formulário o sistema emitirá a mensagem “Todos os campos são de preenchimento obrigatório” e não procederá com o salvamento do registro.</text:span><text:span text:style-name="T960"/></text:p>
          </table:table-cell>
        </table:table-row>
        <table:table-row table:style-name="TableRow1112">
          <table:table-cell table:style-name="TableCell111200" table:number-rows-spanned="2">
            <text:p text:style-name="P565"><text:span text:style-name="T961">Regras de Negócio</text:span><text:span text:style-name="T962"/></text:p>
          </table:table-cell>
          <table:table-cell table:style-name="TableCell111201">
            <text:p text:style-name="P566"><text:span text:style-name="T963">RN1</text:span><text:span text:style-name="T964"/></text:p>
          </table:table-cell>
          <table:table-cell table:style-name="TableCell111202">
            <text:p text:style-name="P566"><text:span text:style-name="T965">Todos os campos são de preenchimento obrigatório.</text:span><text:span text:style-name="T966"/></text:p>
          </table:table-cell>
        </table:table-row>
        <table:table-row table:style-name="TableRow1113">
          <table:covered-table-cell>
            <text:p text:style-name="P569"><text:span text:style-name="T966"><text:s/></text:span></text:p>
          </table:covered-table-cell>
          <table:table-cell table:style-name="TableCell111301">
            <text:p text:style-name="P570"><text:span text:style-name="T967">RN2</text:span><text:span text:style-name="T968"/></text:p>
          </table:table-cell>
          <table:table-cell table:style-name="TableCell111302">
            <text:p text:style-name="P570"><text:span text:style-name="T969">A quantidadedeve ser maior que 0.</text:span><text:span text:style-name="T970"/></text:p>
          </table:table-cell>
        </table:table-row>
        <table:table-row table:style-name="TableRow1114">
          <table:table-cell table:style-name="TableCell111400">
            <text:p text:style-name="P573"><text:span text:style-name="T971">Pós Condições</text:span><text:span text:style-name="T972"/></text:p>
          </table:table-cell>
          <table:table-cell table:style-name="TableCell111401">
            <text:p text:style-name="P574"><text:span text:style-name="T973">PC1</text:span><text:span text:style-name="T974"/></text:p>
          </table:table-cell>
          <table:table-cell table:style-name="TableCell111402">
            <text:p text:style-name="P574"><text:span text:style-name="T975">A venda deverá estar no banco de dados</text:span><text:span text:style-name="T976"/></text:p>
          </table:table-cell>
        </table:table-row>
        <table:table-row table:style-name="TableRow1115">
          <table:table-cell table:style-name="TableCell111500">
            <text:p text:style-name="P577"><text:span text:style-name="T977">Casos de Uso Afetados</text:span><text:span text:style-name="T978"/></text:p>
          </table:table-cell>
          <table:table-cell table:style-name="TableCell111501" table:number-columns-spanned="2">
            <text:p text:style-name="P578"><text:span text:style-name="T979">UC 5.5</text:span><text:span text:style-name="T980"/></text:p>
          </table:table-cell>
          <table:covered-table-cell/>
        </table:table-row>
      </table:table>
      <text:p text:style-name="P580"><text:span text:style-name="T980"/></text:p>
      <text:p text:style-name="P580"><text:span text:style-name="T980"/></text:p>
      <text:p text:style-name="P581"><draw:frame text:anchor-type="as-char" svg:width="147.64mm" svg:height="114.30mm" style:rel-width="scale" style:rel-height="scale"><draw:object-ole xlink:href="OleObj14"/><draw:image xlink:href="ObjectReplacements/OleObj14"/></draw:frame><text:span text:style-name="T980"/></text:p>
      <text:p text:style-name="P581"><text:span text:style-name="T981"><text:line-break/>Imagem : Tela de vendas</text:span></text:p>
      <text:p text:style-name="P582"><text:span text:style-name="T982"/></text:p>
      <text:p text:style-name="P582"><text:span text:style-name="T982"/></text:p>
      <table:table table:style-name="Table12">
        <table:table-column table:style-name="TableColumn1200"/>
        <table:table-column table:style-name="TableColumn1201"/>
        <table:table-column table:style-name="TableColumn1202"/>
        <table:table-row table:style-name="TableRow1200">
          <table:table-cell table:style-name="TableCell120000" table:number-columns-spanned="3">
            <text:p text:style-name="P584"><text:span text:style-name="T983">UC 4.2</text:span><text:span text:style-name="T984">–</text:span><text:span text:style-name="T985"><text:s/>Editar Venda</text:span><text:span text:style-name="T986"/></text:p>
          </table:table-cell>
          <table:covered-table-cell/>
          <table:covered-table-cell/>
        </table:table-row>
        <table:table-row table:style-name="TableRow1201">
          <table:table-cell table:style-name="TableCell120100">
            <text:p text:style-name="P587"><text:span text:style-name="T987">Pré - Condições</text:span><text:span text:style-name="T988"/></text:p>
          </table:table-cell>
          <table:table-cell table:style-name="TableCell120101">
            <text:p text:style-name="P588"><text:span text:style-name="T989">PC1</text:span><text:span text:style-name="T990"/></text:p>
          </table:table-cell>
          <table:table-cell table:style-name="TableCell120102">
            <text:p text:style-name="P588"><text:span text:style-name="T991">O usuário deve estar logado no sistema, O Cliente deve estar cadastrador no sistema.</text:span><text:span text:style-name="T992"/></text:p>
          </table:table-cell>
        </table:table-row>
        <table:table-row table:style-name="TableRow1202">
          <table:table-cell table:style-name="TableCell120200">
            <text:p text:style-name="P591"><text:span text:style-name="T993">Atores Envolvidos</text:span><text:span text:style-name="T994"/></text:p>
          </table:table-cell>
          <table:table-cell table:style-name="TableCell120201" table:number-columns-spanned="2">
            <text:p text:style-name="P592"><text:span text:style-name="T995">Usuário:<text:s/></text:span><text:span text:style-name="T996">Funcionário ou</text:span><text:span text:style-name="T997">Administrador</text:span><text:span text:style-name="T998"/></text:p>
          </table:table-cell>
          <table:covered-table-cell/>
        </table:table-row>
        <table:table-row table:style-name="TableRow1203">
          <table:table-cell table:style-name="TableCell120300" table:number-rows-spanned="7">
            <text:p text:style-name="P595"><text:span text:style-name="T999">Fluxo Principal</text:span><text:span text:style-name="T1000"/></text:p>
          </table:table-cell>
          <table:table-cell table:style-name="TableCell120301">
            <text:p text:style-name="P596"><text:span text:style-name="T1001">FP1</text:span><text:span text:style-name="T1002"/></text:p>
          </table:table-cell>
          <table:table-cell table:style-name="TableCell120302">
            <text:p text:style-name="P596"><text:span text:style-name="T1003">O Usuário deverá preencher o campo CPF do cliente.[FA3]</text:span><text:span text:style-name="T1004"/></text:p>
          </table:table-cell>
        </table:table-row>
        <table:table-row table:style-name="TableRow1204">
          <table:covered-table-cell>
            <text:p text:style-name="P599"><text:span text:style-name="T1004"><text:s/></text:span></text:p>
          </table:covered-table-cell>
          <table:table-cell table:style-name="TableCell120401">
            <text:p text:style-name="P600"><text:span text:style-name="T1005">FP2</text:span><text:span text:style-name="T1006"/></text:p>
          </table:table-cell>
          <table:table-cell table:style-name="TableCell120402">
            <text:p text:style-name="P600"><text:span text:style-name="T1007">O sistema listará as vendas que foram realizadas para o cliente cujo CPF foi preenchido[FA3];</text:span><text:span text:style-name="T1008"/></text:p>
          </table:table-cell>
        </table:table-row>
        <table:table-row table:style-name="TableRow1205">
          <table:covered-table-cell>
            <text:p text:style-name="P603"><text:span text:style-name="T1008"><text:s/></text:span></text:p>
          </table:covered-table-cell>
          <table:table-cell table:style-name="TableCell120501">
            <text:p text:style-name="P604"><text:span text:style-name="T1009">FP3</text:span><text:span text:style-name="T1010"/></text:p>
          </table:table-cell>
          <table:table-cell table:style-name="TableCell120502">
            <text:p text:style-name="P604"><text:span text:style-name="T1011">O Usuário deverá alterar os campos que forem necessários.</text:span><text:span text:style-name="T1012"/></text:p>
          </table:table-cell>
        </table:table-row>
        <table:table-row table:style-name="TableRow1206">
          <table:covered-table-cell>
            <text:p text:style-name="P606"><text:span text:style-name="T1012"><text:s/></text:span></text:p>
          </table:covered-table-cell>
          <table:table-cell table:style-name="TableCell120601">
            <text:p text:style-name="P607"><text:span text:style-name="T1013">FP4</text:span><text:span text:style-name="T1014"/></text:p>
          </table:table-cell>
          <table:table-cell table:style-name="TableCell120602">
            <text:p text:style-name="P607"><text:span text:style-name="T1015">O usuário deverá clicar no botão Alterar.[RN1][FA3]</text:span><text:span text:style-name="T1016"/></text:p>
          </table:table-cell>
        </table:table-row>
        <table:table-row table:style-name="TableRow1207">
          <table:covered-table-cell>
            <text:p text:style-name="P609"><text:span text:style-name="T1016"><text:s/></text:span></text:p>
          </table:covered-table-cell>
          <table:table-cell table:style-name="TableCell120701">
            <text:p text:style-name="P610"><text:span text:style-name="T1017">FP5</text:span><text:span text:style-name="T1018"/></text:p>
          </table:table-cell>
          <table:table-cell table:style-name="TableCell120702">
            <text:p text:style-name="P610"><text:span text:style-name="T1019">O Sistema emitirá a mensagem “Deseja alterar o registro?”</text:span><text:span text:style-name="T1020"/></text:p>
          </table:table-cell>
        </table:table-row>
        <table:table-row table:style-name="TableRow1208">
          <table:covered-table-cell>
            <text:p text:style-name="P613"><text:span text:style-name="T1020"><text:s/></text:span></text:p>
          </table:covered-table-cell>
          <table:table-cell table:style-name="TableCell120801">
            <text:p text:style-name="P614"><text:span text:style-name="T1021">FP6</text:span><text:span text:style-name="T1022"/></text:p>
          </table:table-cell>
          <table:table-cell table:style-name="TableCell120802">
            <text:p text:style-name="P614"><text:span text:style-name="T1023">Caso o usuário confirme a mensagem, clicando no botão OK, O sistema Emitirá a mensagem: “Registro Alterado com sucesso!”;</text:span><text:span text:style-name="T1024"/></text:p>
          </table:table-cell>
        </table:table-row>
        <table:table-row table:style-name="TableRow1209">
          <table:covered-table-cell>
            <text:p text:style-name="P617"><text:span text:style-name="T1024"><text:s/></text:span></text:p>
          </table:covered-table-cell>
          <table:table-cell table:style-name="TableCell120901">
            <text:p text:style-name="P618"><text:span text:style-name="T1025">FP5</text:span><text:span text:style-name="T1026"/></text:p>
          </table:table-cell>
          <table:table-cell table:style-name="TableCell120902">
            <text:p text:style-name="P618"><text:span text:style-name="T1027">O Sistema emitirá a mensagem: “Venda realizada com sucesso!”.[FP1][FP2]</text:span><text:span text:style-name="T1028"/></text:p>
          </table:table-cell>
        </table:table-row>
        <table:table-row table:style-name="TableRow1210">
          <table:table-cell table:style-name="TableCell121000" table:number-rows-spanned="4">
            <text:p text:style-name="P621"><text:span text:style-name="T1029">Fluxos Alternativos</text:span><text:span text:style-name="T1030"/></text:p>
          </table:table-cell>
          <table:table-cell table:style-name="TableCell121001">
            <text:p text:style-name="P622"><text:span text:style-name="T1031">FA1</text:span><text:span text:style-name="T1032"/></text:p>
          </table:table-cell>
          <table:table-cell table:style-name="TableCell121002">
            <text:p text:style-name="P622"><text:span text:style-name="T1033">Caso o usuário selecione a opção “A vista”, o sistema salvará o registro no banco de dados e o valor da venda será adicionada ao caixa.</text:span><text:span text:style-name="T1034"/></text:p>
          </table:table-cell>
        </table:table-row>
        <table:table-row table:style-name="TableRow1211">
          <table:covered-table-cell>
            <text:p text:style-name="P625"><text:span text:style-name="T1034"><text:s/></text:span></text:p>
          </table:covered-table-cell>
          <table:table-cell table:style-name="TableCell121101">
            <text:p text:style-name="P626"><text:span text:style-name="T1035">FA2</text:span><text:span text:style-name="T1036"/></text:p>
          </table:table-cell>
          <table:table-cell table:style-name="TableCell121102">
            <text:p text:style-name="P626"><text:span text:style-name="T1037">Caso o usuário selecione a opção de “Gerar Parcelamento” o sistema chamará o UC 5.5.</text:span><text:span text:style-name="T1038"/></text:p>
          </table:table-cell>
        </table:table-row>
        <table:table-row table:style-name="TableRow1212">
          <table:covered-table-cell>
            <text:p text:style-name="P629"><text:span text:style-name="T1038"><text:s/></text:span></text:p>
          </table:covered-table-cell>
          <table:table-cell table:style-name="TableCell121201">
            <text:p text:style-name="P630"><text:span text:style-name="T1039">FA3</text:span><text:span text:style-name="T1040"/></text:p>
          </table:table-cell>
          <table:table-cell table:style-name="TableCell121202">
            <text:p text:style-name="P630"><text:span text:style-name="T1041">Se o Usuário clicar no botão Cancelar todas as alterações não salvas serão descartadas</text:span><text:span text:style-name="T1042"/></text:p>
          </table:table-cell>
        </table:table-row>
        <table:table-row table:style-name="TableRow1213">
          <table:covered-table-cell>
            <text:p text:style-name="P633"><text:span text:style-name="T1042"><text:s/></text:span></text:p>
          </table:covered-table-cell>
          <table:table-cell table:style-name="TableCell121301">
            <text:p text:style-name="P634"><text:span text:style-name="T1043">FA4</text:span><text:span text:style-name="T1044"/></text:p>
          </table:table-cell>
          <table:table-cell table:style-name="TableCell121302">
            <text:p text:style-name="P634"><text:span text:style-name="T1045">Se o usuário não tiver preenchido algum dos campos do formulário o sistema emitirá a mensagem “Todos os campos são de preenchimento obrigatório” e não procederá com o salvamento do registro.</text:span><text:span text:style-name="T1046"/></text:p>
          </table:table-cell>
        </table:table-row>
        <table:table-row table:style-name="TableRow1214">
          <table:table-cell table:style-name="TableCell121400" table:number-rows-spanned="2">
            <text:p text:style-name="P637"><text:span text:style-name="T1047">Regras de Negócio</text:span><text:span text:style-name="T1048"/></text:p>
          </table:table-cell>
          <table:table-cell table:style-name="TableCell121401">
            <text:p text:style-name="P638"><text:span text:style-name="T1049">RN1</text:span><text:span text:style-name="T1050"/></text:p>
          </table:table-cell>
          <table:table-cell table:style-name="TableCell121402">
            <text:p text:style-name="P638"><text:span text:style-name="T1051">Todos os campos são de preenchimento obrigatório.</text:span><text:span text:style-name="T1052"/></text:p>
          </table:table-cell>
        </table:table-row>
        <table:table-row table:style-name="TableRow1215">
          <table:covered-table-cell>
            <text:p text:style-name="P641"><text:span text:style-name="T1052"><text:s/></text:span></text:p>
          </table:covered-table-cell>
          <table:table-cell table:style-name="TableCell121501">
            <text:p text:style-name="P642"><text:span text:style-name="T1053">RN2</text:span><text:span text:style-name="T1054"/></text:p>
          </table:table-cell>
          <table:table-cell table:style-name="TableCell121502">
            <text:p text:style-name="P642"><text:span text:style-name="T1055">A quantidadedeve ser maior que 0.</text:span><text:span text:style-name="T1056"/></text:p>
          </table:table-cell>
        </table:table-row>
        <table:table-row table:style-name="TableRow1216">
          <table:table-cell table:style-name="TableCell121600">
            <text:p text:style-name="P645"><text:span text:style-name="T1057">Pós Condições</text:span><text:span text:style-name="T1058"/></text:p>
          </table:table-cell>
          <table:table-cell table:style-name="TableCell121601">
            <text:p text:style-name="P646"><text:span text:style-name="T1059">PC1</text:span><text:span text:style-name="T1060"/></text:p>
          </table:table-cell>
          <table:table-cell table:style-name="TableCell121602">
            <text:p text:style-name="P646"><text:span text:style-name="T1061">A venda deverá ser alterado no banco de dados</text:span><text:span text:style-name="T1062"/></text:p>
          </table:table-cell>
        </table:table-row>
        <table:table-row table:style-name="TableRow1217">
          <table:table-cell table:style-name="TableCell121700">
            <text:p text:style-name="P649"><text:span text:style-name="T1063">Casos de Uso Afetados</text:span><text:span text:style-name="T1064"/></text:p>
          </table:table-cell>
          <table:table-cell table:style-name="TableCell121701" table:number-columns-spanned="2">
            <text:p text:style-name="P650"><text:span text:style-name="T1065">UC 5.5</text:span><text:span text:style-name="T1066"/></text:p>
          </table:table-cell>
          <table:covered-table-cell/>
        </table:table-row>
      </table:table>
      <text:p text:style-name="P652"><text:span text:style-name="T1066"/></text:p>
      <text:p text:style-name="P652"><text:span text:style-name="T1066"/></text:p>
      <table:table table:style-name="Table13">
        <table:table-column table:style-name="TableColumn1300"/>
        <table:table-column table:style-name="TableColumn1301"/>
        <table:table-column table:style-name="TableColumn1302"/>
        <table:table-row table:style-name="TableRow1300">
          <table:table-cell table:style-name="TableCell130000" table:number-columns-spanned="3">
            <text:p text:style-name="P654"><text:span text:style-name="T1067">UC 4.3<text:s/></text:span><text:span text:style-name="T1068">–</text:span><text:span text:style-name="T1069"><text:s/>Buscar Vendas</text:span><text:span text:style-name="T1070"/></text:p>
          </table:table-cell>
          <table:covered-table-cell/>
          <table:covered-table-cell/>
        </table:table-row>
        <table:table-row table:style-name="TableRow1301">
          <table:table-cell table:style-name="TableCell130100">
            <text:p text:style-name="P657"><text:span text:style-name="T1071">Pré - Condições</text:span><text:span text:style-name="T1072"/></text:p>
          </table:table-cell>
          <table:table-cell table:style-name="TableCell130101">
            <text:p text:style-name="P658"><text:span text:style-name="T1073">PC1</text:span><text:span text:style-name="T1074"/></text:p>
          </table:table-cell>
          <table:table-cell table:style-name="TableCell130102">
            <text:p text:style-name="P658"><text:span text:style-name="T1075">O usuário deve estar logado no sistema</text:span><text:span text:style-name="T1076"/></text:p>
          </table:table-cell>
        </table:table-row>
        <table:table-row table:style-name="TableRow1302">
          <table:table-cell table:style-name="TableCell130200">
            <text:p text:style-name="P661"><text:span text:style-name="T1077">Atores Envolvidos</text:span><text:span text:style-name="T1078"/></text:p>
          </table:table-cell>
          <table:table-cell table:style-name="TableCell130201" table:number-columns-spanned="2">
            <text:p text:style-name="P662"><text:span text:style-name="T1079">Usuário: Funcionário ou<text:s/></text:span><text:span text:style-name="T1080">Administrador</text:span><text:span text:style-name="T1081"/></text:p>
          </table:table-cell>
          <table:covered-table-cell/>
        </table:table-row>
        <table:table-row table:style-name="TableRow1303">
          <table:table-cell table:style-name="TableCell130300" table:number-rows-spanned="3">
            <text:p text:style-name="P665"><text:span text:style-name="T1082">Fluxo Principal</text:span><text:span text:style-name="T1083"/></text:p>
          </table:table-cell>
          <table:table-cell table:style-name="TableCell130301">
            <text:p text:style-name="P666"><text:span text:style-name="T1084">FP1</text:span><text:span text:style-name="T1085"/></text:p>
          </table:table-cell>
          <table:table-cell table:style-name="TableCell130302">
            <text:p text:style-name="P666"><text:span text:style-name="T1086">O Usuário poderá preencher os filtros de busca: CPF ou ID.</text:span><text:span text:style-name="T1087"/></text:p>
          </table:table-cell>
        </table:table-row>
        <table:table-row table:style-name="TableRow1304">
          <table:covered-table-cell>
            <text:p text:style-name="P669"><text:span text:style-name="T1087"><text:s/></text:span></text:p>
          </table:covered-table-cell>
          <table:table-cell table:style-name="TableCell130401">
            <text:p text:style-name="P670"><text:span text:style-name="T1088">FP2</text:span><text:span text:style-name="T1089"/></text:p>
          </table:table-cell>
          <table:table-cell table:style-name="TableCell130402">
            <text:p text:style-name="P670"><text:span text:style-name="T1090">Para realizar a busca o Usuário clicará no botão Buscar;[RN1]</text:span><text:span text:style-name="T1091"/></text:p>
          </table:table-cell>
        </table:table-row>
        <table:table-row table:style-name="TableRow1305">
          <table:covered-table-cell>
            <text:p text:style-name="P672"><text:span text:style-name="T1091"><text:s/></text:span></text:p>
          </table:covered-table-cell>
          <table:table-cell table:style-name="TableCell130501">
            <text:p text:style-name="P673"><text:span text:style-name="T1092">FP3</text:span><text:span text:style-name="T1093"/></text:p>
          </table:table-cell>
          <table:table-cell table:style-name="TableCell130502">
            <text:p text:style-name="P673"><text:span text:style-name="T1094">O sistema listará todas as Vendas que corresponderem aos critérios de busca informados[RN1];</text:span><text:span text:style-name="T1095"/></text:p>
          </table:table-cell>
        </table:table-row>
        <table:table-row table:style-name="TableRow1306">
          <table:table-cell table:style-name="TableCell130600">
            <text:p text:style-name="P676"><text:span text:style-name="T1096">Fluxos Alternativos</text:span><text:span text:style-name="T1097"/></text:p>
          </table:table-cell>
          <table:table-cell table:style-name="TableCell130601">
            <text:p text:style-name="P677"><text:span text:style-name="T1098">FA1</text:span><text:span text:style-name="T1099"/></text:p>
          </table:table-cell>
          <table:table-cell table:style-name="TableCell130602">
            <text:p text:style-name="P677"><text:span text:style-name="T1100">Se o Usuário desejar editar umadas vendas Contidos na busca ele deverá, selecioná-la na lista e depois clicar no botão Editar que chamará o caso de uso [UC 5.2] preenchendo seus campos de acordo com o registro selecionado;</text:span><text:span text:style-name="T1101"/></text:p>
          </table:table-cell>
        </table:table-row>
        <table:table-row table:style-name="TableRow1307">
          <table:table-cell table:style-name="TableCell130700">
            <text:p text:style-name="P679"><text:span text:style-name="T1102">Regras de Negócio</text:span><text:span text:style-name="T1103"/></text:p>
          </table:table-cell>
          <table:table-cell table:style-name="TableCell130701">
            <text:p text:style-name="P680"><text:span text:style-name="T1104">RN1</text:span><text:span text:style-name="T1105"/></text:p>
          </table:table-cell>
          <table:table-cell table:style-name="TableCell130702">
            <text:p text:style-name="P680"><text:span text:style-name="T1106">Se o usuário clicar no botão “Buscar”, sem preencher um dos filtros, Todos os registros serão listados.</text:span><text:span text:style-name="T1107"/></text:p>
          </table:table-cell>
        </table:table-row>
        <table:table-row table:style-name="TableRow1308">
          <table:table-cell table:style-name="TableCell130800">
            <text:p text:style-name="P683"><text:span text:style-name="T1108">Pós Condições</text:span><text:span text:style-name="T1109"/></text:p>
          </table:table-cell>
          <table:table-cell table:style-name="TableCell130801">
            <text:p text:style-name="P684"><text:span text:style-name="T1109"/></text:p>
          </table:table-cell>
          <table:table-cell table:style-name="TableCell130802">
            <text:p text:style-name="P684"><text:span text:style-name="T1109"/></text:p>
          </table:table-cell>
        </table:table-row>
        <table:table-row table:style-name="TableRow1309">
          <table:table-cell table:style-name="TableCell130900">
            <text:p text:style-name="P687"><text:span text:style-name="T1110">Casos de Uso Afetados</text:span><text:span text:style-name="T1111"/></text:p>
          </table:table-cell>
          <table:table-cell table:style-name="TableCell130901" table:number-columns-spanned="2">
            <text:p text:style-name="P688"><text:span text:style-name="T1112">UC 5.2</text:span><text:span text:style-name="T1113"/></text:p>
          </table:table-cell>
          <table:covered-table-cell/>
        </table:table-row>
      </table:table>
      <text:p text:style-name="P690"><text:span text:style-name="T1113"/></text:p>
      <text:p text:style-name="P691"><draw:frame text:anchor-type="as-char" svg:width="147.64mm" svg:height="90.75mm" style:rel-width="scale" style:rel-height="scale"><draw:object-ole xlink:href="OleObj15"/><draw:image xlink:href="ObjectReplacements/OleObj15"/></draw:frame><text:span text:style-name="T1113"/></text:p>
      <text:p text:style-name="P691"><text:span text:style-name="T1114"><text:line-break/>Imagem : Tela Buscar Venda</text:span></text:p>
      <text:p text:style-name="P692"><text:span text:style-name="T1115"/></text:p>
      <text:p text:style-name="P692"><text:span text:style-name="T1115"/></text:p>
      <table:table table:style-name="Table14">
        <table:table-column table:style-name="TableColumn1400"/>
        <table:table-column table:style-name="TableColumn1401"/>
        <table:table-column table:style-name="TableColumn1402"/>
        <table:table-row table:style-name="TableRow1400">
          <table:table-cell table:style-name="TableCell140000" table:number-columns-spanned="3">
            <text:p text:style-name="P694"><text:span text:style-name="T1116">UC 4.4<text:s/></text:span><text:span text:style-name="T1117">–</text:span><text:span text:style-name="T1118"><text:s/>Gerar Relatório de Vendas</text:span><text:span text:style-name="T1119"/></text:p>
          </table:table-cell>
          <table:covered-table-cell/>
          <table:covered-table-cell/>
        </table:table-row>
        <table:table-row table:style-name="TableRow1401">
          <table:table-cell table:style-name="TableCell140100">
            <text:p text:style-name="P697"><text:span text:style-name="T1120">Pré - Condições</text:span><text:span text:style-name="T1121"/></text:p>
          </table:table-cell>
          <table:table-cell table:style-name="TableCell140101">
            <text:p text:style-name="P698"><text:span text:style-name="T1122">PC1</text:span><text:span text:style-name="T1123"/></text:p>
          </table:table-cell>
          <table:table-cell table:style-name="TableCell140102">
            <text:p text:style-name="P698"><text:span text:style-name="T1124">O Administrador deve estar logado no sistema</text:span><text:span text:style-name="T1125"/></text:p>
          </table:table-cell>
        </table:table-row>
        <table:table-row table:style-name="TableRow1402">
          <table:table-cell table:style-name="TableCell140200">
            <text:p text:style-name="P701"><text:span text:style-name="T1126">Atores Envolvidos</text:span><text:span text:style-name="T1127"/></text:p>
          </table:table-cell>
          <table:table-cell table:style-name="TableCell140201" table:number-columns-spanned="2">
            <text:p text:style-name="P702"><text:span text:style-name="T1128">Administrador</text:span><text:span text:style-name="T1129"/></text:p>
          </table:table-cell>
          <table:covered-table-cell/>
        </table:table-row>
        <table:table-row table:style-name="TableRow1403">
          <table:table-cell table:style-name="TableCell140300" table:number-rows-spanned="3">
            <text:p text:style-name="P705"><text:span text:style-name="T1130">Fluxo Principal</text:span><text:span text:style-name="T1131"/></text:p>
          </table:table-cell>
          <table:table-cell table:style-name="TableCell140301">
            <text:p text:style-name="P706"><text:span text:style-name="T1132">FP1</text:span><text:span text:style-name="T1133"/></text:p>
          </table:table-cell>
          <table:table-cell table:style-name="TableCell140302">
            <text:p text:style-name="P706"><text:span text:style-name="T1134">O Administradorpoderá preencher os filtros de busca: Mês.</text:span><text:span text:style-name="T1135"/></text:p>
          </table:table-cell>
        </table:table-row>
        <table:table-row table:style-name="TableRow1404">
          <table:covered-table-cell>
            <text:p text:style-name="P709"><text:span text:style-name="T1135"><text:s/></text:span></text:p>
          </table:covered-table-cell>
          <table:table-cell table:style-name="TableCell140401">
            <text:p text:style-name="P710"><text:span text:style-name="T1136">FP2</text:span><text:span text:style-name="T1137"/></text:p>
          </table:table-cell>
          <table:table-cell table:style-name="TableCell140402">
            <text:p text:style-name="P710"><text:span text:style-name="T1138">Para gerar o relatórioAdministrador clicará no botão Buscar;[RN1]</text:span><text:span text:style-name="T1139"/></text:p>
          </table:table-cell>
        </table:table-row>
        <table:table-row table:style-name="TableRow1405">
          <table:covered-table-cell>
            <text:p text:style-name="P712"><text:span text:style-name="T1139"><text:s/></text:span></text:p>
          </table:covered-table-cell>
          <table:table-cell table:style-name="TableCell140501">
            <text:p text:style-name="P713"><text:span text:style-name="T1140">FP3</text:span><text:span text:style-name="T1141"/></text:p>
          </table:table-cell>
          <table:table-cell table:style-name="TableCell140502">
            <text:p text:style-name="P713"><text:span text:style-name="T1142">O sistema listará todas as Vendas e Clientes que corresponderem aos critérios de busca informados[RN1];</text:span><text:span text:style-name="T1143"/></text:p>
          </table:table-cell>
        </table:table-row>
        <table:table-row table:style-name="TableRow1406">
          <table:table-cell table:style-name="TableCell140600">
            <text:p text:style-name="P716"><text:span text:style-name="T1144">Fluxos Alternativos</text:span><text:span text:style-name="T1145"/></text:p>
          </table:table-cell>
          <table:table-cell table:style-name="TableCell140601">
            <text:p text:style-name="P717"><text:span text:style-name="T1146">FA1</text:span><text:span text:style-name="T1147"/></text:p>
          </table:table-cell>
          <table:table-cell table:style-name="TableCell140602">
            <text:p text:style-name="P717"><text:span text:style-name="T1148">Se o usuário clicar no botão cancelar, o sistema retornará para a tela principal</text:span><text:span text:style-name="T1149"/></text:p>
          </table:table-cell>
        </table:table-row>
        <table:table-row table:style-name="TableRow1407">
          <table:table-cell table:style-name="TableCell140700">
            <text:p text:style-name="P719"><text:span text:style-name="T1150">Regras de Negócio</text:span><text:span text:style-name="T1151"/></text:p>
          </table:table-cell>
          <table:table-cell table:style-name="TableCell140701">
            <text:p text:style-name="P720"><text:span text:style-name="T1151"/></text:p>
          </table:table-cell>
          <table:table-cell table:style-name="TableCell140702">
            <text:p text:style-name="P720"><text:span text:style-name="T1151"/></text:p>
          </table:table-cell>
        </table:table-row>
        <table:table-row table:style-name="TableRow1408">
          <table:table-cell table:style-name="TableCell140800">
            <text:p text:style-name="P723"><text:span text:style-name="T1152">Pós Condições</text:span><text:span text:style-name="T1153"/></text:p>
          </table:table-cell>
          <table:table-cell table:style-name="TableCell140801">
            <text:p text:style-name="P724"><text:span text:style-name="T1153"/></text:p>
          </table:table-cell>
          <table:table-cell table:style-name="TableCell140802">
            <text:p text:style-name="P724"><text:span text:style-name="T1153"/></text:p>
          </table:table-cell>
        </table:table-row>
        <table:table-row table:style-name="TableRow1409">
          <table:table-cell table:style-name="TableCell140900">
            <text:p text:style-name="P727"><text:span text:style-name="T1154">Casos de Uso Afetados</text:span><text:span text:style-name="T1155"/></text:p>
          </table:table-cell>
          <table:table-cell table:style-name="TableCell140901" table:number-columns-spanned="2">
            <text:p text:style-name="P728"><text:span text:style-name="T1155"/></text:p>
          </table:table-cell>
          <table:covered-table-cell/>
        </table:table-row>
      </table:table>
      <text:p text:style-name="P730"><text:span text:style-name="T1155"/></text:p>
      <text:p text:style-name="P730"><text:span text:style-name="T1155"/></text:p>
      <text:p text:style-name="P730"><text:span text:style-name="T1155"/></text:p>
      <text:p text:style-name="P730"><text:span text:style-name="T1155"/></text:p>
      <text:p text:style-name="P731"><draw:frame text:anchor-type="as-char" svg:width="100.81mm" svg:height="85.20mm" style:rel-width="scale" style:rel-height="scale"><draw:object-ole xlink:href="OleObj16"/><draw:image xlink:href="ObjectReplacements/OleObj16"/></draw:frame><text:span text:style-name="T1156"><text:line-break/>Imagem : Listar Vendas</text:span></text:p>
      <text:p text:style-name="P732"><text:span text:style-name="T1157"/></text:p>
      <text:p text:style-name="P732"><text:span text:style-name="T1157"/></text:p>
      <text:p text:style-name="P732"><text:span text:style-name="T1158">6.5 - UC 5.0 Gerenciar Compras/Pedidos</text:span></text:p>
      <text:p text:style-name="P732"><text:span text:style-name="T1159"/></text:p>
      <text:p text:style-name="P732"><draw:frame text:anchor-type="as-char" svg:width="152.40mm" svg:height="132.56mm" style:rel-width="scale" style:rel-height="scale"><draw:object-ole xlink:href="OleObj17"/><draw:image xlink:href="ObjectReplacements/OleObj17"/></draw:frame><text:span text:style-name="T1159"/></text:p>
      <text:p text:style-name="P732"><text:span text:style-name="T1159"/></text:p>
      <text:p text:style-name="P732"><text:span text:style-name="T1159"/></text:p>
      <text:p text:style-name="P732"><text:span text:style-name="T1159"/></text:p>
      <table:table table:style-name="Table15">
        <table:table-column table:style-name="TableColumn1500"/>
        <table:table-column table:style-name="TableColumn1501"/>
        <table:table-column table:style-name="TableColumn1502"/>
        <table:table-row table:style-name="TableRow1500">
          <table:table-cell table:style-name="TableCell150000" table:number-columns-spanned="3">
            <text:p text:style-name="P734"><text:span text:style-name="T1160">UC 5.1</text:span><text:span text:style-name="T1161">–</text:span><text:span text:style-name="T1162"><text:s/>Guardar Compra</text:span><text:span text:style-name="T1163"/></text:p>
          </table:table-cell>
          <table:covered-table-cell/>
          <table:covered-table-cell/>
        </table:table-row>
        <table:table-row table:style-name="TableRow1501">
          <table:table-cell table:style-name="TableCell150100">
            <text:p text:style-name="P737"><text:span text:style-name="T1164">Pré - Condições</text:span><text:span text:style-name="T1165"/></text:p>
          </table:table-cell>
          <table:table-cell table:style-name="TableCell150101">
            <text:p text:style-name="P738"><text:span text:style-name="T1166">PC1</text:span><text:span text:style-name="T1167"/></text:p>
          </table:table-cell>
          <table:table-cell table:style-name="TableCell150102">
            <text:p text:style-name="P738"><text:span text:style-name="T1168">O Administradordeve estar logado no sistema<text:s/></text:span><text:span text:style-name="T1169"/></text:p>
          </table:table-cell>
        </table:table-row>
        <table:table-row table:style-name="TableRow1502">
          <table:table-cell table:style-name="TableCell150200">
            <text:p text:style-name="P741"><text:span text:style-name="T1170">Atores Envolvidos</text:span><text:span text:style-name="T1171"/></text:p>
          </table:table-cell>
          <table:table-cell table:style-name="TableCell150201" table:number-columns-spanned="2">
            <text:p text:style-name="P742"><text:span text:style-name="T1172">Usuário: Administrador</text:span><text:span text:style-name="T1173"/></text:p>
          </table:table-cell>
          <table:covered-table-cell/>
        </table:table-row>
        <table:table-row table:style-name="TableRow1503">
          <table:table-cell table:style-name="TableCell150300" table:number-rows-spanned="5">
            <text:p text:style-name="P745"><text:span text:style-name="T1174">Fluxo Principal</text:span><text:span text:style-name="T1175"/></text:p>
          </table:table-cell>
          <table:table-cell table:style-name="TableCell150301">
            <text:p text:style-name="P746"><text:span text:style-name="T1176">FP1</text:span><text:span text:style-name="T1177"/></text:p>
          </table:table-cell>
          <table:table-cell table:style-name="TableCell150302">
            <text:p text:style-name="P746"><text:span text:style-name="T1178">O Usuário poderá preencher os campos: Data realização, Entrega Prevista, Valor, Fornecedor.</text:span><text:span text:style-name="T1179"/></text:p>
          </table:table-cell>
        </table:table-row>
        <table:table-row table:style-name="TableRow1504">
          <table:covered-table-cell>
            <text:p text:style-name="P749"><text:span text:style-name="T1179"><text:s/></text:span></text:p>
          </table:covered-table-cell>
          <table:table-cell table:style-name="TableCell150401">
            <text:p text:style-name="P750"><text:span text:style-name="T1180">FP2</text:span><text:span text:style-name="T1181"/></text:p>
          </table:table-cell>
          <table:table-cell table:style-name="TableCell150402">
            <text:p text:style-name="P750"><text:span text:style-name="T1182">Para salvar o Pedido o usuário deverá clicar no botão Salvar;[FA2][FA4][RN1]</text:span><text:span text:style-name="T1183"/></text:p>
          </table:table-cell>
        </table:table-row>
        <table:table-row table:style-name="TableRow1505">
          <table:covered-table-cell>
            <text:p text:style-name="P752"><text:span text:style-name="T1183"><text:s/></text:span></text:p>
          </table:covered-table-cell>
          <table:table-cell table:style-name="TableCell150501">
            <text:p text:style-name="P753"><text:span text:style-name="T1184">FP3</text:span><text:span text:style-name="T1185"/></text:p>
          </table:table-cell>
          <table:table-cell table:style-name="TableCell150502">
            <text:p text:style-name="P753"><text:span text:style-name="T1186">O sistema emitirá a mensagem: “Deseja realmente fazer as alterações no registro?”</text:span><text:span text:style-name="T1187"/></text:p>
          </table:table-cell>
        </table:table-row>
        <table:table-row table:style-name="TableRow1506">
          <table:covered-table-cell>
            <text:p text:style-name="P755"><text:span text:style-name="T1187"><text:s/></text:span></text:p>
          </table:covered-table-cell>
          <table:table-cell table:style-name="TableCell150601">
            <text:p text:style-name="P756"><text:span text:style-name="T1188">FP3.1</text:span><text:span text:style-name="T1189"/></text:p>
          </table:table-cell>
          <table:table-cell table:style-name="TableCell150602">
            <text:p text:style-name="P756"><text:span text:style-name="T1190">Caso o usuário confirme a mensagem, clicando no botão OK, o sistema salvará o Gasto no banco de dados;[FA1]</text:span><text:span text:style-name="T1191"/></text:p>
          </table:table-cell>
        </table:table-row>
        <table:table-row table:style-name="TableRow1507">
          <table:covered-table-cell>
            <text:p text:style-name="P758"><text:span text:style-name="T1191"><text:s/></text:span></text:p>
          </table:covered-table-cell>
          <table:table-cell table:style-name="TableCell150701">
            <text:p text:style-name="P759"><text:span text:style-name="T1192">FP3.2</text:span><text:span text:style-name="T1193"/></text:p>
          </table:table-cell>
          <table:table-cell table:style-name="TableCell150702">
            <text:p text:style-name="P759"><text:span text:style-name="T1194">O sistema emitirá a mensagem “Compra cadastrada com sucesso!”<text:s/></text:span><text:span text:style-name="T1195"/></text:p>
          </table:table-cell>
        </table:table-row>
        <table:table-row table:style-name="TableRow1508">
          <table:table-cell table:style-name="TableCell150800" table:number-rows-spanned="5">
            <text:p text:style-name="P762"><text:span text:style-name="T1196">Fluxos Alternativos</text:span><text:span text:style-name="T1197"/></text:p>
          </table:table-cell>
          <table:table-cell table:style-name="TableCell150801">
            <text:p text:style-name="P763"><text:span text:style-name="T1198">FA1</text:span><text:span text:style-name="T1199"/></text:p>
          </table:table-cell>
          <table:table-cell table:style-name="TableCell150802">
            <text:p text:style-name="P763"><text:span text:style-name="T1200">Se o Pedido já estiver salvo no banco de dados o sistema salvará as modificações realizadas no registro.</text:span><text:span text:style-name="T1201"/></text:p>
          </table:table-cell>
        </table:table-row>
        <table:table-row table:style-name="TableRow1509">
          <table:covered-table-cell>
            <text:p text:style-name="P766"><text:span text:style-name="T1201"><text:s/></text:span></text:p>
          </table:covered-table-cell>
          <table:table-cell table:style-name="TableCell150901">
            <text:p text:style-name="P767"><text:span text:style-name="T1202">FA2</text:span><text:span text:style-name="T1203"/></text:p>
          </table:table-cell>
          <table:table-cell table:style-name="TableCell150902">
            <text:p text:style-name="P767"><text:span text:style-name="T1204">Se o Usuário clicar no botão Cancelar todas as alterações não salvas serão descartadas.</text:span><text:span text:style-name="T1205"/></text:p>
          </table:table-cell>
        </table:table-row>
        <table:table-row table:style-name="TableRow1510">
          <table:covered-table-cell>
            <text:p text:style-name="P769"><text:span text:style-name="T1205"><text:s/></text:span></text:p>
          </table:covered-table-cell>
          <table:table-cell table:style-name="TableCell151001">
            <text:p text:style-name="P770"><text:span text:style-name="T1206">FA3</text:span><text:span text:style-name="T1207"/></text:p>
          </table:table-cell>
          <table:table-cell table:style-name="TableCell151002">
            <text:p text:style-name="P770"><text:span text:style-name="T1208">Se o Usuário clicar no botão Apagar e o registro já estiver salvo no banco de dados O sistema emitirá a mensagem: “Deseja realmente fazer as alterações no registro?”</text:span><text:span text:style-name="T1209"/></text:p>
          </table:table-cell>
        </table:table-row>
        <table:table-row table:style-name="TableRow1511">
          <table:covered-table-cell>
            <text:p text:style-name="P772"><text:span text:style-name="T1209"><text:s/></text:span></text:p>
          </table:covered-table-cell>
          <table:table-cell table:style-name="TableCell151101">
            <text:p text:style-name="P773"><text:span text:style-name="T1210">FA3.1</text:span><text:span text:style-name="T1211"/></text:p>
          </table:table-cell>
          <table:table-cell table:style-name="TableCell151102">
            <text:p text:style-name="P773"><text:span text:style-name="T1212">Caso o usuário clique no botão Sim, o sistema eliminará o pedido do banco de dados.</text:span><text:span text:style-name="T1213"/></text:p>
          </table:table-cell>
        </table:table-row>
        <table:table-row table:style-name="TableRow1512">
          <table:covered-table-cell>
            <text:p text:style-name="P776"><text:span text:style-name="T1213"><text:s/></text:span></text:p>
          </table:covered-table-cell>
          <table:table-cell table:style-name="TableCell151201">
            <text:p text:style-name="P777"><text:span text:style-name="T1214">FA4</text:span><text:span text:style-name="T1215"/></text:p>
          </table:table-cell>
          <table:table-cell table:style-name="TableCell151202">
            <text:p text:style-name="P777"><text:span text:style-name="T1216">Se o usuário não tiver preenchido algum dos campos do formulário o sistema emitirá a mensagem “campos de preenchimento obrigatório” e não procederá com o salvamento do registro.</text:span><text:span text:style-name="T1217"/></text:p>
          </table:table-cell>
        </table:table-row>
        <table:table-row table:style-name="TableRow1513">
          <table:table-cell table:style-name="TableCell151300">
            <text:p text:style-name="P780"><text:span text:style-name="T1218">Regras de Negócio</text:span><text:span text:style-name="T1219"/></text:p>
          </table:table-cell>
          <table:table-cell table:style-name="TableCell151301">
            <text:p text:style-name="P781"><text:span text:style-name="T1220">RN1</text:span><text:span text:style-name="T1221"/></text:p>
          </table:table-cell>
          <table:table-cell table:style-name="TableCell151302">
            <text:p text:style-name="P781"><text:span text:style-name="T1222">O usuário deverá preencher pelo menos os campos Fornecedor, Valor, Data Realização.</text:span><text:span text:style-name="T1223"/></text:p>
          </table:table-cell>
        </table:table-row>
        <table:table-row table:style-name="TableRow1514">
          <table:table-cell table:style-name="TableCell151400">
            <text:p text:style-name="P784"><text:span text:style-name="T1224">Pós Condições</text:span><text:span text:style-name="T1225"/></text:p>
          </table:table-cell>
          <table:table-cell table:style-name="TableCell151401">
            <text:p text:style-name="P785"><text:span text:style-name="T1225"/></text:p>
          </table:table-cell>
          <table:table-cell table:style-name="TableCell151402">
            <text:p text:style-name="P785"><text:span text:style-name="T1225"/></text:p>
          </table:table-cell>
        </table:table-row>
        <table:table-row table:style-name="TableRow1515">
          <table:table-cell table:style-name="TableCell151500">
            <text:p text:style-name="P788"><text:span text:style-name="T1226">Casos de Uso Afetados</text:span><text:span text:style-name="T1227"/></text:p>
          </table:table-cell>
          <table:table-cell table:style-name="TableCell151501" table:number-columns-spanned="2">
            <text:p text:style-name="P789"><text:span text:style-name="T1227"/></text:p>
          </table:table-cell>
          <table:covered-table-cell/>
        </table:table-row>
      </table:table>
      <text:p text:style-name="P791"><draw:frame text:anchor-type="as-char" svg:width="152.40mm" svg:height="67.20mm" style:rel-width="scale" style:rel-height="scale"><draw:object-ole xlink:href="OleObj18"/><draw:image xlink:href="ObjectReplacements/OleObj18"/></draw:frame><text:span text:style-name="T1227"/></text:p>
      <text:p text:style-name="P792"><text:span text:style-name="T1228"><text:line-break/>Imagem : Cadastro de Compras/Pedidos</text:span></text:p>
      <text:p text:style-name="P793"><text:span text:style-name="T1229"/></text:p>
      <text:p text:style-name="P793"><text:span text:style-name="T1229"/></text:p>
      <text:p text:style-name="P793"><text:span text:style-name="T1229"/></text:p>
      <table:table table:style-name="Table16">
        <table:table-column table:style-name="TableColumn1600"/>
        <table:table-column table:style-name="TableColumn1601"/>
        <table:table-column table:style-name="TableColumn1602"/>
        <table:table-row table:style-name="TableRow1600">
          <table:table-cell table:style-name="TableCell160000" table:number-columns-spanned="3">
            <text:p text:style-name="P795"><text:span text:style-name="T1230">UC 5.2<text:s/></text:span><text:span text:style-name="T1231">–</text:span><text:span text:style-name="T1232"><text:s/>Gerar Relatório de Compras</text:span><text:span text:style-name="T1233"/></text:p>
          </table:table-cell>
          <table:covered-table-cell/>
          <table:covered-table-cell/>
        </table:table-row>
        <table:table-row table:style-name="TableRow1601">
          <table:table-cell table:style-name="TableCell160100">
            <text:p text:style-name="P798"><text:span text:style-name="T1234">Pré - Condições</text:span><text:span text:style-name="T1235"/></text:p>
          </table:table-cell>
          <table:table-cell table:style-name="TableCell160101">
            <text:p text:style-name="P799"><text:span text:style-name="T1236">PC1</text:span><text:span text:style-name="T1237"/></text:p>
          </table:table-cell>
          <table:table-cell table:style-name="TableCell160102">
            <text:p text:style-name="P799"><text:span text:style-name="T1238">O Administrador deve estar logado no sistema<text:s/></text:span><text:span text:style-name="T1239"/></text:p>
          </table:table-cell>
        </table:table-row>
        <table:table-row table:style-name="TableRow1602">
          <table:table-cell table:style-name="TableCell160200">
            <text:p text:style-name="P802"><text:span text:style-name="T1240">Atores Envolvidos</text:span><text:span text:style-name="T1241"/></text:p>
          </table:table-cell>
          <table:table-cell table:style-name="TableCell160201" table:number-columns-spanned="2">
            <text:p text:style-name="P803"><text:span text:style-name="T1242">Administrador<text:s/></text:span><text:span text:style-name="T1243"/></text:p>
          </table:table-cell>
          <table:covered-table-cell/>
        </table:table-row>
        <table:table-row table:style-name="TableRow1603">
          <table:table-cell table:style-name="TableCell160300" table:number-rows-spanned="3">
            <text:p text:style-name="P806"><text:span text:style-name="T1244">Fluxo Principal</text:span><text:span text:style-name="T1245"/></text:p>
          </table:table-cell>
          <table:table-cell table:style-name="TableCell160301">
            <text:p text:style-name="P807"><text:span text:style-name="T1246">FP1</text:span><text:span text:style-name="T1247"/></text:p>
          </table:table-cell>
          <table:table-cell table:style-name="TableCell160302">
            <text:p text:style-name="P807"><text:span text:style-name="T1248">O Administrador poderá preencher o campo Mês;</text:span><text:span text:style-name="T1249"/></text:p>
          </table:table-cell>
        </table:table-row>
        <table:table-row table:style-name="TableRow1604">
          <table:covered-table-cell>
            <text:p text:style-name="P810"><text:span text:style-name="T1249"><text:s/></text:span></text:p>
          </table:covered-table-cell>
          <table:table-cell table:style-name="TableCell160401">
            <text:p text:style-name="P811"><text:span text:style-name="T1250">FP2</text:span><text:span text:style-name="T1251"/></text:p>
          </table:table-cell>
          <table:table-cell table:style-name="TableCell160402">
            <text:p text:style-name="P811"><text:span text:style-name="T1252">Para gerar o relatório o Administrador deverá clicar no botão “Gerar Relatório”[RN1][FA1];</text:span><text:span text:style-name="T1253"/></text:p>
          </table:table-cell>
        </table:table-row>
        <table:table-row table:style-name="TableRow1605">
          <table:covered-table-cell>
            <text:p text:style-name="P813"><text:span text:style-name="T1253"><text:s/></text:span></text:p>
          </table:covered-table-cell>
          <table:table-cell table:style-name="TableCell160501">
            <text:p text:style-name="P814"><text:span text:style-name="T1254">FP3</text:span><text:span text:style-name="T1255"/></text:p>
          </table:table-cell>
          <table:table-cell table:style-name="TableCell160502">
            <text:p text:style-name="P814"><text:span text:style-name="T1256">O sistema emitirá o relatório de todas as compras realizadas no mês.</text:span><text:span text:style-name="T1257"/></text:p>
          </table:table-cell>
        </table:table-row>
        <table:table-row table:style-name="TableRow1606">
          <table:table-cell table:style-name="TableCell160600">
            <text:p text:style-name="P817"><text:span text:style-name="T1258">Fluxos Alternativos</text:span><text:span text:style-name="T1259"/></text:p>
          </table:table-cell>
          <table:table-cell table:style-name="TableCell160601">
            <text:p text:style-name="P818"><text:span text:style-name="T1260">FA1</text:span><text:span text:style-name="T1261"/></text:p>
          </table:table-cell>
          <table:table-cell table:style-name="TableCell160602">
            <text:p text:style-name="P818"><text:span text:style-name="T1262">Caso o Administrador Clique no botão cancelar, o sistema voltará para a tela inicial.</text:span><text:span text:style-name="T1263"/></text:p>
          </table:table-cell>
        </table:table-row>
        <table:table-row table:style-name="TableRow1607">
          <table:table-cell table:style-name="TableCell160700">
            <text:p text:style-name="P820"><text:span text:style-name="T1264">Regras de Negócio</text:span><text:span text:style-name="T1265"/></text:p>
          </table:table-cell>
          <table:table-cell table:style-name="TableCell160701">
            <text:p text:style-name="P821"><text:span text:style-name="T1266">RN1</text:span><text:span text:style-name="T1267"/></text:p>
          </table:table-cell>
          <table:table-cell table:style-name="TableCell160702">
            <text:p text:style-name="P821"><text:span text:style-name="T1268">O Campo Mês é de preenchimento obrigatório;</text:span><text:span text:style-name="T1269"/></text:p>
          </table:table-cell>
        </table:table-row>
        <table:table-row table:style-name="TableRow1608">
          <table:table-cell table:style-name="TableCell160800">
            <text:p text:style-name="P824"><text:span text:style-name="T1270">Pós Condições</text:span><text:span text:style-name="T1271"/></text:p>
          </table:table-cell>
          <table:table-cell table:style-name="TableCell160801">
            <text:p text:style-name="P825"><text:span text:style-name="T1271"/></text:p>
          </table:table-cell>
          <table:table-cell table:style-name="TableCell160802">
            <text:p text:style-name="P825"><text:span text:style-name="T1271"/></text:p>
          </table:table-cell>
        </table:table-row>
        <table:table-row table:style-name="TableRow1609">
          <table:table-cell table:style-name="TableCell160900">
            <text:p text:style-name="P828"><text:span text:style-name="T1272">Casos de Uso Afetados</text:span><text:span text:style-name="T1273"/></text:p>
          </table:table-cell>
          <table:table-cell table:style-name="TableCell160901" table:number-columns-spanned="2">
            <text:p text:style-name="P829"><text:span text:style-name="T1273"/></text:p>
          </table:table-cell>
          <table:covered-table-cell/>
        </table:table-row>
      </table:table>
      <text:p text:style-name="P831"><text:span text:style-name="T1273"/></text:p>
      <text:p text:style-name="P831"><text:span text:style-name="T1273"/></text:p>
      <text:p text:style-name="P831"><text:span text:style-name="T1273"/></text:p>
      <text:p text:style-name="P832"><draw:frame text:anchor-type="as-char" svg:width="96.31mm" svg:height="78.85mm" style:rel-width="scale" style:rel-height="scale"><draw:object-ole xlink:href="OleObj19"/><draw:image xlink:href="ObjectReplacements/OleObj19"/></draw:frame><text:span text:style-name="T1274"><text:line-break/>Imagem : Tela Listar Pedidos</text:span></text:p>
      <text:p text:style-name="P833"><text:span text:style-name="T1275"/></text:p>
      <text:p text:style-name="P833"><text:span text:style-name="T1275"/></text:p>
      <text:p text:style-name="P833"><text:span text:style-name="T1275"/></text:p>
      <text:p text:style-name="P833"><text:span text:style-name="T1276">6.6<text:s/></text:span><text:span text:style-name="T1277">–</text:span><text:span text:style-name="T1278"><text:s/>UC 6.0 Gerenciar Fornecedor</text:span></text:p>
      <text:p text:style-name="P833"><text:span text:style-name="T1279"/></text:p>
      <text:p text:style-name="P833"><draw:frame text:anchor-type="as-char" svg:width="152.40mm" svg:height="161.66mm" style:rel-width="scale" style:rel-height="scale"><draw:object-ole xlink:href="OleObj20"/><draw:image xlink:href="ObjectReplacements/OleObj20"/></draw:frame><text:span text:style-name="T1279"/></text:p>
      <text:p text:style-name="P833"><text:span text:style-name="T1279"/></text:p>
      <text:p text:style-name="P833"><text:span text:style-name="T1279"/></text:p>
      <text:p text:style-name="P833"><text:span text:style-name="T1279"/></text:p>
      <table:table table:style-name="Table17">
        <table:table-column table:style-name="TableColumn1700"/>
        <table:table-column table:style-name="TableColumn1701"/>
        <table:table-column table:style-name="TableColumn1702"/>
        <table:table-row table:style-name="TableRow1700">
          <table:table-cell table:style-name="TableCell170000" table:number-columns-spanned="3">
            <text:p text:style-name="P835"><text:span text:style-name="T1280">UC 6.1</text:span><text:span text:style-name="T1281">–</text:span><text:span text:style-name="T1282"><text:s/>Editar Fornecedor</text:span><text:span text:style-name="T1283"/></text:p>
          </table:table-cell>
          <table:covered-table-cell/>
          <table:covered-table-cell/>
        </table:table-row>
        <table:table-row table:style-name="TableRow1701">
          <table:table-cell table:style-name="TableCell170100">
            <text:p text:style-name="P838"><text:span text:style-name="T1284">Pré - Condições</text:span><text:span text:style-name="T1285"/></text:p>
          </table:table-cell>
          <table:table-cell table:style-name="TableCell170101">
            <text:p text:style-name="P839"><text:span text:style-name="T1286">PC1</text:span><text:span text:style-name="T1287"/></text:p>
          </table:table-cell>
          <table:table-cell table:style-name="TableCell170102">
            <text:p text:style-name="P839"><text:span text:style-name="T1288">O usuário deve estar logado no sistema<text:s/></text:span><text:span text:style-name="T1289"/></text:p>
          </table:table-cell>
        </table:table-row>
        <table:table-row table:style-name="TableRow1702">
          <table:table-cell table:style-name="TableCell170200">
            <text:p text:style-name="P842"><text:span text:style-name="T1290">Atores Envolvidos</text:span><text:span text:style-name="T1291"/></text:p>
          </table:table-cell>
          <table:table-cell table:style-name="TableCell170201" table:number-columns-spanned="2">
            <text:p text:style-name="P843"><text:span text:style-name="T1292">Usuário</text:span><text:span text:style-name="T1293"/></text:p>
          </table:table-cell>
          <table:covered-table-cell/>
        </table:table-row>
        <table:table-row table:style-name="TableRow1703">
          <table:table-cell table:style-name="TableCell170300" table:number-rows-spanned="5">
            <text:p text:style-name="P846"><text:span text:style-name="T1294">Fluxo Principal</text:span><text:span text:style-name="T1295"/></text:p>
          </table:table-cell>
          <table:table-cell table:style-name="TableCell170301">
            <text:p text:style-name="P847"><text:span text:style-name="T1296">FP1</text:span><text:span text:style-name="T1297"/></text:p>
          </table:table-cell>
          <table:table-cell table:style-name="TableCell170302">
            <text:p text:style-name="P847"><text:span text:style-name="T1298">O Usuário poderá preencher os campos Nome, CNPJ, Nome Fantasia, Rua, N°, Bairro, Cidade e UF.[RN1][RN2][RN3][RN4]</text:span><text:span text:style-name="T1299"/></text:p>
          </table:table-cell>
        </table:table-row>
        <table:table-row table:style-name="TableRow1704">
          <table:covered-table-cell>
            <text:p text:style-name="P850"><text:span text:style-name="T1299"><text:s/></text:span></text:p>
          </table:covered-table-cell>
          <table:table-cell table:style-name="TableCell170401">
            <text:p text:style-name="P851"><text:span text:style-name="T1300">FP2</text:span><text:span text:style-name="T1301"/></text:p>
          </table:table-cell>
          <table:table-cell table:style-name="TableCell170402">
            <text:p text:style-name="P851"><text:span text:style-name="T1302">Para salvar o Fornecedor usuário deverá clicar no botão Salvar;</text:span><text:span text:style-name="T1303"/></text:p>
          </table:table-cell>
        </table:table-row>
        <table:table-row table:style-name="TableRow1705">
          <table:covered-table-cell>
            <text:p text:style-name="P853"><text:span text:style-name="T1303"><text:s/></text:span></text:p>
          </table:covered-table-cell>
          <table:table-cell table:style-name="TableCell170501">
            <text:p text:style-name="P854"><text:span text:style-name="T1304">FP3</text:span><text:span text:style-name="T1305"/></text:p>
          </table:table-cell>
          <table:table-cell table:style-name="TableCell170502">
            <text:p text:style-name="P854"><text:span text:style-name="T1306">O sistema emitirá a mensagem: “Deseja realmente fazer as alterações no registro”?</text:span><text:span text:style-name="T1307"/></text:p>
          </table:table-cell>
        </table:table-row>
        <table:table-row table:style-name="TableRow1706">
          <table:covered-table-cell>
            <text:p text:style-name="P856"><text:span text:style-name="T1307"><text:s/></text:span></text:p>
          </table:covered-table-cell>
          <table:table-cell table:style-name="TableCell170601">
            <text:p text:style-name="P857"><text:span text:style-name="T1308">FP4</text:span><text:span text:style-name="T1309"/></text:p>
          </table:table-cell>
          <table:table-cell table:style-name="TableCell170602">
            <text:p text:style-name="P857"><text:span text:style-name="T1310">Caso o usuário confirme a mensagem, clicando no botão Sim, o sistema salvará o fornecedor no banco de dados;[FA1]</text:span><text:span text:style-name="T1311"/></text:p>
          </table:table-cell>
        </table:table-row>
        <table:table-row table:style-name="TableRow1707">
          <table:covered-table-cell>
            <text:p text:style-name="P859"><text:span text:style-name="T1311"><text:s/></text:span></text:p>
          </table:covered-table-cell>
          <table:table-cell table:style-name="TableCell170701">
            <text:p text:style-name="P860"><text:span text:style-name="T1312">FP5</text:span><text:span text:style-name="T1313"/></text:p>
          </table:table-cell>
          <table:table-cell table:style-name="TableCell170702">
            <text:p text:style-name="P860"><text:span text:style-name="T1314">O sistema emitirá a mensagem “Fornecedor cadastrado com sucesso!”<text:s/></text:span><text:span text:style-name="T1315"/></text:p>
          </table:table-cell>
        </table:table-row>
        <table:table-row table:style-name="TableRow1708">
          <table:table-cell table:style-name="TableCell170800" table:number-rows-spanned="3">
            <text:p text:style-name="P863"><text:span text:style-name="T1316">Fluxos Alternativos</text:span><text:span text:style-name="T1317"/></text:p>
          </table:table-cell>
          <table:table-cell table:style-name="TableCell170801">
            <text:p text:style-name="P864"><text:span text:style-name="T1318">FA1</text:span><text:span text:style-name="T1319"/></text:p>
          </table:table-cell>
          <table:table-cell table:style-name="TableCell170802">
            <text:p text:style-name="P864"><text:span text:style-name="T1320">Se o Fornecedor já estiver salvo no banco de dados o sistema salvará as modificações realizadas no registro.</text:span><text:span text:style-name="T1321"/></text:p>
          </table:table-cell>
        </table:table-row>
        <table:table-row table:style-name="TableRow1709">
          <table:covered-table-cell>
            <text:p text:style-name="P867"><text:span text:style-name="T1321"><text:s/></text:span></text:p>
          </table:covered-table-cell>
          <table:table-cell table:style-name="TableCell170901">
            <text:p text:style-name="P868"><text:span text:style-name="T1322">FA2.0</text:span><text:span text:style-name="T1323"/></text:p>
          </table:table-cell>
          <table:table-cell table:style-name="TableCell170902">
            <text:p text:style-name="P868"><text:span text:style-name="T1324">Se o Usuário clicar no botão Excluir o sistema emitirá a mensagem: “Deseja realmente fazer as alterações no registro?”;</text:span><text:span text:style-name="T1325"/></text:p>
          </table:table-cell>
        </table:table-row>
        <table:table-row table:style-name="TableRow1710">
          <table:covered-table-cell>
            <text:p text:style-name="P871"><text:span text:style-name="T1325"><text:s/></text:span></text:p>
          </table:covered-table-cell>
          <table:table-cell table:style-name="TableCell171001">
            <text:p text:style-name="P872"><text:span text:style-name="T1326">FA</text:span><text:span text:style-name="T1327">2.1</text:span><text:span text:style-name="T1328"/></text:p>
          </table:table-cell>
          <table:table-cell table:style-name="TableCell171002">
            <text:p text:style-name="P872"><text:span text:style-name="T1329">Caso o usuário clique no botão Sim, o fornecedor será removido do banco de dados;</text:span><text:span text:style-name="T1330"/></text:p>
          </table:table-cell>
        </table:table-row>
        <table:table-row table:style-name="TableRow1711">
          <table:table-cell table:style-name="TableCell171100" table:number-rows-spanned="4">
            <text:p text:style-name="P875"><text:span text:style-name="T1331">Regras de Negócio</text:span><text:span text:style-name="T1332"/></text:p>
          </table:table-cell>
          <table:table-cell table:style-name="TableCell171101">
            <text:p text:style-name="P876"><text:span text:style-name="T1333">RN1</text:span><text:span text:style-name="T1334"/></text:p>
          </table:table-cell>
          <table:table-cell table:style-name="TableCell171102">
            <text:p text:style-name="P876"><text:span text:style-name="T1335">O nome do fornecedor não pode ter menos do que 2 caracteres;</text:span><text:span text:style-name="T1336"/></text:p>
          </table:table-cell>
        </table:table-row>
        <table:table-row table:style-name="TableRow1712">
          <table:covered-table-cell>
            <text:p text:style-name="P879"><text:span text:style-name="T1336"><text:s/></text:span></text:p>
          </table:covered-table-cell>
          <table:table-cell table:style-name="TableCell171201">
            <text:p text:style-name="P880"><text:span text:style-name="T1337">RN2</text:span><text:span text:style-name="T1338"/></text:p>
          </table:table-cell>
          <table:table-cell table:style-name="TableCell171202">
            <text:p text:style-name="P880"><text:span text:style-name="T1339">CNPJ deve conter 14 digitos.</text:span><text:span text:style-name="T1340"/></text:p>
          </table:table-cell>
        </table:table-row>
        <table:table-row table:style-name="TableRow1713">
          <table:covered-table-cell>
            <text:p text:style-name="P882"><text:span text:style-name="T1340"><text:s/></text:span></text:p>
          </table:covered-table-cell>
          <table:table-cell table:style-name="TableCell171301">
            <text:p text:style-name="P883"><text:span text:style-name="T1341">RN3</text:span><text:span text:style-name="T1342"/></text:p>
          </table:table-cell>
          <table:table-cell table:style-name="TableCell171302">
            <text:p text:style-name="P883"><text:span text:style-name="T1343">Telefone deve conter entre 10 e 11 digitos.</text:span><text:span text:style-name="T1344"/></text:p>
          </table:table-cell>
        </table:table-row>
        <table:table-row table:style-name="TableRow1714">
          <table:covered-table-cell>
            <text:p text:style-name="P885"><text:span text:style-name="T1344"><text:s/></text:span></text:p>
          </table:covered-table-cell>
          <table:table-cell table:style-name="TableCell171401">
            <text:p text:style-name="P886"><text:span text:style-name="T1345">RN4</text:span><text:span text:style-name="T1346"/></text:p>
          </table:table-cell>
          <table:table-cell table:style-name="TableCell171402">
            <text:p text:style-name="P886"><text:span text:style-name="T1347">Os campos Nome e CNPJ São de preenchimento obrigatório.</text:span><text:span text:style-name="T1348"/></text:p>
          </table:table-cell>
        </table:table-row>
        <table:table-row table:style-name="TableRow1715">
          <table:table-cell table:style-name="TableCell171500">
            <text:p text:style-name="P889"><text:span text:style-name="T1349">Pós Condições</text:span><text:span text:style-name="T1350"/></text:p>
          </table:table-cell>
          <table:table-cell table:style-name="TableCell171501">
            <text:p text:style-name="P890"><text:span text:style-name="T1350"/></text:p>
          </table:table-cell>
          <table:table-cell table:style-name="TableCell171502">
            <text:p text:style-name="P890"><text:span text:style-name="T1350"/></text:p>
          </table:table-cell>
        </table:table-row>
        <table:table-row table:style-name="TableRow1716">
          <table:table-cell table:style-name="TableCell171600">
            <text:p text:style-name="P893"><text:span text:style-name="T1351">Casos de Uso Afetados</text:span><text:span text:style-name="T1352"/></text:p>
          </table:table-cell>
          <table:table-cell table:style-name="TableCell171601" table:number-columns-spanned="2">
            <text:p text:style-name="P894"><text:span text:style-name="T1352"/></text:p>
          </table:table-cell>
          <table:covered-table-cell/>
        </table:table-row>
      </table:table>
      <text:p text:style-name="P896"><text:span text:style-name="T1352"/></text:p>
      <text:p text:style-name="P896"><draw:frame text:anchor-type="as-char" svg:width="150.81mm" svg:height="100.81mm" style:rel-width="scale" style:rel-height="scale"><draw:object-ole xlink:href="OleObj21"/><draw:image xlink:href="ObjectReplacements/OleObj21"/></draw:frame><text:span text:style-name="T1352"/></text:p>
      <text:p text:style-name="P896"><text:span text:style-name="T1353"><text:line-break/>Imagem : Cadastro/Alterar Fornecedor</text:span></text:p>
      <text:p text:style-name="P897"><text:span text:style-name="T1354"/></text:p>
      <table:table table:style-name="Table18">
        <table:table-column table:style-name="TableColumn1800"/>
        <table:table-column table:style-name="TableColumn1801"/>
        <table:table-column table:style-name="TableColumn1802"/>
        <table:table-row table:style-name="TableRow1800">
          <table:table-cell table:style-name="TableCell180000" table:number-columns-spanned="3">
            <text:p text:style-name="P899"><text:span text:style-name="T1355">UC 6.2</text:span><text:span text:style-name="T1356">–</text:span><text:span text:style-name="T1357"><text:s/>Buscar Fornecedor</text:span><text:span text:style-name="T1358"/></text:p>
          </table:table-cell>
          <table:covered-table-cell/>
          <table:covered-table-cell/>
        </table:table-row>
        <table:table-row table:style-name="TableRow1801">
          <table:table-cell table:style-name="TableCell180100">
            <text:p text:style-name="P902"><text:span text:style-name="T1359">Pré - Condições</text:span><text:span text:style-name="T1360"/></text:p>
          </table:table-cell>
          <table:table-cell table:style-name="TableCell180101">
            <text:p text:style-name="P903"><text:span text:style-name="T1361">PC1</text:span><text:span text:style-name="T1362"/></text:p>
          </table:table-cell>
          <table:table-cell table:style-name="TableCell180102">
            <text:p text:style-name="P903"><text:span text:style-name="T1363">O Administrador deve estar logado no sistema</text:span><text:span text:style-name="T1364"/></text:p>
          </table:table-cell>
        </table:table-row>
        <table:table-row table:style-name="TableRow1802">
          <table:table-cell table:style-name="TableCell180200">
            <text:p text:style-name="P906"><text:span text:style-name="T1365">Atores Envolvidos</text:span><text:span text:style-name="T1366"/></text:p>
          </table:table-cell>
          <table:table-cell table:style-name="TableCell180201" table:number-columns-spanned="2">
            <text:p text:style-name="P907"><text:span text:style-name="T1367">Administrador<text:s/></text:span><text:span text:style-name="T1368"/></text:p>
          </table:table-cell>
          <table:covered-table-cell/>
        </table:table-row>
        <table:table-row table:style-name="TableRow1803">
          <table:table-cell table:style-name="TableCell180300" table:number-rows-spanned="3">
            <text:p text:style-name="P910"><text:span text:style-name="T1369">Fluxo Principal</text:span><text:span text:style-name="T1370"/></text:p>
          </table:table-cell>
          <table:table-cell table:style-name="TableCell180301">
            <text:p text:style-name="P911"><text:span text:style-name="T1371">FP1</text:span><text:span text:style-name="T1372"/></text:p>
          </table:table-cell>
          <table:table-cell table:style-name="TableCell180302">
            <text:p text:style-name="P911"><text:span text:style-name="T1373">O Administrador<text:s text:c="2"/>poderá preencher os filtros de busca: Nome e CNPJ;</text:span><text:span text:style-name="T1374"/></text:p>
          </table:table-cell>
        </table:table-row>
        <table:table-row table:style-name="TableRow1804">
          <table:covered-table-cell>
            <text:p text:style-name="P914"><text:span text:style-name="T1374"><text:s/></text:span></text:p>
          </table:covered-table-cell>
          <table:table-cell table:style-name="TableCell180401">
            <text:p text:style-name="P915"><text:span text:style-name="T1375">FP2</text:span><text:span text:style-name="T1376"/></text:p>
          </table:table-cell>
          <table:table-cell table:style-name="TableCell180402">
            <text:p text:style-name="P915"><text:span text:style-name="T1377">Para realizar a busca o usuário clicará no botão Buscar;</text:span><text:span text:style-name="T1378"/></text:p>
          </table:table-cell>
        </table:table-row>
        <table:table-row table:style-name="TableRow1805">
          <table:covered-table-cell>
            <text:p text:style-name="P917"><text:span text:style-name="T1378"><text:s/></text:span></text:p>
          </table:covered-table-cell>
          <table:table-cell table:style-name="TableCell180501">
            <text:p text:style-name="P918"><text:span text:style-name="T1379">FP3</text:span><text:span text:style-name="T1380"/></text:p>
          </table:table-cell>
          <table:table-cell table:style-name="TableCell180502">
            <text:p text:style-name="P918"><text:span text:style-name="T1381">O sistema listará todos fornecedores que corresponderem aos critérios de busca informados;</text:span><text:span text:style-name="T1382"/></text:p>
          </table:table-cell>
        </table:table-row>
        <table:table-row table:style-name="TableRow1806">
          <table:table-cell table:style-name="TableCell180600" table:number-rows-spanned="2">
            <text:p text:style-name="P921"><text:span text:style-name="T1383">Fluxos Alternativos</text:span><text:span text:style-name="T1384"/></text:p>
          </table:table-cell>
          <table:table-cell table:style-name="TableCell180601">
            <text:p text:style-name="P922"><text:span text:style-name="T1385">FA1</text:span><text:span text:style-name="T1386"/></text:p>
          </table:table-cell>
          <table:table-cell table:style-name="TableCell180602">
            <text:p text:style-name="P922"><text:span text:style-name="T1387">Se o Usuário desejar criar um fornecedor ele clicará no botão Cadastrar que chamará o caso de uso [UC 7.1] ;</text:span><text:span text:style-name="T1388"/></text:p>
          </table:table-cell>
        </table:table-row>
        <table:table-row table:style-name="TableRow1807">
          <table:covered-table-cell>
            <text:p text:style-name="P925"><text:span text:style-name="T1388"><text:s/></text:span></text:p>
          </table:covered-table-cell>
          <table:table-cell table:style-name="TableCell180701">
            <text:p text:style-name="P926"><text:span text:style-name="T1389">FA2</text:span><text:span text:style-name="T1390"/></text:p>
          </table:table-cell>
          <table:table-cell table:style-name="TableCell180702">
            <text:p text:style-name="P926"><text:span text:style-name="T1391">Se o usuário desejar editar um dos fornecedores na busca ele deverá, selecioná-lo na lista e depois clicar no botão Editar que chamará o caso de uso [UC 7.1] preenchendo seus campos de acordo com o registro selecionado;</text:span><text:span text:style-name="T1392"/></text:p>
          </table:table-cell>
        </table:table-row>
        <table:table-row table:style-name="TableRow1808">
          <table:table-cell table:style-name="TableCell180800">
            <text:p text:style-name="P929"><text:span text:style-name="T1393">Regras de Negócio</text:span><text:span text:style-name="T1394"/></text:p>
          </table:table-cell>
          <table:table-cell table:style-name="TableCell180801">
            <text:p text:style-name="P930"><text:span text:style-name="T1395">RN1</text:span><text:span text:style-name="T1396"/></text:p>
          </table:table-cell>
          <table:table-cell table:style-name="TableCell180802">
            <text:p text:style-name="P930"><text:span text:style-name="T1397">Se o usuário clicar no botão “Buscar”, sem preencher um dos filtros, Todos os Registros serão listados</text:span><text:span text:style-name="T1398"/></text:p>
          </table:table-cell>
        </table:table-row>
        <table:table-row table:style-name="TableRow1809">
          <table:table-cell table:style-name="TableCell180900">
            <text:p text:style-name="P933"><text:span text:style-name="T1399">Pós Condições</text:span><text:span text:style-name="T1400"/></text:p>
          </table:table-cell>
          <table:table-cell table:style-name="TableCell180901">
            <text:p text:style-name="P934"><text:span text:style-name="T1400"/></text:p>
          </table:table-cell>
          <table:table-cell table:style-name="TableCell180902">
            <text:p text:style-name="P934"><text:span text:style-name="T1400"/></text:p>
          </table:table-cell>
        </table:table-row>
        <table:table-row table:style-name="TableRow1810">
          <table:table-cell table:style-name="TableCell181000">
            <text:p text:style-name="P937"><text:span text:style-name="T1401">Casos de Uso Afetados</text:span><text:span text:style-name="T1402"/></text:p>
          </table:table-cell>
          <table:table-cell table:style-name="TableCell181001" table:number-columns-spanned="2">
            <text:p text:style-name="P938"><text:span text:style-name="T1403">UC 6.1</text:span><text:span text:style-name="T1404"/></text:p>
          </table:table-cell>
          <table:covered-table-cell/>
        </table:table-row>
      </table:table>
      <text:p text:style-name="P940"><text:span text:style-name="T1404"/></text:p>
      <text:p text:style-name="P941"><draw:frame text:anchor-type="as-char" svg:width="152.40mm" svg:height="70.64mm" style:rel-width="scale" style:rel-height="scale"><draw:object-ole xlink:href="OleObj22"/><draw:image xlink:href="ObjectReplacements/OleObj22"/></draw:frame><text:span text:style-name="T1404"/></text:p>
      <text:p text:style-name="P941"><text:span text:style-name="T1404"/></text:p>
      <text:p text:style-name="P941"><text:span text:style-name="T1404"/></text:p>
      <text:p text:style-name="P941"><text:span text:style-name="T1405">Imagem: Buscar Fornecedor</text:span></text:p>
      <text:p text:style-name="P942"><text:span text:style-name="T1406"/></text:p>
      <text:p text:style-name="P942"><text:span text:style-name="T1406"/></text:p>
      <text:p text:style-name="P942"><text:span text:style-name="T1406"/></text:p>
      <text:p text:style-name="P942"><text:span text:style-name="T1406"/></text:p>
      <table:table table:style-name="Table19">
        <table:table-column table:style-name="TableColumn1900"/>
        <table:table-column table:style-name="TableColumn1901"/>
        <table:table-column table:style-name="TableColumn1902"/>
        <table:table-row table:style-name="TableRow1900">
          <table:table-cell table:style-name="TableCell190000" table:number-columns-spanned="3">
            <text:p text:style-name="P944"><text:span text:style-name="T1407">UC 6.3</text:span><text:span text:style-name="T1408">–</text:span><text:span text:style-name="T1409"><text:s/>Gerar Relatório de Fornecedores</text:span><text:span text:style-name="T1410"/></text:p>
          </table:table-cell>
          <table:covered-table-cell/>
          <table:covered-table-cell/>
        </table:table-row>
        <table:table-row table:style-name="TableRow1901">
          <table:table-cell table:style-name="TableCell190100">
            <text:p text:style-name="P947"><text:span text:style-name="T1411">Pré - Condições</text:span><text:span text:style-name="T1412"/></text:p>
          </table:table-cell>
          <table:table-cell table:style-name="TableCell190101">
            <text:p text:style-name="P948"><text:span text:style-name="T1413">PC1</text:span><text:span text:style-name="T1414"/></text:p>
          </table:table-cell>
          <table:table-cell table:style-name="TableCell190102">
            <text:p text:style-name="P948"><text:span text:style-name="T1415">O Administrador deve estar logado no sistema<text:s/></text:span><text:span text:style-name="T1416"/></text:p>
          </table:table-cell>
        </table:table-row>
        <table:table-row table:style-name="TableRow1902">
          <table:table-cell table:style-name="TableCell190200">
            <text:p text:style-name="P951"><text:span text:style-name="T1417">Atores Envolvidos</text:span><text:span text:style-name="T1418"/></text:p>
          </table:table-cell>
          <table:table-cell table:style-name="TableCell190201" table:number-columns-spanned="2">
            <text:p text:style-name="P952"><text:span text:style-name="T1419">Administrador<text:s/></text:span><text:span text:style-name="T1420"/></text:p>
          </table:table-cell>
          <table:covered-table-cell/>
        </table:table-row>
        <table:table-row table:style-name="TableRow1903">
          <table:table-cell table:style-name="TableCell190300" table:number-rows-spanned="2">
            <text:p text:style-name="P955"><text:span text:style-name="T1420"/></text:p>
          </table:table-cell>
          <table:table-cell table:style-name="TableCell190301">
            <text:p text:style-name="P955"><text:span text:style-name="T1421">FP1</text:span><text:span text:style-name="T1422"/></text:p>
          </table:table-cell>
          <table:table-cell table:style-name="TableCell190302">
            <text:p text:style-name="P955"><text:span text:style-name="T1423">Para gerar o relatório o Administrador deverá clicar no botão “Gerar Relatório”[FA1];</text:span><text:span text:style-name="T1424"/></text:p>
          </table:table-cell>
        </table:table-row>
        <table:table-row table:style-name="TableRow1904">
          <table:covered-table-cell>
            <text:p text:style-name="P958"><text:span text:style-name="T1424"><text:s/></text:span></text:p>
          </table:covered-table-cell>
          <table:table-cell table:style-name="TableCell190401">
            <text:p text:style-name="P959"><text:span text:style-name="T1425">FP3</text:span><text:span text:style-name="T1426"/></text:p>
          </table:table-cell>
          <table:table-cell table:style-name="TableCell190402">
            <text:p text:style-name="P959"><text:span text:style-name="T1427">O sistema emitirá o relatório de todos os fornecedores que estão cadastrado no sistema.</text:span><text:span text:style-name="T1428"/></text:p>
          </table:table-cell>
        </table:table-row>
        <table:table-row table:style-name="TableRow1905">
          <table:table-cell table:style-name="TableCell190500">
            <text:p text:style-name="P962"><text:span text:style-name="T1429">Fluxos Alternativos</text:span><text:span text:style-name="T1430"/></text:p>
          </table:table-cell>
          <table:table-cell table:style-name="TableCell190501">
            <text:p text:style-name="P963"><text:span text:style-name="T1431">FA1</text:span><text:span text:style-name="T1432"/></text:p>
          </table:table-cell>
          <table:table-cell table:style-name="TableCell190502">
            <text:p text:style-name="P963"><text:span text:style-name="T1433">Caso o Administrador Clique no botão cancelar, o sistema voltará para a tela inicial.</text:span><text:span text:style-name="T1434"/></text:p>
          </table:table-cell>
        </table:table-row>
        <table:table-row table:style-name="TableRow1906">
          <table:table-cell table:style-name="TableCell190600">
            <text:p text:style-name="P965"><text:span text:style-name="T1435">Regras de Negócio</text:span><text:span text:style-name="T1436"/></text:p>
          </table:table-cell>
          <table:table-cell table:style-name="TableCell190601">
            <text:p text:style-name="P966"><text:span text:style-name="T1436"/></text:p>
          </table:table-cell>
          <table:table-cell table:style-name="TableCell190602">
            <text:p text:style-name="P966"><text:span text:style-name="T1436"/></text:p>
          </table:table-cell>
        </table:table-row>
        <table:table-row table:style-name="TableRow1907">
          <table:table-cell table:style-name="TableCell190700">
            <text:p text:style-name="P969"><text:span text:style-name="T1437">Pós Condições</text:span><text:span text:style-name="T1438"/></text:p>
          </table:table-cell>
          <table:table-cell table:style-name="TableCell190701">
            <text:p text:style-name="P970"><text:span text:style-name="T1438"/></text:p>
          </table:table-cell>
          <table:table-cell table:style-name="TableCell190702">
            <text:p text:style-name="P970"><text:span text:style-name="T1438"/></text:p>
          </table:table-cell>
        </table:table-row>
        <table:table-row table:style-name="TableRow1908">
          <table:table-cell table:style-name="TableCell190800">
            <text:p text:style-name="P973"><text:span text:style-name="T1439">Casos de Uso Afetados</text:span><text:span text:style-name="T1440"/></text:p>
          </table:table-cell>
          <table:table-cell table:style-name="TableCell190801" table:number-columns-spanned="2">
            <text:p text:style-name="P974"><text:span text:style-name="T1440"/></text:p>
            <text:p text:style-name="P974"><text:span text:style-name="T1440"/></text:p>
          </table:table-cell>
          <table:covered-table-cell/>
        </table:table-row>
      </table:table>
      <text:p text:style-name="P976"><text:span text:style-name="T1440"/></text:p>
      <text:p text:style-name="P976"><draw:frame text:anchor-type="as-char" svg:width="152.40mm" svg:height="70.64mm" style:rel-width="scale" style:rel-height="scale"><draw:object-ole xlink:href="OleObj23"/><draw:image xlink:href="ObjectReplacements/OleObj23"/></draw:frame><text:span text:style-name="T1440"/></text:p>
      <text:p text:style-name="P976"><text:span text:style-name="T1441"><text:line-break/>Imagem : Listar Fornecedor</text:span></text:p>
      <text:p text:style-name="P977"><text:span text:style-name="T1442"/></text:p>
      <text:p text:style-name="P977"><text:span text:style-name="T1442"/></text:p>
      <text:p text:style-name="P977"><text:span text:style-name="T1442"/></text:p>
      <text:p text:style-name="P977"><text:span text:style-name="T1442"/></text:p>
      <text:p text:style-name="P977"><text:span text:style-name="T1443">6.7<text:s/></text:span><text:span text:style-name="T1444">–</text:span><text:span text:style-name="T1445"><text:s/>UC 7.0 Gerenciar Funcionário</text:span></text:p>
      <text:p text:style-name="P977"><draw:frame text:anchor-type="as-char" svg:width="152.40mm" svg:height="141.02mm" style:rel-width="scale" style:rel-height="scale"><draw:object-ole xlink:href="OleObj24"/><draw:image xlink:href="ObjectReplacements/OleObj24"/></draw:frame><text:span text:style-name="T1446"/></text:p>
      <text:p text:style-name="P977"><text:span text:style-name="T1446"/></text:p>
      <text:p text:style-name="P977"><text:span text:style-name="T1446"/></text:p>
      <text:p text:style-name="P977"><text:span text:style-name="T1446"/></text:p>
      <text:p text:style-name="P977"><text:span text:style-name="T1446"/></text:p>
      <table:table table:style-name="Table20">
        <table:table-column table:style-name="TableColumn2000"/>
        <table:table-column table:style-name="TableColumn2001"/>
        <table:table-column table:style-name="TableColumn2002"/>
        <table:table-row table:style-name="TableRow2000">
          <table:table-cell table:style-name="TableCell200000" table:number-columns-spanned="3">
            <text:p text:style-name="P979"><text:span text:style-name="T1447">UC 7.1</text:span><text:span text:style-name="T1448">–</text:span><text:span text:style-name="T1449"><text:s/>Editar Funcionário</text:span><text:span text:style-name="T1450"/></text:p>
          </table:table-cell>
          <table:covered-table-cell/>
          <table:covered-table-cell/>
        </table:table-row>
        <table:table-row table:style-name="TableRow2001">
          <table:table-cell table:style-name="TableCell200100">
            <text:p text:style-name="P982"><text:span text:style-name="T1451">Pré - Condições</text:span><text:span text:style-name="T1452"/></text:p>
          </table:table-cell>
          <table:table-cell table:style-name="TableCell200101">
            <text:p text:style-name="P983"><text:span text:style-name="T1453">PC1</text:span><text:span text:style-name="T1454"/></text:p>
          </table:table-cell>
          <table:table-cell table:style-name="TableCell200102">
            <text:p text:style-name="P983"><text:span text:style-name="T1455">O Administrador deve estar logado no sistema<text:s/></text:span><text:span text:style-name="T1456"/></text:p>
          </table:table-cell>
        </table:table-row>
        <table:table-row table:style-name="TableRow2002">
          <table:table-cell table:style-name="TableCell200200">
            <text:p text:style-name="P986"><text:span text:style-name="T1457">Atores Envolvidos</text:span><text:span text:style-name="T1458"/></text:p>
          </table:table-cell>
          <table:table-cell table:style-name="TableCell200201" table:number-columns-spanned="2">
            <text:p text:style-name="P987"><text:span text:style-name="T1459">Administrador</text:span><text:span text:style-name="T1460"/></text:p>
          </table:table-cell>
          <table:covered-table-cell/>
        </table:table-row>
        <table:table-row table:style-name="TableRow2003">
          <table:table-cell table:style-name="TableCell200300" table:number-rows-spanned="5">
            <text:p text:style-name="P990"><text:span text:style-name="T1461">Fluxo Principal</text:span><text:span text:style-name="T1462"/></text:p>
          </table:table-cell>
          <table:table-cell table:style-name="TableCell200301">
            <text:p text:style-name="P991"><text:span text:style-name="T1463">FP1</text:span><text:span text:style-name="T1464"/></text:p>
          </table:table-cell>
          <table:table-cell table:style-name="TableCell200302">
            <text:p text:style-name="P991"><text:span text:style-name="T1465">O Administradorpoderá preencher os campos Nome, CPF, Sexo, Data Nascimento, Cargo, Salário, Rua, N°, Bairro, Cidade e UF.[RN1],[RN2],[RN3],[RN4],[RN5].</text:span><text:span text:style-name="T1466"/></text:p>
          </table:table-cell>
        </table:table-row>
        <table:table-row table:style-name="TableRow2004">
          <table:covered-table-cell>
            <text:p text:style-name="P994"><text:span text:style-name="T1466"><text:s/></text:span></text:p>
          </table:covered-table-cell>
          <table:table-cell table:style-name="TableCell200401">
            <text:p text:style-name="P995"><text:span text:style-name="T1467">FP2</text:span><text:span text:style-name="T1468"/></text:p>
          </table:table-cell>
          <table:table-cell table:style-name="TableCell200402">
            <text:p text:style-name="P995"><text:span text:style-name="T1469">Para salvar o Funcionário o Administrador deverá clicar no botão Salvar[FA4];</text:span><text:span text:style-name="T1470"/></text:p>
          </table:table-cell>
        </table:table-row>
        <table:table-row table:style-name="TableRow2005">
          <table:covered-table-cell>
            <text:p text:style-name="P997"><text:span text:style-name="T1470"><text:s/></text:span></text:p>
          </table:covered-table-cell>
          <table:table-cell table:style-name="TableCell200501">
            <text:p text:style-name="P998"><text:span text:style-name="T1471">FP3</text:span><text:span text:style-name="T1472"/></text:p>
          </table:table-cell>
          <table:table-cell table:style-name="TableCell200502">
            <text:p text:style-name="P998"><text:span text:style-name="T1473">O sistema emitirá a mensagem: “Deseja realmente fazer as alterações no registro”?</text:span><text:span text:style-name="T1474"/></text:p>
          </table:table-cell>
        </table:table-row>
        <table:table-row table:style-name="TableRow2006">
          <table:covered-table-cell>
            <text:p text:style-name="P1000"><text:span text:style-name="T1474"><text:s/></text:span></text:p>
          </table:covered-table-cell>
          <table:table-cell table:style-name="TableCell200601">
            <text:p text:style-name="P1001"><text:span text:style-name="T1475">FP4</text:span><text:span text:style-name="T1476"/></text:p>
          </table:table-cell>
          <table:table-cell table:style-name="TableCell200602">
            <text:p text:style-name="P1001"><text:span text:style-name="T1477">Caso o Administradorconfirme a mensagem, clicando no botão OK, o sistema salvará o Funcionário no banco de dados;</text:span><text:span text:style-name="T1478"/></text:p>
          </table:table-cell>
        </table:table-row>
        <table:table-row table:style-name="TableRow2007">
          <table:covered-table-cell>
            <text:p text:style-name="P1003"><text:span text:style-name="T1478"><text:s/></text:span></text:p>
          </table:covered-table-cell>
          <table:table-cell table:style-name="TableCell200701">
            <text:p text:style-name="P1004"><text:span text:style-name="T1479">FP5</text:span><text:span text:style-name="T1480"/></text:p>
          </table:table-cell>
          <table:table-cell table:style-name="TableCell200702">
            <text:p text:style-name="P1004"><text:span text:style-name="T1481">O sistema emitirá a mensagem “Registro salvo com sucesso!”<text:s/></text:span><text:span text:style-name="T1482"/></text:p>
          </table:table-cell>
        </table:table-row>
        <table:table-row table:style-name="TableRow2008">
          <table:table-cell table:style-name="TableCell200800" table:number-rows-spanned="4">
            <text:p text:style-name="P1007"><text:span text:style-name="T1483">Fluxos Alternativos</text:span><text:span text:style-name="T1484"/></text:p>
          </table:table-cell>
          <table:table-cell table:style-name="TableCell200801">
            <text:p text:style-name="P1008"><text:span text:style-name="T1485">FA1</text:span><text:span text:style-name="T1486"/></text:p>
          </table:table-cell>
          <table:table-cell table:style-name="TableCell200802">
            <text:p text:style-name="P1008"><text:span text:style-name="T1487">Se o Funcionáriojá estiver salva no banco de dados o sistema salvará as modificações realizadas no registro.</text:span><text:span text:style-name="T1488"/></text:p>
          </table:table-cell>
        </table:table-row>
        <table:table-row table:style-name="TableRow2009">
          <table:covered-table-cell>
            <text:p text:style-name="P1011"><text:span text:style-name="T1488"><text:s/></text:span></text:p>
          </table:covered-table-cell>
          <table:table-cell table:style-name="TableCell200901">
            <text:p text:style-name="P1012"><text:span text:style-name="T1489">FA2</text:span><text:span text:style-name="T1490"/></text:p>
          </table:table-cell>
          <table:table-cell table:style-name="TableCell200902">
            <text:p text:style-name="P1012"><text:span text:style-name="T1491">Se o Administrador clicar no botão Cancelar todas as alterações não salvas serão descartadas</text:span><text:span text:style-name="T1492"/></text:p>
          </table:table-cell>
        </table:table-row>
        <table:table-row table:style-name="TableRow2010">
          <table:covered-table-cell>
            <text:p text:style-name="P1014"><text:span text:style-name="T1492"><text:s/></text:span></text:p>
          </table:covered-table-cell>
          <table:table-cell table:style-name="TableCell201001">
            <text:p text:style-name="P1015"><text:span text:style-name="T1493">FA3</text:span><text:span text:style-name="T1494"/></text:p>
          </table:table-cell>
          <table:table-cell table:style-name="TableCell201002">
            <text:p text:style-name="P1015"><text:span text:style-name="T1495">Se o Administrador clicar no botão Voltar o sistema voltará para a tela inicial.</text:span><text:span text:style-name="T1496"/></text:p>
          </table:table-cell>
        </table:table-row>
        <table:table-row table:style-name="TableRow2011">
          <table:covered-table-cell>
            <text:p text:style-name="P1018"><text:span text:style-name="T1496"><text:s/></text:span></text:p>
          </table:covered-table-cell>
          <table:table-cell table:style-name="TableCell201101">
            <text:p text:style-name="P1019"><text:span text:style-name="T1497">FA4</text:span><text:span text:style-name="T1498"/></text:p>
          </table:table-cell>
          <table:table-cell table:style-name="TableCell201102">
            <text:p text:style-name="P1019"><text:span text:style-name="T1499">Se o Administrador não tiver preenchido algum dos campos do formulário o sistema emitirá a mensagem “Todos os campos são de preenchimento obrigatório” e não procederá com o salvamento do registro.</text:span><text:span text:style-name="T1500"/></text:p>
          </table:table-cell>
        </table:table-row>
        <table:table-row table:style-name="TableRow2012">
          <table:table-cell table:style-name="TableCell201200" table:number-rows-spanned="5">
            <text:p text:style-name="P1022"><text:span text:style-name="T1501">Regras de Negócio</text:span><text:span text:style-name="T1502"/></text:p>
          </table:table-cell>
          <table:table-cell table:style-name="TableCell201201">
            <text:p text:style-name="P1023"><text:span text:style-name="T1503">RN1</text:span><text:span text:style-name="T1504"/></text:p>
          </table:table-cell>
          <table:table-cell table:style-name="TableCell201202">
            <text:p text:style-name="P1023"><text:span text:style-name="T1505">O nome do Funcionário não pode ter menos do que 3caracteres;</text:span><text:span text:style-name="T1506"/></text:p>
          </table:table-cell>
        </table:table-row>
        <table:table-row table:style-name="TableRow2013">
          <table:covered-table-cell>
            <text:p text:style-name="P1026"><text:span text:style-name="T1506"><text:s/></text:span></text:p>
          </table:covered-table-cell>
          <table:table-cell table:style-name="TableCell201301">
            <text:p text:style-name="P1027"><text:span text:style-name="T1507">RN2</text:span><text:span text:style-name="T1508"/></text:p>
          </table:table-cell>
          <table:table-cell table:style-name="TableCell201302">
            <text:p text:style-name="P1027"><text:span text:style-name="T1509">O CPF deveconter 11 dígitos;</text:span><text:span text:style-name="T1510"/></text:p>
          </table:table-cell>
        </table:table-row>
        <table:table-row table:style-name="TableRow2014">
          <table:covered-table-cell>
            <text:p text:style-name="P1029"><text:span text:style-name="T1510"><text:s/></text:span></text:p>
          </table:covered-table-cell>
          <table:table-cell table:style-name="TableCell201401">
            <text:p text:style-name="P1030"><text:span text:style-name="T1511">RN3</text:span><text:span text:style-name="T1512"/></text:p>
          </table:table-cell>
          <table:table-cell table:style-name="TableCell201402">
            <text:p text:style-name="P1030"><text:span text:style-name="T1513">O telefone tem de conter no mínimo 10 e no máximo11 dígitos;</text:span><text:span text:style-name="T1514"/></text:p>
          </table:table-cell>
        </table:table-row>
        <table:table-row table:style-name="TableRow2015">
          <table:covered-table-cell>
            <text:p text:style-name="P1033"><text:span text:style-name="T1514"><text:s/></text:span></text:p>
          </table:covered-table-cell>
          <table:table-cell table:style-name="TableCell201501">
            <text:p text:style-name="P1034"><text:span text:style-name="T1515">RN4</text:span><text:span text:style-name="T1516"/></text:p>
          </table:table-cell>
          <table:table-cell table:style-name="TableCell201502">
            <text:p text:style-name="P1034"><text:span text:style-name="T1517">Todos os campos são de preenchimento obrigatório.</text:span><text:span text:style-name="T1518"/></text:p>
          </table:table-cell>
        </table:table-row>
        <table:table-row table:style-name="TableRow2016">
          <table:covered-table-cell>
            <text:p text:style-name="P1036"><text:span text:style-name="T1518"><text:s/></text:span></text:p>
          </table:covered-table-cell>
          <table:table-cell table:style-name="TableCell201601">
            <text:p text:style-name="P1037"><text:span text:style-name="T1519">RN5</text:span><text:span text:style-name="T1520"/></text:p>
          </table:table-cell>
          <table:table-cell table:style-name="TableCell201602">
            <text:p text:style-name="P1037"><text:span text:style-name="T1521">O N°deve ser maior que 0.</text:span><text:span text:style-name="T1522"/></text:p>
          </table:table-cell>
        </table:table-row>
        <table:table-row table:style-name="TableRow2017">
          <table:table-cell table:style-name="TableCell201700">
            <text:p text:style-name="P1040"><text:span text:style-name="T1523">Pós Condições</text:span><text:span text:style-name="T1524"/></text:p>
          </table:table-cell>
          <table:table-cell table:style-name="TableCell201701">
            <text:p text:style-name="P1041"><text:span text:style-name="T1525">PC1</text:span><text:span text:style-name="T1526"/></text:p>
          </table:table-cell>
          <table:table-cell table:style-name="TableCell201702">
            <text:p text:style-name="P1041"><text:span text:style-name="T1527">O Funcionáriodeverá estar no banco de dados</text:span><text:span text:style-name="T1528"/></text:p>
          </table:table-cell>
        </table:table-row>
        <table:table-row table:style-name="TableRow2018">
          <table:table-cell table:style-name="TableCell201800">
            <text:p text:style-name="P1044"><text:span text:style-name="T1529">Casos de Uso Afetados</text:span><text:span text:style-name="T1530"/></text:p>
          </table:table-cell>
          <table:table-cell table:style-name="TableCell201801" table:number-columns-spanned="2">
            <text:p text:style-name="P1045"><text:span text:style-name="T1530"/></text:p>
          </table:table-cell>
          <table:covered-table-cell/>
        </table:table-row>
      </table:table>
      <text:p text:style-name="P1047"><text:span text:style-name="T1530"/></text:p>
      <text:p text:style-name="P1047"><text:span text:style-name="T1530"/></text:p>
      <text:p text:style-name="P1048"><draw:frame text:anchor-type="as-char" svg:width="152.40mm" svg:height="101.34mm" style:rel-width="scale" style:rel-height="scale"><draw:object-ole xlink:href="OleObj25"/><draw:image xlink:href="ObjectReplacements/OleObj25"/></draw:frame><text:span text:style-name="T1530"/></text:p>
      <text:p text:style-name="P1048"><text:span text:style-name="T1531"><text:line-break/>Imagem : Cadastro/Alterar Funcionário</text:span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ext:p text:style-name="P1049"><text:span text:style-name="T1532"/></text:p>
      <table:table table:style-name="Table21">
        <table:table-column table:style-name="TableColumn2100"/>
        <table:table-column table:style-name="TableColumn2101"/>
        <table:table-column table:style-name="TableColumn2102"/>
        <table:table-row table:style-name="TableRow2100">
          <table:table-cell table:style-name="TableCell210000" table:number-columns-spanned="3">
            <text:p text:style-name="P1051"><text:span text:style-name="T1533">UC 7.2</text:span><text:span text:style-name="T1534">–</text:span><text:span text:style-name="T1535"><text:s/>Buscar Funcionários</text:span><text:span text:style-name="T1536"/></text:p>
          </table:table-cell>
          <table:covered-table-cell/>
          <table:covered-table-cell/>
        </table:table-row>
        <table:table-row table:style-name="TableRow2101">
          <table:table-cell table:style-name="TableCell210100">
            <text:p text:style-name="P1054"><text:span text:style-name="T1537">Pré - Condições</text:span><text:span text:style-name="T1538"/></text:p>
          </table:table-cell>
          <table:table-cell table:style-name="TableCell210101">
            <text:p text:style-name="P1055"><text:span text:style-name="T1539">PC1</text:span><text:span text:style-name="T1540"/></text:p>
          </table:table-cell>
          <table:table-cell table:style-name="TableCell210102">
            <text:p text:style-name="P1055"><text:span text:style-name="T1541">O Administradordeve estar logado no sistema</text:span><text:span text:style-name="T1542"/></text:p>
          </table:table-cell>
        </table:table-row>
        <table:table-row table:style-name="TableRow2102">
          <table:table-cell table:style-name="TableCell210200">
            <text:p text:style-name="P1058"><text:span text:style-name="T1543">Atores Envolvidos</text:span><text:span text:style-name="T1544"/></text:p>
          </table:table-cell>
          <table:table-cell table:style-name="TableCell210201" table:number-columns-spanned="2">
            <text:p text:style-name="P1059"><text:span text:style-name="T1545">Administrador</text:span><text:span text:style-name="T1546"/></text:p>
          </table:table-cell>
          <table:covered-table-cell/>
        </table:table-row>
        <table:table-row table:style-name="TableRow2103">
          <table:table-cell table:style-name="TableCell210300" table:number-rows-spanned="3">
            <text:p text:style-name="P1062"><text:span text:style-name="T1547">Fluxo Principal</text:span><text:span text:style-name="T1548"/></text:p>
          </table:table-cell>
          <table:table-cell table:style-name="TableCell210301">
            <text:p text:style-name="P1063"><text:span text:style-name="T1549">FP1</text:span><text:span text:style-name="T1550"/></text:p>
          </table:table-cell>
          <table:table-cell table:style-name="TableCell210302">
            <text:p text:style-name="P1063"><text:span text:style-name="T1551">O Administradorpoderá preencher os filtros de busca: CPF.</text:span><text:span text:style-name="T1552"/></text:p>
          </table:table-cell>
        </table:table-row>
        <table:table-row table:style-name="TableRow2104">
          <table:covered-table-cell>
            <text:p text:style-name="P1066"><text:span text:style-name="T1552"><text:s/></text:span></text:p>
          </table:covered-table-cell>
          <table:table-cell table:style-name="TableCell210401">
            <text:p text:style-name="P1067"><text:span text:style-name="T1553">FP2</text:span><text:span text:style-name="T1554"/></text:p>
          </table:table-cell>
          <table:table-cell table:style-name="TableCell210402">
            <text:p text:style-name="P1067"><text:span text:style-name="T1555">Para realizar a busca o Administrador clicará no botão Buscar;</text:span><text:span text:style-name="T1556"/></text:p>
          </table:table-cell>
        </table:table-row>
        <table:table-row table:style-name="TableRow2105">
          <table:covered-table-cell>
            <text:p text:style-name="P1069"><text:span text:style-name="T1556"><text:s/></text:span></text:p>
          </table:covered-table-cell>
          <table:table-cell table:style-name="TableCell210501">
            <text:p text:style-name="P1070"><text:span text:style-name="T1557">FP3</text:span><text:span text:style-name="T1558"/></text:p>
          </table:table-cell>
          <table:table-cell table:style-name="TableCell210502">
            <text:p text:style-name="P1070"><text:span text:style-name="T1559">O sistema listará todas os Funcionáriosque corresponderem aos critérios de busca informados[RN1];</text:span><text:span text:style-name="T1560"/></text:p>
          </table:table-cell>
        </table:table-row>
        <table:table-row table:style-name="TableRow2106">
          <table:table-cell table:style-name="TableCell210600" table:number-rows-spanned="2">
            <text:p text:style-name="P1073"><text:span text:style-name="T1561">Fluxos Alternativos</text:span><text:span text:style-name="T1562"/></text:p>
          </table:table-cell>
          <table:table-cell table:style-name="TableCell210601">
            <text:p text:style-name="P1074"><text:span text:style-name="T1563">FA1</text:span><text:span text:style-name="T1564"/></text:p>
          </table:table-cell>
          <table:table-cell table:style-name="TableCell210602">
            <text:p text:style-name="P1074"><text:span text:style-name="T1565">Se o Administradordesejar criar um novo cliente ele clicará no botão Cadastrar que chamará o caso de uso [UC 7.1];</text:span><text:span text:style-name="T1566"/></text:p>
          </table:table-cell>
        </table:table-row>
        <table:table-row table:style-name="TableRow2107">
          <table:covered-table-cell>
            <text:p text:style-name="P1077"><text:span text:style-name="T1566"><text:s/></text:span></text:p>
          </table:covered-table-cell>
          <table:table-cell table:style-name="TableCell210701">
            <text:p text:style-name="P1078"><text:span text:style-name="T1567">FA2</text:span><text:span text:style-name="T1568"/></text:p>
          </table:table-cell>
          <table:table-cell table:style-name="TableCell210702">
            <text:p text:style-name="P1078"><text:span text:style-name="T1569">Se o Administradordesejar editar um dos Funcionários Contidos na busca ele deverá, selecioná-la na lista e depois clicar no botão Editar que chamará o caso de uso [UC 7.1] preenchendo seus campos de acordo com o registro selecionado;</text:span><text:span text:style-name="T1570"/></text:p>
          </table:table-cell>
        </table:table-row>
        <table:table-row table:style-name="TableRow2108">
          <table:table-cell table:style-name="TableCell210800">
            <text:p text:style-name="P1081"><text:span text:style-name="T1571">Regras de Negócio</text:span><text:span text:style-name="T1572"/></text:p>
          </table:table-cell>
          <table:table-cell table:style-name="TableCell210801">
            <text:p text:style-name="P1082"><text:span text:style-name="T1573">RN1</text:span><text:span text:style-name="T1574"/></text:p>
          </table:table-cell>
          <table:table-cell table:style-name="TableCell210802">
            <text:p text:style-name="P1082"><text:span text:style-name="T1575">Se o usuário clicar no botão “Buscar”, sem preencher um dos filtros, todos os registros serão listados.</text:span><text:span text:style-name="T1576"/></text:p>
          </table:table-cell>
        </table:table-row>
        <table:table-row table:style-name="TableRow2109">
          <table:table-cell table:style-name="TableCell210900">
            <text:p text:style-name="P1085"><text:span text:style-name="T1577">Pós Condições</text:span><text:span text:style-name="T1578"/></text:p>
          </table:table-cell>
          <table:table-cell table:style-name="TableCell210901">
            <text:p text:style-name="P1086"><text:span text:style-name="T1578"/></text:p>
          </table:table-cell>
          <table:table-cell table:style-name="TableCell210902">
            <text:p text:style-name="P1086"><text:span text:style-name="T1578"/></text:p>
          </table:table-cell>
        </table:table-row>
        <table:table-row table:style-name="TableRow2110">
          <table:table-cell table:style-name="TableCell211000">
            <text:p text:style-name="P1089"><text:span text:style-name="T1579">Casos de Uso Afetados</text:span><text:span text:style-name="T1580"/></text:p>
          </table:table-cell>
          <table:table-cell table:style-name="TableCell211001" table:number-columns-spanned="2">
            <text:p text:style-name="P1090"><text:span text:style-name="T1581">UC 7.1</text:span><text:span text:style-name="T1582"/></text:p>
          </table:table-cell>
          <table:covered-table-cell/>
        </table:table-row>
      </table:table>
      <text:p text:style-name="P1092"><text:span text:style-name="T1582"/></text:p>
      <text:p text:style-name="P1092"><text:span text:style-name="T1582"/></text:p>
      <text:p text:style-name="P1092"><text:span text:style-name="T1582"/></text:p>
      <text:p text:style-name="P1092"><text:span text:style-name="T1582"/></text:p>
      <text:p text:style-name="P1093"><draw:frame text:anchor-type="as-char" svg:width="93.13mm" svg:height="72.50mm" style:rel-width="scale" style:rel-height="scale"><draw:object-ole xlink:href="OleObj26"/><draw:image xlink:href="ObjectReplacements/OleObj26"/></draw:frame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2"/></text:p>
      <text:p text:style-name="P1094"><text:span text:style-name="T1583">6.8<text:s/></text:span><text:span text:style-name="T1584">–</text:span><text:span text:style-name="T1585"><text:s/>UC 8.0 Gerenciar Caixa</text:span></text:p>
      <text:p text:style-name="P1094"><text:span text:style-name="T1586"><text:s/></text:span></text:p>
      <text:p text:style-name="P1094"><text:span text:style-name="T1587"/></text:p>
      <text:p text:style-name="P1094"><draw:frame text:anchor-type="as-char" svg:width="152.40mm" svg:height="135.73mm" style:rel-width="scale" style:rel-height="scale"><draw:object-ole xlink:href="OleObj27"/><draw:image xlink:href="ObjectReplacements/OleObj27"/></draw:frame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ext:p text:style-name="P1094"><text:span text:style-name="T1587"/></text:p>
      <table:table table:style-name="Table22">
        <table:table-column table:style-name="TableColumn2200"/>
        <table:table-column table:style-name="TableColumn2201"/>
        <table:table-column table:style-name="TableColumn2202"/>
        <table:table-row table:style-name="TableRow2200">
          <table:table-cell table:style-name="TableCell220000" table:number-columns-spanned="3">
            <text:p text:style-name="P1096"><text:span text:style-name="T1588">UC 8.1</text:span><text:span text:style-name="T1589">–</text:span><text:span text:style-name="T1590"><text:s/>Registrar Despesa</text:span><text:span text:style-name="T1591"/></text:p>
          </table:table-cell>
          <table:covered-table-cell/>
          <table:covered-table-cell/>
        </table:table-row>
        <table:table-row table:style-name="TableRow2201">
          <table:table-cell table:style-name="TableCell220100">
            <text:p text:style-name="P1099"><text:span text:style-name="T1592">Pré - Condições</text:span><text:span text:style-name="T1593"/></text:p>
          </table:table-cell>
          <table:table-cell table:style-name="TableCell220101">
            <text:p text:style-name="P1100"><text:span text:style-name="T1594">PC1</text:span><text:span text:style-name="T1595"/></text:p>
          </table:table-cell>
          <table:table-cell table:style-name="TableCell220102">
            <text:p text:style-name="P1100"><text:span text:style-name="T1596">O Administrador deve estar logado no sistema</text:span><text:span text:style-name="T1597"/></text:p>
          </table:table-cell>
        </table:table-row>
        <table:table-row table:style-name="TableRow2202">
          <table:table-cell table:style-name="TableCell220200">
            <text:p text:style-name="P1103"><text:span text:style-name="T1598">Atores Envolvidos</text:span><text:span text:style-name="T1599"/></text:p>
          </table:table-cell>
          <table:table-cell table:style-name="TableCell220201" table:number-columns-spanned="2">
            <text:p text:style-name="P1104"><text:span text:style-name="T1600">Administrador<text:s/></text:span><text:span text:style-name="T1601"/></text:p>
          </table:table-cell>
          <table:covered-table-cell/>
        </table:table-row>
        <table:table-row table:style-name="TableRow2203">
          <table:table-cell table:style-name="TableCell220300" table:number-rows-spanned="4">
            <text:p text:style-name="P1107"><text:span text:style-name="T1602">Fluxo Principal</text:span><text:span text:style-name="T1603"/></text:p>
          </table:table-cell>
          <table:table-cell table:style-name="TableCell220301">
            <text:p text:style-name="P1108"><text:span text:style-name="T1604">FP1</text:span><text:span text:style-name="T1605"/></text:p>
          </table:table-cell>
          <table:table-cell table:style-name="TableCell220302">
            <text:p text:style-name="P1108"><text:span text:style-name="T1606">O usuário poderá preencher os campos Nome, Valor, Data Vencimento, Forma Pagamento.</text:span><text:span text:style-name="T1607"/></text:p>
          </table:table-cell>
        </table:table-row>
        <table:table-row table:style-name="TableRow2204">
          <table:covered-table-cell>
            <text:p text:style-name="P1111"><text:span text:style-name="T1607"><text:s/></text:span></text:p>
          </table:covered-table-cell>
          <table:table-cell table:style-name="TableCell220401">
            <text:p text:style-name="P1112"><text:span text:style-name="T1608">FP1.1</text:span><text:span text:style-name="T1609"/></text:p>
          </table:table-cell>
          <table:table-cell table:style-name="TableCell220402">
            <text:p text:style-name="P1112"><text:span text:style-name="T1610">O usuário clicará no botão Salvar.[RN1][RN2]</text:span><text:span text:style-name="T1611"/></text:p>
          </table:table-cell>
        </table:table-row>
        <table:table-row table:style-name="TableRow2205">
          <table:covered-table-cell>
            <text:p text:style-name="P1114"><text:span text:style-name="T1611"><text:s/></text:span></text:p>
          </table:covered-table-cell>
          <table:table-cell table:style-name="TableCell220501">
            <text:p text:style-name="P1115"><text:span text:style-name="T1612">FP1.2</text:span><text:span text:style-name="T1613"/></text:p>
          </table:table-cell>
          <table:table-cell table:style-name="TableCell220502">
            <text:p text:style-name="P1115"><text:span text:style-name="T1614">O Sistema registra no seu BD a nova despesa.</text:span><text:span text:style-name="T1615"/></text:p>
          </table:table-cell>
        </table:table-row>
        <table:table-row table:style-name="TableRow2206">
          <table:covered-table-cell>
            <text:p text:style-name="P1117"><text:span text:style-name="T1615"><text:s/></text:span></text:p>
          </table:covered-table-cell>
          <table:table-cell table:style-name="TableCell220601">
            <text:p text:style-name="P1118"><text:span text:style-name="T1616">FP1.3</text:span><text:span text:style-name="T1617"/></text:p>
          </table:table-cell>
          <table:table-cell table:style-name="TableCell220602">
            <text:p text:style-name="P1118"><text:span text:style-name="T1618">O Sistema emitirá a mensagem: “Registro salvo com sucesso”.</text:span><text:span text:style-name="T1619"/></text:p>
          </table:table-cell>
        </table:table-row>
        <table:table-row table:style-name="TableRow2207">
          <table:table-cell table:style-name="TableCell220700">
            <text:p text:style-name="P1121"><text:span text:style-name="T1620">Fluxos Alternativos</text:span><text:span text:style-name="T1621"/></text:p>
          </table:table-cell>
          <table:table-cell table:style-name="TableCell220701">
            <text:p text:style-name="P1122"><text:span text:style-name="T1621"/></text:p>
          </table:table-cell>
          <table:table-cell table:style-name="TableCell220702">
            <text:p text:style-name="P1122"><text:span text:style-name="T1621"/></text:p>
          </table:table-cell>
        </table:table-row>
        <table:table-row table:style-name="TableRow2208">
          <table:table-cell table:style-name="TableCell220800" table:number-rows-spanned="2">
            <text:p text:style-name="P1125"><text:span text:style-name="T1622">Regras de Negócio</text:span><text:span text:style-name="T1623"/></text:p>
          </table:table-cell>
          <table:table-cell table:style-name="TableCell220801">
            <text:p text:style-name="P1126"><text:span text:style-name="T1624">RN1</text:span><text:span text:style-name="T1625"/></text:p>
          </table:table-cell>
          <table:table-cell table:style-name="TableCell220802">
            <text:p text:style-name="P1126"><text:span text:style-name="T1626">Todos os campos são de preenchimento obrigatório.</text:span><text:span text:style-name="T1627"/></text:p>
          </table:table-cell>
        </table:table-row>
        <table:table-row table:style-name="TableRow2209">
          <table:covered-table-cell>
            <text:p text:style-name="P1129"><text:span text:style-name="T1627"><text:s/></text:span></text:p>
          </table:covered-table-cell>
          <table:table-cell table:style-name="TableCell220901">
            <text:p text:style-name="P1130"><text:span text:style-name="T1628">RN2</text:span><text:span text:style-name="T1629"/></text:p>
          </table:table-cell>
          <table:table-cell table:style-name="TableCell220902">
            <text:p text:style-name="P1130"><text:span text:style-name="T1630">O Valor deve ser maior que 0.</text:span><text:span text:style-name="T1631"/></text:p>
          </table:table-cell>
        </table:table-row>
        <table:table-row table:style-name="TableRow2210">
          <table:table-cell table:style-name="TableCell221000">
            <text:p text:style-name="P1133"><text:span text:style-name="T1632">Pós Condições</text:span><text:span text:style-name="T1633"/></text:p>
          </table:table-cell>
          <table:table-cell table:style-name="TableCell221001">
            <text:p text:style-name="P1134"><text:span text:style-name="T1634">PC1</text:span><text:span text:style-name="T1635"/></text:p>
          </table:table-cell>
          <table:table-cell table:style-name="TableCell221002">
            <text:p text:style-name="P1134"><text:span text:style-name="T1636">A Nova despesa deve estar no banco de dados.</text:span><text:span text:style-name="T1637"/></text:p>
          </table:table-cell>
        </table:table-row>
        <table:table-row table:style-name="TableRow2211">
          <table:table-cell table:style-name="TableCell221100">
            <text:p text:style-name="P1137"><text:span text:style-name="T1638">Casos de Uso Afetados</text:span><text:span text:style-name="T1639"/></text:p>
          </table:table-cell>
          <table:table-cell table:style-name="TableCell221101" table:number-columns-spanned="2">
            <text:p text:style-name="P1138"><text:span text:style-name="T1639"/></text:p>
          </table:table-cell>
          <table:covered-table-cell/>
        </table:table-row>
      </table:table>
      <text:p text:style-name="P1140"><text:span text:style-name="T1639"/></text:p>
      <text:p text:style-name="P1140"><text:span text:style-name="T1639"/></text:p>
      <text:p text:style-name="P1140"><text:span text:style-name="T1639"/></text:p>
      <text:p text:style-name="P1140"><text:span text:style-name="T1639"/></text:p>
      <table:table table:style-name="Table23">
        <table:table-column table:style-name="TableColumn2300"/>
        <table:table-column table:style-name="TableColumn2301"/>
        <table:table-column table:style-name="TableColumn2302"/>
        <table:table-column table:style-name="TableColumn2303"/>
        <table:table-row table:style-name="TableRow2300">
          <table:table-cell table:style-name="TableCell230000" table:number-columns-spanned="4">
            <text:p text:style-name="P1142"><text:span text:style-name="T1640">UC 8.2</text:span><text:span text:style-name="T1641">–</text:span><text:span text:style-name="T1642"><text:s/>Registrar Entrada</text:span><text:span text:style-name="T1643"/></text:p>
          </table:table-cell>
          <table:covered-table-cell/>
          <table:covered-table-cell/>
          <table:covered-table-cell/>
        </table:table-row>
        <table:table-row table:style-name="TableRow2301">
          <table:table-cell table:style-name="TableCell230100">
            <text:p text:style-name="P1145"><text:span text:style-name="T1644">Pré - Condições</text:span><text:span text:style-name="T1645"/></text:p>
          </table:table-cell>
          <table:table-cell table:style-name="TableCell230101">
            <text:p text:style-name="P1146"><text:span text:style-name="T1646">PC1</text:span><text:span text:style-name="T1647"/></text:p>
          </table:table-cell>
          <table:table-cell table:style-name="TableCell230102" table:number-columns-spanned="2">
            <text:p text:style-name="P1146"><text:span text:style-name="T1648">O usuário deve estar logado no sistema</text:span><text:span text:style-name="T1649"/></text:p>
          </table:table-cell>
          <table:covered-table-cell/>
        </table:table-row>
        <table:table-row table:style-name="TableRow2302">
          <table:table-cell table:style-name="TableCell230200">
            <text:p text:style-name="P1149"><text:span text:style-name="T1650">Atores Envolvidos</text:span><text:span text:style-name="T1651"/></text:p>
          </table:table-cell>
          <table:table-cell table:style-name="TableCell230201" table:number-columns-spanned="3">
            <text:p text:style-name="P1150"><text:span text:style-name="T1652">Usuário: Administrador ou funcionário<text:s/></text:span><text:span text:style-name="T1653"/></text:p>
          </table:table-cell>
          <table:covered-table-cell/>
          <table:covered-table-cell/>
        </table:table-row>
        <table:table-row table:style-name="TableRow2303">
          <table:table-cell table:style-name="TableCell230300" table:number-rows-spanned="4">
            <text:p text:style-name="P1153"><text:span text:style-name="T1654">Fluxo Principal</text:span><text:span text:style-name="T1655"/></text:p>
          </table:table-cell>
          <table:table-cell table:style-name="TableCell230301" table:number-columns-spanned="2">
            <text:p text:style-name="P1154"><text:span text:style-name="T1656">FP1</text:span><text:span text:style-name="T1657"/></text:p>
          </table:table-cell>
          <table:covered-table-cell/>
          <table:table-cell table:style-name="TableCell230303">
            <text:p text:style-name="P1154"><text:span text:style-name="T1658">O usuário poderá preencher os campos, Valor, Data, Cliente.</text:span><text:span text:style-name="T1659"/></text:p>
          </table:table-cell>
        </table:table-row>
        <table:table-row table:style-name="TableRow2304">
          <table:covered-table-cell>
            <text:p text:style-name="P1157"><text:span text:style-name="T1659"><text:s/></text:span></text:p>
          </table:covered-table-cell>
          <table:table-cell table:style-name="TableCell230401" table:number-columns-spanned="2">
            <text:p text:style-name="P1158"><text:span text:style-name="T1660">FP1.1</text:span><text:span text:style-name="T1661"/></text:p>
          </table:table-cell>
          <table:covered-table-cell/>
          <table:table-cell table:style-name="TableCell230403">
            <text:p text:style-name="P1158"><text:span text:style-name="T1662">O usuário clicará no botão Salvar.[RN1][RN2]</text:span><text:span text:style-name="T1663"/></text:p>
          </table:table-cell>
        </table:table-row>
        <table:table-row table:style-name="TableRow2305">
          <table:covered-table-cell>
            <text:p text:style-name="P1160"><text:span text:style-name="T1663"><text:s/></text:span></text:p>
          </table:covered-table-cell>
          <table:table-cell table:style-name="TableCell230501" table:number-columns-spanned="2">
            <text:p text:style-name="P1161"><text:span text:style-name="T1664">FP1.2</text:span><text:span text:style-name="T1665"/></text:p>
          </table:table-cell>
          <table:covered-table-cell/>
          <table:table-cell table:style-name="TableCell230503">
            <text:p text:style-name="P1161"><text:span text:style-name="T1666">O Sistema registra no seu BD a Entrada.</text:span><text:span text:style-name="T1667"/></text:p>
          </table:table-cell>
        </table:table-row>
        <table:table-row table:style-name="TableRow2306">
          <table:covered-table-cell>
            <text:p text:style-name="P1163"><text:span text:style-name="T1667"><text:s/></text:span></text:p>
          </table:covered-table-cell>
          <table:table-cell table:style-name="TableCell230601" table:number-columns-spanned="2">
            <text:p text:style-name="P1164"><text:span text:style-name="T1668">FP1.3</text:span><text:span text:style-name="T1669"/></text:p>
          </table:table-cell>
          <table:covered-table-cell/>
          <table:table-cell table:style-name="TableCell230603">
            <text:p text:style-name="P1164"><text:span text:style-name="T1670">O Sistema emitirá a mensagem: “Registro salvo com sucesso!”.</text:span><text:span text:style-name="T1671"/></text:p>
          </table:table-cell>
        </table:table-row>
        <table:table-row table:style-name="TableRow2307">
          <table:table-cell table:style-name="TableCell230700">
            <text:p text:style-name="P1167"><text:span text:style-name="T1672">Fluxos Alternativos</text:span><text:span text:style-name="T1673"/></text:p>
          </table:table-cell>
          <table:table-cell table:style-name="TableCell230701" table:number-columns-spanned="2">
            <text:p text:style-name="P1168"><text:span text:style-name="T1673"/></text:p>
          </table:table-cell>
          <table:covered-table-cell/>
          <table:table-cell table:style-name="TableCell230703">
            <text:p text:style-name="P1168"><text:span text:style-name="T1673"/></text:p>
          </table:table-cell>
        </table:table-row>
        <table:table-row table:style-name="TableRow2308">
          <table:table-cell table:style-name="TableCell230800" table:number-rows-spanned="2">
            <text:p text:style-name="P1171"><text:span text:style-name="T1674">Regras de Negócio</text:span><text:span text:style-name="T1675"/></text:p>
          </table:table-cell>
          <table:table-cell table:style-name="TableCell230801" table:number-columns-spanned="2">
            <text:p text:style-name="P1172"><text:span text:style-name="T1676">RN1</text:span><text:span text:style-name="T1677"/></text:p>
          </table:table-cell>
          <table:covered-table-cell/>
          <table:table-cell table:style-name="TableCell230803">
            <text:p text:style-name="P1172"><text:span text:style-name="T1678">Todos os campos são de preenchimento obrigatório.</text:span><text:span text:style-name="T1679"/></text:p>
          </table:table-cell>
        </table:table-row>
        <table:table-row table:style-name="TableRow2309">
          <table:covered-table-cell>
            <text:p text:style-name="P1175"><text:span text:style-name="T1679"><text:s/></text:span></text:p>
          </table:covered-table-cell>
          <table:table-cell table:style-name="TableCell230901" table:number-columns-spanned="2">
            <text:p text:style-name="P1176"><text:span text:style-name="T1680">RN2</text:span><text:span text:style-name="T1681"/></text:p>
          </table:table-cell>
          <table:covered-table-cell/>
          <table:table-cell table:style-name="TableCell230903">
            <text:p text:style-name="P1176"><text:span text:style-name="T1682">O Valor deve ser maior que 0.</text:span><text:span text:style-name="T1683"/></text:p>
          </table:table-cell>
        </table:table-row>
        <table:table-row table:style-name="TableRow2310">
          <table:table-cell table:style-name="TableCell231000">
            <text:p text:style-name="P1179"><text:span text:style-name="T1684">Pós Condições</text:span><text:span text:style-name="T1685"/></text:p>
          </table:table-cell>
          <table:table-cell table:style-name="TableCell231001" table:number-columns-spanned="2">
            <text:p text:style-name="P1180"><text:span text:style-name="T1686">PC1</text:span><text:span text:style-name="T1687"/></text:p>
          </table:table-cell>
          <table:covered-table-cell/>
          <table:table-cell table:style-name="TableCell231003">
            <text:p text:style-name="P1180"><text:span text:style-name="T1688">A nova entrada deve estar no banco de dados.</text:span><text:span text:style-name="T1689"/></text:p>
          </table:table-cell>
        </table:table-row>
        <table:table-row table:style-name="TableRow2311">
          <table:table-cell table:style-name="TableCell231100">
            <text:p text:style-name="P1183"><text:span text:style-name="T1690">Casos de Uso Afetados</text:span><text:span text:style-name="T1691"/></text:p>
          </table:table-cell>
          <table:table-cell table:style-name="TableCell231101" table:number-columns-spanned="3">
            <text:p text:style-name="P1184"><text:span text:style-name="T1691"/></text:p>
          </table:table-cell>
          <table:covered-table-cell/>
          <table:covered-table-cell/>
        </table:table-row>
      </table:table>
      <text:p text:style-name="P1186"><text:span text:style-name="T1691"/></text:p>
      <text:p text:style-name="P1186"><text:span text:style-name="T1691"/></text:p>
      <text:p text:style-name="P1186"><text:span text:style-name="T1691"/></text:p>
      <table:table table:style-name="Table24">
        <table:table-column table:style-name="TableColumn2400"/>
        <table:table-column table:style-name="TableColumn2401"/>
        <table:table-column table:style-name="TableColumn2402"/>
        <table:table-row table:style-name="TableRow2400">
          <table:table-cell table:style-name="TableCell240000" table:number-columns-spanned="3">
            <text:p text:style-name="P1188"><text:span text:style-name="T1692">UC 8.3</text:span><text:span text:style-name="T1693">–</text:span><text:span text:style-name="T1694"><text:s/>Gerar Relatório Monetário</text:span><text:span text:style-name="T1695"/></text:p>
          </table:table-cell>
          <table:covered-table-cell/>
          <table:covered-table-cell/>
        </table:table-row>
        <table:table-row table:style-name="TableRow2401">
          <table:table-cell table:style-name="TableCell240100">
            <text:p text:style-name="P1191"><text:span text:style-name="T1696">Pré - Condições</text:span><text:span text:style-name="T1697"/></text:p>
          </table:table-cell>
          <table:table-cell table:style-name="TableCell240101">
            <text:p text:style-name="P1192"><text:span text:style-name="T1698">PC1</text:span><text:span text:style-name="T1699"/></text:p>
          </table:table-cell>
          <table:table-cell table:style-name="TableCell240102">
            <text:p text:style-name="P1192"><text:span text:style-name="T1700">O Administrador<text:s text:c="2"/>deve estar logado no sistema</text:span><text:span text:style-name="T1701"/></text:p>
          </table:table-cell>
        </table:table-row>
        <table:table-row table:style-name="TableRow2402">
          <table:table-cell table:style-name="TableCell240200">
            <text:p text:style-name="P1195"><text:span text:style-name="T1702">Atores Envolvidos</text:span><text:span text:style-name="T1703"/></text:p>
          </table:table-cell>
          <table:table-cell table:style-name="TableCell240201" table:number-columns-spanned="2">
            <text:p text:style-name="P1196"><text:span text:style-name="T1704">Administrador</text:span><text:span text:style-name="T1705"/></text:p>
          </table:table-cell>
          <table:covered-table-cell/>
        </table:table-row>
        <table:table-row table:style-name="TableRow2403">
          <table:table-cell table:style-name="TableCell240300" table:number-rows-spanned="3">
            <text:p text:style-name="P1199"><text:span text:style-name="T1706">Fluxo Principal</text:span><text:span text:style-name="T1707"/></text:p>
          </table:table-cell>
          <table:table-cell table:style-name="TableCell240301">
            <text:p text:style-name="P1200"><text:span text:style-name="T1708">FP1</text:span><text:span text:style-name="T1709"/></text:p>
          </table:table-cell>
          <table:table-cell table:style-name="TableCell240302">
            <text:p text:style-name="P1200"><text:span text:style-name="T1710">O Administrador poderá preencher o campo Mês.</text:span><text:span text:style-name="T1711"/></text:p>
          </table:table-cell>
        </table:table-row>
        <table:table-row table:style-name="TableRow2404">
          <table:covered-table-cell>
            <text:p text:style-name="P1203"><text:span text:style-name="T1711"><text:s/></text:span></text:p>
          </table:covered-table-cell>
          <table:table-cell table:style-name="TableCell240401">
            <text:p text:style-name="P1204"><text:span text:style-name="T1712">FP1.1</text:span><text:span text:style-name="T1713"/></text:p>
          </table:table-cell>
          <table:table-cell table:style-name="TableCell240402">
            <text:p text:style-name="P1204"><text:span text:style-name="T1714">O usuário clicará no botão Gerar Relatório.[RN1]</text:span><text:span text:style-name="T1715"/></text:p>
          </table:table-cell>
        </table:table-row>
        <table:table-row table:style-name="TableRow2405">
          <table:covered-table-cell>
            <text:p text:style-name="P1206"><text:span text:style-name="T1715"><text:s/></text:span></text:p>
          </table:covered-table-cell>
          <table:table-cell table:style-name="TableCell240501">
            <text:p text:style-name="P1207"><text:span text:style-name="T1716">FP1.2</text:span><text:span text:style-name="T1717"/></text:p>
          </table:table-cell>
          <table:table-cell table:style-name="TableCell240502">
            <text:p text:style-name="P1207"><text:span text:style-name="T1718">O sistema apresentará o relatório de todas as entradas e saídas do mês.</text:span><text:span text:style-name="T1719"/></text:p>
          </table:table-cell>
        </table:table-row>
        <table:table-row table:style-name="TableRow2406">
          <table:table-cell table:style-name="TableCell240600">
            <text:p text:style-name="P1210"><text:span text:style-name="T1720">Fluxos Alternativos</text:span><text:span text:style-name="T1721"/></text:p>
          </table:table-cell>
          <table:table-cell table:style-name="TableCell240601">
            <text:p text:style-name="P1211"><text:span text:style-name="T1721"/></text:p>
          </table:table-cell>
          <table:table-cell table:style-name="TableCell240602">
            <text:p text:style-name="P1211"><text:span text:style-name="T1721"/></text:p>
          </table:table-cell>
        </table:table-row>
        <table:table-row table:style-name="TableRow2407">
          <table:table-cell table:style-name="TableCell240700">
            <text:p text:style-name="P1213"><text:span text:style-name="T1722">Regras de Negócio</text:span><text:span text:style-name="T1723"/></text:p>
          </table:table-cell>
          <table:table-cell table:style-name="TableCell240701">
            <text:p text:style-name="P1214"><text:span text:style-name="T1724">RN1</text:span><text:span text:style-name="T1725"/></text:p>
          </table:table-cell>
          <table:table-cell table:style-name="TableCell240702">
            <text:p text:style-name="P1214"><text:span text:style-name="T1726">Todos os campos são de preenchimento obrigatório.</text:span><text:span text:style-name="T1727"/></text:p>
          </table:table-cell>
        </table:table-row>
        <table:table-row table:style-name="TableRow2408">
          <table:table-cell table:style-name="TableCell240800">
            <text:p text:style-name="P1217"><text:span text:style-name="T1728">Pós Condições</text:span><text:span text:style-name="T1729"/></text:p>
          </table:table-cell>
          <table:table-cell table:style-name="TableCell240801">
            <text:p text:style-name="P1218"><text:span text:style-name="T1730">PC1</text:span><text:span text:style-name="T1731"/></text:p>
          </table:table-cell>
          <table:table-cell table:style-name="TableCell240802">
            <text:p text:style-name="P1218"><text:span text:style-name="T1731"/></text:p>
          </table:table-cell>
        </table:table-row>
        <table:table-row table:style-name="TableRow2409">
          <table:table-cell table:style-name="TableCell240900">
            <text:p text:style-name="P1221"><text:span text:style-name="T1732">Casos de Uso Afetados</text:span><text:span text:style-name="T1733"/></text:p>
          </table:table-cell>
          <table:table-cell table:style-name="TableCell240901" table:number-columns-spanned="2">
            <text:p text:style-name="P1222"><text:span text:style-name="T1733"/></text:p>
          </table:table-cell>
          <table:covered-table-cell/>
        </table:table-row>
      </table:table>
      <text:p text:style-name="P1224"><text:span text:style-name="T173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